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937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1.6543in"/>
    </style:style>
    <style:style style:name="co4" style:family="table-column">
      <style:table-column-properties fo:break-before="auto" style:column-width="2.4799in"/>
    </style:style>
    <style:style style:name="co5" style:family="table-column">
      <style:table-column-properties fo:break-before="auto" style:column-width="0.6898in"/>
    </style:style>
    <style:style style:name="co6" style:family="table-column">
      <style:table-column-properties fo:break-before="auto" style:column-width="3.6374in"/>
    </style:style>
    <style:style style:name="co7" style:family="table-column">
      <style:table-column-properties fo:break-before="auto" style:column-width="1.6327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2.7161in"/>
    </style:style>
    <style:style style:name="co10" style:family="table-column">
      <style:table-column-properties fo:break-before="auto" style:column-width="2.598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3.7772in"/>
    </style:style>
    <style:style style:name="co13" style:family="table-column">
      <style:table-column-properties fo:break-before="auto" style:column-width="5.3102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1.5472in"/>
    </style:style>
    <style:style style:name="co16" style:family="table-column">
      <style:table-column-properties fo:break-before="auto" style:column-width="2.0189in"/>
    </style:style>
    <style:style style:name="co17" style:family="table-column">
      <style:table-column-properties fo:break-before="auto" style:column-width="0.4752in"/>
    </style:style>
    <style:style style:name="co18" style:family="table-column">
      <style:table-column-properties fo:break-before="auto" style:column-width="3.8953in"/>
    </style:style>
    <style:style style:name="co19" style:family="table-column">
      <style:table-column-properties fo:break-before="auto" style:column-width="1.4181in"/>
    </style:style>
    <style:style style:name="co20" style:family="table-column">
      <style:table-column-properties fo:break-before="auto" style:column-width="1.6862in"/>
    </style:style>
    <style:style style:name="co21" style:family="table-column">
      <style:table-column-properties fo:break-before="auto" style:column-width="2.7547in"/>
    </style:style>
    <style:style style:name="co22" style:family="table-column">
      <style:table-column-properties fo:break-before="auto" style:column-width="1.4291in"/>
    </style:style>
    <style:style style:name="co23" style:family="table-column">
      <style:table-column-properties fo:break-before="auto" style:column-width="0.6681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1.8654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248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6" style:family="table-cell" style:parent-style-name="Default">
      <style:text-properties style:font-name="Courier New" fo:font-size="14pt" style:font-size-asian="14pt" style:font-size-complex="14pt"/>
    </style:style>
    <style:style style:name="ce19" style:family="table-cell" style:parent-style-name="Default">
      <style:table-cell-properties fo:background-color="#00a933"/>
      <style:text-properties style:font-name="Courier New" fo:font-size="14pt" style:font-size-asian="14pt" style:font-size-complex="14pt"/>
    </style:style>
    <style:style style:name="ce12" style:family="table-cell" style:parent-style-name="Default">
      <style:table-cell-properties fo:background-color="transparent"/>
      <style:text-properties style:font-name="Courier New" fo:font-size="14pt" style:font-size-asian="14pt" style:font-size-complex="14pt"/>
    </style:style>
    <style:style style:name="ce10" style:family="table-cell" style:parent-style-name="Default">
      <style:table-cell-properties fo:background-color="#e8f2a1"/>
      <style:text-properties style:use-window-font-color="true" style:font-name="Courier New" fo:font-size="14pt" style:font-size-asian="14pt" style:font-size-complex="14pt"/>
    </style:style>
    <style:style style:name="ce11" style:family="table-cell" style:parent-style-name="Default" style:data-style-name="N99">
      <style:text-properties style:font-name="Courier New" fo:font-size="14pt" style:font-size-asian="14pt" style:font-size-complex="14pt"/>
    </style:style>
    <style:style style:name="ce13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Courier New" fo:font-size="14pt" style:font-size-asian="14pt" style:font-size-complex="14pt"/>
    </style:style>
    <style:style style:name="ce14" style:family="table-cell" style:parent-style-name="Default">
      <style:table-cell-properties fo:background-color="#ff972f"/>
      <style:text-properties style:font-name="Courier New" fo:font-size="14pt" style:font-size-asian="14pt" style:font-size-complex="14pt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.139in"/>
      <style:text-properties style:font-name="Courier New"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style:font-name="Courier New" fo:font-size="14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lls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5"/>
        <table:table-column table:style-name="co12" table:default-cell-style-name="ce16"/>
        <table:table-column table:style-name="co13" table:default-cell-style-name="ce16"/>
        <table:table-column table:style-name="co14" table:number-columns-repeated="16371" table:default-cell-style-name="ce16"/>
        <table:table-row table:style-name="ro1"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Context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SCC</text:p>
          </table:table-cell>
          <table:table-cell table:style-name="ce2" office:value-type="string" calcext:value-type="string">
            <text:p>Spell Casting Category</text:p>
          </table:table-cell>
          <table:table-cell table:style-name="ce2" office:value-type="string" calcext:value-type="string">
            <text:p>Magic Realm</text:p>
          </table:table-cell>
          <table:table-cell table:style-name="ce2" office:value-type="string" calcext:value-type="string">
            <text:p>spell_idx</text:p>
          </table:table-cell>
          <table:table-cell table:style-name="ce2" office:value-type="string" calcext:value-type="string">
            <text:p>enum</text:p>
          </table:table-cell>
          <table:table-cell table:style-name="ce2" office:value-type="string" calcext:value-type="string">
            <text:p>Spell Book Page Title</text:p>
          </table:table-cell>
          <table:table-cell table:style-name="ce2" office:value-type="string" calcext:value-type="string">
            <text:p>CP TP</text:p>
          </table:table-cell>
          <table:table-cell table:style-name="ce2" office:value-type="string" calcext:value-type="string">
            <text:p>NOTE</text:p>
          </table:table-cell>
          <table:table-cell table:style-name="ce2" office:value-type="string" calcext:value-type="string">
            <text:p>Target Type</text:p>
          </table:table-cell>
          <table:table-cell table:style-name="ce2" office:value-type="string" calcext:value-type="string">
            <text:p>Spell_Resistance_Modifier</text:p>
          </table:table-cell>
          <table:table-cell table:style-name="ce2" office:value-type="string" calcext:value-type="string">
            <text:p>Rarity</text:p>
          </table:table-cell>
          <table:table-cell table:style-name="ce2" office:value-type="string" calcext:value-type="string">
            <text:p>XtraMana</text:p>
          </table:table-cell>
          <table:table-cell office:value-type="string" calcext:value-type="string">
            <text:p>CombatEffect</text:p>
          </table:table-cell>
          <table:table-cell office:value-type="string" calcext:value-type="string">
            <text:p>ImageEffect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];[$XREF_SpellName.H:$XREF_SpellName.H];0))" office:value-type="float" office:value="66" calcext:value-type="float">
            <text:p>66</text:p>
          </table:table-cell>
          <table:table-cell table:style-name="ce19" office:value-type="string" calcext:value-type="string">
            <text:p>Air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]);&quot;'&quot;;&quot;&quot;);&quot; &quot;;&quot;_&quot;)" office:value-type="string" office:string-value="spl_Air_Elemental" calcext:value-type="string">
            <text:p>spl_Air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];[$XREF_SpellName.H:$XREF_SpellName.H];0))" office:value-type="float" office:value="146" calcext:value-type="float">
            <text:p>146</text:p>
          </table:table-cell>
          <table:table-cell table:style-name="ce19" office:value-type="string" calcext:value-type="string">
            <text:p>Altar of Battl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3]);&quot;'&quot;;&quot;&quot;);&quot; &quot;;&quot;_&quot;)" office:value-type="string" office:string-value="spl_Altar_Of_Battle" calcext:value-type="string">
            <text:p>spl_Altar_Of_Batt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];[$XREF_SpellName.H:$XREF_SpellName.H];0))" office:value-type="float" office:value="147" calcext:value-type="float">
            <text:p>147</text:p>
          </table:table-cell>
          <table:table-cell table:style-name="ce19" office:value-type="string" calcext:value-type="string">
            <text:p>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4]);&quot;'&quot;;&quot;&quot;);&quot; &quot;;&quot;_&quot;)" office:value-type="string" office:string-value="spl_Angel" calcext:value-type="string">
            <text:p>spl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];[$XREF_SpellName.H:$XREF_SpellName.H];0))" office:value-type="float" office:value="195" calcext:value-type="float">
            <text:p>195</text:p>
          </table:table-cell>
          <table:table-cell table:style-name="ce19" office:value-type="string" calcext:value-type="string">
            <text:p>Animate Dead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5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5]);&quot;'&quot;;&quot;&quot;);&quot; &quot;;&quot;_&quot;)" office:value-type="string" office:string-value="spl_Animate_Dead" calcext:value-type="string">
            <text:p>spl_Animate_Dead</text:p>
          </table:table-cell>
          <table:table-cell table:number-columns-repeated="2"/>
          <table:table-cell office:value-type="string" calcext:value-type="string">
            <text:p>Same graphics as ‘Rais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6];[$XREF_SpellName.H:$XREF_SpellName.H];0))" office:value-type="float" office:value="159" calcext:value-type="float">
            <text:p>159</text:p>
          </table:table-cell>
          <table:table-cell table:style-name="ce19" office:value-type="string" calcext:value-type="string">
            <text:p>Arch Angel</text:p>
          </table:table-cell>
          <table:table-cell table:style-name="ce11" office:value-type="boolean" office:boolean-value="false" calcext:value-type="boolean">
            <text:p>FALSE</text:p>
          </table:table-cell>
          <table:table-cell office:value-type="string" calcext:value-type="string">
            <text:p>Summoning</text:p>
          </table:table-cell>
          <table:table-cell table:formula="of:=INDEX([$XREF_SCC.B:$XREF_SCC.B];MATCH([.B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6]);&quot;'&quot;;&quot;&quot;);&quot; &quot;;&quot;_&quot;)" office:value-type="string" office:string-value="spl_Arch_Angel" calcext:value-type="string">
            <text:p>spl_Arch_Ang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];[$XREF_SpellName.H:$XREF_SpellName.H];0))" office:value-type="float" office:value="120" calcext:value-type="float">
            <text:p>120</text:p>
          </table:table-cell>
          <table:table-cell table:style-name="ce19" office:value-type="string" calcext:value-type="string">
            <text:p>Armagedd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Chaos</text:p>
          </table:table-cell>
          <table:table-cell/>
          <table:table-cell table:formula="of:=&quot;spl_&quot;&amp;SUBSTITUTE(SUBSTITUTE(PROPER([.B7]);&quot;'&quot;;&quot;&quot;);&quot; &quot;;&quot;_&quot;)" office:value-type="string" office:string-value="spl_Armageddon" calcext:value-type="string">
            <text:p>spl_Armagedd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];[$XREF_SpellName.H:$XREF_SpellName.H];0))" office:value-type="float" office:value="153" calcext:value-type="float">
            <text:p>153</text:p>
          </table:table-cell>
          <table:table-cell table:style-name="ce19" office:value-type="string" calcext:value-type="string">
            <text:p>Astral Gat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8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8]);&quot;'&quot;;&quot;&quot;);&quot; &quot;;&quot;_&quot;)" office:value-type="string" office:string-value="spl_Astral_Gate" calcext:value-type="string">
            <text:p>spl_Astral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];[$XREF_SpellName.H:$XREF_SpellName.H];0))" office:value-type="float" office:value="59" calcext:value-type="float">
            <text:p>59</text:p>
          </table:table-cell>
          <table:table-cell table:style-name="ce19" office:value-type="string" calcext:value-type="string">
            <text:p>Aura of Majes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9]);&quot;'&quot;;&quot;&quot;);&quot; &quot;;&quot;_&quot;)" office:value-type="string" office:string-value="spl_Aura_Of_Majesty" calcext:value-type="string">
            <text:p>spl_Aura_Of_Majes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];[$XREF_SpellName.H:$XREF_SpellName.H];0))" office:value-type="float" office:value="209" calcext:value-type="float">
            <text:p>209</text:p>
          </table:table-cell>
          <table:table-cell table:style-name="ce19" office:value-type="string" calcext:value-type="string">
            <text:p>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]);&quot;'&quot;;&quot;&quot;);&quot; &quot;;&quot;_&quot;)" office:value-type="string" office:string-value="spl_Awareness" calcext:value-type="string">
            <text:p>spl_Awareness</text:p>
          </table:table-cell>
          <table:table-cell table:number-columns-repeated="2"/>
          <table:table-cell office:value-type="string" calcext:value-type="string">
            <text:p>own function; also 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];[$XREF_SpellName.H:$XREF_SpellName.H];0))" office:value-type="float" office:value="64" calcext:value-type="float">
            <text:p>64</text:p>
          </table:table-cell>
          <table:table-cell table:style-name="ce19" office:value-type="string" calcext:value-type="string">
            <text:p>Banis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];[$XREF_SCC.A:$XREF_SCC.A];0))" office:value-type="float" office:value="23" calcext:value-type="float">
            <text:p>23</text:p>
          </table:table-cell>
          <table:table-cell table:formula="of:=INDEX([$Spell_Casting_Category.B:$Spell_Casting_Category.B];MATCH([.E11];[$Spell_Casting_Category.A:$Spell_Casting_Category.A];0))" office:value-type="string" office:string-value="scc_Combat_Banish" calcext:value-type="string">
            <text:p>scc_Combat_Banish</text:p>
          </table:table-cell>
          <table:table-cell table:number-columns-repeated="2"/>
          <table:table-cell table:formula="of:=&quot;spl_&quot;&amp;SUBSTITUTE(SUBSTITUTE(PROPER([.B11]);&quot;'&quot;;&quot;&quot;);&quot; &quot;;&quot;_&quot;)" office:value-type="string" office:string-value="spl_Banish" calcext:value-type="string">
            <text:p>spl_Banish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];[$XREF_SpellName.H:$XREF_SpellName.H];0))" office:value-type="float" office:value="20" calcext:value-type="float">
            <text:p>20</text:p>
          </table:table-cell>
          <table:table-cell table:style-name="ce19" office:value-type="string" calcext:value-type="string">
            <text:p>Basilisk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2]);&quot;'&quot;;&quot;&quot;);&quot; &quot;;&quot;_&quot;)" office:value-type="string" office:string-value="spl_Basilisk" calcext:value-type="string">
            <text:p>spl_Basilis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];[$XREF_SpellName.H:$XREF_SpellName.H];0))" office:value-type="float" office:value="32" calcext:value-type="float">
            <text:p>32</text:p>
          </table:table-cell>
          <table:table-cell table:style-name="ce19" office:value-type="string" calcext:value-type="string">
            <text:p>Behemoth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3]);&quot;'&quot;;&quot;&quot;);&quot; &quot;;&quot;_&quot;)" office:value-type="string" office:string-value="spl_Behemoth" calcext:value-type="string">
            <text:p>spl_Behemo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];[$XREF_SpellName.H:$XREF_SpellName.H];0))" office:value-type="float" office:value="179" calcext:value-type="float">
            <text:p>179</text:p>
          </table:table-cell>
          <table:table-cell table:style-name="ce19" office:value-type="string" calcext:value-type="string">
            <text:p>Berserk</text:p>
          </table:table-cell>
          <table:table-cell table:number-columns-repeated="2"/>
          <table:table-cell table:formula="of:=INDEX([$XREF_SCC.B:$XREF_SCC.B];MATCH([.B1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]);&quot;'&quot;;&quot;&quot;);&quot; &quot;;&quot;_&quot;)" office:value-type="string" office:string-value="spl_Berserk" calcext:value-type="string">
            <text:p>spl_Berser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];[$XREF_SpellName.H:$XREF_SpellName.H];0))" office:value-type="float" office:value="175" calcext:value-type="float">
            <text:p>175</text:p>
          </table:table-cell>
          <table:table-cell table:style-name="ce19" office:value-type="string" calcext:value-type="string">
            <text:p>Black Channel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];[$Spell_Casting_Category.A:$Spell_Casting_Category.A];0))" office:value-type="string" office:string-value="scc_Unit_Enchantment" calcext:value-type="string">
            <text:p>scc_Unit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]);&quot;'&quot;;&quot;&quot;);&quot; &quot;;&quot;_&quot;)" office:value-type="string" office:string-value="spl_Black_Channels" calcext:value-type="string">
            <text:p>spl_Black_Channels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2"/>
          <table:table-cell office:value-type="string" calcext:value-type="string">
            <text:p>Uncommon</text:p>
          </table:table-cell>
          <table:table-cell table:number-columns-repeated="16369"/>
        </table:table-row>
        <table:table-row table:style-name="ro1">
          <table:table-cell table:style-name="ce15" table:formula="of:=INDEX([$XREF_SpellName.C:$XREF_SpellName.C];MATCH([.B16];[$XREF_SpellName.H:$XREF_SpellName.H];0))" office:value-type="float" office:value="174" calcext:value-type="float">
            <text:p>174</text:p>
          </table:table-cell>
          <table:table-cell office:value-type="string" calcext:value-type="string">
            <text:p>Black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6]);&quot;'&quot;;&quot;&quot;);&quot; &quot;;&quot;_&quot;)" office:value-type="string" office:string-value="spl_Black_Prayer" calcext:value-type="string">
            <text:p>spl_Black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];[$XREF_SpellName.H:$XREF_SpellName.H];0))" office:value-type="float" office:value="165" calcext:value-type="float">
            <text:p>165</text:p>
          </table:table-cell>
          <table:table-cell table:style-name="ce19" office:value-type="string" calcext:value-type="string">
            <text:p>Black Sleep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7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7]);&quot;'&quot;;&quot;&quot;);&quot; &quot;;&quot;_&quot;)" office:value-type="string" office:string-value="spl_Black_Sleep" calcext:value-type="string">
            <text:p>spl_Black_Sleep</text:p>
          </table:table-cell>
          <table:table-cell table:number-columns-repeated="6"/>
          <table:table-cell table:style-name="Default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18];[$XREF_SpellName.H:$XREF_SpellName.H];0))" office:value-type="float" office:value="187" calcext:value-type="float">
            <text:p>187</text:p>
          </table:table-cell>
          <table:table-cell office:value-type="string" calcext:value-type="string">
            <text:p>Black Win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]);&quot;'&quot;;&quot;&quot;);&quot; &quot;;&quot;_&quot;)" office:value-type="string" office:string-value="spl_Black_Wind" calcext:value-type="string">
            <text:p>spl_Black_Wi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];[$XREF_SpellName.H:$XREF_SpellName.H];0))" office:value-type="float" office:value="121" calcext:value-type="float">
            <text:p>121</text:p>
          </table:table-cell>
          <table:table-cell table:style-name="ce19" office:value-type="string" calcext:value-type="string">
            <text:p>Bless</text:p>
          </table:table-cell>
          <table:table-cell table:number-columns-repeated="2"/>
          <table:table-cell table:formula="of:=INDEX([$XREF_SCC.B:$XREF_SCC.B];MATCH([.B1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]);&quot;'&quot;;&quot;&quot;);&quot; &quot;;&quot;_&quot;)" office:value-type="string" office:string-value="spl_Bless" calcext:value-type="string">
            <text:p>spl_Bless</text:p>
          </table:table-cell>
          <table:table-cell table:number-columns-repeated="16375"/>
        </table:table-row>
        <table:table-row table:style-name="ro2">
          <table:table-cell table:style-name="ce15" table:formula="of:=INDEX([$XREF_SpellName.C:$XREF_SpellName.C];MATCH([.B20];[$XREF_SpellName.H:$XREF_SpellName.H];0))" office:value-type="float" office:value="51" calcext:value-type="float">
            <text:p>51</text:p>
          </table:table-cell>
          <table:table-cell office:value-type="string" calcext:value-type="string">
            <text:p>Blu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];[$Spell_Casting_Category.A:$Spell_Casting_Category.A];0))" office:value-type="string" office:string-value="scc_Battlefield_Spell" calcext:value-type="string">
            <text:p>scc_Battlefield_Spell</text:p>
          </table:table-cell>
          <table:table-cell office:value-type="string" calcext:value-type="string">
            <text:p>Sorcery</text:p>
          </table:table-cell>
          <table:table-cell/>
          <table:table-cell table:formula="of:=&quot;spl_&quot;&amp;SUBSTITUTE(SUBSTITUTE(PROPER([.B20]);&quot;'&quot;;&quot;&quot;);&quot; &quot;;&quot;_&quot;)" office:value-type="string" office:string-value="spl_Blur" calcext:value-type="string">
            <text:p>spl_Blur</text:p>
          </table:table-cell>
          <table:table-cell table:number-columns-repeated="2"/>
          <table:table-cell office:value-type="string" calcext:value-type="string">
            <text:p>NOT IN THE MANUAL. <text:s/>OSG: “Blur replaces Guises from pre-1. 2 versions of Master of Magic.”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];[$XREF_SpellName.H:$XREF_SpellName.H];0))" office:value-type="float" office:value="115" calcext:value-type="float">
            <text:p>115</text:p>
          </table:table-cell>
          <table:table-cell office:value-type="string" calcext:value-type="string">
            <text:p>Call Chao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]);&quot;'&quot;;&quot;&quot;);&quot; &quot;;&quot;_&quot;)" office:value-type="string" office:string-value="spl_Call_Chaos" calcext:value-type="string">
            <text:p>spl_Call_Chao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2];[$XREF_SpellName.H:$XREF_SpellName.H];0))" office:value-type="float" office:value="35" calcext:value-type="float">
            <text:p>35</text:p>
          </table:table-cell>
          <table:table-cell office:value-type="string" calcext:value-type="string">
            <text:p>Call Lightn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2]);&quot;'&quot;;&quot;&quot;);&quot; &quot;;&quot;_&quot;)" office:value-type="string" office:string-value="spl_Call_Lightning" calcext:value-type="string">
            <text:p>spl_Call_Lightning</text:p>
          </table:table-cell>
          <table:table-cell table:number-columns-repeated="2"/>
          <table:table-cell table:style-name="Default"/>
          <table:table-cell table:number-columns-repeated="16372"/>
        </table:table-row>
        <table:table-row table:style-name="ro1">
          <table:table-cell table:style-name="ce15" table:formula="of:=INDEX([$XREF_SpellName.C:$XREF_SpellName.C];MATCH([.B23];[$XREF_SpellName.H:$XREF_SpellName.H];0))" office:value-type="float" office:value="119" calcext:value-type="float">
            <text:p>119</text:p>
          </table:table-cell>
          <table:table-cell office:value-type="string" calcext:value-type="string">
            <text:p>Call The Voi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3]);&quot;'&quot;;&quot;&quot;);&quot; &quot;;&quot;_&quot;)" office:value-type="string" office:string-value="spl_Call_The_Void" calcext:value-type="string">
            <text:p>spl_Call_The_Void</text:p>
          </table:table-cell>
          <table:table-cell table:number-columns-repeated="3"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4];[$XREF_SpellName.H:$XREF_SpellName.H];0))" office:value-type="float" office:value="15" calcext:value-type="float">
            <text:p>15</text:p>
          </table:table-cell>
          <table:table-cell office:value-type="string" calcext:value-type="string">
            <text:p>Change Terrai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24]);&quot;'&quot;;&quot;&quot;);&quot; &quot;;&quot;_&quot;)" office:value-type="string" office:string-value="spl_Change_Terrain" calcext:value-type="string">
            <text:p>spl_Change_Terrai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25];[$XREF_SpellName.H:$XREF_SpellName.H];0))" office:value-type="float" office:value="93" calcext:value-type="float">
            <text:p>93</text:p>
          </table:table-cell>
          <table:table-cell office:value-type="string" calcext:value-type="string">
            <text:p>Chaos Channels</text:p>
          </table:table-cell>
          <table:table-cell office:value-type="string" calcext:value-type="string">
            <text:p>BOTH</text:p>
          </table:table-cell>
          <table:table-cell/>
          <table:table-cell table:formula="of:=INDEX([$XREF_SCC.B:$XREF_SCC.B];MATCH([.B2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5]);&quot;'&quot;;&quot;&quot;);&quot; &quot;;&quot;_&quot;)" office:value-type="string" office:string-value="spl_Chaos_Channels" calcext:value-type="string">
            <text:p>spl_Chaos_Channe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6];[$XREF_SpellName.H:$XREF_SpellName.H];0))" office:value-type="float" office:value="110" calcext:value-type="float">
            <text:p>110</text:p>
          </table:table-cell>
          <table:table-cell table:style-name="ce19" office:value-type="string" calcext:value-type="string">
            <text:p>Chaos Rif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26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26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26]);&quot;'&quot;;&quot;&quot;);&quot; &quot;;&quot;_&quot;)" office:value-type="string" office:string-value="spl_Chaos_Rift" calcext:value-type="string">
            <text:p>spl_Chaos_Rif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7];[$XREF_SpellName.H:$XREF_SpellName.H];0))" office:value-type="float" office:value="103" calcext:value-type="float">
            <text:p>103</text:p>
          </table:table-cell>
          <table:table-cell table:style-name="ce19" office:value-type="string" calcext:value-type="string">
            <text:p>Chaos Spaw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7]);&quot;'&quot;;&quot;&quot;);&quot; &quot;;&quot;_&quot;)" office:value-type="string" office:string-value="spl_Chaos_Spawn" calcext:value-type="string">
            <text:p>spl_Chaos_Spaw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8];[$XREF_SpellName.H:$XREF_SpellName.H];0))" office:value-type="float" office:value="116" calcext:value-type="float">
            <text:p>116</text:p>
          </table:table-cell>
          <table:table-cell table:style-name="ce19" office:value-type="string" calcext:value-type="string">
            <text:p>Chaos Surg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8]);&quot;'&quot;;&quot;&quot;);&quot; &quot;;&quot;_&quot;)" office:value-type="string" office:string-value="spl_Chaos_Surge" calcext:value-type="string">
            <text:p>spl_Chaos_Surg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9];[$XREF_SpellName.H:$XREF_SpellName.H];0))" office:value-type="float" office:value="160" calcext:value-type="float">
            <text:p>160</text:p>
          </table:table-cell>
          <table:table-cell table:style-name="ce19" office:value-type="string" calcext:value-type="string">
            <text:p>Charm of Lif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9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29]);&quot;'&quot;;&quot;&quot;);&quot; &quot;;&quot;_&quot;)" office:value-type="string" office:string-value="spl_Charm_Of_Life" calcext:value-type="string">
            <text:p>spl_Charm_Of_Lif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0];[$XREF_SpellName.H:$XREF_SpellName.H];0))" office:value-type="float" office:value="100" calcext:value-type="float">
            <text:p>100</text:p>
          </table:table-cell>
          <table:table-cell table:style-name="ce19" office:value-type="string" calcext:value-type="string">
            <text:p>Chimer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0]);&quot;'&quot;;&quot;&quot;);&quot; &quot;;&quot;_&quot;)" office:value-type="string" office:string-value="spl_Chimeras" calcext:value-type="string">
            <text:p>spl_Chimer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1];[$XREF_SpellName.H:$XREF_SpellName.H];0))" office:value-type="float" office:value="164" calcext:value-type="float">
            <text:p>164</text:p>
          </table:table-cell>
          <table:table-cell table:style-name="ce19" office:value-type="string" calcext:value-type="string">
            <text:p>Cloak of Fear</text:p>
          </table:table-cell>
          <table:table-cell table:number-columns-repeated="2"/>
          <table:table-cell table:formula="of:=INDEX([$XREF_SCC.B:$XREF_SCC.B];MATCH([.B3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3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31]);&quot;'&quot;;&quot;&quot;);&quot; &quot;;&quot;_&quot;)" office:value-type="string" office:string-value="spl_Cloak_Of_Fear" calcext:value-type="string">
            <text:p>spl_Cloak_Of_Fea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2];[$XREF_SpellName.H:$XREF_SpellName.H];0))" office:value-type="float" office:value="185" calcext:value-type="float">
            <text:p>185</text:p>
          </table:table-cell>
          <table:table-cell table:style-name="ce19" office:value-type="string" calcext:value-type="string">
            <text:p>Cloud of Shadow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2]);&quot;'&quot;;&quot;&quot;);&quot; &quot;;&quot;_&quot;)" office:value-type="string" office:string-value="spl_Cloud_Of_Shadow" calcext:value-type="string">
            <text:p>spl_Cloud_Of_Shadow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~==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33];[$XREF_SpellName.H:$XREF_SpellName.H];0))" office:value-type="float" office:value="17" calcext:value-type="float">
            <text:p>17</text:p>
          </table:table-cell>
          <table:table-cell table:style-name="ce19" office:value-type="string" calcext:value-type="string">
            <text:p>Cockatric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3]);&quot;'&quot;;&quot;&quot;);&quot; &quot;;&quot;_&quot;)" office:value-type="string" office:string-value="spl_Cockatrices" calcext:value-type="string">
            <text:p>spl_Cockatric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4];[$XREF_SpellName.H:$XREF_SpellName.H];0))" office:value-type="float" office:value="36" calcext:value-type="float">
            <text:p>36</text:p>
          </table:table-cell>
          <table:table-cell table:style-name="ce19" office:value-type="string" calcext:value-type="string">
            <text:p>Colossu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3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3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34]);&quot;'&quot;;&quot;&quot;);&quot; &quot;;&quot;_&quot;)" office:value-type="string" office:string-value="spl_Colossus" calcext:value-type="string">
            <text:p>spl_Colossu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35];[$XREF_SpellName.H:$XREF_SpellName.H];0))" office:value-type="float" office:value="46" calcext:value-type="float">
            <text:p>46</text:p>
          </table:table-cell>
          <table:table-cell table:style-name="ce19" office:value-type="string" calcext:value-type="string">
            <text:p>Confu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3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3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35]);&quot;'&quot;;&quot;&quot;);&quot; &quot;;&quot;_&quot;)" office:value-type="string" office:string-value="spl_Confusion" calcext:value-type="string">
            <text:p>spl_Confusion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36];[$XREF_SpellName.H:$XREF_SpellName.H];0))" office:value-type="float" office:value="155" calcext:value-type="float">
            <text:p>155</text:p>
          </table:table-cell>
          <table:table-cell table:style-name="ce19" office:value-type="string" calcext:value-type="string">
            <text:p>Consecration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3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3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36]);&quot;'&quot;;&quot;&quot;);&quot; &quot;;&quot;_&quot;)" office:value-type="string" office:string-value="spl_Consecration" calcext:value-type="string">
            <text:p>spl_Consecra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37];[$XREF_SpellName.H:$XREF_SpellName.H];0))" office:value-type="float" office:value="85" calcext:value-type="float">
            <text:p>85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37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7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7]);&quot;'&quot;;&quot;&quot;);&quot; &quot;;&quot;_&quot;)" office:value-type="string" office:string-value="spl_Corruption" calcext:value-type="string">
            <text:p>spl_Corruption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38];[$XREF_SpellName.H:$XREF_SpellName.H];0))" office:value-type="float" office:value="48" calcext:value-type="float">
            <text:p>48</text:p>
          </table:table-cell>
          <table:table-cell table:style-name="ce19" office:value-type="string" calcext:value-type="string">
            <text:p>Counter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38];[$XREF_SCC.A:$XREF_SCC.A];0))" office:value-type="float" office:value="21" calcext:value-type="float">
            <text:p>21</text:p>
          </table:table-cell>
          <table:table-cell table:formula="of:=INDEX([$Spell_Casting_Category.B:$Spell_Casting_Category.B];MATCH([.E38];[$Spell_Casting_Category.A:$Spell_Casting_Category.A];0))" office:value-type="string" office:string-value="scc_Combat_Counter_Magic" calcext:value-type="string">
            <text:p>scc_Combat_Counter_Magic</text:p>
          </table:table-cell>
          <table:table-cell table:number-columns-repeated="2"/>
          <table:table-cell table:formula="of:=&quot;spl_&quot;&amp;SUBSTITUTE(SUBSTITUTE(PROPER([.B38]);&quot;'&quot;;&quot;&quot;);&quot; &quot;;&quot;_&quot;)" office:value-type="string" office:string-value="spl_Counter_Magic" calcext:value-type="string">
            <text:p>spl_Counter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39];[$XREF_SpellName.H:$XREF_SpellName.H];0))" office:value-type="float" office:value="11" calcext:value-type="float">
            <text:p>11</text:p>
          </table:table-cell>
          <table:table-cell office:value-type="string" calcext:value-type="string">
            <text:p>Cracks C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39]);&quot;'&quot;;&quot;&quot;);&quot; &quot;;&quot;_&quot;)" office:value-type="string" office:string-value="spl_Cracks_Call" calcext:value-type="string">
            <text:p>spl_Cracks_Ca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0];[$XREF_SpellName.H:$XREF_SpellName.H];0))" office:value-type="float" office:value="211" calcext:value-type="float">
            <text:p>211</text:p>
          </table:table-cell>
          <table:table-cell office:value-type="string" calcext:value-type="string">
            <text:p>Create Artifact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40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40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40]);&quot;'&quot;;&quot;&quot;);&quot; &quot;;&quot;_&quot;)" office:value-type="string" office:string-value="spl_Create_Artifact" calcext:value-type="string">
            <text:p>spl_Create_Artifac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1];[$XREF_SpellName.H:$XREF_SpellName.H];0))" office:value-type="float" office:value="73" calcext:value-type="float">
            <text:p>73</text:p>
          </table:table-cell>
          <table:table-cell table:style-name="ce19" office:value-type="string" calcext:value-type="string">
            <text:p>Creature Bind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41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41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41]);&quot;'&quot;;&quot;&quot;);&quot; &quot;;&quot;_&quot;)" office:value-type="string" office:string-value="spl_Creature_Binding" calcext:value-type="string">
            <text:p>spl_Creature_Bind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2];[$XREF_SpellName.H:$XREF_SpellName.H];0))" office:value-type="float" office:value="191" calcext:value-type="float">
            <text:p>191</text:p>
          </table:table-cell>
          <table:table-cell table:style-name="ce19" office:value-type="string" calcext:value-type="string">
            <text:p>Cruel Unmind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42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42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42]);&quot;'&quot;;&quot;&quot;);&quot; &quot;;&quot;_&quot;)" office:value-type="string" office:string-value="spl_Cruel_Unminding" calcext:value-type="string">
            <text:p>spl_Cruel_Unminding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43];[$XREF_SpellName.H:$XREF_SpellName.H];0))" office:value-type="float" office:value="158" calcext:value-type="float">
            <text:p>158</text:p>
          </table:table-cell>
          <table:table-cell table:style-name="ce19" office:value-type="string" calcext:value-type="string">
            <text:p>Crusad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4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43]);&quot;'&quot;;&quot;&quot;);&quot; &quot;;&quot;_&quot;)" office:value-type="string" office:string-value="spl_Crusade" calcext:value-type="string">
            <text:p>spl_Crusade</text:p>
          </table:table-cell>
          <table:table-cell table:number-columns-repeated="2"/>
          <table:table-cell office:value-type="string" calcext:value-type="string">
            <text:p>extra in-line handling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44];[$XREF_SpellName.H:$XREF_SpellName.H];0))" office:value-type="float" office:value="190" calcext:value-type="float">
            <text:p>190</text:p>
          </table:table-cell>
          <table:table-cell table:style-name="ce19" office:value-type="string" calcext:value-type="string">
            <text:p>Cursed Land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4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44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44]);&quot;'&quot;;&quot;&quot;);&quot; &quot;;&quot;_&quot;)" office:value-type="string" office:string-value="spl_Cursed_Lands" calcext:value-type="string">
            <text:p>spl_Cursed_La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5];[$XREF_SpellName.H:$XREF_SpellName.H];0))" office:value-type="float" office:value="163" calcext:value-type="float">
            <text:p>163</text:p>
          </table:table-cell>
          <table:table-cell table:style-name="ce19" office:value-type="string" calcext:value-type="string">
            <text:p>Dark Ritual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45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45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45]);&quot;'&quot;;&quot;&quot;);&quot; &quot;;&quot;_&quot;)" office:value-type="string" office:string-value="spl_Dark_Rituals" calcext:value-type="string">
            <text:p>spl_Dark_Ritual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46];[$XREF_SpellName.H:$XREF_SpellName.H];0))" office:value-type="float" office:value="169" calcext:value-type="float">
            <text:p>169</text:p>
          </table:table-cell>
          <table:table-cell office:value-type="string" calcext:value-type="string">
            <text:p>Dar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4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6]);&quot;'&quot;;&quot;&quot;);&quot; &quot;;&quot;_&quot;)" office:value-type="string" office:string-value="spl_Darkness" calcext:value-type="string">
            <text:p>spl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7];[$XREF_SpellName.H:$XREF_SpellName.H];0))" office:value-type="float" office:value="193" calcext:value-type="float">
            <text:p>193</text:p>
          </table:table-cell>
          <table:table-cell table:style-name="ce19" office:value-type="string" calcext:value-type="string">
            <text:p>Death Knight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4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4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47]);&quot;'&quot;;&quot;&quot;);&quot; &quot;;&quot;_&quot;)" office:value-type="string" office:string-value="spl_Death_Knights" calcext:value-type="string">
            <text:p>spl_Death_Knigh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8];[$XREF_SpellName.H:$XREF_SpellName.H];0))" office:value-type="float" office:value="194" calcext:value-type="float">
            <text:p>194</text:p>
          </table:table-cell>
          <table:table-cell office:value-type="string" calcext:value-type="string">
            <text:p>Death Spe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4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4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48]);&quot;'&quot;;&quot;&quot;);&quot; &quot;;&quot;_&quot;)" office:value-type="string" office:string-value="spl_Death_Spell" calcext:value-type="string">
            <text:p>spl_Death_Spel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49];[$XREF_SpellName.H:$XREF_SpellName.H];0))" office:value-type="float" office:value="199" calcext:value-type="float">
            <text:p>199</text:p>
          </table:table-cell>
          <table:table-cell table:style-name="ce19" office:value-type="string" calcext:value-type="string">
            <text:p>Death Wis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4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4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49]);&quot;'&quot;;&quot;&quot;);&quot; &quot;;&quot;_&quot;)" office:value-type="string" office:string-value="spl_Death_Wish" calcext:value-type="string">
            <text:p>spl_Death_Wis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0];[$XREF_SpellName.H:$XREF_SpellName.H];0))" office:value-type="float" office:value="200" calcext:value-type="float">
            <text:p>200</text:p>
          </table:table-cell>
          <table:table-cell table:style-name="ce19" office:value-type="string" calcext:value-type="string">
            <text:p>Demon Lor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50]);&quot;'&quot;;&quot;&quot;);&quot; &quot;;&quot;_&quot;)" office:value-type="string" office:string-value="spl_Demon_Lord" calcext:value-type="string">
            <text:p>spl_Demon_L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1];[$XREF_SpellName.H:$XREF_SpellName.H];0))" office:value-type="float" office:value="206" calcext:value-type="float">
            <text:p>206</text:p>
          </table:table-cell>
          <table:table-cell office:value-type="string" calcext:value-type="string">
            <text:p>Detect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51]);&quot;'&quot;;&quot;&quot;);&quot; &quot;;&quot;_&quot;)" office:value-type="string" office:string-value="spl_Detect_Magic" calcext:value-type="string">
            <text:p>spl_Detec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2];[$XREF_SpellName.H:$XREF_SpellName.H];0))" office:value-type="float" office:value="204" calcext:value-type="float">
            <text:p>204</text:p>
          </table:table-cell>
          <table:table-cell table:style-name="ce19" office:value-type="string" calcext:value-type="string">
            <text:p>Disenchant Area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2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2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2]);&quot;'&quot;;&quot;&quot;);&quot; &quot;;&quot;_&quot;)" office:value-type="string" office:string-value="spl_Disenchant_Area" calcext:value-type="string">
            <text:p>spl_Disenchant_Area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3];[$XREF_SpellName.H:$XREF_SpellName.H];0))" office:value-type="float" office:value="52" calcext:value-type="float">
            <text:p>52</text:p>
          </table:table-cell>
          <table:table-cell table:style-name="ce19" office:value-type="string" calcext:value-type="string">
            <text:p>Disenchant Tru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3];[$XREF_SCC.A:$XREF_SCC.A];0))" office:value-type="float" office:value="19" calcext:value-type="float">
            <text:p>19</text:p>
          </table:table-cell>
          <table:table-cell table:formula="of:=INDEX([$Spell_Casting_Category.B:$Spell_Casting_Category.B];MATCH([.E53];[$Spell_Casting_Category.A:$Spell_Casting_Category.A];0))" office:value-type="string" office:string-value="scc_Disenchants" calcext:value-type="string">
            <text:p>scc_Disenchants</text:p>
          </table:table-cell>
          <table:table-cell table:number-columns-repeated="2"/>
          <table:table-cell table:formula="of:=&quot;spl_&quot;&amp;SUBSTITUTE(SUBSTITUTE(PROPER([.B53]);&quot;'&quot;;&quot;&quot;);&quot; &quot;;&quot;_&quot;)" office:value-type="string" office:string-value="spl_Disenchant_True" calcext:value-type="string">
            <text:p>spl_Disenchant_Tru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4];[$XREF_SpellName.H:$XREF_SpellName.H];0))" office:value-type="float" office:value="112" calcext:value-type="float">
            <text:p>112</text:p>
          </table:table-cell>
          <table:table-cell table:style-name="ce19" office:value-type="string" calcext:value-type="string">
            <text:p>Disintegrat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4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4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4]);&quot;'&quot;;&quot;&quot;);&quot; &quot;;&quot;_&quot;)" office:value-type="string" office:string-value="spl_Disintegrate" calcext:value-type="string">
            <text:p>spl_Disintegra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5];[$XREF_SpellName.H:$XREF_SpellName.H];0))" office:value-type="float" office:value="210" calcext:value-type="float">
            <text:p>210</text:p>
          </table:table-cell>
          <table:table-cell table:style-name="ce19" office:value-type="string" calcext:value-type="string">
            <text:p>Disjun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5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5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5]);&quot;'&quot;;&quot;&quot;);&quot; &quot;;&quot;_&quot;)" office:value-type="string" office:string-value="spl_Disjunction" calcext:value-type="string">
            <text:p>spl_Disjunctio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6];[$XREF_SpellName.H:$XREF_SpellName.H];0))" office:value-type="float" office:value="61" calcext:value-type="float">
            <text:p>61</text:p>
          </table:table-cell>
          <table:table-cell table:style-name="ce19" office:value-type="string" calcext:value-type="string">
            <text:p>Disjunction Tru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56];[$XREF_SCC.A:$XREF_SCC.A];0))" office:value-type="float" office:value="20" calcext:value-type="float">
            <text:p>20</text:p>
          </table:table-cell>
          <table:table-cell table:formula="of:=INDEX([$Spell_Casting_Category.B:$Spell_Casting_Category.B];MATCH([.E56];[$Spell_Casting_Category.A:$Spell_Casting_Category.A];0))" office:value-type="string" office:string-value="scc_Disjunctions" calcext:value-type="string">
            <text:p>scc_Disjunctions</text:p>
          </table:table-cell>
          <table:table-cell table:number-columns-repeated="2"/>
          <table:table-cell table:formula="of:=&quot;spl_&quot;&amp;SUBSTITUTE(SUBSTITUTE(PROPER([.B56]);&quot;'&quot;;&quot;&quot;);&quot; &quot;;&quot;_&quot;)" office:value-type="string" office:string-value="spl_Disjunction_True" calcext:value-type="string">
            <text:p>spl_Disjunction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7];[$XREF_SpellName.H:$XREF_SpellName.H];0))" office:value-type="float" office:value="134" calcext:value-type="float">
            <text:p>134</text:p>
          </table:table-cell>
          <table:table-cell table:style-name="ce19" office:value-type="string" calcext:value-type="string">
            <text:p>Dispel Evi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7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57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57]);&quot;'&quot;;&quot;&quot;);&quot; &quot;;&quot;_&quot;)" office:value-type="string" office:string-value="spl_Dispel_Evil" calcext:value-type="string">
            <text:p>spl_Dispel_Evi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58];[$XREF_SpellName.H:$XREF_SpellName.H];0))" office:value-type="float" office:value="202" calcext:value-type="float">
            <text:p>202</text:p>
          </table:table-cell>
          <table:table-cell table:style-name="ce19" office:value-type="string" calcext:value-type="string">
            <text:p>Dispel Magic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8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8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8]);&quot;'&quot;;&quot;&quot;);&quot; &quot;;&quot;_&quot;)" office:value-type="string" office:string-value="spl_Dispel_Magic" calcext:value-type="string">
            <text:p>spl_Dispel_Magic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59];[$XREF_SpellName.H:$XREF_SpellName.H];0))" office:value-type="float" office:value="42" calcext:value-type="float">
            <text:p>42</text:p>
          </table:table-cell>
          <table:table-cell table:style-name="ce19" office:value-type="string" calcext:value-type="string">
            <text:p>Dispel Magic Tru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59];[$XREF_SCC.A:$XREF_SCC.A];0))" office:value-type="float" office:value="18" calcext:value-type="float">
            <text:p>18</text:p>
          </table:table-cell>
          <table:table-cell table:formula="of:=INDEX([$Spell_Casting_Category.B:$Spell_Casting_Category.B];MATCH([.E59];[$Spell_Casting_Category.A:$Spell_Casting_Category.A];0))" office:value-type="string" office:string-value="scc_Dispels" calcext:value-type="string">
            <text:p>scc_Dispels</text:p>
          </table:table-cell>
          <table:table-cell table:number-columns-repeated="2"/>
          <table:table-cell table:formula="of:=&quot;spl_&quot;&amp;SUBSTITUTE(SUBSTITUTE(PROPER([.B59]);&quot;'&quot;;&quot;&quot;);&quot; &quot;;&quot;_&quot;)" office:value-type="string" office:string-value="spl_Dispel_Magic_True" calcext:value-type="string">
            <text:p>spl_Dispel_Magic_True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60];[$XREF_SpellName.H:$XREF_SpellName.H];0))" office:value-type="float" office:value="82" calcext:value-type="float">
            <text:p>82</text:p>
          </table:table-cell>
          <table:table-cell office:value-type="string" calcext:value-type="string">
            <text:p>Disrup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0]);&quot;'&quot;;&quot;&quot;);&quot; &quot;;&quot;_&quot;)" office:value-type="string" office:string-value="spl_Disrupt" calcext:value-type="string">
            <text:p>spl_Disrup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1];[$XREF_SpellName.H:$XREF_SpellName.H];0))" office:value-type="float" office:value="71" calcext:value-type="float">
            <text:p>71</text:p>
          </table:table-cell>
          <table:table-cell table:style-name="ce19" office:value-type="string" calcext:value-type="string">
            <text:p>Djinn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1]);&quot;'&quot;;&quot;&quot;);&quot; &quot;;&quot;_&quot;)" office:value-type="string" office:string-value="spl_Djinn" calcext:value-type="string">
            <text:p>spl_Djin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2];[$XREF_SpellName.H:$XREF_SpellName.H];0))" office:value-type="float" office:value="104" calcext:value-type="float">
            <text:p>104</text:p>
          </table:table-cell>
          <table:table-cell table:style-name="ce19" office:value-type="string" calcext:value-type="string">
            <text:p>Doom Bolt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62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62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62]);&quot;'&quot;;&quot;&quot;);&quot; &quot;;&quot;_&quot;)" office:value-type="string" office:string-value="spl_Doom_Bolt" calcext:value-type="string">
            <text:p>spl_Doom_Bol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3];[$XREF_SpellName.H:$XREF_SpellName.H];0))" office:value-type="float" office:value="117" calcext:value-type="float">
            <text:p>117</text:p>
          </table:table-cell>
          <table:table-cell table:style-name="ce19" office:value-type="string" calcext:value-type="string">
            <text:p>Doom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63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63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63]);&quot;'&quot;;&quot;&quot;);&quot; &quot;;&quot;_&quot;)" office:value-type="string" office:string-value="spl_Doom_Mastery" calcext:value-type="string">
            <text:p>spl_Doom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4];[$XREF_SpellName.H:$XREF_SpellName.H];0))" office:value-type="float" office:value="97" calcext:value-type="float">
            <text:p>97</text:p>
          </table:table-cell>
          <table:table-cell table:style-name="ce19" office:value-type="string" calcext:value-type="string">
            <text:p>Doom Ba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6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4]);&quot;'&quot;;&quot;&quot;);&quot; &quot;;&quot;_&quot;)" office:value-type="string" office:string-value="spl_Doom_Bat" calcext:value-type="string">
            <text:p>spl_Doom_Ba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5];[$XREF_SpellName.H:$XREF_SpellName.H];0))" office:value-type="float" office:value="171" calcext:value-type="float">
            <text:p>171</text:p>
          </table:table-cell>
          <table:table-cell table:style-name="ce19" office:value-type="string" calcext:value-type="string">
            <text:p>Drain Power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5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65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65]);&quot;'&quot;;&quot;&quot;);&quot; &quot;;&quot;_&quot;)" office:value-type="string" office:string-value="spl_Drain_Power" calcext:value-type="string">
            <text:p>spl_Drain_Power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6];[$XREF_SpellName.H:$XREF_SpellName.H];0))" office:value-type="float" office:value="30" calcext:value-type="float">
            <text:p>30</text:p>
          </table:table-cell>
          <table:table-cell table:style-name="ce19" office:value-type="string" calcext:value-type="string">
            <text:p>Earth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66]);&quot;'&quot;;&quot;&quot;);&quot; &quot;;&quot;_&quot;)" office:value-type="string" office:string-value="spl_Earth_Elemental" calcext:value-type="string">
            <text:p>spl_Earth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67];[$XREF_SpellName.H:$XREF_SpellName.H];0))" office:value-type="float" office:value="37" calcext:value-type="float">
            <text:p>37</text:p>
          </table:table-cell>
          <table:table-cell table:style-name="ce12" office:value-type="string" calcext:value-type="string">
            <text:p>Earth Gate</text:p>
          </table:table-cell>
          <table:table-cell table:number-columns-repeated="2"/>
          <table:table-cell table:formula="of:=INDEX([$XREF_SCC.B:$XREF_SCC.B];MATCH([.B6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6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67]);&quot;'&quot;;&quot;&quot;);&quot; &quot;;&quot;_&quot;)" office:value-type="string" office:string-value="spl_Earth_Gate" calcext:value-type="string">
            <text:p>spl_Earth_Ga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68];[$XREF_SpellName.H:$XREF_SpellName.H];0))" office:value-type="float" office:value="10" calcext:value-type="float">
            <text:p>10</text:p>
          </table:table-cell>
          <table:table-cell office:value-type="string" calcext:value-type="string">
            <text:p>Earth Lor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6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68]);&quot;'&quot;;&quot;&quot;);&quot; &quot;;&quot;_&quot;)" office:value-type="string" office:string-value="spl_Earth_Lore" calcext:value-type="string">
            <text:p>spl_Earth_Lore</text:p>
          </table:table-cell>
          <table:table-cell table:number-columns-repeated="3"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69];[$XREF_SpellName.H:$XREF_SpellName.H];0))" office:value-type="float" office:value="1" calcext:value-type="float">
            <text:p>1</text:p>
          </table:table-cell>
          <table:table-cell office:value-type="string" calcext:value-type="string">
            <text:p>Earth to Mu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6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69];[$Spell_Casting_Category.A:$Spell_Casting_Category.A];0))" office:value-type="string" office:string-value="scc_Special_Spell" calcext:value-type="string">
            <text:p>scc_Special_Spell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formula="of:=&quot;spl_&quot;&amp;SUBSTITUTE(SUBSTITUTE(PROPER([.B69]);&quot;'&quot;;&quot;&quot;);&quot; &quot;;&quot;_&quot;)" office:value-type="string" office:string-value="spl_Earth_To_Mud" calcext:value-type="string">
            <text:p>spl_Earth_To_Mu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0];[$XREF_SpellName.H:$XREF_SpellName.H];0))" office:value-type="float" office:value="26" calcext:value-type="float">
            <text:p>26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0]);&quot;'&quot;;&quot;&quot;);&quot; &quot;;&quot;_&quot;)" office:value-type="string" office:string-value="spl_Earthquake" calcext:value-type="string">
            <text:p>spl_Earthquake</text:p>
          </table:table-cell>
          <table:table-cell table:number-columns-repeated="2"/>
          <table:table-cell office:value-type="string" calcext:value-type="string">
            <text:p>described as Instant, listed in City Enchantments</text:p>
          </table:table-cell>
          <table:table-cell office:value-type="string" calcext:value-type="string">
            <text:p>lots of extra handling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1];[$XREF_SpellName.H:$XREF_SpellName.H];0))" office:value-type="float" office:value="106" calcext:value-type="float">
            <text:p>106</text:p>
          </table:table-cell>
          <table:table-cell table:style-name="ce19" office:value-type="string" calcext:value-type="string">
            <text:p>Efree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7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7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71]);&quot;'&quot;;&quot;&quot;);&quot; &quot;;&quot;_&quot;)" office:value-type="string" office:string-value="spl_Efreet" calcext:value-type="string">
            <text:p>spl_Efree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2];[$XREF_SpellName.H:$XREF_SpellName.H];0))" office:value-type="float" office:value="86" calcext:value-type="float">
            <text:p>86</text:p>
          </table:table-cell>
          <table:table-cell table:style-name="ce19" office:value-type="string" calcext:value-type="string">
            <text:p>Eldritch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72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72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72]);&quot;'&quot;;&quot;&quot;);&quot; &quot;;&quot;_&quot;)" office:value-type="string" office:string-value="spl_Eldritch_Weapon" calcext:value-type="string">
            <text:p>spl_Eldritch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3];[$XREF_SpellName.H:$XREF_SpellName.H];0))" office:value-type="float" office:value="21" calcext:value-type="float">
            <text:p>21</text:p>
          </table:table-cell>
          <table:table-cell table:style-name="ce19" office:value-type="string" calcext:value-type="string">
            <text:p>Elemental Armor</text:p>
          </table:table-cell>
          <table:table-cell table:number-columns-repeated="2"/>
          <table:table-cell table:formula="of:=INDEX([$XREF_SCC.B:$XREF_SCC.B];MATCH([.B7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3]);&quot;'&quot;;&quot;&quot;);&quot; &quot;;&quot;_&quot;)" office:value-type="string" office:string-value="spl_Elemental_Armor" calcext:value-type="string">
            <text:p>spl_Elemental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4];[$XREF_SpellName.H:$XREF_SpellName.H];0))" office:value-type="float" office:value="207" calcext:value-type="float">
            <text:p>207</text:p>
          </table:table-cell>
          <table:table-cell office:value-type="string" calcext:value-type="string">
            <text:p>Enchant Item</text:p>
          </table:table-cell>
          <table:table-cell table:number-columns-repeated="2"/>
          <table:table-cell table:formula="of:=INDEX([$XREF_SCC.B:$XREF_SCC.B];MATCH([.B74];[$XREF_SCC.A:$XREF_SCC.A];0))" office:value-type="float" office:value="11" calcext:value-type="float">
            <text:p>11</text:p>
          </table:table-cell>
          <table:table-cell table:formula="of:=INDEX([$Spell_Casting_Category.B:$Spell_Casting_Category.B];MATCH([.E74];[$Spell_Casting_Category.A:$Spell_Casting_Category.A];0))" office:value-type="string" office:string-value="scc_Crafting_Spell" calcext:value-type="string">
            <text:p>scc_Crafting_Spell</text:p>
          </table:table-cell>
          <table:table-cell table:number-columns-repeated="2"/>
          <table:table-cell table:formula="of:=&quot;spl_&quot;&amp;SUBSTITUTE(SUBSTITUTE(PROPER([.B74]);&quot;'&quot;;&quot;&quot;);&quot; &quot;;&quot;_&quot;)" office:value-type="string" office:string-value="spl_Enchant_Item" calcext:value-type="string">
            <text:p>spl_Enchant_Ite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5];[$XREF_SpellName.H:$XREF_SpellName.H];0))" office:value-type="float" office:value="55" calcext:value-type="float">
            <text:p>55</text:p>
          </table:table-cell>
          <table:table-cell office:value-type="string" calcext:value-type="string">
            <text:p>Enchant Road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75]);&quot;'&quot;;&quot;&quot;);&quot; &quot;;&quot;_&quot;)" office:value-type="string" office:string-value="spl_Enchant_Road" calcext:value-type="string">
            <text:p>spl_Enchant_Roa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76];[$XREF_SpellName.H:$XREF_SpellName.H];0))" office:value-type="float" office:value="123" calcext:value-type="float">
            <text:p>123</text:p>
          </table:table-cell>
          <table:table-cell table:style-name="ce19" office:value-type="string" calcext:value-type="string">
            <text:p>Endurance</text:p>
          </table:table-cell>
          <table:table-cell table:number-columns-repeated="2"/>
          <table:table-cell table:formula="of:=INDEX([$XREF_SCC.B:$XREF_SCC.B];MATCH([.B7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7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76]);&quot;'&quot;;&quot;&quot;);&quot; &quot;;&quot;_&quot;)" office:value-type="string" office:string-value="spl_Endurance" calcext:value-type="string">
            <text:p>spl_Endura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7];[$XREF_SpellName.H:$XREF_SpellName.H];0))"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77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77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77]);&quot;'&quot;;&quot;&quot;);&quot; &quot;;&quot;_&quot;)" office:value-type="string" office:string-value="spl_Entangle" calcext:value-type="string">
            <text:p>spl_Entangl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8];[$XREF_SpellName.H:$XREF_SpellName.H];0))" office:value-type="float" office:value="197" calcext:value-type="float">
            <text:p>197</text:p>
          </table:table-cell>
          <table:table-cell table:style-name="ce19" office:value-type="string" calcext:value-type="string">
            <text:p>Eternal Nigh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8]);&quot;'&quot;;&quot;&quot;);&quot; &quot;;&quot;_&quot;)" office:value-type="string" office:string-value="spl_Eternal_Night" calcext:value-type="string">
            <text:p>spl_Eternal_N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79];[$XREF_SpellName.H:$XREF_SpellName.H];0))" office:value-type="float" office:value="198" calcext:value-type="float">
            <text:p>198</text:p>
          </table:table-cell>
          <table:table-cell table:style-name="ce19" office:value-type="string" calcext:value-type="string">
            <text:p>Evil Omen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7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7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79]);&quot;'&quot;;&quot;&quot;);&quot; &quot;;&quot;_&quot;)" office:value-type="string" office:string-value="spl_Evil_Omens" calcext:value-type="string">
            <text:p>spl_Evil_Ome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0];[$XREF_SpellName.H:$XREF_SpellName.H];0))" office:value-type="float" office:value="183" calcext:value-type="float">
            <text:p>183</text:p>
          </table:table-cell>
          <table:table-cell table:style-name="ce19" office:value-type="string" calcext:value-type="string">
            <text:p>Evil Pres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0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0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0]);&quot;'&quot;;&quot;&quot;);&quot; &quot;;&quot;_&quot;)" office:value-type="string" office:string-value="spl_Evil_Presence" calcext:value-type="string">
            <text:p>spl_Evil_Pres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1];[$XREF_SpellName.H:$XREF_SpellName.H];0))" office:value-type="float" office:value="189" calcext:value-type="float">
            <text:p>189</text:p>
          </table:table-cell>
          <table:table-cell table:style-name="ce19" office:value-type="string" calcext:value-type="string">
            <text:p>Famin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81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81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81]);&quot;'&quot;;&quot;&quot;);&quot; &quot;;&quot;_&quot;)" office:value-type="string" office:string-value="spl_Famine" calcext:value-type="string">
            <text:p>spl_Famin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2];[$XREF_SpellName.H:$XREF_SpellName.H];0))" office:value-type="float" office:value="83" calcext:value-type="float">
            <text:p>83</text:p>
          </table:table-cell>
          <table:table-cell table:style-name="ce19" office:value-type="string" calcext:value-type="string">
            <text:p>Fir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2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2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2]);&quot;'&quot;;&quot;&quot;);&quot; &quot;;&quot;_&quot;)" office:value-type="string" office:string-value="spl_Fire_Bolt" calcext:value-type="string">
            <text:p>spl_Fir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3];[$XREF_SpellName.H:$XREF_SpellName.H];0))" office:value-type="float" office:value="90" calcext:value-type="float">
            <text:p>90</text:p>
          </table:table-cell>
          <table:table-cell table:style-name="ce19" office:value-type="string" calcext:value-type="string">
            <text:p>Fire Elemental</text:p>
          </table:table-cell>
          <table:table-cell table:style-name="ce11"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8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3]);&quot;'&quot;;&quot;&quot;);&quot; &quot;;&quot;_&quot;)" office:value-type="string" office:string-value="spl_Fire_Elemental" calcext:value-type="string">
            <text:p>spl_Fire_Element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4];[$XREF_SpellName.H:$XREF_SpellName.H];0))" office:value-type="float" office:value="92" calcext:value-type="float">
            <text:p>92</text:p>
          </table:table-cell>
          <table:table-cell table:style-name="ce19" office:value-type="string" calcext:value-type="string">
            <text:p>Fir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8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8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84]);&quot;'&quot;;&quot;&quot;);&quot; &quot;;&quot;_&quot;)" office:value-type="string" office:string-value="spl_Fire_Giant" calcext:value-type="string">
            <text:p>spl_Fir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5];[$XREF_SpellName.H:$XREF_SpellName.H];0))" office:value-type="float" office:value="107" calcext:value-type="float">
            <text:p>107</text:p>
          </table:table-cell>
          <table:table-cell table:style-name="ce19" office:value-type="string" calcext:value-type="string">
            <text:p>Fir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85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85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85]);&quot;'&quot;;&quot;&quot;);&quot; &quot;;&quot;_&quot;)" office:value-type="string" office:string-value="spl_Fire_Storm" calcext:value-type="string">
            <text:p>spl_Fir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86];[$XREF_SpellName.H:$XREF_SpellName.H];0))" office:value-type="float" office:value="96" calcext:value-type="float">
            <text:p>96</text:p>
          </table:table-cell>
          <table:table-cell table:style-name="ce19" office:value-type="string" calcext:value-type="string">
            <text:p>Fireball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8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86]);&quot;'&quot;;&quot;&quot;);&quot; &quot;;&quot;_&quot;)" office:value-type="string" office:string-value="spl_Fireball" calcext:value-type="string">
            <text:p>spl_Fireball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87];[$XREF_SpellName.H:$XREF_SpellName.H];0))" office:value-type="float" office:value="94" calcext:value-type="float">
            <text:p>94</text:p>
          </table:table-cell>
          <table:table-cell table:style-name="ce19" office:value-type="string" calcext:value-type="string">
            <text:p>Flame Blade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87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87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87]);&quot;'&quot;;&quot;&quot;);&quot; &quot;;&quot;_&quot;)" office:value-type="string" office:string-value="spl_Flame_Blade" calcext:value-type="string">
            <text:p>spl_Flame_Bla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8];[$XREF_SpellName.H:$XREF_SpellName.H];0))" office:value-type="float" office:value="109" calcext:value-type="float">
            <text:p>109</text:p>
          </table:table-cell>
          <table:table-cell office:value-type="string" calcext:value-type="string">
            <text:p>Flame Strik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88]);&quot;'&quot;;&quot;&quot;);&quot; &quot;;&quot;_&quot;)" office:value-type="string" office:string-value="spl_Flame_Strike" calcext:value-type="string">
            <text:p>spl_Flame_Stri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89];[$XREF_SpellName.H:$XREF_SpellName.H];0))" office:value-type="float" office:value="56" calcext:value-type="float">
            <text:p>56</text:p>
          </table:table-cell>
          <table:table-cell table:style-name="ce19" office:value-type="string" calcext:value-type="string">
            <text:p>Flight</text:p>
          </table:table-cell>
          <table:table-cell table:number-columns-repeated="2"/>
          <table:table-cell table:formula="of:=INDEX([$XREF_SCC.B:$XREF_SCC.B];MATCH([.B8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8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89]);&quot;'&quot;;&quot;&quot;);&quot; &quot;;&quot;_&quot;)" office:value-type="string" office:string-value="spl_Flight" calcext:value-type="string">
            <text:p>spl_Fl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0];[$XREF_SpellName.H:$XREF_SpellName.H];0))" office:value-type="float" office:value="43" calcext:value-type="float">
            <text:p>43</text:p>
          </table:table-cell>
          <table:table-cell table:style-name="ce19" office:value-type="string" calcext:value-type="string">
            <text:p>Floating Island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0]);&quot;'&quot;;&quot;&quot;);&quot; &quot;;&quot;_&quot;)" office:value-type="string" office:string-value="spl_Floating_Island" calcext:value-type="string">
            <text:p>spl_Floating_Island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91];[$XREF_SpellName.H:$XREF_SpellName.H];0))" office:value-type="float" office:value="77" calcext:value-type="float">
            <text:p>77</text:p>
          </table:table-cell>
          <table:table-cell table:style-name="ce19" office:value-type="string" calcext:value-type="string">
            <text:p>Flying Fortr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1]);&quot;'&quot;;&quot;&quot;);&quot; &quot;;&quot;_&quot;)" office:value-type="string" office:string-value="spl_Flying_Fortress" calcext:value-type="string">
            <text:p>spl_Flying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2];[$XREF_SpellName.H:$XREF_SpellName.H];0))" office:value-type="float" office:value="29" calcext:value-type="float">
            <text:p>29</text:p>
          </table:table-cell>
          <table:table-cell table:style-name="ce19" office:value-type="string" calcext:value-type="string">
            <text:p>Gaias Blessing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9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9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92]);&quot;'&quot;;&quot;&quot;);&quot; &quot;;&quot;_&quot;)" office:value-type="string" office:string-value="spl_Gaias_Blessing" calcext:value-type="string">
            <text:p>spl_Gaias_Blessing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93];[$XREF_SpellName.H:$XREF_SpellName.H];0))" office:value-type="float" office:value="95" calcext:value-type="float">
            <text:p>95</text:p>
          </table:table-cell>
          <table:table-cell table:style-name="ce19" office:value-type="string" calcext:value-type="string">
            <text:p>Gargoyl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3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3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3]);&quot;'&quot;;&quot;&quot;);&quot; &quot;;&quot;_&quot;)" office:value-type="string" office:string-value="spl_Gargoyles" calcext:value-type="string">
            <text:p>spl_Gargoyl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4];[$XREF_SpellName.H:$XREF_SpellName.H];0))" office:value-type="float" office:value="166" calcext:value-type="float">
            <text:p>166</text:p>
          </table:table-cell>
          <table:table-cell table:style-name="ce19" office:value-type="string" calcext:value-type="string">
            <text:p>Ghoul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4]);&quot;'&quot;;&quot;&quot;);&quot; &quot;;&quot;_&quot;)" office:value-type="string" office:string-value="spl_Ghouls" calcext:value-type="string">
            <text:p>spl_Ghoul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5];[$XREF_SpellName.H:$XREF_SpellName.H];0))" office:value-type="float" office:value="14" calcext:value-type="float">
            <text:p>14</text:p>
          </table:table-cell>
          <table:table-cell table:style-name="ce19" office:value-type="string" calcext:value-type="string">
            <text:p>Giant Spide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5]);&quot;'&quot;;&quot;&quot;);&quot; &quot;;&quot;_&quot;)" office:value-type="string" office:string-value="spl_Giant_Spiders" calcext:value-type="string">
            <text:p>spl_Giant_Spide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6];[$XREF_SpellName.H:$XREF_SpellName.H];0))" office:value-type="float" office:value="4" calcext:value-type="float">
            <text:p>4</text:p>
          </table:table-cell>
          <table:table-cell table:style-name="ce19" office:value-type="string" calcext:value-type="string">
            <text:p>Giant Strength</text:p>
          </table:table-cell>
          <table:table-cell table:number-columns-repeated="2"/>
          <table:table-cell table:formula="of:=INDEX([$XREF_SCC.B:$XREF_SCC.B];MATCH([.B9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9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96]);&quot;'&quot;;&quot;&quot;);&quot; &quot;;&quot;_&quot;)" office:value-type="string" office:string-value="spl_Giant_Strength" calcext:value-type="string">
            <text:p>spl_Giant_Streng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7];[$XREF_SpellName.H:$XREF_SpellName.H];0))" office:value-type="float" office:value="27" calcext:value-type="float">
            <text:p>27</text:p>
          </table:table-cell>
          <table:table-cell table:style-name="ce19" office:value-type="string" calcext:value-type="string">
            <text:p>Gorg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7]);&quot;'&quot;;&quot;&quot;);&quot; &quot;;&quot;_&quot;)" office:value-type="string" office:string-value="spl_Gorgons" calcext:value-type="string">
            <text:p>spl_Gorg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8];[$XREF_SpellName.H:$XREF_SpellName.H];0))" office:value-type="float" office:value="118" calcext:value-type="float">
            <text:p>118</text:p>
          </table:table-cell>
          <table:table-cell table:style-name="ce19" office:value-type="string" calcext:value-type="string">
            <text:p>Great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9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9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98]);&quot;'&quot;;&quot;&quot;);&quot; &quot;;&quot;_&quot;)" office:value-type="string" office:string-value="spl_Great_Drake" calcext:value-type="string">
            <text:p>spl_Great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99];[$XREF_SpellName.H:$XREF_SpellName.H];0))" office:value-type="float" office:value="75" calcext:value-type="float">
            <text:p>75</text:p>
          </table:table-cell>
          <table:table-cell table:style-name="ce19" office:value-type="string" calcext:value-type="string">
            <text:p>Great Unsummon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9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9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99]);&quot;'&quot;;&quot;&quot;);&quot; &quot;;&quot;_&quot;)" office:value-type="string" office:string-value="spl_Great_Unsummoning" calcext:value-type="string">
            <text:p>spl_Great_Unsummo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0];[$XREF_SpellName.H:$XREF_SpellName.H];0))" office:value-type="float" office:value="114" calcext:value-type="float">
            <text:p>114</text:p>
          </table:table-cell>
          <table:table-cell table:style-name="ce19" office:value-type="string" calcext:value-type="string">
            <text:p>Great Wasting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0]);&quot;'&quot;;&quot;&quot;);&quot; &quot;;&quot;_&quot;)" office:value-type="string" office:string-value="spl_Great_Wasting" calcext:value-type="string">
            <text:p>spl_Great_Wast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1];[$XREF_SpellName.H:$XREF_SpellName.H];0))" office:value-type="float" office:value="39" calcext:value-type="float">
            <text:p>39</text:p>
          </table:table-cell>
          <table:table-cell table:style-name="ce19" office:value-type="string" calcext:value-type="string">
            <text:p>Great Wyrm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1]);&quot;'&quot;;&quot;&quot;);&quot; &quot;;&quot;_&quot;)" office:value-type="string" office:string-value="spl_Great_Wyrm" calcext:value-type="string">
            <text:p>spl_Great_Wy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2];[$XREF_SpellName.H:$XREF_SpellName.H];0))" office:value-type="float" office:value="129" calcext:value-type="float">
            <text:p>129</text:p>
          </table:table-cell>
          <table:table-cell table:style-name="ce19" office:value-type="string" calcext:value-type="string">
            <text:p>Guardian Spiri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2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2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2]);&quot;'&quot;;&quot;&quot;);&quot; &quot;;&quot;_&quot;)" office:value-type="string" office:string-value="spl_Guardian_Spirit" calcext:value-type="string">
            <text:p>spl_Guardian_Spiri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3];[$XREF_SpellName.H:$XREF_SpellName.H];0))" office:value-type="float" office:value="44" calcext:value-type="float">
            <text:p>44</text:p>
          </table:table-cell>
          <table:table-cell table:style-name="ce19" office:value-type="string" calcext:value-type="string">
            <text:p>Guardian Wind</text:p>
          </table:table-cell>
          <table:table-cell table:number-columns-repeated="2"/>
          <table:table-cell table:formula="of:=INDEX([$XREF_SCC.B:$XREF_SCC.B];MATCH([.B10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3]);&quot;'&quot;;&quot;&quot;);&quot; &quot;;&quot;_&quot;)" office:value-type="string" office:string-value="spl_Guardian_Wind" calcext:value-type="string">
            <text:p>spl_Guardian_Win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4];[$XREF_SpellName.H:$XREF_SpellName.H];0))" office:value-type="float" office:value="70" calcext:value-type="float">
            <text:p>70</text:p>
          </table:table-cell>
          <table:table-cell table:style-name="ce19" office:value-type="string" calcext:value-type="string">
            <text:p>Haste</text:p>
          </table:table-cell>
          <table:table-cell table:number-columns-repeated="2"/>
          <table:table-cell table:formula="of:=INDEX([$XREF_SCC.B:$XREF_SCC.B];MATCH([.B104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04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04]);&quot;'&quot;;&quot;&quot;);&quot; &quot;;&quot;_&quot;)" office:value-type="string" office:string-value="spl_Haste" calcext:value-type="string">
            <text:p>spl_Hast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5];[$XREF_SpellName.H:$XREF_SpellName.H];0))" office:value-type="float" office:value="125" calcext:value-type="float">
            <text:p>125</text:p>
          </table:table-cell>
          <table:table-cell office:value-type="string" calcext:value-type="string">
            <text:p>Healing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10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0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05]);&quot;'&quot;;&quot;&quot;);&quot; &quot;;&quot;_&quot;)" office:value-type="string" office:string-value="spl_Healing" calcext:value-type="string">
            <text:p>spl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6];[$XREF_SpellName.H:$XREF_SpellName.H];0))" office:value-type="float" office:value="139" calcext:value-type="float">
            <text:p>139</text:p>
          </table:table-cell>
          <table:table-cell table:style-name="ce19" office:value-type="string" calcext:value-type="string">
            <text:p>Heavenly Light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0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0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06]);&quot;'&quot;;&quot;&quot;);&quot; &quot;;&quot;_&quot;)" office:value-type="string" office:string-value="spl_Heavenly_Light" calcext:value-type="string">
            <text:p>spl_Heavenly_Ligh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07];[$XREF_SpellName.H:$XREF_SpellName.H];0))" office:value-type="float" office:value="84" calcext:value-type="float">
            <text:p>84</text:p>
          </table:table-cell>
          <table:table-cell table:style-name="ce19" office:value-type="string" calcext:value-type="string">
            <text:p>Hell Hound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07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07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07]);&quot;'&quot;;&quot;&quot;);&quot; &quot;;&quot;_&quot;)" office:value-type="string" office:string-value="spl_Hell_Hounds" calcext:value-type="string">
            <text:p>spl_Hell_Hound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8];[$XREF_SpellName.H:$XREF_SpellName.H];0))" office:value-type="float" office:value="38" calcext:value-type="float">
            <text:p>38</text:p>
          </table:table-cell>
          <table:table-cell table:style-name="ce19" office:value-type="string" calcext:value-type="string">
            <text:p>Herb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08]);&quot;'&quot;;&quot;&quot;);&quot; &quot;;&quot;_&quot;)" office:value-type="string" office:string-value="spl_Herb_Mastery" calcext:value-type="string">
            <text:p>spl_Herb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09];[$XREF_SpellName.H:$XREF_SpellName.H];0))" office:value-type="float" office:value="130" calcext:value-type="float">
            <text:p>130</text:p>
          </table:table-cell>
          <table:table-cell table:style-name="ce19" office:value-type="string" calcext:value-type="string">
            <text:p>Heroism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09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09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09]);&quot;'&quot;;&quot;&quot;);&quot; &quot;;&quot;_&quot;)" office:value-type="string" office:string-value="spl_Heroism" calcext:value-type="string">
            <text:p>spl_Heroism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0];[$XREF_SpellName.H:$XREF_SpellName.H];0))" office:value-type="float" office:value="151" calcext:value-type="float">
            <text:p>151</text:p>
          </table:table-cell>
          <table:table-cell office:value-type="string" calcext:value-type="string">
            <text:p>High 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10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0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0]);&quot;'&quot;;&quot;&quot;);&quot; &quot;;&quot;_&quot;)" office:value-type="string" office:string-value="spl_High_Prayer" calcext:value-type="string">
            <text:p>spl_High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1];[$XREF_SpellName.H:$XREF_SpellName.H];0))" office:value-type="float" office:value="126" calcext:value-type="float">
            <text:p>126</text:p>
          </table:table-cell>
          <table:table-cell table:style-name="ce19" office:value-type="string" calcext:value-type="string">
            <text:p>Holy Armor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1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1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1]);&quot;'&quot;;&quot;&quot;);&quot; &quot;;&quot;_&quot;)" office:value-type="string" office:string-value="spl_Holy_Armor" calcext:value-type="string">
            <text:p>spl_Holy_Arm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2];[$XREF_SpellName.H:$XREF_SpellName.H];0))" office:value-type="float" office:value="154" calcext:value-type="float">
            <text:p>154</text:p>
          </table:table-cell>
          <table:table-cell table:style-name="ce19" office:value-type="string" calcext:value-type="string">
            <text:p>Holy A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1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12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12]);&quot;'&quot;;&quot;&quot;);&quot; &quot;;&quot;_&quot;)" office:value-type="string" office:string-value="spl_Holy_Arms" calcext:value-type="string">
            <text:p>spl_Holy_Arm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13];[$XREF_SpellName.H:$XREF_SpellName.H];0))" office:value-type="float" office:value="124" calcext:value-type="float">
            <text:p>124</text:p>
          </table:table-cell>
          <table:table-cell table:style-name="ce19" office:value-type="string" calcext:value-type="string">
            <text:p>Holy Weapon</text:p>
          </table:table-cell>
          <table:table-cell office:value-type="string" calcext:value-type="string">
            <text:p>¿ BOTH ?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13];[$XREF_SCC.A:$XREF_SCC.A];0))" office:value-type="float" office:value="15" calcext:value-type="float">
            <text:p>15</text:p>
          </table:table-cell>
          <table:table-cell table:formula="of:=INDEX([$Spell_Casting_Category.B:$Spell_Casting_Category.B];MATCH([.E113];[$Spell_Casting_Category.A:$Spell_Casting_Category.A];0))" office:value-type="string" office:string-value="scc_Unit_Enchantment_Normal_Only" calcext:value-type="string">
            <text:p>scc_Unit_Enchantment_Normal_Only</text:p>
          </table:table-cell>
          <table:table-cell table:number-columns-repeated="2"/>
          <table:table-cell table:formula="of:=&quot;spl_&quot;&amp;SUBSTITUTE(SUBSTITUTE(PROPER([.B113]);&quot;'&quot;;&quot;&quot;);&quot; &quot;;&quot;_&quot;)" office:value-type="string" office:string-value="spl_Holy_Weapon" calcext:value-type="string">
            <text:p>spl_Holy_Weap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4];[$XREF_SpellName.H:$XREF_SpellName.H];0))" office:value-type="float" office:value="150" calcext:value-type="float">
            <text:p>150</text:p>
          </table:table-cell>
          <table:table-cell office:value-type="string" calcext:value-type="string">
            <text:p>Holy Wor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1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14]);&quot;'&quot;;&quot;&quot;);&quot; &quot;;&quot;_&quot;)" office:value-type="string" office:string-value="spl_Holy_Word" calcext:value-type="string">
            <text:p>spl_Holy_Wo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5];[$XREF_SpellName.H:$XREF_SpellName.H];0))" office:value-type="float" office:value="111" calcext:value-type="float">
            <text:p>111</text:p>
          </table:table-cell>
          <table:table-cell table:style-name="ce19" office:value-type="string" calcext:value-type="string">
            <text:p>Hydra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1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1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15]);&quot;'&quot;;&quot;&quot;);&quot; &quot;;&quot;_&quot;)" office:value-type="string" office:string-value="spl_Hydra" calcext:value-type="string">
            <text:p>spl_Hydra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6];[$XREF_SpellName.H:$XREF_SpellName.H];0))" office:value-type="float" office:value="13" calcext:value-type="float">
            <text:p>13</text:p>
          </table:table-cell>
          <table:table-cell table:style-name="ce19" office:value-type="string" calcext:value-type="string">
            <text:p>Ice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16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16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16]);&quot;'&quot;;&quot;&quot;);&quot; &quot;;&quot;_&quot;)" office:value-type="string" office:string-value="spl_Ice_Bolt" calcext:value-type="string">
            <text:p>spl_Ice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17];[$XREF_SpellName.H:$XREF_SpellName.H];0))" office:value-type="float" office:value="25" calcext:value-type="float">
            <text:p>25</text:p>
          </table:table-cell>
          <table:table-cell table:style-name="ce19" office:value-type="string" calcext:value-type="string">
            <text:p>Ice Storm</text:p>
          </table:table-cell>
          <table:table-cell/>
          <table:table-cell office:value-type="string" calcext:value-type="string">
            <text:p>Instant Overland</text:p>
          </table:table-cell>
          <table:table-cell table:formula="of:=INDEX([$XREF_SCC.B:$XREF_SCC.B];MATCH([.B11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1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17]);&quot;'&quot;;&quot;&quot;);&quot; &quot;;&quot;_&quot;)" office:value-type="string" office:string-value="spl_Ice_Storm" calcext:value-type="string">
            <text:p>spl_Ice_Storm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18];[$XREF_SpellName.H:$XREF_SpellName.H];0))" office:value-type="float" office:value="99" calcext:value-type="float">
            <text:p>99</text:p>
          </table:table-cell>
          <table:table-cell table:style-name="ce19" office:value-type="string" calcext:value-type="string">
            <text:p>Immolation</text:p>
          </table:table-cell>
          <table:table-cell table:number-columns-repeated="2"/>
          <table:table-cell table:formula="of:=INDEX([$XREF_SCC.B:$XREF_SCC.B];MATCH([.B11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1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18]);&quot;'&quot;;&quot;&quot;);&quot; &quot;;&quot;_&quot;)" office:value-type="string" office:string-value="spl_Immolation" calcext:value-type="string">
            <text:p>spl_Immol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19];[$XREF_SpellName.H:$XREF_SpellName.H];0))" office:value-type="float" office:value="142" calcext:value-type="float">
            <text:p>142</text:p>
          </table:table-cell>
          <table:table-cell office:value-type="string" calcext:value-type="string">
            <text:p>Incarna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1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1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19]);&quot;'&quot;;&quot;&quot;);&quot; &quot;;&quot;_&quot;)" office:value-type="string" office:string-value="spl_Incarnation" calcext:value-type="string">
            <text:p>spl_Incarnation</text:p>
          </table:table-cell>
          <table:table-cell table:number-columns-repeated="2"/>
          <table:table-cell office:value-type="string" calcext:value-type="string">
            <text:p>summons ‘Torin the Chosen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0];[$XREF_SpellName.H:$XREF_SpellName.H];0))" office:value-type="float" office:value="152" calcext:value-type="float">
            <text:p>152</text:p>
          </table:table-cell>
          <table:table-cell table:style-name="ce19" office:value-type="string" calcext:value-type="string">
            <text:p>Inspiration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20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20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20]);&quot;'&quot;;&quot;&quot;);&quot; &quot;;&quot;_&quot;)" office:value-type="string" office:string-value="spl_Inspirations" calcext:value-type="string">
            <text:p>spl_Inspiration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21];[$XREF_SpellName.H:$XREF_SpellName.H];0))" office:value-type="float" office:value="62" calcext:value-type="float">
            <text:p>62</text:p>
          </table:table-cell>
          <table:table-cell table:style-name="ce19" office:value-type="string" calcext:value-type="string">
            <text:p>Invisibility</text:p>
          </table:table-cell>
          <table:table-cell table:number-columns-repeated="2"/>
          <table:table-cell table:formula="of:=INDEX([$XREF_SCC.B:$XREF_SCC.B];MATCH([.B12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1]);&quot;'&quot;;&quot;&quot;);&quot; &quot;;&quot;_&quot;)" office:value-type="string" office:string-value="spl_Invisibility" calcext:value-type="string">
            <text:p>spl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2];[$XREF_SpellName.H:$XREF_SpellName.H];0))" office:value-type="float" office:value="143" calcext:value-type="float">
            <text:p>143</text:p>
          </table:table-cell>
          <table:table-cell table:style-name="ce19" office:value-type="string" calcext:value-type="string">
            <text:p>Invulnerability</text:p>
          </table:table-cell>
          <table:table-cell table:number-columns-repeated="2"/>
          <table:table-cell table:formula="of:=INDEX([$XREF_SCC.B:$XREF_SCC.B];MATCH([.B12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2]);&quot;'&quot;;&quot;&quot;);&quot; &quot;;&quot;_&quot;)" office:value-type="string" office:string-value="spl_Invulnerability" calcext:value-type="string">
            <text:p>spl_Invulnera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3];[$XREF_SpellName.H:$XREF_SpellName.H];0))" office:value-type="float" office:value="24" calcext:value-type="float">
            <text:p>24</text:p>
          </table:table-cell>
          <table:table-cell table:style-name="ce19" office:value-type="string" calcext:value-type="string">
            <text:p>Iron Skin</text:p>
          </table:table-cell>
          <table:table-cell table:number-columns-repeated="2"/>
          <table:table-cell table:formula="of:=INDEX([$XREF_SCC.B:$XREF_SCC.B];MATCH([.B12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3]);&quot;'&quot;;&quot;&quot;);&quot; &quot;;&quot;_&quot;)" office:value-type="string" office:string-value="spl_Iron_Skin" calcext:value-type="string">
            <text:p>spl_Iron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4];[$XREF_SpellName.H:$XREF_SpellName.H];0))" office:value-type="float" office:value="127" calcext:value-type="float">
            <text:p>127</text:p>
          </table:table-cell>
          <table:table-cell office:value-type="string" calcext:value-type="string">
            <text:p>Just Caus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4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4]);&quot;'&quot;;&quot;&quot;);&quot; &quot;;&quot;_&quot;)" office:value-type="string" office:string-value="spl_Just_Cause" calcext:value-type="string">
            <text:p>spl_Just_Cause</text:p>
          </table:table-cell>
          <table:table-cell table:number-columns-repeated="2"/>
          <table:table-cell office:value-type="string" calcext:value-type="string">
            <text:p>listed under Special Spell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25];[$XREF_SpellName.H:$XREF_SpellName.H];0))" office:value-type="float" office:value="167" calcext:value-type="float">
            <text:p>167</text:p>
          </table:table-cell>
          <table:table-cell table:style-name="ce19" office:value-type="string" calcext:value-type="string">
            <text:p>Life Drai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5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5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5]);&quot;'&quot;;&quot;&quot;);&quot; &quot;;&quot;_&quot;)" office:value-type="string" office:string-value="spl_Life_Drain" calcext:value-type="string">
            <text:p>spl_Life_Drain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6];[$XREF_SpellName.H:$XREF_SpellName.H];0))" office:value-type="float" office:value="156" calcext:value-type="float">
            <text:p>156</text:p>
          </table:table-cell>
          <table:table-cell table:style-name="ce19" office:value-type="string" calcext:value-type="string">
            <text:p>Life Forc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26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26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26]);&quot;'&quot;;&quot;&quot;);&quot; &quot;;&quot;_&quot;)" office:value-type="string" office:string-value="spl_Life_Force" calcext:value-type="string">
            <text:p>spl_Life_For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7];[$XREF_SpellName.H:$XREF_SpellName.H];0))" office:value-type="float" office:value="91" calcext:value-type="float">
            <text:p>91</text:p>
          </table:table-cell>
          <table:table-cell table:style-name="ce19" office:value-type="string" calcext:value-type="string">
            <text:p>Lightning Bol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2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2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27]);&quot;'&quot;;&quot;&quot;);&quot; &quot;;&quot;_&quot;)" office:value-type="string" office:string-value="spl_Lightning_Bolt" calcext:value-type="string">
            <text:p>spl_Lightning_Bol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28];[$XREF_SpellName.H:$XREF_SpellName.H];0))" office:value-type="float" office:value="141" calcext:value-type="float">
            <text:p>141</text:p>
          </table:table-cell>
          <table:table-cell table:style-name="ce19" office:value-type="string" calcext:value-type="string">
            <text:p>Lionheart</text:p>
          </table:table-cell>
          <table:table-cell table:number-columns-repeated="2"/>
          <table:table-cell table:formula="of:=INDEX([$XREF_SCC.B:$XREF_SCC.B];MATCH([.B128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28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28]);&quot;'&quot;;&quot;&quot;);&quot; &quot;;&quot;_&quot;)" office:value-type="string" office:string-value="spl_Lionheart" calcext:value-type="string">
            <text:p>spl_Lionhear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29];[$XREF_SpellName.H:$XREF_SpellName.H];0))" office:value-type="float" office:value="173" calcext:value-type="float">
            <text:p>173</text:p>
          </table:table-cell>
          <table:table-cell office:value-type="string" calcext:value-type="string">
            <text:p>Lycanthrop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2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2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29]);&quot;'&quot;;&quot;&quot;);&quot; &quot;;&quot;_&quot;)" office:value-type="string" office:string-value="spl_Lycanthropy" calcext:value-type="string">
            <text:p>spl_Lycanthrop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0];[$XREF_SpellName.H:$XREF_SpellName.H];0))" office:value-type="float" office:value="69" calcext:value-type="float">
            <text:p>69</text:p>
          </table:table-cell>
          <table:table-cell table:style-name="ce19" office:value-type="string" calcext:value-type="string">
            <text:p>Magic Immunity</text:p>
          </table:table-cell>
          <table:table-cell table:number-columns-repeated="2"/>
          <table:table-cell table:formula="of:=INDEX([$XREF_SCC.B:$XREF_SCC.B];MATCH([.B13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3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30]);&quot;'&quot;;&quot;&quot;);&quot; &quot;;&quot;_&quot;)" office:value-type="string" office:string-value="spl_Magic_Immunity" calcext:value-type="string">
            <text:p>spl_Magic_Immun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1];[$XREF_SpellName.H:$XREF_SpellName.H];0))" office:value-type="float" office:value="201" calcext:value-type="float">
            <text:p>201</text:p>
          </table:table-cell>
          <table:table-cell table:style-name="ce19" office:value-type="string" calcext:value-type="string">
            <text:p>Magic Spirit</text:p>
          </table:table-cell>
          <table:table-cell table:style-name="ce11"/>
          <table:table-cell office:value-type="string" calcext:value-type="string">
            <text:p>Summoning</text:p>
          </table:table-cell>
          <table:table-cell table:formula="of:=INDEX([$XREF_SCC.B:$XREF_SCC.B];MATCH([.B13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31];[$Spell_Casting_Category.A:$Spell_Casting_Category.A];0))" office:value-type="string" office:string-value="scc_Summoning" calcext:value-type="string">
            <text:p>scc_Summoning</text:p>
          </table:table-cell>
          <table:table-cell office:value-type="string" calcext:value-type="string">
            <text:p>Arcane</text:p>
          </table:table-cell>
          <table:table-cell/>
          <table:table-cell table:formula="of:=&quot;spl_&quot;&amp;SUBSTITUTE(SUBSTITUTE(PROPER([.B131]);&quot;'&quot;;&quot;&quot;);&quot; &quot;;&quot;_&quot;)" office:value-type="string" office:string-value="spl_Magic_Spirit" calcext:value-type="string">
            <text:p>spl_Magic_Spirit</text:p>
          </table:table-cell>
          <table:table-cell office:value-type="string" calcext:value-type="string">
            <text:p>Summoning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32];[$XREF_SpellName.H:$XREF_SpellName.H];0))" office:value-type="float" office:value="105" calcext:value-type="float">
            <text:p>105</text:p>
          </table:table-cell>
          <table:table-cell office:value-type="string" calcext:value-type="string">
            <text:p>Magic Vortex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2]);&quot;'&quot;;&quot;&quot;);&quot; &quot;;&quot;_&quot;)" office:value-type="string" office:string-value="spl_Magic_Vortex" calcext:value-type="string">
            <text:p>spl_Magic_Vortex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3];[$XREF_SpellName.H:$XREF_SpellName.H];0))" office:value-type="float" office:value="170" calcext:value-type="float">
            <text:p>170</text:p>
          </table:table-cell>
          <table:table-cell office:value-type="string" calcext:value-type="string">
            <text:p>Mana Lea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3]);&quot;'&quot;;&quot;&quot;);&quot; &quot;;&quot;_&quot;)" office:value-type="string" office:string-value="spl_Mana_Leak" calcext:value-type="string">
            <text:p>spl_Mana_Lea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4];[$XREF_SpellName.H:$XREF_SpellName.H];0))" office:value-type="float" office:value="149" calcext:value-type="float">
            <text:p>149</text:p>
          </table:table-cell>
          <table:table-cell office:value-type="string" calcext:value-type="string">
            <text:p>Mass Healing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34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4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4]);&quot;'&quot;;&quot;&quot;);&quot; &quot;;&quot;_&quot;)" office:value-type="string" office:string-value="spl_Mass_Healing" calcext:value-type="string">
            <text:p>spl_Mass_Heal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5];[$XREF_SpellName.H:$XREF_SpellName.H];0))" office:value-type="float" office:value="74" calcext:value-type="float">
            <text:p>74</text:p>
          </table:table-cell>
          <table:table-cell office:value-type="string" calcext:value-type="string">
            <text:p>Mass Invisibi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5]);&quot;'&quot;;&quot;&quot;);&quot; &quot;;&quot;_&quot;)" office:value-type="string" office:string-value="spl_Mass_Invisibility" calcext:value-type="string">
            <text:p>spl_Mass_Invisib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6];[$XREF_SpellName.H:$XREF_SpellName.H];0))" office:value-type="float" office:value="102" calcext:value-type="float">
            <text:p>102</text:p>
          </table:table-cell>
          <table:table-cell office:value-type="string" calcext:value-type="string">
            <text:p>Metal Fire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36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36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36]);&quot;'&quot;;&quot;&quot;);&quot; &quot;;&quot;_&quot;)" office:value-type="string" office:string-value="spl_Metal_Fires" calcext:value-type="string">
            <text:p>spl_Metal_Fires</text:p>
          </table:table-cell>
          <table:table-cell table:number-columns-repeated="2"/>
          <table:table-cell office:value-type="string" calcext:value-type="string">
            <text:p>~== weaker Flame Blad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37];[$XREF_SpellName.H:$XREF_SpellName.H];0))" office:value-type="float" office:value="113" calcext:value-type="float">
            <text:p>113</text:p>
          </table:table-cell>
          <table:table-cell table:style-name="ce19" office:value-type="string" calcext:value-type="string">
            <text:p>Meteor Storm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3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3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37]);&quot;'&quot;;&quot;&quot;);&quot; &quot;;&quot;_&quot;)" office:value-type="string" office:string-value="spl_Meteor_Storms" calcext:value-type="string">
            <text:p>spl_Meteor_Storm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38];[$XREF_SpellName.H:$XREF_SpellName.H];0))" office:value-type="float" office:value="67" calcext:value-type="float">
            <text:p>67</text:p>
          </table:table-cell>
          <table:table-cell office:value-type="string" calcext:value-type="string">
            <text:p>Mind Storm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38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138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138]);&quot;'&quot;;&quot;&quot;);&quot; &quot;;&quot;_&quot;)" office:value-type="string" office:string-value="spl_Mind_Storm" calcext:value-type="string">
            <text:p>spl_Mind_Storm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39];[$XREF_SpellName.H:$XREF_SpellName.H];0))" office:value-type="float" office:value="28" calcext:value-type="float">
            <text:p>28</text:p>
          </table:table-cell>
          <table:table-cell office:value-type="string" calcext:value-type="string">
            <text:p>Move Fortr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3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3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39]);&quot;'&quot;;&quot;&quot;);&quot; &quot;;&quot;_&quot;)" office:value-type="string" office:string-value="spl_Move_Fortress" calcext:value-type="string">
            <text:p>spl_Move_Fortres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40];[$XREF_SpellName.H:$XREF_SpellName.H];0))" office:value-type="float" office:value="49" calcext:value-type="float">
            <text:p>49</text:p>
          </table:table-cell>
          <table:table-cell table:style-name="ce19" office:value-type="string" calcext:value-type="string">
            <text:p>Naga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0]);&quot;'&quot;;&quot;&quot;);&quot; &quot;;&quot;_&quot;)" office:value-type="string" office:string-value="spl_Nagas" calcext:value-type="string">
            <text:p>spl_Naga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1];[$XREF_SpellName.H:$XREF_SpellName.H];0))" office:value-type="float" office:value="12" calcext:value-type="float">
            <text:p>12</text:p>
          </table:table-cell>
          <table:table-cell table:style-name="ce19" office:value-type="string" calcext:value-type="string">
            <text:p>Natures Ey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1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41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41]);&quot;'&quot;;&quot;&quot;);&quot; &quot;;&quot;_&quot;)" office:value-type="string" office:string-value="spl_Natures_Eye" calcext:value-type="string">
            <text:p>spl_Natures_Ey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2];[$XREF_SpellName.H:$XREF_SpellName.H];0))" office:value-type="float" office:value="34" calcext:value-type="float">
            <text:p>34</text:p>
          </table:table-cell>
          <table:table-cell table:style-name="ce19" office:value-type="string" calcext:value-type="string">
            <text:p>Natures Awarenes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2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2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2]);&quot;'&quot;;&quot;&quot;);&quot; &quot;;&quot;_&quot;)" office:value-type="string" office:string-value="spl_Natures_Awareness" calcext:value-type="string">
            <text:p>spl_Natures_Awareness</text:p>
          </table:table-cell>
          <table:table-cell table:number-columns-repeated="2"/>
          <table:table-cell office:value-type="string" calcext:value-type="string">
            <text:p>own function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3];[$XREF_SpellName.H:$XREF_SpellName.H];0))" office:value-type="float" office:value="19" calcext:value-type="float">
            <text:p>19</text:p>
          </table:table-cell>
          <table:table-cell office:value-type="string" calcext:value-type="string">
            <text:p>Natures Cure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4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4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43]);&quot;'&quot;;&quot;&quot;);&quot; &quot;;&quot;_&quot;)" office:value-type="string" office:string-value="spl_Natures_Cures" calcext:value-type="string">
            <text:p>spl_Natures_Cure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44];[$XREF_SpellName.H:$XREF_SpellName.H];0))" office:value-type="float" office:value="40" calcext:value-type="float">
            <text:p>40</text:p>
          </table:table-cell>
          <table:table-cell table:style-name="ce19" office:value-type="string" calcext:value-type="string">
            <text:p>Natures Wrath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44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44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Nature</text:p>
          </table:table-cell>
          <table:table-cell/>
          <table:table-cell table:formula="of:=&quot;spl_&quot;&amp;SUBSTITUTE(SUBSTITUTE(PROPER([.B144]);&quot;'&quot;;&quot;&quot;);&quot; &quot;;&quot;_&quot;)" office:value-type="string" office:string-value="spl_Natures_Wrath" calcext:value-type="string">
            <text:p>spl_Natures_Wr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5];[$XREF_SpellName.H:$XREF_SpellName.H];0))" office:value-type="float" office:value="176" calcext:value-type="float">
            <text:p>176</text:p>
          </table:table-cell>
          <table:table-cell table:style-name="ce19" office:value-type="string" calcext:value-type="string">
            <text:p>Night Stalker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45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5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5]);&quot;'&quot;;&quot;&quot;);&quot; &quot;;&quot;_&quot;)" office:value-type="string" office:string-value="spl_Night_Stalker" calcext:value-type="string">
            <text:p>spl_Night_Stalk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6];[$XREF_SpellName.H:$XREF_SpellName.H];0))" office:value-type="float" office:value="16" calcext:value-type="float">
            <text:p>16</text:p>
          </table:table-cell>
          <table:table-cell table:style-name="ce19" office:value-type="string" calcext:value-type="string">
            <text:p>Path Finding</text:p>
          </table:table-cell>
          <table:table-cell table:number-columns-repeated="2"/>
          <table:table-cell table:formula="of:=INDEX([$XREF_SCC.B:$XREF_SCC.B];MATCH([.B146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46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46]);&quot;'&quot;;&quot;&quot;);&quot; &quot;;&quot;_&quot;)" office:value-type="string" office:string-value="spl_Path_Finding" calcext:value-type="string">
            <text:p>spl_Path_Finding</text:p>
          </table:table-cell>
          <table:table-cell office:value-type="string" calcext:value-type="string">
            <text:p>Unit Spells</text:p>
          </table:table-cell>
          <table:table-cell table:number-columns-repeated="16374"/>
        </table:table-row>
        <table:table-row table:style-name="ro1">
          <table:table-cell table:style-name="ce15" table:formula="of:=INDEX([$XREF_SpellName.C:$XREF_SpellName.C];MATCH([.B147];[$XREF_SpellName.H:$XREF_SpellName.H];0))" office:value-type="float" office:value="196" calcext:value-type="float">
            <text:p>196</text:p>
          </table:table-cell>
          <table:table-cell table:style-name="ce19" office:value-type="string" calcext:value-type="string">
            <text:p>Pestilenc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47];[$XREF_SCC.A:$XREF_SCC.A];0))" office:value-type="float" office:value="3" calcext:value-type="float">
            <text:p>3</text:p>
          </table:table-cell>
          <table:table-cell table:formula="of:=INDEX([$Spell_Casting_Category.B:$Spell_Casting_Category.B];MATCH([.E147];[$Spell_Casting_Category.A:$Spell_Casting_Category.A];0))" office:value-type="string" office:string-value="scc_City_Enchantment_Negative" calcext:value-type="string">
            <text:p>scc_City_Enchantment_Negative</text:p>
          </table:table-cell>
          <table:table-cell table:number-columns-repeated="2"/>
          <table:table-cell table:formula="of:=&quot;spl_&quot;&amp;SUBSTITUTE(SUBSTITUTE(PROPER([.B147]);&quot;'&quot;;&quot;&quot;);&quot; &quot;;&quot;_&quot;)" office:value-type="string" office:string-value="spl_Pestilence" calcext:value-type="string">
            <text:p>spl_Pestilenc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8];[$XREF_SpellName.H:$XREF_SpellName.H];0))" office:value-type="float" office:value="22" calcext:value-type="float">
            <text:p>22</text:p>
          </table:table-cell>
          <table:table-cell table:style-name="ce19" office:value-type="string" calcext:value-type="string">
            <text:p>Petrif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48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148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148]);&quot;'&quot;;&quot;&quot;);&quot; &quot;;&quot;_&quot;)" office:value-type="string" office:string-value="spl_Petrify" calcext:value-type="string">
            <text:p>spl_Petrif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49];[$XREF_SpellName.H:$XREF_SpellName.H];0))" office:value-type="float" office:value="60" calcext:value-type="float">
            <text:p>60</text:p>
          </table:table-cell>
          <table:table-cell table:style-name="ce19" office:value-type="string" calcext:value-type="string">
            <text:p>Phantom Be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4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4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49]);&quot;'&quot;;&quot;&quot;);&quot; &quot;;&quot;_&quot;)" office:value-type="string" office:string-value="spl_Phantom_Beast" calcext:value-type="string">
            <text:p>spl_Phantom_Beas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0];[$XREF_SpellName.H:$XREF_SpellName.H];0))" office:value-type="float" office:value="45" calcext:value-type="float">
            <text:p>45</text:p>
          </table:table-cell>
          <table:table-cell table:style-name="ce19" office:value-type="string" calcext:value-type="string">
            <text:p>Phantom Warrior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Summoning</text:p>
          </table:table-cell>
          <table:table-cell table:formula="of:=INDEX([$XREF_SCC.B:$XREF_SCC.B];MATCH([.B150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50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50]);&quot;'&quot;;&quot;&quot;);&quot; &quot;;&quot;_&quot;)" office:value-type="string" office:string-value="spl_Phantom_Warriors" calcext:value-type="string">
            <text:p>spl_Phantom_Warrio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1];[$XREF_SpellName.H:$XREF_SpellName.H];0))" office:value-type="float" office:value="135" calcext:value-type="float">
            <text:p>135</text:p>
          </table:table-cell>
          <table:table-cell table:style-name="ce19" office:value-type="string" calcext:value-type="string">
            <text:p>Planar Sea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51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51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51]);&quot;'&quot;;&quot;&quot;);&quot; &quot;;&quot;_&quot;)" office:value-type="string" office:string-value="spl_Planar_Seal" calcext:value-type="string">
            <text:p>spl_Planar_Sea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2];[$XREF_SpellName.H:$XREF_SpellName.H];0))" office:value-type="float" office:value="138" calcext:value-type="float">
            <text:p>138</text:p>
          </table:table-cell>
          <table:table-cell table:style-name="ce19" office:value-type="string" calcext:value-type="string">
            <text:p>Planar Travel</text:p>
          </table:table-cell>
          <table:table-cell table:number-columns-repeated="2"/>
          <table:table-cell table:formula="of:=INDEX([$XREF_SCC.B:$XREF_SCC.B];MATCH([.B15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5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52]);&quot;'&quot;;&quot;&quot;);&quot; &quot;;&quot;_&quot;)" office:value-type="string" office:string-value="spl_Planar_Travel" calcext:value-type="string">
            <text:p>spl_Planar_Travel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3];[$XREF_SpellName.H:$XREF_SpellName.H];0))" office:value-type="float" office:value="132" calcext:value-type="float">
            <text:p>132</text:p>
          </table:table-cell>
          <table:table-cell office:value-type="string" calcext:value-type="string">
            <text:p>Plane Shif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5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3]);&quot;'&quot;;&quot;&quot;);&quot; &quot;;&quot;_&quot;)" office:value-type="string" office:string-value="spl_Plane_Shift" calcext:value-type="string">
            <text:p>spl_Plane_Shift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4];[$XREF_SpellName.H:$XREF_SpellName.H];0))" office:value-type="float" office:value="172" calcext:value-type="float">
            <text:p>172</text:p>
          </table:table-cell>
          <table:table-cell table:style-name="ce19" office:value-type="string" calcext:value-type="string">
            <text:p>Possession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54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54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54]);&quot;'&quot;;&quot;&quot;);&quot; &quot;;&quot;_&quot;)" office:value-type="string" office:string-value="spl_Possession" calcext:value-type="string">
            <text:p>spl_Possession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55];[$XREF_SpellName.H:$XREF_SpellName.H];0))" office:value-type="float" office:value="140" calcext:value-type="float">
            <text:p>140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55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55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55]);&quot;'&quot;;&quot;&quot;);&quot; &quot;;&quot;_&quot;)" office:value-type="string" office:string-value="spl_Prayer" calcext:value-type="string">
            <text:p>spl_Praye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56];[$XREF_SpellName.H:$XREF_SpellName.H];0))" office:value-type="float" office:value="145" calcext:value-type="float">
            <text:p>145</text:p>
          </table:table-cell>
          <table:table-cell table:style-name="ce19" office:value-type="string" calcext:value-type="string">
            <text:p>Prosperity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5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5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56]);&quot;'&quot;;&quot;&quot;);&quot; &quot;;&quot;_&quot;)" office:value-type="string" office:string-value="spl_Prosperity" calcext:value-type="string">
            <text:p>spl_Prosperity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57];[$XREF_SpellName.H:$XREF_SpellName.H];0))" office:value-type="float" office:value="50" calcext:value-type="float">
            <text:p>50</text:p>
          </table:table-cell>
          <table:table-cell table:style-name="ce19" office:value-type="string" calcext:value-type="string">
            <text:p>Psionic Blas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7];[$XREF_SCC.A:$XREF_SCC.A];0))" office:value-type="float" office:value="22" calcext:value-type="float">
            <text:p>22</text:p>
          </table:table-cell>
          <table:table-cell table:formula="of:=INDEX([$Spell_Casting_Category.B:$Spell_Casting_Category.B];MATCH([.E157];[$Spell_Casting_Category.A:$Spell_Casting_Category.A];0))" office:value-type="string" office:string-value="scc_Direct_Damage_Variable" calcext:value-type="string">
            <text:p>scc_Direct_Damage_Variable</text:p>
          </table:table-cell>
          <table:table-cell table:number-columns-repeated="2"/>
          <table:table-cell table:formula="of:=&quot;spl_&quot;&amp;SUBSTITUTE(SUBSTITUTE(PROPER([.B157]);&quot;'&quot;;&quot;&quot;);&quot; &quot;;&quot;_&quot;)" office:value-type="string" office:string-value="spl_Psionic_Blast" calcext:value-type="string">
            <text:p>spl_Psionic_Blast</text:p>
          </table:table-cell>
          <table:table-cell table:number-columns-repeated="6"/>
          <table:table-cell table:style-name="ce1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style-name="ce15" table:formula="of:=INDEX([$XREF_SpellName.C:$XREF_SpellName.C];MATCH([.B158];[$XREF_SpellName.H:$XREF_SpellName.H];0))" office:value-type="float" office:value="137" calcext:value-type="float">
            <text:p>137</text:p>
          </table:table-cell>
          <table:table-cell table:style-name="ce19" office:value-type="string" calcext:value-type="string">
            <text:p>Raise Dead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5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8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158]);&quot;'&quot;;&quot;&quot;);&quot; &quot;;&quot;_&quot;)" office:value-type="string" office:string-value="spl_Raise_Dead" calcext:value-type="string">
            <text:p>spl_Raise_Dead</text:p>
          </table:table-cell>
          <table:table-cell table:style-name="Default"/>
          <table:table-cell/>
          <table:table-cell office:value-type="string" calcext:value-type="string">
            <text:p>same graphics as ‘Animate Dead’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59];[$XREF_SpellName.H:$XREF_SpellName.H];0))" office:value-type="float" office:value="98" calcext:value-type="float">
            <text:p>98</text:p>
          </table:table-cell>
          <table:table-cell office:value-type="string" calcext:value-type="string">
            <text:p>Raise Volcano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59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59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59]);&quot;'&quot;;&quot;&quot;);&quot; &quot;;&quot;_&quot;)" office:value-type="string" office:string-value="spl_Raise_Volcano" calcext:value-type="string">
            <text:p>spl_Raise_Volcano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60];[$XREF_SpellName.H:$XREF_SpellName.H];0))" office:value-type="float" office:value="205" calcext:value-type="float">
            <text:p>205</text:p>
          </table:table-cell>
          <table:table-cell office:value-type="string" calcext:value-type="string">
            <text:p>Recall Her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60]);&quot;'&quot;;&quot;&quot;);&quot; &quot;;&quot;_&quot;)" office:value-type="string" office:string-value="spl_Recall_Hero" calcext:value-type="string">
            <text:p>spl_Recall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1];[$XREF_SpellName.H:$XREF_SpellName.H];0))" office:value-type="float" office:value="31" calcext:value-type="float">
            <text:p>31</text:p>
          </table:table-cell>
          <table:table-cell table:style-name="ce19" office:value-type="string" calcext:value-type="string">
            <text:p>Regeneration</text:p>
          </table:table-cell>
          <table:table-cell table:number-columns-repeated="2"/>
          <table:table-cell table:formula="of:=INDEX([$XREF_SCC.B:$XREF_SCC.B];MATCH([.B161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1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1]);&quot;'&quot;;&quot;&quot;);&quot; &quot;;&quot;_&quot;)" office:value-type="string" office:string-value="spl_Regeneration" calcext:value-type="string">
            <text:p>spl_Regenera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2];[$XREF_SpellName.H:$XREF_SpellName.H];0))" office:value-type="float" office:value="2" calcext:value-type="float">
            <text:p>2</text:p>
          </table:table-cell>
          <table:table-cell table:style-name="ce19" office:value-type="string" calcext:value-type="string">
            <text:p>Resist Elements</text:p>
          </table:table-cell>
          <table:table-cell table:number-columns-repeated="2"/>
          <table:table-cell table:formula="of:=INDEX([$XREF_SCC.B:$XREF_SCC.B];MATCH([.B16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2]);&quot;'&quot;;&quot;&quot;);&quot; &quot;;&quot;_&quot;)" office:value-type="string" office:string-value="spl_Resist_Elements" calcext:value-type="string">
            <text:p>spl_Resist_Element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3];[$XREF_SpellName.H:$XREF_SpellName.H];0))" office:value-type="float" office:value="41" calcext:value-type="float">
            <text:p>41</text:p>
          </table:table-cell>
          <table:table-cell table:style-name="ce19" office:value-type="string" calcext:value-type="string">
            <text:p>Resist Magic</text:p>
          </table:table-cell>
          <table:table-cell table:number-columns-repeated="2"/>
          <table:table-cell table:formula="of:=INDEX([$XREF_SCC.B:$XREF_SCC.B];MATCH([.B16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3]);&quot;'&quot;;&quot;&quot;);&quot; &quot;;&quot;_&quot;)" office:value-type="string" office:string-value="spl_Resist_Magic" calcext:value-type="string">
            <text:p>spl_Resist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4];[$XREF_SpellName.H:$XREF_SpellName.H];0))" office:value-type="float" office:value="133" calcext:value-type="float">
            <text:p>133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6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64];[$Spell_Casting_Category.A:$Spell_Casting_Category.A];0))" office:value-type="string" office:string-value="scc_Special_Spell" calcext:value-type="string">
            <text:p>scc_Special_Spell</text:p>
          </table:table-cell>
          <table:table-cell office:value-type="string" calcext:value-type="string">
            <text:p>Life</text:p>
          </table:table-cell>
          <table:table-cell/>
          <table:table-cell table:formula="of:=&quot;spl_&quot;&amp;SUBSTITUTE(SUBSTITUTE(PROPER([.B164]);&quot;'&quot;;&quot;&quot;);&quot; &quot;;&quot;_&quot;)" office:value-type="string" office:string-value="spl_Resurrection" calcext:value-type="string">
            <text:p>spl_Resurrect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5];[$XREF_SpellName.H:$XREF_SpellName.H];0))" office:value-type="float" office:value="144" calcext:value-type="float">
            <text:p>144</text:p>
          </table:table-cell>
          <table:table-cell table:style-name="ce19" office:value-type="string" calcext:value-type="string">
            <text:p>Righteousness</text:p>
          </table:table-cell>
          <table:table-cell table:number-columns-repeated="2"/>
          <table:table-cell table:formula="of:=INDEX([$XREF_SCC.B:$XREF_SCC.B];MATCH([.B16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6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65]);&quot;'&quot;;&quot;&quot;);&quot; &quot;;&quot;_&quot;)" office:value-type="string" office:string-value="spl_Righteousness" calcext:value-type="string">
            <text:p>spl_Righteous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6];[$XREF_SpellName.H:$XREF_SpellName.H];0))" office:value-type="float" office:value="180" calcext:value-type="float">
            <text:p>180</text:p>
          </table:table-cell>
          <table:table-cell table:style-name="ce19" office:value-type="string" calcext:value-type="string">
            <text:p>Shadow Dem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6]);&quot;'&quot;;&quot;&quot;);&quot; &quot;;&quot;_&quot;)" office:value-type="string" office:string-value="spl_Shadow_Demons" calcext:value-type="string">
            <text:p>spl_Shadow_Dem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7];[$XREF_SpellName.H:$XREF_SpellName.H];0))" office:value-type="float" office:value="88" calcext:value-type="float">
            <text:p>88</text:p>
          </table:table-cell>
          <table:table-cell table:style-name="ce19" office:value-type="string" calcext:value-type="string">
            <text:p>Shatte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167];[$XREF_SCC.A:$XREF_SCC.A];0))" office:value-type="float" office:value="16" calcext:value-type="float">
            <text:p>16</text:p>
          </table:table-cell>
          <table:table-cell table:formula="of:=INDEX([$Spell_Casting_Category.B:$Spell_Casting_Category.B];MATCH([.E167];[$Spell_Casting_Category.A:$Spell_Casting_Category.A];0))" office:value-type="string" office:string-value="scc_Mundane_Curse" calcext:value-type="string">
            <text:p>scc_Mundane_Curse</text:p>
          </table:table-cell>
          <table:table-cell table:number-columns-repeated="2"/>
          <table:table-cell table:formula="of:=&quot;spl_&quot;&amp;SUBSTITUTE(SUBSTITUTE(PROPER([.B167]);&quot;'&quot;;&quot;&quot;);&quot; &quot;;&quot;_&quot;)" office:value-type="string" office:string-value="spl_Shatter" calcext:value-type="string">
            <text:p>spl_Shatter</text:p>
          </table:table-cell>
          <table:table-cell table:number-columns-repeated="3"/>
          <table:table-cell office:value-type="string" calcext:value-type="string">
            <text:p>Enemy Unit – Normal Only</text:p>
          </table:table-cell>
          <table:table-cell table:number-columns-repeated="3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68];[$XREF_SpellName.H:$XREF_SpellName.H];0))" office:value-type="float" office:value="161" calcext:value-type="float">
            <text:p>161</text:p>
          </table:table-cell>
          <table:table-cell table:style-name="ce19" office:value-type="string" calcext:value-type="string">
            <text:p>Skeleto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8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8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8]);&quot;'&quot;;&quot;&quot;);&quot; &quot;;&quot;_&quot;)" office:value-type="string" office:string-value="spl_Skeletons" calcext:value-type="string">
            <text:p>spl_Skeleto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69];[$XREF_SpellName.H:$XREF_SpellName.H];0))" office:value-type="float" office:value="78" calcext:value-type="float">
            <text:p>78</text:p>
          </table:table-cell>
          <table:table-cell table:style-name="ce19" office:value-type="string" calcext:value-type="string">
            <text:p>Sky Drake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6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6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69]);&quot;'&quot;;&quot;&quot;);&quot; &quot;;&quot;_&quot;)" office:value-type="string" office:string-value="spl_Sky_Drake" calcext:value-type="string">
            <text:p>spl_Sky_Drak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0];[$XREF_SpellName.H:$XREF_SpellName.H];0))" office:value-type="float" office:value="76" calcext:value-type="float">
            <text:p>76</text:p>
          </table:table-cell>
          <table:table-cell table:style-name="ce19" office:value-type="string" calcext:value-type="string">
            <text:p>Spell Binding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0]);&quot;'&quot;;&quot;&quot;);&quot; &quot;;&quot;_&quot;)" office:value-type="string" office:string-value="spl_Spell_Binding" calcext:value-type="string">
            <text:p>spl_Spell_Binding</text:p>
          </table:table-cell>
          <table:table-cell table:number-columns-repeated="3"/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1];[$XREF_SpellName.H:$XREF_SpellName.H];0))" office:value-type="float" office:value="58" calcext:value-type="float">
            <text:p>58</text:p>
          </table:table-cell>
          <table:table-cell table:style-name="ce19" office:value-type="string" calcext:value-type="string">
            <text:p>Spell Blast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71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71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71]);&quot;'&quot;;&quot;&quot;);&quot; &quot;;&quot;_&quot;)" office:value-type="string" office:string-value="spl_Spell_Blast" calcext:value-type="string">
            <text:p>spl_Spell_Blast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style-name="ce14" office:value-type="string" calcext:value-type="string">
            <text:p>Wizard’s Spell (Overland/Global Enchantment)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2];[$XREF_SpellName.H:$XREF_SpellName.H];0))" office:value-type="float" office:value="54" calcext:value-type="float">
            <text:p>54</text:p>
          </table:table-cell>
          <table:table-cell table:style-name="ce19" office:value-type="string" calcext:value-type="string">
            <text:p>Spell Lock</text:p>
          </table:table-cell>
          <table:table-cell table:number-columns-repeated="2"/>
          <table:table-cell table:formula="of:=INDEX([$XREF_SCC.B:$XREF_SCC.B];MATCH([.B172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72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72]);&quot;'&quot;;&quot;&quot;);&quot; &quot;;&quot;_&quot;)" office:value-type="string" office:string-value="spl_Spell_Lock" calcext:value-type="string">
            <text:p>spl_Spell_Lo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3];[$XREF_SpellName.H:$XREF_SpellName.H];0))" office:value-type="float" office:value="213" calcext:value-type="float">
            <text:p>213</text:p>
          </table:table-cell>
          <table:table-cell table:style-name="ce10" office:value-type="string" calcext:value-type="string">
            <text:p>Spell Of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73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3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3]);&quot;'&quot;;&quot;&quot;);&quot; &quot;;&quot;_&quot;)" office:value-type="string" office:string-value="spl_Spell_Of_Mastery" calcext:value-type="string">
            <text:p>spl_Spell_Of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4];[$XREF_SpellName.H:$XREF_SpellName.H];0))" office:value-type="float" office:value="214" calcext:value-type="float">
            <text:p>214</text:p>
          </table:table-cell>
          <table:table-cell office:value-type="string" calcext:value-type="string">
            <text:p>Spell Of Return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17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4]);&quot;'&quot;;&quot;&quot;);&quot; &quot;;&quot;_&quot;)" office:value-type="string" office:string-value="spl_Spell_Of_Return" calcext:value-type="string">
            <text:p>spl_Spell_Of_Retur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5];[$XREF_SpellName.H:$XREF_SpellName.H];0))" office:value-type="float" office:value="72" calcext:value-type="float">
            <text:p>72</text:p>
          </table:table-cell>
          <table:table-cell table:style-name="ce19" office:value-type="string" calcext:value-type="string">
            <text:p>Spell Ward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7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5]);&quot;'&quot;;&quot;&quot;);&quot; &quot;;&quot;_&quot;)" office:value-type="string" office:string-value="spl_Spell_Ward" calcext:value-type="string">
            <text:p>spl_Spell_War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6];[$XREF_SpellName.H:$XREF_SpellName.H];0))" office:value-type="float" office:value="9" calcext:value-type="float">
            <text:p>9</text:p>
          </table:table-cell>
          <table:table-cell table:style-name="ce19" office:value-type="string" calcext:value-type="string">
            <text:p>Sprite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6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6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6]);&quot;'&quot;;&quot;&quot;);&quot; &quot;;&quot;_&quot;)" office:value-type="string" office:string-value="spl_Sprites" calcext:value-type="string">
            <text:p>spl_Sprit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7];[$XREF_SpellName.H:$XREF_SpellName.H];0))" office:value-type="float" office:value="122" calcext:value-type="float">
            <text:p>122</text:p>
          </table:table-cell>
          <table:table-cell table:style-name="ce19" office:value-type="string" calcext:value-type="string">
            <text:p>Star Fires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177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177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177]);&quot;'&quot;;&quot;&quot;);&quot; &quot;;&quot;_&quot;)" office:value-type="string" office:string-value="spl_Star_Fires" calcext:value-type="string">
            <text:p>spl_Star_Fire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78];[$XREF_SpellName.H:$XREF_SpellName.H];0))" office:value-type="float" office:value="68" calcext:value-type="float">
            <text:p>68</text:p>
          </table:table-cell>
          <table:table-cell office:value-type="string" calcext:value-type="string">
            <text:p>Stasis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7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7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78]);&quot;'&quot;;&quot;&quot;);&quot; &quot;;&quot;_&quot;)" office:value-type="string" office:string-value="spl_Stasis" calcext:value-type="string">
            <text:p>spl_Stasis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Stack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79];[$XREF_SpellName.H:$XREF_SpellName.H];0))" office:value-type="float" office:value="23" calcext:value-type="float">
            <text:p>23</text:p>
          </table:table-cell>
          <table:table-cell table:style-name="ce19" office:value-type="string" calcext:value-type="string">
            <text:p>Stone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7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7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79]);&quot;'&quot;;&quot;&quot;);&quot; &quot;;&quot;_&quot;)" office:value-type="string" office:string-value="spl_Stone_Giant" calcext:value-type="string">
            <text:p>spl_Stone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0];[$XREF_SpellName.H:$XREF_SpellName.H];0))" office:value-type="float" office:value="7" calcext:value-type="float">
            <text:p>7</text:p>
          </table:table-cell>
          <table:table-cell table:style-name="ce19" office:value-type="string" calcext:value-type="string">
            <text:p>Stone Skin</text:p>
          </table:table-cell>
          <table:table-cell table:number-columns-repeated="2"/>
          <table:table-cell table:formula="of:=INDEX([$XREF_SCC.B:$XREF_SCC.B];MATCH([.B180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80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80]);&quot;'&quot;;&quot;&quot;);&quot; &quot;;&quot;_&quot;)" office:value-type="string" office:string-value="spl_Stone_Skin" calcext:value-type="string">
            <text:p>spl_Stone_Ski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1];[$XREF_SpellName.H:$XREF_SpellName.H];0))" office:value-type="float" office:value="65" calcext:value-type="float">
            <text:p>65</text:p>
          </table:table-cell>
          <table:table-cell table:style-name="ce19" office:value-type="string" calcext:value-type="string">
            <text:p>Storm Giant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81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81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81]);&quot;'&quot;;&quot;&quot;);&quot; &quot;;&quot;_&quot;)" office:value-type="string" office:string-value="spl_Storm_Giant" calcext:value-type="string">
            <text:p>spl_Storm_Gian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2];[$XREF_SpellName.H:$XREF_SpellName.H];0))" office:value-type="float" office:value="148" calcext:value-type="float">
            <text:p>148</text:p>
          </table:table-cell>
          <table:table-cell table:style-name="ce19" office:value-type="string" calcext:value-type="string">
            <text:p>Stream of Lif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82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2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2]);&quot;'&quot;;&quot;&quot;);&quot; &quot;;&quot;_&quot;)" office:value-type="string" office:string-value="spl_Stream_Of_Life" calcext:value-type="string">
            <text:p>spl_Stream_Of_Lif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83];[$XREF_SpellName.H:$XREF_SpellName.H];0))" office:value-type="float" office:value="177" calcext:value-type="float">
            <text:p>177</text:p>
          </table:table-cell>
          <table:table-cell table:style-name="ce19" office:value-type="string" calcext:value-type="string">
            <text:p>Subvers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183];[$XREF_SCC.A:$XREF_SCC.A];0))" office:value-type="float" office:value="6" calcext:value-type="float">
            <text:p>6</text:p>
          </table:table-cell>
          <table:table-cell table:formula="of:=INDEX([$Spell_Casting_Category.B:$Spell_Casting_Category.B];MATCH([.E183];[$Spell_Casting_Category.A:$Spell_Casting_Category.A];0))" office:value-type="string" office:string-value="scc_Target_Wiz_Spell" calcext:value-type="string">
            <text:p>scc_Target_Wiz_Spell</text:p>
          </table:table-cell>
          <table:table-cell table:number-columns-repeated="2"/>
          <table:table-cell table:formula="of:=&quot;spl_&quot;&amp;SUBSTITUTE(SUBSTITUTE(PROPER([.B183]);&quot;'&quot;;&quot;&quot;);&quot; &quot;;&quot;_&quot;)" office:value-type="string" office:string-value="spl_Subversion" calcext:value-type="string">
            <text:p>spl_Subversion</text:p>
          </table:table-cell>
          <table:table-cell table:number-columns-repeated="3"/>
          <table:table-cell table:style-name="ce14" office:value-type="string" calcext:value-type="string">
            <text:p>Wizard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84];[$XREF_SpellName.H:$XREF_SpellName.H];0))" office:value-type="float" office:value="212" calcext:value-type="float">
            <text:p>212</text:p>
          </table:table-cell>
          <table:table-cell office:value-type="string" calcext:value-type="string">
            <text:p>Summon Champion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4]);&quot;'&quot;;&quot;&quot;);&quot; &quot;;&quot;_&quot;)" office:value-type="string" office:string-value="spl_Summon_Champion" calcext:value-type="string">
            <text:p>spl_Summon_Champion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5];[$XREF_SpellName.H:$XREF_SpellName.H];0))" office:value-type="float" office:value="208" calcext:value-type="float">
            <text:p>208</text:p>
          </table:table-cell>
          <table:table-cell office:value-type="string" calcext:value-type="string">
            <text:p>Summon Hero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85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85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85]);&quot;'&quot;;&quot;&quot;);&quot; &quot;;&quot;_&quot;)" office:value-type="string" office:string-value="spl_Summon_Hero" calcext:value-type="string">
            <text:p>spl_Summon_Hero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6];[$XREF_SpellName.H:$XREF_SpellName.H];0))" office:value-type="float" office:value="203" calcext:value-type="float">
            <text:p>203</text:p>
          </table:table-cell>
          <table:table-cell table:style-name="ce19" office:value-type="string" calcext:value-type="string">
            <text:p>Summoning Circle</text:p>
          </table:table-cell>
          <table:table-cell/>
          <table:table-cell office:value-type="string" calcext:value-type="string">
            <text:p>Special</text:p>
          </table:table-cell>
          <table:table-cell table:formula="of:=INDEX([$XREF_SCC.B:$XREF_SCC.B];MATCH([.B18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8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86]);&quot;'&quot;;&quot;&quot;);&quot; &quot;;&quot;_&quot;)" office:value-type="string" office:string-value="spl_Summoning_Circle" calcext:value-type="string">
            <text:p>spl_Summoning_Circl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office:value-type="string" calcext:value-type="string">
            <text:p>handled in City Enchantment (2); Because STT is City (5)?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87];[$XREF_SpellName.H:$XREF_SpellName.H];0))" office:value-type="float" office:value="79" calcext:value-type="float">
            <text:p>79</text:p>
          </table:table-cell>
          <table:table-cell table:style-name="ce19" office:value-type="string" calcext:value-type="string">
            <text:p>Suppress Magic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7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7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7]);&quot;'&quot;;&quot;&quot;);&quot; &quot;;&quot;_&quot;)" office:value-type="string" office:string-value="spl_Suppress_Magic" calcext:value-type="string">
            <text:p>spl_Suppress_Magic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8];[$XREF_SpellName.H:$XREF_SpellName.H];0))" office:value-type="float" office:value="168" calcext:value-type="float">
            <text:p>168</text:p>
          </table:table-cell>
          <table:table-cell office:value-type="string" calcext:value-type="string">
            <text:p>Terror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88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88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88]);&quot;'&quot;;&quot;&quot;);&quot; &quot;;&quot;_&quot;)" office:value-type="string" office:string-value="spl_Terror" calcext:value-type="string">
            <text:p>spl_Terror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89];[$XREF_SpellName.H:$XREF_SpellName.H];0))" office:value-type="float" office:value="80" calcext:value-type="float">
            <text:p>80</text:p>
          </table:table-cell>
          <table:table-cell table:style-name="ce19" office:value-type="string" calcext:value-type="string">
            <text:p>Time Stop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89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89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89]);&quot;'&quot;;&quot;&quot;);&quot; &quot;;&quot;_&quot;)" office:value-type="string" office:string-value="spl_Time_Stop" calcext:value-type="string">
            <text:p>spl_Time_Stop</text:p>
          </table:table-cell>
          <table:table-cell table:number-columns-repeated="2"/>
          <table:table-cell office:value-type="string" calcext:value-type="string">
            <text:p>handled in-line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0];[$XREF_SpellName.H:$XREF_SpellName.H];0))" office:value-type="float" office:value="157" calcext:value-type="float">
            <text:p>157</text:p>
          </table:table-cell>
          <table:table-cell table:style-name="ce19" office:value-type="string" calcext:value-type="string">
            <text:p>Tranquilit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190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190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190]);&quot;'&quot;;&quot;&quot;);&quot; &quot;;&quot;_&quot;)" office:value-type="string" office:string-value="spl_Tranquility" calcext:value-type="string">
            <text:p>spl_Tranqui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1];[$XREF_SpellName.H:$XREF_SpellName.H];0))" office:value-type="float" office:value="18" calcext:value-type="float">
            <text:p>18</text:p>
          </table:table-cell>
          <table:table-cell office:value-type="string" calcext:value-type="string">
            <text:p>Transmute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Special</text:p>
          </table:table-cell>
          <table:table-cell table:formula="of:=INDEX([$XREF_SCC.B:$XREF_SCC.B];MATCH([.B19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1]);&quot;'&quot;;&quot;&quot;);&quot; &quot;;&quot;_&quot;)" office:value-type="string" office:string-value="spl_Transmute" calcext:value-type="string">
            <text:p>spl_Transmut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Map Square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2];[$XREF_SpellName.H:$XREF_SpellName.H];0))" office:value-type="float" office:value="128" calcext:value-type="float">
            <text:p>128</text:p>
          </table:table-cell>
          <table:table-cell office:value-type="string" calcext:value-type="string">
            <text:p>True Light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19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19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192]);&quot;'&quot;;&quot;&quot;);&quot; &quot;;&quot;_&quot;)" office:value-type="string" office:string-value="spl_True_Light" calcext:value-type="string">
            <text:p>spl_True_Light</text:p>
          </table:table-cell>
          <table:table-cell table:number-columns-repeated="2"/>
          <table:table-cell office:value-type="string" calcext:value-type="string">
            <text:p>~== opposite of Darkness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193];[$XREF_SpellName.H:$XREF_SpellName.H];0))" office:value-type="float" office:value="131" calcext:value-type="float">
            <text:p>131</text:p>
          </table:table-cell>
          <table:table-cell table:style-name="ce19" office:value-type="string" calcext:value-type="string">
            <text:p>True Sight</text:p>
          </table:table-cell>
          <table:table-cell table:number-columns-repeated="2"/>
          <table:table-cell table:formula="of:=INDEX([$XREF_SCC.B:$XREF_SCC.B];MATCH([.B19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19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193]);&quot;'&quot;;&quot;&quot;);&quot; &quot;;&quot;_&quot;)" office:value-type="string" office:string-value="spl_True_Sight" calcext:value-type="string">
            <text:p>spl_True_Sight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4];[$XREF_SpellName.H:$XREF_SpellName.H];0))" office:value-type="float" office:value="136" calcext:value-type="float">
            <text:p>136</text:p>
          </table:table-cell>
          <table:table-cell table:style-name="ce19" office:value-type="string" calcext:value-type="string">
            <text:p>Unicorn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4]);&quot;'&quot;;&quot;&quot;);&quot; &quot;;&quot;_&quot;)" office:value-type="string" office:string-value="spl_Unicorns" calcext:value-type="string">
            <text:p>spl_Unicorn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5];[$XREF_SpellName.H:$XREF_SpellName.H];0))" office:value-type="float" office:value="53" calcext:value-type="float">
            <text:p>53</text:p>
          </table:table-cell>
          <table:table-cell table:style-name="ce19" office:value-type="string" calcext:value-type="string">
            <text:p>Vertigo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195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195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195]);&quot;'&quot;;&quot;&quot;);&quot; &quot;;&quot;_&quot;)" office:value-type="string" office:string-value="spl_Vertigo" calcext:value-type="string">
            <text:p>spl_Vertigo</text:p>
          </table:table-cell>
          <table:table-cell table:number-columns-repeated="7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196];[$XREF_SpellName.H:$XREF_SpellName.H];0))" office:value-type="float" office:value="178" calcext:value-type="float">
            <text:p>178</text:p>
          </table:table-cell>
          <table:table-cell table:style-name="ce19" office:value-type="string" calcext:value-type="string">
            <text:p>Wall of Darkness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6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6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6]);&quot;'&quot;;&quot;&quot;);&quot; &quot;;&quot;_&quot;)" office:value-type="string" office:string-value="spl_Wall_Of_Darkness" calcext:value-type="string">
            <text:p>spl_Wall_Of_Darknes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197];[$XREF_SpellName.H:$XREF_SpellName.H];0))" office:value-type="float" office:value="87" calcext:value-type="float">
            <text:p>87</text:p>
          </table:table-cell>
          <table:table-cell table:style-name="ce19" office:value-type="string" calcext:value-type="string">
            <text:p>Wall of Fire</text:p>
          </table:table-cell>
          <table:table-cell/>
          <table:table-cell office:value-type="string" calcext:value-type="string">
            <text:p>City Enchantment</text:p>
          </table:table-cell>
          <table:table-cell table:formula="of:=INDEX([$XREF_SCC.B:$XREF_SCC.B];MATCH([.B197];[$XREF_SCC.A:$XREF_SCC.A];0))" office:value-type="float" office:value="2" calcext:value-type="float">
            <text:p>2</text:p>
          </table:table-cell>
          <table:table-cell table:formula="of:=INDEX([$Spell_Casting_Category.B:$Spell_Casting_Category.B];MATCH([.E197];[$Spell_Casting_Category.A:$Spell_Casting_Category.A];0))" office:value-type="string" office:string-value="scc_City_Enchantment_Positive" calcext:value-type="string">
            <text:p>scc_City_Enchantment_Positive</text:p>
          </table:table-cell>
          <table:table-cell table:number-columns-repeated="2"/>
          <table:table-cell table:formula="of:=&quot;spl_&quot;&amp;SUBSTITUTE(SUBSTITUTE(PROPER([.B197]);&quot;'&quot;;&quot;&quot;);&quot; &quot;;&quot;_&quot;)" office:value-type="string" office:string-value="spl_Wall_Of_Fire" calcext:value-type="string">
            <text:p>spl_Wall_Of_Fire</text:p>
          </table:table-cell>
          <table:table-cell/>
          <table:table-cell table:style-name="ce13" office:value-type="boolean" office:boolean-value="true" calcext:value-type="boolean">
            <text:p>TRUE</text:p>
          </table:table-cell>
          <table:table-cell table:number-columns-repeated="16373"/>
        </table:table-row>
        <table:table-row table:style-name="ro1">
          <table:table-cell table:style-name="ce15" table:formula="of:=INDEX([$XREF_SpellName.C:$XREF_SpellName.C];MATCH([.B198];[$XREF_SpellName.H:$XREF_SpellName.H];0))" office:value-type="float" office:value="3" calcext:value-type="float">
            <text:p>3</text:p>
          </table:table-cell>
          <table:table-cell office:value-type="string" calcext:value-type="string">
            <text:p>Wall of Stone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City Enchantment</text:p>
          </table:table-cell>
          <table:table-cell table:formula="of:=INDEX([$XREF_SCC.B:$XREF_SCC.B];MATCH([.B198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198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198]);&quot;'&quot;;&quot;&quot;);&quot; &quot;;&quot;_&quot;)" office:value-type="string" office:string-value="spl_Wall_Of_Stone" calcext:value-type="string">
            <text:p>spl_Wall_Of_Stone</text:p>
          </table:table-cell>
          <table:table-cell office:value-type="string" calcext:value-type="string">
            <text:p>City Spells</text:p>
          </table:table-cell>
          <table:table-cell table:style-name="ce13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City</text:p>
          </table:table-cell>
          <table:table-cell table:number-columns-repeated="16371"/>
        </table:table-row>
        <table:table-row table:style-name="ro1">
          <table:table-cell table:style-name="ce15" table:formula="of:=INDEX([$XREF_SpellName.C:$XREF_SpellName.C];MATCH([.B199];[$XREF_SpellName.H:$XREF_SpellName.H];0))" office:value-type="float" office:value="6" calcext:value-type="float">
            <text:p>6</text:p>
          </table:table-cell>
          <table:table-cell table:style-name="ce19" office:value-type="string" calcext:value-type="string">
            <text:p>War Bear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199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199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199]);&quot;'&quot;;&quot;&quot;);&quot; &quot;;&quot;_&quot;)" office:value-type="string" office:string-value="spl_War_Bears" calcext:value-type="string">
            <text:p>spl_War_Bear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0];[$XREF_SpellName.H:$XREF_SpellName.H];0))" office:value-type="float" office:value="89" calcext:value-type="float">
            <text:p>89</text:p>
          </table:table-cell>
          <table:table-cell office:value-type="string" calcext:value-type="string">
            <text:p>Warp Creature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0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0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0]);&quot;'&quot;;&quot;&quot;);&quot; &quot;;&quot;_&quot;)" office:value-type="string" office:string-value="spl_Warp_Creature" calcext:value-type="string">
            <text:p>spl_Warp_Creature</text:p>
          </table:table-cell>
          <table:table-cell table:number-columns-repeated="7"/>
          <table:table-cell table:number-columns-repeated="2" table:style-name="ce11" office:value-type="boolean" office:boolean-value="true" calcext:value-type="boolean">
            <text:p>TRUE</text:p>
          </table:table-cell>
          <table:table-cell table:number-columns-repeated="16366"/>
        </table:table-row>
        <table:table-row table:style-name="ro1">
          <table:table-cell table:style-name="ce15" table:formula="of:=INDEX([$XREF_SpellName.C:$XREF_SpellName.C];MATCH([.B201];[$XREF_SpellName.H:$XREF_SpellName.H];0))" office:value-type="float" office:value="101" calcext:value-type="float">
            <text:p>101</text:p>
          </table:table-cell>
          <table:table-cell table:style-name="ce19" office:value-type="string" calcext:value-type="string">
            <text:p>Warp Lightning</text:p>
          </table:table-cell>
          <table:table-cell/>
          <table:table-cell office:value-type="string" calcext:value-type="string">
            <text:p>Instant Combat</text:p>
          </table:table-cell>
          <table:table-cell table:formula="of:=INDEX([$XREF_SCC.B:$XREF_SCC.B];MATCH([.B201];[$XREF_SCC.A:$XREF_SCC.A];0))" office:value-type="float" office:value="4" calcext:value-type="float">
            <text:p>4</text:p>
          </table:table-cell>
          <table:table-cell table:formula="of:=INDEX([$Spell_Casting_Category.B:$Spell_Casting_Category.B];MATCH([.E201];[$Spell_Casting_Category.A:$Spell_Casting_Category.A];0))" office:value-type="string" office:string-value="scc_Direct_Damage_Fixed" calcext:value-type="string">
            <text:p>scc_Direct_Damage_Fixed</text:p>
          </table:table-cell>
          <table:table-cell table:number-columns-repeated="2"/>
          <table:table-cell table:formula="of:=&quot;spl_&quot;&amp;SUBSTITUTE(SUBSTITUTE(PROPER([.B201]);&quot;'&quot;;&quot;&quot;);&quot; &quot;;&quot;_&quot;)" office:value-type="string" office:string-value="spl_Warp_Lightning" calcext:value-type="string">
            <text:p>spl_Warp_Lightn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2];[$XREF_SpellName.H:$XREF_SpellName.H];0))" office:value-type="float" office:value="186" calcext:value-type="float">
            <text:p>186</text:p>
          </table:table-cell>
          <table:table-cell office:value-type="string" calcext:value-type="string">
            <text:p>Warp Node</text:p>
          </table:table-cell>
          <table:table-cell office:value-type="string" calcext:value-type="string">
            <text:p>Overland-Only</text:p>
          </table:table-cell>
          <table:table-cell/>
          <table:table-cell table:formula="of:=INDEX([$XREF_SCC.B:$XREF_SCC.B];MATCH([.B202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2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2]);&quot;'&quot;;&quot;&quot;);&quot; &quot;;&quot;_&quot;)" office:value-type="string" office:string-value="spl_Warp_Node" calcext:value-type="string">
            <text:p>spl_Warp_Node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3];[$XREF_SpellName.H:$XREF_SpellName.H];0))" office:value-type="float" office:value="108" calcext:value-type="float">
            <text:p>108</text:p>
          </table:table-cell>
          <table:table-cell office:value-type="string" calcext:value-type="string">
            <text:p>Warp Reality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03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03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03]);&quot;'&quot;;&quot;&quot;);&quot; &quot;;&quot;_&quot;)" office:value-type="string" office:string-value="spl_Warp_Reality" calcext:value-type="string">
            <text:p>spl_Warp_Realit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4];[$XREF_SpellName.H:$XREF_SpellName.H];0))" office:value-type="float" office:value="81" calcext:value-type="float">
            <text:p>81</text:p>
          </table:table-cell>
          <table:table-cell office:value-type="string" calcext:value-type="string">
            <text:p>Warp Wood</text:p>
          </table:table-cell>
          <table:table-cell office:value-type="string" calcext:value-type="string">
            <text:p>¿ BOTH ?</text:p>
          </table:table-cell>
          <table:table-cell/>
          <table:table-cell table:formula="of:=INDEX([$XREF_SCC.B:$XREF_SCC.B];MATCH([.B204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04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04]);&quot;'&quot;;&quot;&quot;);&quot; &quot;;&quot;_&quot;)" office:value-type="string" office:string-value="spl_Warp_Wood" calcext:value-type="string">
            <text:p>spl_Warp_Wood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5];[$XREF_SpellName.H:$XREF_SpellName.H];0))" office:value-type="float" office:value="8" calcext:value-type="float">
            <text:p>8</text:p>
          </table:table-cell>
          <table:table-cell table:style-name="ce19" office:value-type="string" calcext:value-type="string">
            <text:p>Water Walking</text:p>
          </table:table-cell>
          <table:table-cell table:number-columns-repeated="2"/>
          <table:table-cell table:formula="of:=INDEX([$XREF_SCC.B:$XREF_SCC.B];MATCH([.B205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5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5]);&quot;'&quot;;&quot;&quot;);&quot; &quot;;&quot;_&quot;)" office:value-type="string" office:string-value="spl_Water_Walking" calcext:value-type="string">
            <text:p>spl_Water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6];[$XREF_SpellName.H:$XREF_SpellName.H];0))" office:value-type="float" office:value="162" calcext:value-type="float">
            <text:p>162</text:p>
          </table:table-cell>
          <table:table-cell table:style-name="ce19" office:value-type="string" calcext:value-type="string">
            <text:p>Weakness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6];[$XREF_SCC.A:$XREF_SCC.A];0))" office:value-type="float" office:value="13" calcext:value-type="float">
            <text:p>13</text:p>
          </table:table-cell>
          <table:table-cell table:formula="of:=INDEX([$Spell_Casting_Category.B:$Spell_Casting_Category.B];MATCH([.E206];[$Spell_Casting_Category.A:$Spell_Casting_Category.A];0))" office:value-type="string" office:string-value="scc_Resistable_Spell" calcext:value-type="string">
            <text:p>scc_Resistable_Spell</text:p>
          </table:table-cell>
          <table:table-cell table:number-columns-repeated="2"/>
          <table:table-cell table:formula="of:=&quot;spl_&quot;&amp;SUBSTITUTE(SUBSTITUTE(PROPER([.B206]);&quot;'&quot;;&quot;&quot;);&quot; &quot;;&quot;_&quot;)" office:value-type="string" office:string-value="spl_Weakness" calcext:value-type="string">
            <text:p>spl_Weakness</text:p>
          </table:table-cell>
          <table:table-cell table:number-columns-repeated="2"/>
          <table:table-cell office:value-type="string" calcext:value-type="string">
            <text:p>has Combat Effect</text:p>
          </table:table-cell>
          <table:table-cell table:number-columns-repeated="4"/>
          <table:table-cell table:style-name="ce11" office:value-type="boolean" office:boolean-value="true" calcext:value-type="boolean">
            <text:p>TRUE</text:p>
          </table:table-cell>
          <table:table-cell table:number-columns-repeated="16367"/>
        </table:table-row>
        <table:table-row table:style-name="ro1">
          <table:table-cell table:style-name="ce15" table:formula="of:=INDEX([$XREF_SpellName.C:$XREF_SpellName.C];MATCH([.B207];[$XREF_SpellName.H:$XREF_SpellName.H];0))" office:value-type="float" office:value="5" calcext:value-type="float">
            <text:p>5</text:p>
          </table:table-cell>
          <table:table-cell office:value-type="string" calcext:value-type="string">
            <text:p>Web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reature Enchantment</text:p>
          </table:table-cell>
          <table:table-cell table:formula="of:=INDEX([$XREF_SCC.B:$XREF_SCC.B];MATCH([.B207];[$XREF_SCC.A:$XREF_SCC.A];0))" office:value-type="float" office:value="14" calcext:value-type="float">
            <text:p>14</text:p>
          </table:table-cell>
          <table:table-cell table:formula="of:=INDEX([$Spell_Casting_Category.B:$Spell_Casting_Category.B];MATCH([.E207];[$Spell_Casting_Category.A:$Spell_Casting_Category.A];0))" office:value-type="string" office:string-value="scc_Unresistable_Spell" calcext:value-type="string">
            <text:p>scc_Unresistable_Spell</text:p>
          </table:table-cell>
          <table:table-cell table:number-columns-repeated="2"/>
          <table:table-cell table:formula="of:=&quot;spl_&quot;&amp;SUBSTITUTE(SUBSTITUTE(PROPER([.B207]);&quot;'&quot;;&quot;&quot;);&quot; &quot;;&quot;_&quot;)" office:value-type="string" office:string-value="spl_Web" calcext:value-type="string">
            <text:p>spl_Web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8];[$XREF_SpellName.H:$XREF_SpellName.H];0))" office:value-type="float" office:value="57" calcext:value-type="float">
            <text:p>57</text:p>
          </table:table-cell>
          <table:table-cell table:style-name="ce19" office:value-type="string" calcext:value-type="string">
            <text:p>Wind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08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08];[$Spell_Casting_Category.A:$Spell_Casting_Category.A];0))" office:value-type="string" office:string-value="scc_Global_Enchantment" calcext:value-type="string">
            <text:p>scc_Global_Enchantment</text:p>
          </table:table-cell>
          <table:table-cell table:number-columns-repeated="2"/>
          <table:table-cell table:formula="of:=&quot;spl_&quot;&amp;SUBSTITUTE(SUBSTITUTE(PROPER([.B208]);&quot;'&quot;;&quot;&quot;);&quot; &quot;;&quot;_&quot;)" office:value-type="string" office:string-value="spl_Wind_Mastery" calcext:value-type="string">
            <text:p>spl_Wind_Mastery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09];[$XREF_SpellName.H:$XREF_SpellName.H];0))" office:value-type="float" office:value="63" calcext:value-type="float">
            <text:p>63</text:p>
          </table:table-cell>
          <table:table-cell table:style-name="ce19" office:value-type="string" calcext:value-type="string">
            <text:p>Wind Walking</text:p>
          </table:table-cell>
          <table:table-cell table:number-columns-repeated="2"/>
          <table:table-cell table:formula="of:=INDEX([$XREF_SCC.B:$XREF_SCC.B];MATCH([.B209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09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09]);&quot;'&quot;;&quot;&quot;);&quot; &quot;;&quot;_&quot;)" office:value-type="string" office:string-value="spl_Wind_Walking" calcext:value-type="string">
            <text:p>spl_Wind_Walking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0];[$XREF_SpellName.H:$XREF_SpellName.H];0))" office:value-type="float" office:value="192" calcext:value-type="float">
            <text:p>192</text:p>
          </table:table-cell>
          <table:table-cell table:style-name="ce19" office:value-type="string" calcext:value-type="string">
            <text:p>Word of Death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Instant Combat</text:p>
          </table:table-cell>
          <table:table-cell table:formula="of:=INDEX([$XREF_SCC.B:$XREF_SCC.B];MATCH([.B210];[$XREF_SCC.A:$XREF_SCC.A];0))" office:value-type="float" office:value="12" calcext:value-type="float">
            <text:p>12</text:p>
          </table:table-cell>
          <table:table-cell table:formula="of:=INDEX([$Spell_Casting_Category.B:$Spell_Casting_Category.B];MATCH([.E210];[$Spell_Casting_Category.A:$Spell_Casting_Category.A];0))" office:value-type="string" office:string-value="scc_Combat_Destroy_Unit" calcext:value-type="string">
            <text:p>scc_Combat_Destroy_Unit</text:p>
          </table:table-cell>
          <table:table-cell table:number-columns-repeated="2"/>
          <table:table-cell table:formula="of:=&quot;spl_&quot;&amp;SUBSTITUTE(SUBSTITUTE(PROPER([.B210]);&quot;'&quot;;&quot;&quot;);&quot; &quot;;&quot;_&quot;)" office:value-type="string" office:string-value="spl_Word_Of_Death" calcext:value-type="string">
            <text:p>spl_Word_Of_Death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1];[$XREF_SpellName.H:$XREF_SpellName.H];0))" office:value-type="float" office:value="47" calcext:value-type="float">
            <text:p>47</text:p>
          </table:table-cell>
          <table:table-cell office:value-type="string" calcext:value-type="string">
            <text:p>Word of Recall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Instant</text:p>
          </table:table-cell>
          <table:table-cell table:formula="of:=INDEX([$XREF_SCC.B:$XREF_SCC.B];MATCH([.B211];[$XREF_SCC.A:$XREF_SCC.A];0))" office:value-type="float" office:value="5" calcext:value-type="float">
            <text:p>5</text:p>
          </table:table-cell>
          <table:table-cell table:formula="of:=INDEX([$Spell_Casting_Category.B:$Spell_Casting_Category.B];MATCH([.E211];[$Spell_Casting_Category.A:$Spell_Casting_Category.A];0))" office:value-type="string" office:string-value="scc_Special_Spell" calcext:value-type="string">
            <text:p>scc_Special_Spell</text:p>
          </table:table-cell>
          <table:table-cell table:number-columns-repeated="2"/>
          <table:table-cell table:formula="of:=&quot;spl_&quot;&amp;SUBSTITUTE(SUBSTITUTE(PROPER([.B211]);&quot;'&quot;;&quot;&quot;);&quot; &quot;;&quot;_&quot;)" office:value-type="string" office:string-value="spl_Word_Of_Recall" calcext:value-type="string">
            <text:p>spl_Word_Of_Recall</text:p>
          </table:table-cell>
          <table:table-cell table:number-columns-repeated="2"/>
          <table:table-cell office:value-type="string" calcext:value-type="string">
            <text:p>described as Instant, listed in Special</text:p>
          </table:table-cell>
          <table:table-cell table:number-columns-repeated="16372"/>
        </table:table-row>
        <table:table-row table:style-name="ro1">
          <table:table-cell table:style-name="ce15" table:formula="of:=INDEX([$XREF_SpellName.C:$XREF_SpellName.C];MATCH([.B212];[$XREF_SpellName.H:$XREF_SpellName.H];0))" office:value-type="float" office:value="182" calcext:value-type="float">
            <text:p>182</text:p>
          </table:table-cell>
          <table:table-cell office:value-type="string" calcext:value-type="string">
            <text:p>Wrack</text:p>
          </table:table-cell>
          <table:table-cell office:value-type="string" calcext:value-type="string">
            <text:p>Combat-Only</text:p>
          </table:table-cell>
          <table:table-cell office:value-type="string" calcext:value-type="string">
            <text:p>Combat Enchantment</text:p>
          </table:table-cell>
          <table:table-cell table:formula="of:=INDEX([$XREF_SCC.B:$XREF_SCC.B];MATCH([.B212];[$XREF_SCC.A:$XREF_SCC.A];0))" office:value-type="float" office:value="10" calcext:value-type="float">
            <text:p>10</text:p>
          </table:table-cell>
          <table:table-cell table:formula="of:=INDEX([$Spell_Casting_Category.B:$Spell_Casting_Category.B];MATCH([.E212];[$Spell_Casting_Category.A:$Spell_Casting_Category.A];0))" office:value-type="string" office:string-value="scc_Battlefield_Spell" calcext:value-type="string">
            <text:p>scc_Battlefield_Spell</text:p>
          </table:table-cell>
          <table:table-cell table:number-columns-repeated="2"/>
          <table:table-cell table:formula="of:=&quot;spl_&quot;&amp;SUBSTITUTE(SUBSTITUTE(PROPER([.B212]);&quot;'&quot;;&quot;&quot;);&quot; &quot;;&quot;_&quot;)" office:value-type="string" office:string-value="spl_Wrack" calcext:value-type="string">
            <text:p>spl_Wrack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3];[$XREF_SpellName.H:$XREF_SpellName.H];0))" office:value-type="float" office:value="181" calcext:value-type="float">
            <text:p>181</text:p>
          </table:table-cell>
          <table:table-cell table:style-name="ce19" office:value-type="string" calcext:value-type="string">
            <text:p>Wraith Form</text:p>
          </table:table-cell>
          <table:table-cell table:number-columns-repeated="2"/>
          <table:table-cell table:formula="of:=INDEX([$XREF_SCC.B:$XREF_SCC.B];MATCH([.B213];[$XREF_SCC.A:$XREF_SCC.A];0))" office:value-type="float" office:value="1" calcext:value-type="float">
            <text:p>1</text:p>
          </table:table-cell>
          <table:table-cell table:formula="of:=INDEX([$Spell_Casting_Category.B:$Spell_Casting_Category.B];MATCH([.E213];[$Spell_Casting_Category.A:$Spell_Casting_Category.A];0))" office:value-type="string" office:string-value="scc_Unit_Enchantment" calcext:value-type="string">
            <text:p>scc_Unit_Enchantment</text:p>
          </table:table-cell>
          <table:table-cell table:number-columns-repeated="2"/>
          <table:table-cell table:formula="of:=&quot;spl_&quot;&amp;SUBSTITUTE(SUBSTITUTE(PROPER([.B213]);&quot;'&quot;;&quot;&quot;);&quot; &quot;;&quot;_&quot;)" office:value-type="string" office:string-value="spl_Wraith_Form" calcext:value-type="string">
            <text:p>spl_Wraith_Form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4];[$XREF_SpellName.H:$XREF_SpellName.H];0))" office:value-type="float" office:value="184" calcext:value-type="float">
            <text:p>184</text:p>
          </table:table-cell>
          <table:table-cell table:style-name="ce19" office:value-type="string" calcext:value-type="string">
            <text:p>Wraiths</text:p>
          </table:table-cell>
          <table:table-cell/>
          <table:table-cell office:value-type="string" calcext:value-type="string">
            <text:p>Summoning</text:p>
          </table:table-cell>
          <table:table-cell table:formula="of:=INDEX([$XREF_SCC.B:$XREF_SCC.B];MATCH([.B214];[$XREF_SCC.A:$XREF_SCC.A];0))" office:value-type="float" office:value="0" calcext:value-type="float">
            <text:p>0</text:p>
          </table:table-cell>
          <table:table-cell table:formula="of:=INDEX([$Spell_Casting_Category.B:$Spell_Casting_Category.B];MATCH([.E214];[$Spell_Casting_Category.A:$Spell_Casting_Category.A];0))" office:value-type="string" office:string-value="scc_Summoning" calcext:value-type="string">
            <text:p>scc_Summoning</text:p>
          </table:table-cell>
          <table:table-cell table:number-columns-repeated="2"/>
          <table:table-cell table:formula="of:=&quot;spl_&quot;&amp;SUBSTITUTE(SUBSTITUTE(PROPER([.B214]);&quot;'&quot;;&quot;&quot;);&quot; &quot;;&quot;_&quot;)" office:value-type="string" office:string-value="spl_Wraiths" calcext:value-type="string">
            <text:p>spl_Wraiths</text:p>
          </table:table-cell>
          <table:table-cell table:number-columns-repeated="16375"/>
        </table:table-row>
        <table:table-row table:style-name="ro1">
          <table:table-cell table:style-name="ce15" table:formula="of:=INDEX([$XREF_SpellName.C:$XREF_SpellName.C];MATCH([.B215];[$XREF_SpellName.H:$XREF_SpellName.H];0))" office:value-type="float" office:value="188" calcext:value-type="float">
            <text:p>188</text:p>
          </table:table-cell>
          <table:table-cell table:style-name="ce19" office:value-type="string" calcext:value-type="string">
            <text:p>Zombie Mastery</text:p>
          </table:table-cell>
          <table:table-cell office:value-type="string" calcext:value-type="string">
            <text:p>Overland-Only</text:p>
          </table:table-cell>
          <table:table-cell office:value-type="string" calcext:value-type="string">
            <text:p>Global Enchantment</text:p>
          </table:table-cell>
          <table:table-cell table:formula="of:=INDEX([$XREF_SCC.B:$XREF_SCC.B];MATCH([.B215];[$XREF_SCC.A:$XREF_SCC.A];0))" office:value-type="float" office:value="9" calcext:value-type="float">
            <text:p>9</text:p>
          </table:table-cell>
          <table:table-cell table:formula="of:=INDEX([$Spell_Casting_Category.B:$Spell_Casting_Category.B];MATCH([.E215];[$Spell_Casting_Category.A:$Spell_Casting_Category.A];0))" office:value-type="string" office:string-value="scc_Global_Enchantment" calcext:value-type="string">
            <text:p>scc_Global_Enchantment</text:p>
          </table:table-cell>
          <table:table-cell office:value-type="string" calcext:value-type="string">
            <text:p>Death</text:p>
          </table:table-cell>
          <table:table-cell/>
          <table:table-cell table:formula="of:=&quot;spl_&quot;&amp;SUBSTITUTE(SUBSTITUTE(PROPER([.B215]);&quot;'&quot;;&quot;&quot;);&quot; &quot;;&quot;_&quot;)" office:value-type="string" office:string-value="spl_Zombie_Mastery" calcext:value-type="string">
            <text:p>spl_Zombie_Mastery</text:p>
          </table:table-cell>
          <table:table-cell table:number-columns-repeated="16375"/>
        </table:table-row>
        <table:table-row table:style-name="ro1" table:number-rows-repeated="104836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P_Spell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table:number-columns-repeated="2"/>
          <table:table-cell office:value-type="string" calcext:value-type="string">
            <text:p>Computer Player Target Pick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/>
          <table:table-cell office:value-type="string" calcext:value-type="string">
            <text:p>spl_Wall_Of_Stone</text:p>
          </table:table-cell>
          <table:table-cell office:value-type="string" calcext:value-type="string">
            <text:p>AITP_WallofStone()</text:p>
          </table:table-cell>
        </table:table-row>
        <table:table-row table:style-name="ro3">
          <table:table-cell/>
          <table:table-cell office:value-type="string" calcext:value-type="string">
            <text:p>spl_Move_Fortress</text:p>
          </table:table-cell>
          <table:table-cell office:value-type="string" calcext:value-type="string">
            <text:p>AITP_MoveFortress()</text:p>
          </table:table-cell>
        </table:table-row>
        <table:table-row table:style-name="ro3">
          <table:table-cell/>
          <table:table-cell office:value-type="string" calcext:value-type="string">
            <text:p>spl_Earth_Gate</text:p>
          </table:table-cell>
          <table:table-cell office:value-type="string" calcext:value-type="string">
            <text:p>AITP_EarthGate()</text:p>
          </table:table-cell>
        </table:table-row>
        <table:table-row table:style-name="ro3">
          <table:table-cell/>
          <table:table-cell office:value-type="string" calcext:value-type="string">
            <text:p>spl_Flying_Fortress</text:p>
          </table:table-cell>
          <table:table-cell office:value-type="string" calcext:value-type="string">
            <text:p>AITP_FlyingFortress()</text:p>
          </table:table-cell>
        </table:table-row>
        <table:table-row table:style-name="ro3">
          <table:table-cell/>
          <table:table-cell office:value-type="string" calcext:value-type="string">
            <text:p>spl_Wall_Of_Fire</text:p>
          </table:table-cell>
          <table:table-cell office:value-type="string" calcext:value-type="string">
            <text:p>AITP_WallofFire()</text:p>
          </table:table-cell>
        </table:table-row>
        <table:table-row table:style-name="ro3">
          <table:table-cell/>
          <table:table-cell office:value-type="string" calcext:value-type="string">
            <text:p>spl_Heavenly_Light</text:p>
          </table:table-cell>
          <table:table-cell office:value-type="string" calcext:value-type="string">
            <text:p>AITP_HeavenlyLight()</text:p>
          </table:table-cell>
        </table:table-row>
        <table:table-row table:style-name="ro3">
          <table:table-cell/>
          <table:table-cell office:value-type="string" calcext:value-type="string">
            <text:p>spl_Altar_Of_Battle</text:p>
          </table:table-cell>
          <table:table-cell office:value-type="string" calcext:value-type="string">
            <text:p>AITP_AltarofBattle()</text:p>
          </table:table-cell>
        </table:table-row>
        <table:table-row table:style-name="ro3">
          <table:table-cell/>
          <table:table-cell office:value-type="string" calcext:value-type="string">
            <text:p>spl_Inspirations</text:p>
          </table:table-cell>
          <table:table-cell office:value-type="string" calcext:value-type="string">
            <text:p>AITP_Inspirations()</text:p>
          </table:table-cell>
        </table:table-row>
        <table:table-row table:style-name="ro3">
          <table:table-cell/>
          <table:table-cell office:value-type="string" calcext:value-type="string">
            <text:p>spl_Stream_Of_Life</text:p>
          </table:table-cell>
          <table:table-cell office:value-type="string" calcext:value-type="string">
            <text:p>AITP_StreamofLife()</text:p>
          </table:table-cell>
        </table:table-row>
        <table:table-row table:style-name="ro3">
          <table:table-cell/>
          <table:table-cell office:value-type="string" calcext:value-type="string">
            <text:p>spl_Astral_Gate</text:p>
          </table:table-cell>
          <table:table-cell office:value-type="string" calcext:value-type="string">
            <text:p>AITP_AstralGate()</text:p>
          </table:table-cell>
        </table:table-row>
        <table:table-row table:style-name="ro3">
          <table:table-cell/>
          <table:table-cell office:value-type="string" calcext:value-type="string">
            <text:p>spl_Prosperity</text:p>
          </table:table-cell>
          <table:table-cell office:value-type="string" calcext:value-type="string">
            <text:p>AITP_Prosperity()</text:p>
          </table:table-cell>
        </table:table-row>
        <table:table-row table:style-name="ro3">
          <table:table-cell/>
          <table:table-cell office:value-type="string" calcext:value-type="string">
            <text:p>spl_Consecration</text:p>
          </table:table-cell>
          <table:table-cell office:value-type="string" calcext:value-type="string">
            <text:p>AITP_Consecration()</text:p>
          </table:table-cell>
        </table:table-row>
        <table:table-row table:style-name="ro3">
          <table:table-cell/>
          <table:table-cell office:value-type="string" calcext:value-type="string">
            <text:p>spl_Cloud_Of_Shadow</text:p>
          </table:table-cell>
          <table:table-cell office:value-type="string" calcext:value-type="string">
            <text:p>AITP_CloudofShadow()</text:p>
          </table:table-cell>
        </table:table-row>
        <table:table-row table:style-name="ro3">
          <table:table-cell/>
          <table:table-cell office:value-type="string" calcext:value-type="string">
            <text:p>spl_Summoning_Circle</text:p>
          </table:table-cell>
          <table:table-cell office:value-type="string" calcext:value-type="string">
            <text:p>AITP_Summoning_Circle()</text:p>
          </table:table-cell>
        </table:table-row>
        <table:table-row table:style-name="ro3">
          <table:table-cell/>
          <table:table-cell office:value-type="string" calcext:value-type="string">
            <text:p>spl_Dark_Rituals</text:p>
          </table:table-cell>
          <table:table-cell office:value-type="string" calcext:value-type="string">
            <text:p>AITP_DarkRituals()</text:p>
          </table:table-cell>
        </table:table-row>
        <table:table-row table:style-name="ro3">
          <table:table-cell/>
          <table:table-cell office:value-type="string" calcext:value-type="string">
            <text:p>spl_Gaias_Blessing</text:p>
          </table:table-cell>
          <table:table-cell office:value-type="string" calcext:value-type="string">
            <text:p>AITP_GaiasBlessing()</text:p>
          </table:table-cell>
        </table:table-row>
      </table:table>
      <table:table table:name="Spell_Casting_Category" table:style-name="ta1">
        <office:forms form:automatic-focus="false" form:apply-design-mode="false"/>
        <table:table-column table:style-name="co17" table:default-cell-style-name="ce16"/>
        <table:table-column table:style-name="co18" table:default-cell-style-name="ce16"/>
        <table:table-column table:style-name="co3" table:number-columns-repeated="2" table:default-cell-style-name="ce16"/>
        <table:table-column table:style-name="co14" table:number-columns-repeated="16380" table:default-cell-style-name="ce16"/>
        <table:table-row table:style-name="ro1">
          <table:table-cell table:style-name="ce1" office:value-type="string" calcext:value-type="string">
            <text:p>SCC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Ovl Code-Path</text:p>
          </table:table-cell>
          <table:table-cell office:value-type="string" calcext:value-type="string">
            <text:p>Cmb Code-Path</text:p>
          </table:table-cell>
          <table:table-cell table:number-columns-repeated="16380"/>
        </table:table-row>
        <table:table-row table:style-name="ro1">
          <table:table-cell table:style-name="ce15" office:value-type="float" office:value="-1" calcext:value-type="float">
            <text:p>-1</text:p>
          </table:table-cell>
          <table:table-cell office:value-type="string" calcext:value-type="string">
            <text:p>scc_None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9" office:value-type="string" calcext:value-type="string">
            <text:p>scc_Summoning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9" office:value-type="string" calcext:value-type="string">
            <text:p>scc_Unit_Enchantment</text:p>
          </table:table-cell>
          <table:table-cell table:style-name="ce26" office:value-type="string" calcext:value-type="string">
            <text:p>1, 15</text:p>
          </table:table-cell>
          <table:table-cell table:style-name="ce26" office:value-type="string" calcext:value-type="string">
            <text:p>1,15</text:p>
          </table:table-cell>
          <table:table-cell table:number-columns-repeated="16380"/>
        </table:table-row>
        <table:table-row table:style-name="ro2">
          <table:table-cell table:style-name="ce15" office:value-type="float" office:value="2" calcext:value-type="float">
            <text:p>2</text:p>
          </table:table-cell>
          <table:table-cell table:style-name="ce19" office:value-type="string" calcext:value-type="string">
            <text:p><text:span text:style-name="T1">scc_</text:span>City_Enchantment_Positive</text:p>
          </table:table-cell>
          <table:table-cell table:number-columns-repeated="2" table:style-name="ce26" office:value-type="float" office:value="2" calcext:value-type="float">
            <text:p>2</text:p>
          </table:table-cell>
          <table:table-cell table:number-columns-repeated="16380"/>
        </table:table-row>
        <table:table-row table:style-name="ro2">
          <table:table-cell table:style-name="ce15" office:value-type="float" office:value="3" calcext:value-type="float">
            <text:p>3</text:p>
          </table:table-cell>
          <table:table-cell table:style-name="ce19" office:value-type="string" calcext:value-type="string">
            <text:p><text:span text:style-name="T1">scc_</text:span>City_Enchantment_Negative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4" calcext:value-type="float">
            <text:p>4</text:p>
          </table:table-cell>
          <table:table-cell table:style-name="ce19" office:value-type="string" calcext:value-type="string">
            <text:p>scc_Direct_Damage_Fixed</text:p>
          </table:table-cell>
          <table:table-cell table:number-columns-repeated="2" table:style-name="ce26" office:value-type="float" office:value="4" calcext:value-type="float">
            <text:p>4</text:p>
          </table:table-cell>
          <table:table-cell table:number-columns-repeated="16380"/>
        </table:table-row>
        <table:table-row table:style-name="ro2">
          <table:table-cell table:style-name="ce15" office:value-type="float" office:value="5" calcext:value-type="float">
            <text:p>5</text:p>
          </table:table-cell>
          <table:table-cell office:value-type="string" calcext:value-type="string">
            <text:p><text:span text:style-name="T1">scc_</text:span>Special_Spell</text:p>
          </table:table-cell>
          <table:table-cell table:number-columns-repeated="2" table:style-name="ce26" office:value-type="float" office:value="5" calcext:value-type="float">
            <text:p>5</text:p>
          </table:table-cell>
          <table:table-cell table:number-columns-repeated="16380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office:value-type="string" calcext:value-type="string">
            <text:p><text:span text:style-name="T1">scc_</text:span>Target_Wiz_Spell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office:value-type="string" calcext:value-type="string">
            <text:p>N/A</text:p>
          </table:table-cell>
          <table:table-cell table:number-columns-repeated="2"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9" office:value-type="string" calcext:value-type="string">
            <text:p>scc_Global_Enchantment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0" calcext:value-type="float">
            <text:p>10</text:p>
          </table:table-cell>
          <table:table-cell office:value-type="string" calcext:value-type="string">
            <text:p><text:span text:style-name="T1">scc_</text:span>Battlefield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table:number-columns-repeated="1638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office:value-type="string" calcext:value-type="string">
            <text:p>scc_Crafting_Spell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2" calcext:value-type="float">
            <text:p>12</text:p>
          </table:table-cell>
          <table:table-cell office:value-type="string" calcext:value-type="string">
            <text:p>scc_Combat_Destroy_Unit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table:number-columns-repeated="16380"/>
        </table:table-row>
        <table:table-row table:style-name="ro2">
          <table:table-cell table:style-name="ce15" office:value-type="float" office:value="13" calcext:value-type="float">
            <text:p>13</text:p>
          </table:table-cell>
          <table:table-cell office:value-type="string" calcext:value-type="string">
            <text:p><text:span text:style-name="T1">scc_</text:span>R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2">
          <table:table-cell table:style-name="ce15" office:value-type="float" office:value="14" calcext:value-type="float">
            <text:p>14</text:p>
          </table:table-cell>
          <table:table-cell office:value-type="string" calcext:value-type="string">
            <text:p><text:span text:style-name="T1">scc_Unr</text:span>esistable_Spell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16380"/>
        </table:table-row>
        <table:table-row table:style-name="ro2"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scc_Unit_Enchantment_Normal_Only</text:p>
          </table:table-cell>
          <table:table-cell table:style-name="ce26"/>
          <table:table-cell table:style-name="ce26" office:value-type="string" calcext:value-type="string">
            <text:p>1,15</text:p>
          </table:table-cell>
          <table:table-cell office:value-type="string" calcext:value-type="string">
            <text:p>broken, special check in Cast_Spell_Overland(); also, Black Channels, Chaos Channels</text:p>
          </table:table-cell>
          <table:table-cell table:number-columns-repeated="16379"/>
        </table:table-row>
        <table:table-row table:style-name="ro2">
          <table:table-cell table:style-name="ce15" office:value-type="float" office:value="16" calcext:value-type="float">
            <text:p>16</text:p>
          </table:table-cell>
          <table:table-cell office:value-type="string" calcext:value-type="string">
            <text:p><text:span text:style-name="T1">scc_</text:span>Mundane_Curs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3,16</text:p>
          </table:table-cell>
          <table:table-cell table:number-columns-repeated="16380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office:value-type="string" calcext:value-type="string">
            <text:p>N/A</text:p>
          </table:table-cell>
          <table:table-cell table:style-name="ce26" office:value-type="string" calcext:value-type="string">
            <text:p>6, 17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18" calcext:value-type="float">
            <text:p>18</text:p>
          </table:table-cell>
          <table:table-cell table:style-name="ce19" office:value-type="string" calcext:value-type="string">
            <text:p><text:span text:style-name="T1">scc_</text:span>Dispels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16380"/>
        </table:table-row>
        <table:table-row table:style-name="ro2">
          <table:table-cell table:style-name="ce15" office:value-type="float" office:value="19" calcext:value-type="float">
            <text:p>19</text:p>
          </table:table-cell>
          <table:table-cell table:style-name="ce19" office:value-type="string" calcext:value-type="string">
            <text:p><text:span text:style-name="T1">scc_</text:span>Disenchants</text:p>
          </table:table-cell>
          <table:table-cell table:number-columns-repeated="2" table:style-name="ce26" office:value-type="float" office:value="19" calcext:value-type="float">
            <text:p>19</text:p>
          </table:table-cell>
          <table:table-cell table:number-columns-repeated="16380"/>
        </table:table-row>
        <table:table-row table:style-name="ro2">
          <table:table-cell table:style-name="ce15" office:value-type="float" office:value="20" calcext:value-type="float">
            <text:p>20</text:p>
          </table:table-cell>
          <table:table-cell table:style-name="ce19" office:value-type="string" calcext:value-type="string">
            <text:p><text:span text:style-name="T1">scc_</text:span>Disjunctions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string" calcext:value-type="string">
            <text:p>DNE</text:p>
          </table:table-cell>
          <table:table-cell table:number-columns-repeated="16380"/>
        </table:table-row>
        <table:table-row table:style-name="ro2">
          <table:table-cell table:style-name="ce15" office:value-type="float" office:value="21" calcext:value-type="float">
            <text:p>21</text:p>
          </table:table-cell>
          <table:table-cell table:style-name="ce19" office:value-type="string" calcext:value-type="string">
            <text:p><text:span text:style-name="T1">scc_Combat_</text:span>Counter_Magic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0,21</text:p>
          </table:table-cell>
          <table:table-cell office:value-type="string" calcext:value-type="string">
            <text:p>OON spl_Counter_Magic</text:p>
          </table:table-cell>
          <table:table-cell table:number-columns-repeated="16379"/>
        </table:table-row>
        <table:table-row table:style-name="ro2">
          <table:table-cell table:style-name="ce15" office:value-type="float" office:value="22" calcext:value-type="float">
            <text:p>22</text:p>
          </table:table-cell>
          <table:table-cell table:style-name="ce19" office:value-type="string" calcext:value-type="string">
            <text:p>scc_Direct_Damage_Variable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float" office:value="22" calcext:value-type="float">
            <text:p>22</text:p>
          </table:table-cell>
          <table:table-cell table:number-columns-repeated="16380"/>
        </table:table-row>
        <table:table-row table:style-name="ro2">
          <table:table-cell table:style-name="ce15" office:value-type="float" office:value="23" calcext:value-type="float">
            <text:p>23</text:p>
          </table:table-cell>
          <table:table-cell table:style-name="ce19" office:value-type="string" calcext:value-type="string">
            <text:p><text:span text:style-name="T1">scc_Combat_</text:span>Banish</text:p>
          </table:table-cell>
          <table:table-cell table:style-name="ce26" office:value-type="string" calcext:value-type="string">
            <text:p>DNE</text:p>
          </table:table-cell>
          <table:table-cell table:style-name="ce26" office:value-type="string" calcext:value-type="string">
            <text:p>12,23</text:p>
          </table:table-cell>
          <table:table-cell office:value-type="string" calcext:value-type="string">
            <text:p>OON spl_Banish</text:p>
          </table:table-cell>
          <table:table-cell table:number-columns-repeated="16379"/>
        </table:table-row>
        <table:table-row table:style-name="ro1" table:number-rows-repeated="104854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Target_Type" table:style-name="ta1">
        <table:table-column table:style-name="co17" table:default-cell-style-name="ce16"/>
        <table:table-column table:style-name="co19" table:default-cell-style-name="ce16"/>
        <table:table-column table:style-name="co14" table:number-columns-repeated="16382" table:default-cell-style-name="ce16"/>
        <table:table-row table:style-name="ro1">
          <table:table-cell table:style-name="ce2" office:value-type="string" calcext:value-type="string">
            <text:p>STT</text:p>
          </table:table-cell>
          <table:table-cell table:style-name="ce2" office:value-type="string" calcext:value-type="string">
            <text:p>Description</text:p>
          </table:table-cell>
          <table:table-cell table:number-columns-repeated="16382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1638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number-columns-repeated="1638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number-columns-repeated="1638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number-columns-repeated="1638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office:value-type="string" calcext:value-type="string">
            <text:p>Map Square</text:p>
          </table:table-cell>
          <table:table-cell table:number-columns-repeated="16382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number-columns-repeated="1638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number-columns-repeated="16383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office:value-type="string" calcext:value-type="string">
            <text:p>Magic Node</text:p>
          </table:table-cell>
          <table:table-cell table:number-columns-repeated="16382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pell_Resistance_Modifier" table:style-name="ta1">
        <table:table-column table:style-name="co20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</text:p>
          </table:table-cell>
          <table:table-cell office:value-type="string" calcext:value-type="string">
            <text:p>Saves</text:p>
          </table:table-cell>
        </table:table-row>
        <table:table-row table:style-name="ro3">
          <table:table-cell office:value-type="string" calcext:value-type="string">
            <text:p>spl_Shatt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Warp_Creatur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Weakness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Black_Sleep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ossession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Black_Wind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spl_Terr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ra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l_Word_of_Death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Death_Spell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Death_Wis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Dispel_Evil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Holy_Word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Petrify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Vertigo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l_Banish</text:p>
          </table:table-cell>
          <table:table-cell office:value-type="float" office:value="-3" calcext:value-type="float">
            <text:p>-3</text:p>
          </table:table-cell>
        </table:table-row>
        <table:table-row table:style-name="ro3">
          <table:table-cell office:value-type="string" calcext:value-type="string">
            <text:p>spl_Confusion</text:p>
          </table:table-cell>
          <table:table-cell office:value-type="float" office:value="-4" calcext:value-type="float">
            <text:p>-4</text:p>
          </table:table-cell>
        </table:table-row>
        <table:table-row table:style-name="ro3">
          <table:table-cell office:value-type="string" calcext:value-type="string">
            <text:p>spl_Stasis</text:p>
          </table:table-cell>
          <table:table-cell office:value-type="float" office:value="-5" calcext:value-type="float">
            <text:p>-5</text:p>
          </table:table-cell>
        </table:table-row>
        <table:table-row table:style-name="ro3">
          <table:table-cell office:value-type="string" calcext:value-type="string">
            <text:p>spl_Creature_Binding</text:p>
          </table:table-cell>
          <table:table-cell office:value-type="float" office:value="-2" calcext:value-type="float">
            <text:p>-2</text:p>
          </table:table-cell>
        </table:table-row>
        <table:table-row table:style-name="ro3">
          <table:table-cell office:value-type="string" calcext:value-type="string">
            <text:p>spl_Great_Unsummoning</text:p>
          </table:table-cell>
          <table:table-cell office:value-type="float" office:value="-3" calcext:value-type="float">
            <text:p>-3</text:p>
          </table:table-cell>
        </table:table-row>
      </table:table>
      <table:table table:name="XREF_SCC" table:style-name="ta1">
        <table:table-column table:style-name="co21" table:default-cell-style-name="Default"/>
        <table:table-column table:style-name="co14" table:default-cell-style-name="Default"/>
        <table:table-row table:style-name="ro3">
          <table:table-cell office:value-type="string" calcext:value-type="string">
            <text:p>Spell Name</text:p>
          </table:table-cell>
          <table:table-cell office:value-type="string" calcext:value-type="string">
            <text:p>SCC</text:p>
          </table:table-cell>
        </table:table-row>
        <table:table-row table:style-name="ro3">
          <table:table-cell office:value-type="string" calcext:value-type="string">
            <text:p>None</text:p>
          </table:table-cell>
          <table:table-cell office:value-type="float" office:value="-1" calcext:value-type="float">
            <text:p>-1</text:p>
          </table:table-cell>
        </table:table-row>
        <table:table-row table:style-name="ro3">
          <table:table-cell office:value-type="string" calcext:value-type="string">
            <text:p>Earth to Mu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ist Element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ll of Ston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iant Strength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eb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War Bea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one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ater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prit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Lo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acks 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Ey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Ic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Giant Spide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nge Terrai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ath Find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Transmut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Natures Cure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lemental Armo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etrify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Ston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Iron Ski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c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arthquak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org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ove Fortres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Gaias Blessing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Earth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ehemoth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ntangl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Natures 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Lightn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olossu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Earth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erb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yrm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Natures Wrath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Resist Magic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ispel Magic True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Floating Islan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Guardian Wind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hantom Warrior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nfusion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Word of Recall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ounter Magic</text:p>
          </table:table-cell>
          <table:table-cell office:value-type="float" office:value="21" calcext:value-type="float">
            <text:p>21</text:p>
          </table:table-cell>
        </table:table-row>
        <table:table-row table:style-name="ro3">
          <table:table-cell office:value-type="string" calcext:value-type="string">
            <text:p>Nag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Psionic Blas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Blu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isenchant True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Vertigo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Spell Loc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Enchant Ro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pell Blast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Aura of Majes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Phantom Beas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junction True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ind Walking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anish</text:p>
          </table:table-cell>
          <table:table-cell office:value-type="float" office:value="23" calcext:value-type="float">
            <text:p>23</text:p>
          </table:table-cell>
        </table:table-row>
        <table:table-row table:style-name="ro3">
          <table:table-cell office:value-type="string" calcext:value-type="string">
            <text:p>Storm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Air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ind Storm</text:p>
          </table:table-cell>
          <table:table-cell office:value-type="float" office:value="14" calcext:value-type="float">
            <text:p>14</text:p>
          </table:table-cell>
        </table:table-row>
        <table:table-row table:style-name="ro3">
          <table:table-cell office:value-type="string" calcext:value-type="string">
            <text:p>Stasi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Magic Immun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ast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Djin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pell War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Creature Binding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Mass Invisibi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reat Unsummon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Bind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ying Fortr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ky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ppress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ime Stop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Warp Woo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rup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Hell Hound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orrup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ldritch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Wall of Fir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Shatter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Warp Creatur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ire Elementa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ghtning Bolt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Fire Gian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os Channels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Flame Blade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Gargoyle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ball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Doom Ba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Volcan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mmolation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Chimera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arp Lightning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etal Fire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pawn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oom Bolt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Magic Vortex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Efree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Fire Storm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Warp Reality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Flame Strike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Rift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Hydra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Meteor Sto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Wasting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all Chao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Chaos Surg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oom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Great Drake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all the Voi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rmageddon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Bl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tar Fires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Endurance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oly Weapon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Healing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Holy Armor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Just Caus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ue Light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Guardian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Heroism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True Sigh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lane Shift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ispel Evil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Planar Seal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Unicor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ais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lanar Travel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Heavenly Light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Lionheart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osperity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ltar of Batt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tream of Lif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Mass Healing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oly Word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High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Astral Gat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Holy Arm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Life Forc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Crusad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Arch Angel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harm of Life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Skelet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eakness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Dark Ritual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Cloak of Fear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Black Sleep</text:p>
          </table:table-cell>
          <table:table-cell office:value-type="float" office:value="13" calcext:value-type="float">
            <text:p>13</text:p>
          </table:table-cell>
        </table:table-row>
        <table:table-row table:style-name="ro3">
          <table:table-cell office:value-type="string" calcext:value-type="string">
            <text:p>Ghoul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Life Drain</text:p>
          </table:table-cell>
          <table:table-cell office:value-type="float" office:value="22" calcext:value-type="float">
            <text:p>22</text:p>
          </table:table-cell>
        </table:table-row>
        <table:table-row table:style-name="ro3">
          <table:table-cell office:value-type="string" calcext:value-type="string">
            <text:p>Terro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arkness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Mana Lea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Drain Power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Possession</text:p>
          </table:table-cell>
          <table:table-cell office:value-type="float" office:value="16" calcext:value-type="float">
            <text:p>16</text:p>
          </table:table-cell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Prayer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Black Channels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Night Stalker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ubversion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all of Darkness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Berserk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Shadow Demon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Wraith Form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Wrack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Evil Pres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Wraith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Cloud of Shadow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Warp Node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Black Win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Zombie Mastery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Famin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ursed Lands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Cruel Unminding</text:p>
          </table:table-cell>
          <table:table-cell office:value-type="float" office:value="6" calcext:value-type="float">
            <text:p>6</text:p>
          </table:table-cell>
        </table:table-row>
        <table:table-row table:style-name="ro3">
          <table:table-cell office:value-type="string" calcext:value-type="string">
            <text:p>Word of Death</text:p>
          </table:table-cell>
          <table:table-cell office:value-type="float" office:value="12" calcext:value-type="float">
            <text:p>12</text:p>
          </table:table-cell>
        </table:table-row>
        <table:table-row table:style-name="ro3">
          <table:table-cell office:value-type="string" calcext:value-type="string">
            <text:p>Death Knights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eath Spell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Animate Dead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Pestilence</text:p>
          </table:table-cell>
          <table:table-cell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Eternal Night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vil Omen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eath Wish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mon Lord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Magic Spirit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Dispel Magic</text:p>
          </table:table-cell>
          <table:table-cell office:value-type="float" office:value="18" calcext:value-type="float">
            <text:p>18</text:p>
          </table:table-cell>
        </table:table-row>
        <table:table-row table:style-name="ro3">
          <table:table-cell office:value-type="string" calcext:value-type="string">
            <text:p>Summoning Circle</text:p>
          </table:table-cell>
          <table:table-cell office:value-type="float" office:value="2" calcext:value-type="float">
            <text:p>2</text:p>
          </table:table-cell>
        </table:table-row>
        <table:table-row table:style-name="ro3">
          <table:table-cell office:value-type="string" calcext:value-type="string">
            <text:p>Disenchant Area</text:p>
          </table:table-cell>
          <table:table-cell office:value-type="float" office:value="19" calcext:value-type="float">
            <text:p>19</text:p>
          </table:table-cell>
        </table:table-row>
        <table:table-row table:style-name="ro3">
          <table:table-cell office:value-type="string" calcext:value-type="string">
            <text:p>Recall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Detect Magic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Enchant Item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Hero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Awareness</text:p>
          </table:table-cell>
          <table:table-cell office:value-type="float" office:value="9" calcext:value-type="float">
            <text:p>9</text:p>
          </table:table-cell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float" office:value="20" calcext:value-type="float">
            <text:p>20</text:p>
          </table:table-cell>
        </table:table-row>
        <table:table-row table:style-name="ro3">
          <table:table-cell office:value-type="string" calcext:value-type="string">
            <text:p>Create Artifact</text:p>
          </table:table-cell>
          <table:table-cell office:value-type="float" office:value="11" calcext:value-type="float">
            <text:p>11</text:p>
          </table:table-cell>
        </table:table-row>
        <table:table-row table:style-name="ro3">
          <table:table-cell office:value-type="string" calcext:value-type="string">
            <text:p>Summon Champion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Mastery</text:p>
          </table:table-cell>
          <table:table-cell office:value-type="float" office:value="5" calcext:value-type="float">
            <text:p>5</text:p>
          </table:table-cell>
        </table:table-row>
        <table:table-row table:style-name="ro3">
          <table:table-cell office:value-type="string" calcext:value-type="string">
            <text:p>Spell of Return</text:p>
          </table:table-cell>
          <table:table-cell office:value-type="float" office:value="5" calcext:value-type="float">
            <text:p>5</text:p>
          </table:table-cell>
        </table:table-row>
      </table:table>
      <table:table table:name="XREF_SpellName" table:style-name="ta1">
        <table:table-column table:style-name="co22" table:default-cell-style-name="Default"/>
        <table:table-column table:style-name="co20" table:default-cell-style-name="Default"/>
        <table:table-column table:style-name="co23" table:default-cell-style-name="ce29"/>
        <table:table-column table:style-name="co24" table:default-cell-style-name="Default"/>
        <table:table-column table:style-name="co25" table:number-columns-repeated="4" table:default-cell-style-name="Default"/>
        <table:table-column table:style-name="co14" table:default-cell-style-name="Default"/>
        <table:table-row table:style-name="ro3">
          <table:table-cell/>
          <table:table-cell office:value-type="string" calcext:value-type="string">
            <text:p>Spell Enum</text:p>
          </table:table-cell>
          <table:table-cell table:style-name="Default" office:value-type="string" calcext:value-type="string">
            <text:p>spell_idx</text:p>
          </table:table-cell>
          <table:table-cell office:value-type="string" calcext:value-type="string">
            <text:p>Spellbook Realm</text:p>
          </table:table-cell>
          <table:table-cell office:value-type="string" calcext:value-type="string">
            <text:p>Rarity</text:p>
          </table:table-cell>
          <table:table-cell table:number-columns-repeated="2"/>
          <table:table-cell office:value-type="string" calcext:value-type="string">
            <text:p>Code Name</text:p>
          </table:table-cell>
          <table:table-cell office:value-type="string" calcext:value-type="string">
            <text:p>Print Name</text:p>
          </table:table-cell>
        </table:table-row>
        <table:table-row table:style-name="ro3">
          <table:table-cell office:value-type="string" calcext:value-type="string">
            <text:p>UNDEFINED</text:p>
          </table:table-cell>
          <table:table-cell office:value-type="string" calcext:value-type="string">
            <text:p>spl_UNDEFINED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2];&quot;_&quot;; &quot; &quot;)" office:value-type="string" office:string-value="UNDEFINED" calcext:value-type="string">
            <text:p>UNDEFINED</text:p>
          </table:table-cell>
          <table:table-cell table:formula="of:=SUBSTITUTE([.F2];&quot; Of &quot;;&quot; of &quot;)" office:value-type="string" office:string-value="UNDEFINED" calcext:value-type="string">
            <text:p>UNDEFINED</text:p>
          </table:table-cell>
          <table:table-cell table:formula="of:=SUBSTITUTE([.G2];&quot; To &quot;;&quot; to &quot;)" office:value-type="string" office:string-value="UNDEFINED" calcext:value-type="string">
            <text:p>UNDEFINED</text:p>
          </table:table-cell>
          <table:table-cell/>
        </table:table-row>
        <table:table-row table:style-name="ro3">
          <table:table-cell office:value-type="string" calcext:value-type="string">
            <text:p>NONE</text:p>
          </table:table-cell>
          <table:table-cell office:value-type="string" calcext:value-type="string">
            <text:p>spl_NON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/A</text:p>
          </table:table-cell>
          <table:table-cell table:formula="of:=SUBSTITUTE([.A3];&quot;_&quot;; &quot; &quot;)" office:value-type="string" office:string-value="NONE" calcext:value-type="string">
            <text:p>NONE</text:p>
          </table:table-cell>
          <table:table-cell table:formula="of:=SUBSTITUTE([.F3];&quot; Of &quot;;&quot; of &quot;)" office:value-type="string" office:string-value="NONE" calcext:value-type="string">
            <text:p>NONE</text:p>
          </table:table-cell>
          <table:table-cell table:formula="of:=SUBSTITUTE([.G3];&quot; To &quot;;&quot; to &quot;)" office:value-type="string" office:string-value="NONE" calcext:value-type="string">
            <text:p>NONE</text:p>
          </table:table-cell>
          <table:table-cell/>
        </table:table-row>
        <table:table-row table:style-name="ro3">
          <table:table-cell office:value-type="string" calcext:value-type="string">
            <text:p>Earth_To_Mud</text:p>
          </table:table-cell>
          <table:table-cell office:value-type="string" calcext:value-type="string">
            <text:p>spl_Earth_To_Mu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4];&quot;_&quot;; &quot; &quot;)" office:value-type="string" office:string-value="Earth To Mud" calcext:value-type="string">
            <text:p>Earth To Mud</text:p>
          </table:table-cell>
          <table:table-cell table:formula="of:=SUBSTITUTE([.F4];&quot; Of &quot;;&quot; of &quot;)" office:value-type="string" office:string-value="Earth To Mud" calcext:value-type="string">
            <text:p>Earth To Mud</text:p>
          </table:table-cell>
          <table:table-cell table:formula="of:=SUBSTITUTE([.G4];&quot; To &quot;;&quot; to &quot;)" office:value-type="string" office:string-value="Earth to Mud" calcext:value-type="string">
            <text:p>Earth to Mud</text:p>
          </table:table-cell>
          <table:table-cell/>
        </table:table-row>
        <table:table-row table:style-name="ro3">
          <table:table-cell office:value-type="string" calcext:value-type="string">
            <text:p>Resist_Elements</text:p>
          </table:table-cell>
          <table:table-cell office:value-type="string" calcext:value-type="string">
            <text:p>spl_Resist_Element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5];&quot;_&quot;; &quot; &quot;)" office:value-type="string" office:string-value="Resist Elements" calcext:value-type="string">
            <text:p>Resist Elements</text:p>
          </table:table-cell>
          <table:table-cell table:formula="of:=SUBSTITUTE([.F5];&quot; Of &quot;;&quot; of &quot;)" office:value-type="string" office:string-value="Resist Elements" calcext:value-type="string">
            <text:p>Resist Elements</text:p>
          </table:table-cell>
          <table:table-cell table:formula="of:=SUBSTITUTE([.G5];&quot; To &quot;;&quot; to &quot;)" office:value-type="string" office:string-value="Resist Elements" calcext:value-type="string">
            <text:p>Resist Elements</text:p>
          </table:table-cell>
          <table:table-cell/>
        </table:table-row>
        <table:table-row table:style-name="ro3">
          <table:table-cell office:value-type="string" calcext:value-type="string">
            <text:p>Wall_Of_Stone</text:p>
          </table:table-cell>
          <table:table-cell office:value-type="string" calcext:value-type="string">
            <text:p>spl_Wall_Of_Sto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6];&quot;_&quot;; &quot; &quot;)" office:value-type="string" office:string-value="Wall Of Stone" calcext:value-type="string">
            <text:p>Wall Of Stone</text:p>
          </table:table-cell>
          <table:table-cell table:formula="of:=SUBSTITUTE([.F6];&quot; Of &quot;;&quot; of &quot;)" office:value-type="string" office:string-value="Wall of Stone" calcext:value-type="string">
            <text:p>Wall of Stone</text:p>
          </table:table-cell>
          <table:table-cell table:formula="of:=SUBSTITUTE([.G6];&quot; To &quot;;&quot; to &quot;)" office:value-type="string" office:string-value="Wall of Stone" calcext:value-type="string">
            <text:p>Wall of Stone</text:p>
          </table:table-cell>
          <table:table-cell/>
        </table:table-row>
        <table:table-row table:style-name="ro3">
          <table:table-cell office:value-type="string" calcext:value-type="string">
            <text:p>Giant_Strength</text:p>
          </table:table-cell>
          <table:table-cell office:value-type="string" calcext:value-type="string">
            <text:p>spl_Giant_Streng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7];&quot;_&quot;; &quot; &quot;)" office:value-type="string" office:string-value="Giant Strength" calcext:value-type="string">
            <text:p>Giant Strength</text:p>
          </table:table-cell>
          <table:table-cell table:formula="of:=SUBSTITUTE([.F7];&quot; Of &quot;;&quot; of &quot;)" office:value-type="string" office:string-value="Giant Strength" calcext:value-type="string">
            <text:p>Giant Strength</text:p>
          </table:table-cell>
          <table:table-cell table:formula="of:=SUBSTITUTE([.G7];&quot; To &quot;;&quot; to &quot;)" office:value-type="string" office:string-value="Giant Strength" calcext:value-type="string">
            <text:p>Giant Strength</text:p>
          </table:table-cell>
          <table:table-cell/>
        </table:table-row>
        <table:table-row table:style-name="ro3">
          <table:table-cell office:value-type="string" calcext:value-type="string">
            <text:p>Web</text:p>
          </table:table-cell>
          <table:table-cell office:value-type="string" calcext:value-type="string">
            <text:p>spl_We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8];&quot;_&quot;; &quot; &quot;)" office:value-type="string" office:string-value="Web" calcext:value-type="string">
            <text:p>Web</text:p>
          </table:table-cell>
          <table:table-cell table:formula="of:=SUBSTITUTE([.F8];&quot; Of &quot;;&quot; of &quot;)" office:value-type="string" office:string-value="Web" calcext:value-type="string">
            <text:p>Web</text:p>
          </table:table-cell>
          <table:table-cell table:formula="of:=SUBSTITUTE([.G8];&quot; To &quot;;&quot; to &quot;)" office:value-type="string" office:string-value="Web" calcext:value-type="string">
            <text:p>Web</text:p>
          </table:table-cell>
          <table:table-cell/>
        </table:table-row>
        <table:table-row table:style-name="ro3">
          <table:table-cell office:value-type="string" calcext:value-type="string">
            <text:p>War_Bears</text:p>
          </table:table-cell>
          <table:table-cell office:value-type="string" calcext:value-type="string">
            <text:p>spl_War_Bear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9];&quot;_&quot;; &quot; &quot;)" office:value-type="string" office:string-value="War Bears" calcext:value-type="string">
            <text:p>War Bears</text:p>
          </table:table-cell>
          <table:table-cell table:formula="of:=SUBSTITUTE([.F9];&quot; Of &quot;;&quot; of &quot;)" office:value-type="string" office:string-value="War Bears" calcext:value-type="string">
            <text:p>War Bears</text:p>
          </table:table-cell>
          <table:table-cell table:formula="of:=SUBSTITUTE([.G9];&quot; To &quot;;&quot; to &quot;)" office:value-type="string" office:string-value="War Bears" calcext:value-type="string">
            <text:p>War Bears</text:p>
          </table:table-cell>
          <table:table-cell/>
        </table:table-row>
        <table:table-row table:style-name="ro3">
          <table:table-cell office:value-type="string" calcext:value-type="string">
            <text:p>Stone_Skin</text:p>
          </table:table-cell>
          <table:table-cell office:value-type="string" calcext:value-type="string">
            <text:p>spl_Stone_Sk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0];&quot;_&quot;; &quot; &quot;)" office:value-type="string" office:string-value="Stone Skin" calcext:value-type="string">
            <text:p>Stone Skin</text:p>
          </table:table-cell>
          <table:table-cell table:formula="of:=SUBSTITUTE([.F10];&quot; Of &quot;;&quot; of &quot;)" office:value-type="string" office:string-value="Stone Skin" calcext:value-type="string">
            <text:p>Stone Skin</text:p>
          </table:table-cell>
          <table:table-cell table:formula="of:=SUBSTITUTE([.G10];&quot; To &quot;;&quot; to &quot;)" office:value-type="string" office:string-value="Stone Skin" calcext:value-type="string">
            <text:p>Stone Skin</text:p>
          </table:table-cell>
          <table:table-cell/>
        </table:table-row>
        <table:table-row table:style-name="ro3">
          <table:table-cell office:value-type="string" calcext:value-type="string">
            <text:p>Water_Walking</text:p>
          </table:table-cell>
          <table:table-cell office:value-type="string" calcext:value-type="string">
            <text:p>spl_Water_Walking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1];&quot;_&quot;; &quot; &quot;)" office:value-type="string" office:string-value="Water Walking" calcext:value-type="string">
            <text:p>Water Walking</text:p>
          </table:table-cell>
          <table:table-cell table:formula="of:=SUBSTITUTE([.F11];&quot; Of &quot;;&quot; of &quot;)" office:value-type="string" office:string-value="Water Walking" calcext:value-type="string">
            <text:p>Water Walking</text:p>
          </table:table-cell>
          <table:table-cell table:formula="of:=SUBSTITUTE([.G11];&quot; To &quot;;&quot; to &quot;)" office:value-type="string" office:string-value="Water Walking" calcext:value-type="string">
            <text:p>Water Walking</text:p>
          </table:table-cell>
          <table:table-cell/>
        </table:table-row>
        <table:table-row table:style-name="ro3">
          <table:table-cell office:value-type="string" calcext:value-type="string">
            <text:p>Sprites</text:p>
          </table:table-cell>
          <table:table-cell office:value-type="string" calcext:value-type="string">
            <text:p>spl_Sprite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2];&quot;_&quot;; &quot; &quot;)" office:value-type="string" office:string-value="Sprites" calcext:value-type="string">
            <text:p>Sprites</text:p>
          </table:table-cell>
          <table:table-cell table:formula="of:=SUBSTITUTE([.F12];&quot; Of &quot;;&quot; of &quot;)" office:value-type="string" office:string-value="Sprites" calcext:value-type="string">
            <text:p>Sprites</text:p>
          </table:table-cell>
          <table:table-cell table:formula="of:=SUBSTITUTE([.G12];&quot; To &quot;;&quot; to &quot;)" office:value-type="string" office:string-value="Sprites" calcext:value-type="string">
            <text:p>Sprites</text:p>
          </table:table-cell>
          <table:table-cell/>
        </table:table-row>
        <table:table-row table:style-name="ro3">
          <table:table-cell office:value-type="string" calcext:value-type="string">
            <text:p>Earth_Lore</text:p>
          </table:table-cell>
          <table:table-cell office:value-type="string" calcext:value-type="string">
            <text:p>spl_Earth_Lo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Common</text:p>
          </table:table-cell>
          <table:table-cell table:formula="of:=SUBSTITUTE([.A13];&quot;_&quot;; &quot; &quot;)" office:value-type="string" office:string-value="Earth Lore" calcext:value-type="string">
            <text:p>Earth Lore</text:p>
          </table:table-cell>
          <table:table-cell table:formula="of:=SUBSTITUTE([.F13];&quot; Of &quot;;&quot; of &quot;)" office:value-type="string" office:string-value="Earth Lore" calcext:value-type="string">
            <text:p>Earth Lore</text:p>
          </table:table-cell>
          <table:table-cell table:formula="of:=SUBSTITUTE([.G13];&quot; To &quot;;&quot; to &quot;)" office:value-type="string" office:string-value="Earth Lore" calcext:value-type="string">
            <text:p>Earth Lore</text:p>
          </table:table-cell>
          <table:table-cell/>
        </table:table-row>
        <table:table-row table:style-name="ro3">
          <table:table-cell office:value-type="string" calcext:value-type="string">
            <text:p>Cracks_Call</text:p>
          </table:table-cell>
          <table:table-cell office:value-type="string" calcext:value-type="string">
            <text:p>spl_Cracks_Cal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4];&quot;_&quot;; &quot; &quot;)" office:value-type="string" office:string-value="Cracks Call" calcext:value-type="string">
            <text:p>Cracks Call</text:p>
          </table:table-cell>
          <table:table-cell table:formula="of:=SUBSTITUTE([.F14];&quot; Of &quot;;&quot; of &quot;)" office:value-type="string" office:string-value="Cracks Call" calcext:value-type="string">
            <text:p>Cracks Call</text:p>
          </table:table-cell>
          <table:table-cell table:formula="of:=SUBSTITUTE([.G14];&quot; To &quot;;&quot; to &quot;)" office:value-type="string" office:string-value="Cracks Call" calcext:value-type="string">
            <text:p>Cracks Call</text:p>
          </table:table-cell>
          <table:table-cell/>
        </table:table-row>
        <table:table-row table:style-name="ro3">
          <table:table-cell office:value-type="string" calcext:value-type="string">
            <text:p>Natures_Eye</text:p>
          </table:table-cell>
          <table:table-cell office:value-type="string" calcext:value-type="string">
            <text:p>spl_Natures_Ey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5];&quot;_&quot;; &quot; &quot;)" office:value-type="string" office:string-value="Natures Eye" calcext:value-type="string">
            <text:p>Natures Eye</text:p>
          </table:table-cell>
          <table:table-cell table:formula="of:=SUBSTITUTE([.F15];&quot; Of &quot;;&quot; of &quot;)" office:value-type="string" office:string-value="Natures Eye" calcext:value-type="string">
            <text:p>Natures Eye</text:p>
          </table:table-cell>
          <table:table-cell table:formula="of:=SUBSTITUTE([.G15];&quot; To &quot;;&quot; to &quot;)" office:value-type="string" office:string-value="Natures Eye" calcext:value-type="string">
            <text:p>Natures Eye</text:p>
          </table:table-cell>
          <table:table-cell office:value-type="string" calcext:value-type="string">
            <text:p>Nature’s Eye</text:p>
          </table:table-cell>
        </table:table-row>
        <table:table-row table:style-name="ro3">
          <table:table-cell office:value-type="string" calcext:value-type="string">
            <text:p>Ice_Bolt</text:p>
          </table:table-cell>
          <table:table-cell office:value-type="string" calcext:value-type="string">
            <text:p>spl_Ice_Bol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6];&quot;_&quot;; &quot; &quot;)" office:value-type="string" office:string-value="Ice Bolt" calcext:value-type="string">
            <text:p>Ice Bolt</text:p>
          </table:table-cell>
          <table:table-cell table:formula="of:=SUBSTITUTE([.F16];&quot; Of &quot;;&quot; of &quot;)" office:value-type="string" office:string-value="Ice Bolt" calcext:value-type="string">
            <text:p>Ice Bolt</text:p>
          </table:table-cell>
          <table:table-cell table:formula="of:=SUBSTITUTE([.G16];&quot; To &quot;;&quot; to &quot;)" office:value-type="string" office:string-value="Ice Bolt" calcext:value-type="string">
            <text:p>Ice Bolt</text:p>
          </table:table-cell>
          <table:table-cell/>
        </table:table-row>
        <table:table-row table:style-name="ro3">
          <table:table-cell office:value-type="string" calcext:value-type="string">
            <text:p>Giant_Spiders</text:p>
          </table:table-cell>
          <table:table-cell office:value-type="string" calcext:value-type="string">
            <text:p>spl_Giant_Spiders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7];&quot;_&quot;; &quot; &quot;)" office:value-type="string" office:string-value="Giant Spiders" calcext:value-type="string">
            <text:p>Giant Spiders</text:p>
          </table:table-cell>
          <table:table-cell table:formula="of:=SUBSTITUTE([.F17];&quot; Of &quot;;&quot; of &quot;)" office:value-type="string" office:string-value="Giant Spiders" calcext:value-type="string">
            <text:p>Giant Spiders</text:p>
          </table:table-cell>
          <table:table-cell table:formula="of:=SUBSTITUTE([.G17];&quot; To &quot;;&quot; to &quot;)" office:value-type="string" office:string-value="Giant Spiders" calcext:value-type="string">
            <text:p>Giant Spiders</text:p>
          </table:table-cell>
          <table:table-cell/>
        </table:table-row>
        <table:table-row table:style-name="ro3">
          <table:table-cell office:value-type="string" calcext:value-type="string">
            <text:p>Change_Terrain</text:p>
          </table:table-cell>
          <table:table-cell office:value-type="string" calcext:value-type="string">
            <text:p>spl_Change_Terrai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8];&quot;_&quot;; &quot; &quot;)" office:value-type="string" office:string-value="Change Terrain" calcext:value-type="string">
            <text:p>Change Terrain</text:p>
          </table:table-cell>
          <table:table-cell table:formula="of:=SUBSTITUTE([.F18];&quot; Of &quot;;&quot; of &quot;)" office:value-type="string" office:string-value="Change Terrain" calcext:value-type="string">
            <text:p>Change Terrain</text:p>
          </table:table-cell>
          <table:table-cell table:formula="of:=SUBSTITUTE([.G18];&quot; To &quot;;&quot; to &quot;)" office:value-type="string" office:string-value="Change Terrain" calcext:value-type="string">
            <text:p>Change Terrain</text:p>
          </table:table-cell>
          <table:table-cell/>
        </table:table-row>
        <table:table-row table:style-name="ro3">
          <table:table-cell office:value-type="string" calcext:value-type="string">
            <text:p>Path_Finding</text:p>
          </table:table-cell>
          <table:table-cell office:value-type="string" calcext:value-type="string">
            <text:p>spl_Path_Finding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19];&quot;_&quot;; &quot; &quot;)" office:value-type="string" office:string-value="Path Finding" calcext:value-type="string">
            <text:p>Path Finding</text:p>
          </table:table-cell>
          <table:table-cell table:formula="of:=SUBSTITUTE([.F19];&quot; Of &quot;;&quot; of &quot;)" office:value-type="string" office:string-value="Path Finding" calcext:value-type="string">
            <text:p>Path Finding</text:p>
          </table:table-cell>
          <table:table-cell table:formula="of:=SUBSTITUTE([.G19];&quot; To &quot;;&quot; to &quot;)" office:value-type="string" office:string-value="Path Finding" calcext:value-type="string">
            <text:p>Path Finding</text:p>
          </table:table-cell>
          <table:table-cell/>
        </table:table-row>
        <table:table-row table:style-name="ro3">
          <table:table-cell office:value-type="string" calcext:value-type="string">
            <text:p>Cockatrices</text:p>
          </table:table-cell>
          <table:table-cell office:value-type="string" calcext:value-type="string">
            <text:p>spl_Cockatrices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0];&quot;_&quot;; &quot; &quot;)" office:value-type="string" office:string-value="Cockatrices" calcext:value-type="string">
            <text:p>Cockatrices</text:p>
          </table:table-cell>
          <table:table-cell table:formula="of:=SUBSTITUTE([.F20];&quot; Of &quot;;&quot; of &quot;)" office:value-type="string" office:string-value="Cockatrices" calcext:value-type="string">
            <text:p>Cockatrices</text:p>
          </table:table-cell>
          <table:table-cell table:formula="of:=SUBSTITUTE([.G20];&quot; To &quot;;&quot; to &quot;)" office:value-type="string" office:string-value="Cockatrices" calcext:value-type="string">
            <text:p>Cockatrices</text:p>
          </table:table-cell>
          <table:table-cell/>
        </table:table-row>
        <table:table-row table:style-name="ro3">
          <table:table-cell office:value-type="string" calcext:value-type="string">
            <text:p>Transmute</text:p>
          </table:table-cell>
          <table:table-cell office:value-type="string" calcext:value-type="string">
            <text:p>spl_Transmut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1];&quot;_&quot;; &quot; &quot;)" office:value-type="string" office:string-value="Transmute" calcext:value-type="string">
            <text:p>Transmute</text:p>
          </table:table-cell>
          <table:table-cell table:formula="of:=SUBSTITUTE([.F21];&quot; Of &quot;;&quot; of &quot;)" office:value-type="string" office:string-value="Transmute" calcext:value-type="string">
            <text:p>Transmute</text:p>
          </table:table-cell>
          <table:table-cell table:formula="of:=SUBSTITUTE([.G21];&quot; To &quot;;&quot; to &quot;)" office:value-type="string" office:string-value="Transmute" calcext:value-type="string">
            <text:p>Transmute</text:p>
          </table:table-cell>
          <table:table-cell/>
        </table:table-row>
        <table:table-row table:style-name="ro3">
          <table:table-cell office:value-type="string" calcext:value-type="string">
            <text:p>Natures_Cures</text:p>
          </table:table-cell>
          <table:table-cell office:value-type="string" calcext:value-type="string">
            <text:p>spl_Natures_Cures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2];&quot;_&quot;; &quot; &quot;)" office:value-type="string" office:string-value="Natures Cures" calcext:value-type="string">
            <text:p>Natures Cures</text:p>
          </table:table-cell>
          <table:table-cell table:formula="of:=SUBSTITUTE([.F22];&quot; Of &quot;;&quot; of &quot;)" office:value-type="string" office:string-value="Natures Cures" calcext:value-type="string">
            <text:p>Natures Cures</text:p>
          </table:table-cell>
          <table:table-cell table:formula="of:=SUBSTITUTE([.G22];&quot; To &quot;;&quot; to &quot;)" office:value-type="string" office:string-value="Natures Cures" calcext:value-type="string">
            <text:p>Natures Cures</text:p>
          </table:table-cell>
          <table:table-cell office:value-type="string" calcext:value-type="string">
            <text:p>Nature’s Cures</text:p>
          </table:table-cell>
        </table:table-row>
        <table:table-row table:style-name="ro3">
          <table:table-cell office:value-type="string" calcext:value-type="string">
            <text:p>Basilisk</text:p>
          </table:table-cell>
          <table:table-cell office:value-type="string" calcext:value-type="string">
            <text:p>spl_Basilisk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Uncommon</text:p>
          </table:table-cell>
          <table:table-cell table:formula="of:=SUBSTITUTE([.A23];&quot;_&quot;; &quot; &quot;)" office:value-type="string" office:string-value="Basilisk" calcext:value-type="string">
            <text:p>Basilisk</text:p>
          </table:table-cell>
          <table:table-cell table:formula="of:=SUBSTITUTE([.F23];&quot; Of &quot;;&quot; of &quot;)" office:value-type="string" office:string-value="Basilisk" calcext:value-type="string">
            <text:p>Basilisk</text:p>
          </table:table-cell>
          <table:table-cell table:formula="of:=SUBSTITUTE([.G23];&quot; To &quot;;&quot; to &quot;)" office:value-type="string" office:string-value="Basilisk" calcext:value-type="string">
            <text:p>Basilisk</text:p>
          </table:table-cell>
          <table:table-cell/>
        </table:table-row>
        <table:table-row table:style-name="ro3">
          <table:table-cell office:value-type="string" calcext:value-type="string">
            <text:p>Elemental_Armor</text:p>
          </table:table-cell>
          <table:table-cell office:value-type="string" calcext:value-type="string">
            <text:p>spl_Elemental_Armo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4];&quot;_&quot;; &quot; &quot;)" office:value-type="string" office:string-value="Elemental Armor" calcext:value-type="string">
            <text:p>Elemental Armor</text:p>
          </table:table-cell>
          <table:table-cell table:formula="of:=SUBSTITUTE([.F24];&quot; Of &quot;;&quot; of &quot;)" office:value-type="string" office:string-value="Elemental Armor" calcext:value-type="string">
            <text:p>Elemental Armor</text:p>
          </table:table-cell>
          <table:table-cell table:formula="of:=SUBSTITUTE([.G24];&quot; To &quot;;&quot; to &quot;)" office:value-type="string" office:string-value="Elemental Armor" calcext:value-type="string">
            <text:p>Elemental Armor</text:p>
          </table:table-cell>
          <table:table-cell/>
        </table:table-row>
        <table:table-row table:style-name="ro3">
          <table:table-cell office:value-type="string" calcext:value-type="string">
            <text:p>Petrify</text:p>
          </table:table-cell>
          <table:table-cell office:value-type="string" calcext:value-type="string">
            <text:p>spl_Petrif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5];&quot;_&quot;; &quot; &quot;)" office:value-type="string" office:string-value="Petrify" calcext:value-type="string">
            <text:p>Petrify</text:p>
          </table:table-cell>
          <table:table-cell table:formula="of:=SUBSTITUTE([.F25];&quot; Of &quot;;&quot; of &quot;)" office:value-type="string" office:string-value="Petrify" calcext:value-type="string">
            <text:p>Petrify</text:p>
          </table:table-cell>
          <table:table-cell table:formula="of:=SUBSTITUTE([.G25];&quot; To &quot;;&quot; to &quot;)" office:value-type="string" office:string-value="Petrify" calcext:value-type="string">
            <text:p>Petrify</text:p>
          </table:table-cell>
          <table:table-cell/>
        </table:table-row>
        <table:table-row table:style-name="ro3">
          <table:table-cell office:value-type="string" calcext:value-type="string">
            <text:p>Stone_Giant</text:p>
          </table:table-cell>
          <table:table-cell office:value-type="string" calcext:value-type="string">
            <text:p>spl_Stone_Giant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6];&quot;_&quot;; &quot; &quot;)" office:value-type="string" office:string-value="Stone Giant" calcext:value-type="string">
            <text:p>Stone Giant</text:p>
          </table:table-cell>
          <table:table-cell table:formula="of:=SUBSTITUTE([.F26];&quot; Of &quot;;&quot; of &quot;)" office:value-type="string" office:string-value="Stone Giant" calcext:value-type="string">
            <text:p>Stone Giant</text:p>
          </table:table-cell>
          <table:table-cell table:formula="of:=SUBSTITUTE([.G26];&quot; To &quot;;&quot; to &quot;)" office:value-type="string" office:string-value="Stone Giant" calcext:value-type="string">
            <text:p>Stone Giant</text:p>
          </table:table-cell>
          <table:table-cell/>
        </table:table-row>
        <table:table-row table:style-name="ro3">
          <table:table-cell office:value-type="string" calcext:value-type="string">
            <text:p>Iron_Skin</text:p>
          </table:table-cell>
          <table:table-cell office:value-type="string" calcext:value-type="string">
            <text:p>spl_Iron_Ski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7];&quot;_&quot;; &quot; &quot;)" office:value-type="string" office:string-value="Iron Skin" calcext:value-type="string">
            <text:p>Iron Skin</text:p>
          </table:table-cell>
          <table:table-cell table:formula="of:=SUBSTITUTE([.F27];&quot; Of &quot;;&quot; of &quot;)" office:value-type="string" office:string-value="Iron Skin" calcext:value-type="string">
            <text:p>Iron Skin</text:p>
          </table:table-cell>
          <table:table-cell table:formula="of:=SUBSTITUTE([.G27];&quot; To &quot;;&quot; to &quot;)" office:value-type="string" office:string-value="Iron Skin" calcext:value-type="string">
            <text:p>Iron Skin</text:p>
          </table:table-cell>
          <table:table-cell/>
        </table:table-row>
        <table:table-row table:style-name="ro3">
          <table:table-cell office:value-type="string" calcext:value-type="string">
            <text:p>Ice_Storm</text:p>
          </table:table-cell>
          <table:table-cell office:value-type="string" calcext:value-type="string">
            <text:p>spl_Ice_Stor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8];&quot;_&quot;; &quot; &quot;)" office:value-type="string" office:string-value="Ice Storm" calcext:value-type="string">
            <text:p>Ice Storm</text:p>
          </table:table-cell>
          <table:table-cell table:formula="of:=SUBSTITUTE([.F28];&quot; Of &quot;;&quot; of &quot;)" office:value-type="string" office:string-value="Ice Storm" calcext:value-type="string">
            <text:p>Ice Storm</text:p>
          </table:table-cell>
          <table:table-cell table:formula="of:=SUBSTITUTE([.G28];&quot; To &quot;;&quot; to &quot;)" office:value-type="string" office:string-value="Ice Storm" calcext:value-type="string">
            <text:p>Ice Storm</text:p>
          </table:table-cell>
          <table:table-cell/>
        </table:table-row>
        <table:table-row table:style-name="ro3">
          <table:table-cell office:value-type="string" calcext:value-type="string">
            <text:p>Earthquake</text:p>
          </table:table-cell>
          <table:table-cell office:value-type="string" calcext:value-type="string">
            <text:p>spl_Earthquak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29];&quot;_&quot;; &quot; &quot;)" office:value-type="string" office:string-value="Earthquake" calcext:value-type="string">
            <text:p>Earthquake</text:p>
          </table:table-cell>
          <table:table-cell table:formula="of:=SUBSTITUTE([.F29];&quot; Of &quot;;&quot; of &quot;)" office:value-type="string" office:string-value="Earthquake" calcext:value-type="string">
            <text:p>Earthquake</text:p>
          </table:table-cell>
          <table:table-cell table:formula="of:=SUBSTITUTE([.G29];&quot; To &quot;;&quot; to &quot;)" office:value-type="string" office:string-value="Earthquake" calcext:value-type="string">
            <text:p>Earthquake</text:p>
          </table:table-cell>
          <table:table-cell/>
        </table:table-row>
        <table:table-row table:style-name="ro3">
          <table:table-cell office:value-type="string" calcext:value-type="string">
            <text:p>Gorgons</text:p>
          </table:table-cell>
          <table:table-cell office:value-type="string" calcext:value-type="string">
            <text:p>spl_Gorgons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0];&quot;_&quot;; &quot; &quot;)" office:value-type="string" office:string-value="Gorgons" calcext:value-type="string">
            <text:p>Gorgons</text:p>
          </table:table-cell>
          <table:table-cell table:formula="of:=SUBSTITUTE([.F30];&quot; Of &quot;;&quot; of &quot;)" office:value-type="string" office:string-value="Gorgons" calcext:value-type="string">
            <text:p>Gorgons</text:p>
          </table:table-cell>
          <table:table-cell table:formula="of:=SUBSTITUTE([.G30];&quot; To &quot;;&quot; to &quot;)" office:value-type="string" office:string-value="Gorgons" calcext:value-type="string">
            <text:p>Gorgons</text:p>
          </table:table-cell>
          <table:table-cell/>
        </table:table-row>
        <table:table-row table:style-name="ro3">
          <table:table-cell office:value-type="string" calcext:value-type="string">
            <text:p>Move_Fortress</text:p>
          </table:table-cell>
          <table:table-cell office:value-type="string" calcext:value-type="string">
            <text:p>spl_Move_Fortress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1];&quot;_&quot;; &quot; &quot;)" office:value-type="string" office:string-value="Move Fortress" calcext:value-type="string">
            <text:p>Move Fortress</text:p>
          </table:table-cell>
          <table:table-cell table:formula="of:=SUBSTITUTE([.F31];&quot; Of &quot;;&quot; of &quot;)" office:value-type="string" office:string-value="Move Fortress" calcext:value-type="string">
            <text:p>Move Fortress</text:p>
          </table:table-cell>
          <table:table-cell table:formula="of:=SUBSTITUTE([.G31];&quot; To &quot;;&quot; to &quot;)" office:value-type="string" office:string-value="Move Fortress" calcext:value-type="string">
            <text:p>Move Fortress</text:p>
          </table:table-cell>
          <table:table-cell/>
        </table:table-row>
        <table:table-row table:style-name="ro3">
          <table:table-cell office:value-type="string" calcext:value-type="string">
            <text:p>Gaias_Blessing</text:p>
          </table:table-cell>
          <table:table-cell office:value-type="string" calcext:value-type="string">
            <text:p>spl_Gaias_Blessing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2];&quot;_&quot;; &quot; &quot;)" office:value-type="string" office:string-value="Gaias Blessing" calcext:value-type="string">
            <text:p>Gaias Blessing</text:p>
          </table:table-cell>
          <table:table-cell table:formula="of:=SUBSTITUTE([.F32];&quot; Of &quot;;&quot; of &quot;)" office:value-type="string" office:string-value="Gaias Blessing" calcext:value-type="string">
            <text:p>Gaias Blessing</text:p>
          </table:table-cell>
          <table:table-cell table:formula="of:=SUBSTITUTE([.G32];&quot; To &quot;;&quot; to &quot;)" office:value-type="string" office:string-value="Gaias Blessing" calcext:value-type="string">
            <text:p>Gaias Blessing</text:p>
          </table:table-cell>
          <table:table-cell office:value-type="string" calcext:value-type="string">
            <text:p>Gaia’s Blessing</text:p>
          </table:table-cell>
        </table:table-row>
        <table:table-row table:style-name="ro3">
          <table:table-cell office:value-type="string" calcext:value-type="string">
            <text:p>Earth_Elemental</text:p>
          </table:table-cell>
          <table:table-cell office:value-type="string" calcext:value-type="string">
            <text:p>spl_Earth_Elementa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Rare</text:p>
          </table:table-cell>
          <table:table-cell table:formula="of:=SUBSTITUTE([.A33];&quot;_&quot;; &quot; &quot;)" office:value-type="string" office:string-value="Earth Elemental" calcext:value-type="string">
            <text:p>Earth Elemental</text:p>
          </table:table-cell>
          <table:table-cell table:formula="of:=SUBSTITUTE([.F33];&quot; Of &quot;;&quot; of &quot;)" office:value-type="string" office:string-value="Earth Elemental" calcext:value-type="string">
            <text:p>Earth Elemental</text:p>
          </table:table-cell>
          <table:table-cell table:formula="of:=SUBSTITUTE([.G33];&quot; To &quot;;&quot; to &quot;)" office:value-type="string" office:string-value="Earth Elemental" calcext:value-type="string">
            <text:p>Earth Elemental</text:p>
          </table:table-cell>
          <table:table-cell/>
        </table:table-row>
        <table:table-row table:style-name="ro3">
          <table:table-cell office:value-type="string" calcext:value-type="string">
            <text:p>Regeneration</text:p>
          </table:table-cell>
          <table:table-cell office:value-type="string" calcext:value-type="string">
            <text:p>spl_Regeneration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4];&quot;_&quot;; &quot; &quot;)" office:value-type="string" office:string-value="Regeneration" calcext:value-type="string">
            <text:p>Regeneration</text:p>
          </table:table-cell>
          <table:table-cell table:formula="of:=SUBSTITUTE([.F34];&quot; Of &quot;;&quot; of &quot;)" office:value-type="string" office:string-value="Regeneration" calcext:value-type="string">
            <text:p>Regeneration</text:p>
          </table:table-cell>
          <table:table-cell table:formula="of:=SUBSTITUTE([.G34];&quot; To &quot;;&quot; to &quot;)" office:value-type="string" office:string-value="Regeneration" calcext:value-type="string">
            <text:p>Regeneration</text:p>
          </table:table-cell>
          <table:table-cell/>
        </table:table-row>
        <table:table-row table:style-name="ro3">
          <table:table-cell office:value-type="string" calcext:value-type="string">
            <text:p>Behemoth</text:p>
          </table:table-cell>
          <table:table-cell office:value-type="string" calcext:value-type="string">
            <text:p>spl_Behemot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5];&quot;_&quot;; &quot; &quot;)" office:value-type="string" office:string-value="Behemoth" calcext:value-type="string">
            <text:p>Behemoth</text:p>
          </table:table-cell>
          <table:table-cell table:formula="of:=SUBSTITUTE([.F35];&quot; Of &quot;;&quot; of &quot;)" office:value-type="string" office:string-value="Behemoth" calcext:value-type="string">
            <text:p>Behemoth</text:p>
          </table:table-cell>
          <table:table-cell table:formula="of:=SUBSTITUTE([.G35];&quot; To &quot;;&quot; to &quot;)" office:value-type="string" office:string-value="Behemoth" calcext:value-type="string">
            <text:p>Behemoth</text:p>
          </table:table-cell>
          <table:table-cell/>
        </table:table-row>
        <table:table-row table:style-name="ro3">
          <table:table-cell office:value-type="string" calcext:value-type="string">
            <text:p>Entangle</text:p>
          </table:table-cell>
          <table:table-cell office:value-type="string" calcext:value-type="string">
            <text:p>spl_Entangle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6];&quot;_&quot;; &quot; &quot;)" office:value-type="string" office:string-value="Entangle" calcext:value-type="string">
            <text:p>Entangle</text:p>
          </table:table-cell>
          <table:table-cell table:formula="of:=SUBSTITUTE([.F36];&quot; Of &quot;;&quot; of &quot;)" office:value-type="string" office:string-value="Entangle" calcext:value-type="string">
            <text:p>Entangle</text:p>
          </table:table-cell>
          <table:table-cell table:formula="of:=SUBSTITUTE([.G36];&quot; To &quot;;&quot; to &quot;)" office:value-type="string" office:string-value="Entangle" calcext:value-type="string">
            <text:p>Entangle</text:p>
          </table:table-cell>
          <table:table-cell/>
        </table:table-row>
        <table:table-row table:style-name="ro3">
          <table:table-cell office:value-type="string" calcext:value-type="string">
            <text:p>Natures_Awareness</text:p>
          </table:table-cell>
          <table:table-cell office:value-type="string" calcext:value-type="string">
            <text:p>spl_Natures_Awarenes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7];&quot;_&quot;; &quot; &quot;)" office:value-type="string" office:string-value="Natures Awareness" calcext:value-type="string">
            <text:p>Natures Awareness</text:p>
          </table:table-cell>
          <table:table-cell table:formula="of:=SUBSTITUTE([.F37];&quot; Of &quot;;&quot; of &quot;)" office:value-type="string" office:string-value="Natures Awareness" calcext:value-type="string">
            <text:p>Natures Awareness</text:p>
          </table:table-cell>
          <table:table-cell table:formula="of:=SUBSTITUTE([.G37];&quot; To &quot;;&quot; to &quot;)" office:value-type="string" office:string-value="Natures Awareness" calcext:value-type="string">
            <text:p>Natures Awareness</text:p>
          </table:table-cell>
          <table:table-cell office:value-type="string" calcext:value-type="string">
            <text:p>Nature’s Awareness</text:p>
          </table:table-cell>
        </table:table-row>
        <table:table-row table:style-name="ro3">
          <table:table-cell office:value-type="string" calcext:value-type="string">
            <text:p>Call_Lightning</text:p>
          </table:table-cell>
          <table:table-cell office:value-type="string" calcext:value-type="string">
            <text:p>spl_Call_Lightnin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8];&quot;_&quot;; &quot; &quot;)" office:value-type="string" office:string-value="Call Lightning" calcext:value-type="string">
            <text:p>Call Lightning</text:p>
          </table:table-cell>
          <table:table-cell table:formula="of:=SUBSTITUTE([.F38];&quot; Of &quot;;&quot; of &quot;)" office:value-type="string" office:string-value="Call Lightning" calcext:value-type="string">
            <text:p>Call Lightning</text:p>
          </table:table-cell>
          <table:table-cell table:formula="of:=SUBSTITUTE([.G38];&quot; To &quot;;&quot; to &quot;)" office:value-type="string" office:string-value="Call Lightning" calcext:value-type="string">
            <text:p>Call Lightning</text:p>
          </table:table-cell>
          <table:table-cell/>
        </table:table-row>
        <table:table-row table:style-name="ro3">
          <table:table-cell office:value-type="string" calcext:value-type="string">
            <text:p>Colossus</text:p>
          </table:table-cell>
          <table:table-cell office:value-type="string" calcext:value-type="string">
            <text:p>spl_Colossus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39];&quot;_&quot;; &quot; &quot;)" office:value-type="string" office:string-value="Colossus" calcext:value-type="string">
            <text:p>Colossus</text:p>
          </table:table-cell>
          <table:table-cell table:formula="of:=SUBSTITUTE([.F39];&quot; Of &quot;;&quot; of &quot;)" office:value-type="string" office:string-value="Colossus" calcext:value-type="string">
            <text:p>Colossus</text:p>
          </table:table-cell>
          <table:table-cell table:formula="of:=SUBSTITUTE([.G39];&quot; To &quot;;&quot; to &quot;)" office:value-type="string" office:string-value="Colossus" calcext:value-type="string">
            <text:p>Colossus</text:p>
          </table:table-cell>
          <table:table-cell/>
        </table:table-row>
        <table:table-row table:style-name="ro3">
          <table:table-cell office:value-type="string" calcext:value-type="string">
            <text:p>Earth_Gate</text:p>
          </table:table-cell>
          <table:table-cell office:value-type="string" calcext:value-type="string">
            <text:p>spl_Earth_Gat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0];&quot;_&quot;; &quot; &quot;)" office:value-type="string" office:string-value="Earth Gate" calcext:value-type="string">
            <text:p>Earth Gate</text:p>
          </table:table-cell>
          <table:table-cell table:formula="of:=SUBSTITUTE([.F40];&quot; Of &quot;;&quot; of &quot;)" office:value-type="string" office:string-value="Earth Gate" calcext:value-type="string">
            <text:p>Earth Gate</text:p>
          </table:table-cell>
          <table:table-cell table:formula="of:=SUBSTITUTE([.G40];&quot; To &quot;;&quot; to &quot;)" office:value-type="string" office:string-value="Earth Gate" calcext:value-type="string">
            <text:p>Earth Gate</text:p>
          </table:table-cell>
          <table:table-cell/>
        </table:table-row>
        <table:table-row table:style-name="ro3">
          <table:table-cell office:value-type="string" calcext:value-type="string">
            <text:p>Herb_Mastery</text:p>
          </table:table-cell>
          <table:table-cell office:value-type="string" calcext:value-type="string">
            <text:p>spl_Herb_Mastery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1];&quot;_&quot;; &quot; &quot;)" office:value-type="string" office:string-value="Herb Mastery" calcext:value-type="string">
            <text:p>Herb Mastery</text:p>
          </table:table-cell>
          <table:table-cell table:formula="of:=SUBSTITUTE([.F41];&quot; Of &quot;;&quot; of &quot;)" office:value-type="string" office:string-value="Herb Mastery" calcext:value-type="string">
            <text:p>Herb Mastery</text:p>
          </table:table-cell>
          <table:table-cell table:formula="of:=SUBSTITUTE([.G41];&quot; To &quot;;&quot; to &quot;)" office:value-type="string" office:string-value="Herb Mastery" calcext:value-type="string">
            <text:p>Herb Mastery</text:p>
          </table:table-cell>
          <table:table-cell/>
        </table:table-row>
        <table:table-row table:style-name="ro3">
          <table:table-cell office:value-type="string" calcext:value-type="string">
            <text:p>Great_Wyrm</text:p>
          </table:table-cell>
          <table:table-cell office:value-type="string" calcext:value-type="string">
            <text:p>spl_Great_Wyrm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2];&quot;_&quot;; &quot; &quot;)" office:value-type="string" office:string-value="Great Wyrm" calcext:value-type="string">
            <text:p>Great Wyrm</text:p>
          </table:table-cell>
          <table:table-cell table:formula="of:=SUBSTITUTE([.F42];&quot; Of &quot;;&quot; of &quot;)" office:value-type="string" office:string-value="Great Wyrm" calcext:value-type="string">
            <text:p>Great Wyrm</text:p>
          </table:table-cell>
          <table:table-cell table:formula="of:=SUBSTITUTE([.G42];&quot; To &quot;;&quot; to &quot;)" office:value-type="string" office:string-value="Great Wyrm" calcext:value-type="string">
            <text:p>Great Wyrm</text:p>
          </table:table-cell>
          <table:table-cell/>
        </table:table-row>
        <table:table-row table:style-name="ro3">
          <table:table-cell office:value-type="string" calcext:value-type="string">
            <text:p>Natures_Wrath</text:p>
          </table:table-cell>
          <table:table-cell office:value-type="string" calcext:value-type="string">
            <text:p>spl_Natures_Wrat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br_Nature</text:p>
          </table:table-cell>
          <table:table-cell office:value-type="string" calcext:value-type="string">
            <text:p>Very Rare</text:p>
          </table:table-cell>
          <table:table-cell table:formula="of:=SUBSTITUTE([.A43];&quot;_&quot;; &quot; &quot;)" office:value-type="string" office:string-value="Natures Wrath" calcext:value-type="string">
            <text:p>Natures Wrath</text:p>
          </table:table-cell>
          <table:table-cell table:formula="of:=SUBSTITUTE([.F43];&quot; Of &quot;;&quot; of &quot;)" office:value-type="string" office:string-value="Natures Wrath" calcext:value-type="string">
            <text:p>Natures Wrath</text:p>
          </table:table-cell>
          <table:table-cell table:formula="of:=SUBSTITUTE([.G43];&quot; To &quot;;&quot; to &quot;)" office:value-type="string" office:string-value="Natures Wrath" calcext:value-type="string">
            <text:p>Natures Wrath</text:p>
          </table:table-cell>
          <table:table-cell office:value-type="string" calcext:value-type="string">
            <text:p>Nature’s Wrath</text:p>
          </table:table-cell>
        </table:table-row>
        <table:table-row table:style-name="ro3">
          <table:table-cell office:value-type="string" calcext:value-type="string">
            <text:p>Resist_Magic</text:p>
          </table:table-cell>
          <table:table-cell office:value-type="string" calcext:value-type="string">
            <text:p>spl_Resist_Magic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4];&quot;_&quot;; &quot; &quot;)" office:value-type="string" office:string-value="Resist Magic" calcext:value-type="string">
            <text:p>Resist Magic</text:p>
          </table:table-cell>
          <table:table-cell table:formula="of:=SUBSTITUTE([.F44];&quot; Of &quot;;&quot; of &quot;)" office:value-type="string" office:string-value="Resist Magic" calcext:value-type="string">
            <text:p>Resist Magic</text:p>
          </table:table-cell>
          <table:table-cell table:formula="of:=SUBSTITUTE([.G44];&quot; To &quot;;&quot; to &quot;)" office:value-type="string" office:string-value="Resist Magic" calcext:value-type="string">
            <text:p>Resist Magic</text:p>
          </table:table-cell>
          <table:table-cell/>
        </table:table-row>
        <table:table-row table:style-name="ro3">
          <table:table-cell office:value-type="string" calcext:value-type="string">
            <text:p>Dispel_Magic_True</text:p>
          </table:table-cell>
          <table:table-cell office:value-type="string" calcext:value-type="string">
            <text:p>spl_Dispel_Magic_True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5];&quot;_&quot;; &quot; &quot;)" office:value-type="string" office:string-value="Dispel Magic True" calcext:value-type="string">
            <text:p>Dispel Magic True</text:p>
          </table:table-cell>
          <table:table-cell table:formula="of:=SUBSTITUTE([.F45];&quot; Of &quot;;&quot; of &quot;)" office:value-type="string" office:string-value="Dispel Magic True" calcext:value-type="string">
            <text:p>Dispel Magic True</text:p>
          </table:table-cell>
          <table:table-cell table:formula="of:=SUBSTITUTE([.G45];&quot; To &quot;;&quot; to &quot;)" office:value-type="string" office:string-value="Dispel Magic True" calcext:value-type="string">
            <text:p>Dispel Magic True</text:p>
          </table:table-cell>
          <table:table-cell/>
        </table:table-row>
        <table:table-row table:style-name="ro3">
          <table:table-cell office:value-type="string" calcext:value-type="string">
            <text:p>Floating_Island</text:p>
          </table:table-cell>
          <table:table-cell office:value-type="string" calcext:value-type="string">
            <text:p>spl_Floating_Is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6];&quot;_&quot;; &quot; &quot;)" office:value-type="string" office:string-value="Floating Island" calcext:value-type="string">
            <text:p>Floating Island</text:p>
          </table:table-cell>
          <table:table-cell table:formula="of:=SUBSTITUTE([.F46];&quot; Of &quot;;&quot; of &quot;)" office:value-type="string" office:string-value="Floating Island" calcext:value-type="string">
            <text:p>Floating Island</text:p>
          </table:table-cell>
          <table:table-cell table:formula="of:=SUBSTITUTE([.G46];&quot; To &quot;;&quot; to &quot;)" office:value-type="string" office:string-value="Floating Island" calcext:value-type="string">
            <text:p>Floating Island</text:p>
          </table:table-cell>
          <table:table-cell/>
        </table:table-row>
        <table:table-row table:style-name="ro3">
          <table:table-cell office:value-type="string" calcext:value-type="string">
            <text:p>Guardian_Wind</text:p>
          </table:table-cell>
          <table:table-cell office:value-type="string" calcext:value-type="string">
            <text:p>spl_Guardian_Wi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7];&quot;_&quot;; &quot; &quot;)" office:value-type="string" office:string-value="Guardian Wind" calcext:value-type="string">
            <text:p>Guardian Wind</text:p>
          </table:table-cell>
          <table:table-cell table:formula="of:=SUBSTITUTE([.F47];&quot; Of &quot;;&quot; of &quot;)" office:value-type="string" office:string-value="Guardian Wind" calcext:value-type="string">
            <text:p>Guardian Wind</text:p>
          </table:table-cell>
          <table:table-cell table:formula="of:=SUBSTITUTE([.G47];&quot; To &quot;;&quot; to &quot;)" office:value-type="string" office:string-value="Guardian Wind" calcext:value-type="string">
            <text:p>Guardian Wind</text:p>
          </table:table-cell>
          <table:table-cell/>
        </table:table-row>
        <table:table-row table:style-name="ro3">
          <table:table-cell office:value-type="string" calcext:value-type="string">
            <text:p>Phantom_Warriors</text:p>
          </table:table-cell>
          <table:table-cell office:value-type="string" calcext:value-type="string">
            <text:p>spl_Phantom_Warrior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8];&quot;_&quot;; &quot; &quot;)" office:value-type="string" office:string-value="Phantom Warriors" calcext:value-type="string">
            <text:p>Phantom Warriors</text:p>
          </table:table-cell>
          <table:table-cell table:formula="of:=SUBSTITUTE([.F48];&quot; Of &quot;;&quot; of &quot;)" office:value-type="string" office:string-value="Phantom Warriors" calcext:value-type="string">
            <text:p>Phantom Warriors</text:p>
          </table:table-cell>
          <table:table-cell table:formula="of:=SUBSTITUTE([.G48];&quot; To &quot;;&quot; to &quot;)" office:value-type="string" office:string-value="Phantom Warriors" calcext:value-type="string">
            <text:p>Phantom Warriors</text:p>
          </table:table-cell>
          <table:table-cell/>
        </table:table-row>
        <table:table-row table:style-name="ro3">
          <table:table-cell office:value-type="string" calcext:value-type="string">
            <text:p>Confusion</text:p>
          </table:table-cell>
          <table:table-cell office:value-type="string" calcext:value-type="string">
            <text:p>spl_Confusio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49];&quot;_&quot;; &quot; &quot;)" office:value-type="string" office:string-value="Confusion" calcext:value-type="string">
            <text:p>Confusion</text:p>
          </table:table-cell>
          <table:table-cell table:formula="of:=SUBSTITUTE([.F49];&quot; Of &quot;;&quot; of &quot;)" office:value-type="string" office:string-value="Confusion" calcext:value-type="string">
            <text:p>Confusion</text:p>
          </table:table-cell>
          <table:table-cell table:formula="of:=SUBSTITUTE([.G49];&quot; To &quot;;&quot; to &quot;)" office:value-type="string" office:string-value="Confusion" calcext:value-type="string">
            <text:p>Confusion</text:p>
          </table:table-cell>
          <table:table-cell/>
        </table:table-row>
        <table:table-row table:style-name="ro3">
          <table:table-cell office:value-type="string" calcext:value-type="string">
            <text:p>Word_Of_Recall</text:p>
          </table:table-cell>
          <table:table-cell office:value-type="string" calcext:value-type="string">
            <text:p>spl_Word_Of_Recal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0];&quot;_&quot;; &quot; &quot;)" office:value-type="string" office:string-value="Word Of Recall" calcext:value-type="string">
            <text:p>Word Of Recall</text:p>
          </table:table-cell>
          <table:table-cell table:formula="of:=SUBSTITUTE([.F50];&quot; Of &quot;;&quot; of &quot;)" office:value-type="string" office:string-value="Word of Recall" calcext:value-type="string">
            <text:p>Word of Recall</text:p>
          </table:table-cell>
          <table:table-cell table:formula="of:=SUBSTITUTE([.G50];&quot; To &quot;;&quot; to &quot;)" office:value-type="string" office:string-value="Word of Recall" calcext:value-type="string">
            <text:p>Word of Recall</text:p>
          </table:table-cell>
          <table:table-cell/>
        </table:table-row>
        <table:table-row table:style-name="ro3">
          <table:table-cell office:value-type="string" calcext:value-type="string">
            <text:p>Counter_Magic</text:p>
          </table:table-cell>
          <table:table-cell office:value-type="string" calcext:value-type="string">
            <text:p>spl_Counter_Magi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1];&quot;_&quot;; &quot; &quot;)" office:value-type="string" office:string-value="Counter Magic" calcext:value-type="string">
            <text:p>Counter Magic</text:p>
          </table:table-cell>
          <table:table-cell table:formula="of:=SUBSTITUTE([.F51];&quot; Of &quot;;&quot; of &quot;)" office:value-type="string" office:string-value="Counter Magic" calcext:value-type="string">
            <text:p>Counter Magic</text:p>
          </table:table-cell>
          <table:table-cell table:formula="of:=SUBSTITUTE([.G51];&quot; To &quot;;&quot; to &quot;)" office:value-type="string" office:string-value="Counter Magic" calcext:value-type="string">
            <text:p>Counter Magic</text:p>
          </table:table-cell>
          <table:table-cell/>
        </table:table-row>
        <table:table-row table:style-name="ro3">
          <table:table-cell office:value-type="string" calcext:value-type="string">
            <text:p>Nagas</text:p>
          </table:table-cell>
          <table:table-cell office:value-type="string" calcext:value-type="string">
            <text:p>spl_Naga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2];&quot;_&quot;; &quot; &quot;)" office:value-type="string" office:string-value="Nagas" calcext:value-type="string">
            <text:p>Nagas</text:p>
          </table:table-cell>
          <table:table-cell table:formula="of:=SUBSTITUTE([.F52];&quot; Of &quot;;&quot; of &quot;)" office:value-type="string" office:string-value="Nagas" calcext:value-type="string">
            <text:p>Nagas</text:p>
          </table:table-cell>
          <table:table-cell table:formula="of:=SUBSTITUTE([.G52];&quot; To &quot;;&quot; to &quot;)" office:value-type="string" office:string-value="Nagas" calcext:value-type="string">
            <text:p>Nagas</text:p>
          </table:table-cell>
          <table:table-cell/>
        </table:table-row>
        <table:table-row table:style-name="ro3">
          <table:table-cell office:value-type="string" calcext:value-type="string">
            <text:p>Psionic_Blast</text:p>
          </table:table-cell>
          <table:table-cell office:value-type="string" calcext:value-type="string">
            <text:p>spl_Psionic_Blas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Common</text:p>
          </table:table-cell>
          <table:table-cell table:formula="of:=SUBSTITUTE([.A53];&quot;_&quot;; &quot; &quot;)" office:value-type="string" office:string-value="Psionic Blast" calcext:value-type="string">
            <text:p>Psionic Blast</text:p>
          </table:table-cell>
          <table:table-cell table:formula="of:=SUBSTITUTE([.F53];&quot; Of &quot;;&quot; of &quot;)" office:value-type="string" office:string-value="Psionic Blast" calcext:value-type="string">
            <text:p>Psionic Blast</text:p>
          </table:table-cell>
          <table:table-cell table:formula="of:=SUBSTITUTE([.G53];&quot; To &quot;;&quot; to &quot;)" office:value-type="string" office:string-value="Psionic Blast" calcext:value-type="string">
            <text:p>Psionic Blast</text:p>
          </table:table-cell>
          <table:table-cell/>
        </table:table-row>
        <table:table-row table:style-name="ro3">
          <table:table-cell office:value-type="string" calcext:value-type="string">
            <text:p>Blur</text:p>
          </table:table-cell>
          <table:table-cell office:value-type="string" calcext:value-type="string">
            <text:p>spl_Bl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4];&quot;_&quot;; &quot; &quot;)" office:value-type="string" office:string-value="Blur" calcext:value-type="string">
            <text:p>Blur</text:p>
          </table:table-cell>
          <table:table-cell table:formula="of:=SUBSTITUTE([.F54];&quot; Of &quot;;&quot; of &quot;)" office:value-type="string" office:string-value="Blur" calcext:value-type="string">
            <text:p>Blur</text:p>
          </table:table-cell>
          <table:table-cell table:formula="of:=SUBSTITUTE([.G54];&quot; To &quot;;&quot; to &quot;)" office:value-type="string" office:string-value="Blur" calcext:value-type="string">
            <text:p>Blur</text:p>
          </table:table-cell>
          <table:table-cell/>
        </table:table-row>
        <table:table-row table:style-name="ro3">
          <table:table-cell office:value-type="string" calcext:value-type="string">
            <text:p>Disenchant_True</text:p>
          </table:table-cell>
          <table:table-cell office:value-type="string" calcext:value-type="string">
            <text:p>spl_Disenchant_Tru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5];&quot;_&quot;; &quot; &quot;)" office:value-type="string" office:string-value="Disenchant True" calcext:value-type="string">
            <text:p>Disenchant True</text:p>
          </table:table-cell>
          <table:table-cell table:formula="of:=SUBSTITUTE([.F55];&quot; Of &quot;;&quot; of &quot;)" office:value-type="string" office:string-value="Disenchant True" calcext:value-type="string">
            <text:p>Disenchant True</text:p>
          </table:table-cell>
          <table:table-cell table:formula="of:=SUBSTITUTE([.G55];&quot; To &quot;;&quot; to &quot;)" office:value-type="string" office:string-value="Disenchant True" calcext:value-type="string">
            <text:p>Disenchant True</text:p>
          </table:table-cell>
          <table:table-cell/>
        </table:table-row>
        <table:table-row table:style-name="ro3">
          <table:table-cell office:value-type="string" calcext:value-type="string">
            <text:p>Vertigo</text:p>
          </table:table-cell>
          <table:table-cell office:value-type="string" calcext:value-type="string">
            <text:p>spl_Vertigo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6];&quot;_&quot;; &quot; &quot;)" office:value-type="string" office:string-value="Vertigo" calcext:value-type="string">
            <text:p>Vertigo</text:p>
          </table:table-cell>
          <table:table-cell table:formula="of:=SUBSTITUTE([.F56];&quot; Of &quot;;&quot; of &quot;)" office:value-type="string" office:string-value="Vertigo" calcext:value-type="string">
            <text:p>Vertigo</text:p>
          </table:table-cell>
          <table:table-cell table:formula="of:=SUBSTITUTE([.G56];&quot; To &quot;;&quot; to &quot;)" office:value-type="string" office:string-value="Vertigo" calcext:value-type="string">
            <text:p>Vertigo</text:p>
          </table:table-cell>
          <table:table-cell/>
        </table:table-row>
        <table:table-row table:style-name="ro3">
          <table:table-cell office:value-type="string" calcext:value-type="string">
            <text:p>Spell_Lock</text:p>
          </table:table-cell>
          <table:table-cell office:value-type="string" calcext:value-type="string">
            <text:p>spl_Spell_Lock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7];&quot;_&quot;; &quot; &quot;)" office:value-type="string" office:string-value="Spell Lock" calcext:value-type="string">
            <text:p>Spell Lock</text:p>
          </table:table-cell>
          <table:table-cell table:formula="of:=SUBSTITUTE([.F57];&quot; Of &quot;;&quot; of &quot;)" office:value-type="string" office:string-value="Spell Lock" calcext:value-type="string">
            <text:p>Spell Lock</text:p>
          </table:table-cell>
          <table:table-cell table:formula="of:=SUBSTITUTE([.G57];&quot; To &quot;;&quot; to &quot;)" office:value-type="string" office:string-value="Spell Lock" calcext:value-type="string">
            <text:p>Spell Lock</text:p>
          </table:table-cell>
          <table:table-cell/>
        </table:table-row>
        <table:table-row table:style-name="ro3">
          <table:table-cell office:value-type="string" calcext:value-type="string">
            <text:p>Enchant_Road</text:p>
          </table:table-cell>
          <table:table-cell office:value-type="string" calcext:value-type="string">
            <text:p>spl_Enchant_Roa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8];&quot;_&quot;; &quot; &quot;)" office:value-type="string" office:string-value="Enchant Road" calcext:value-type="string">
            <text:p>Enchant Road</text:p>
          </table:table-cell>
          <table:table-cell table:formula="of:=SUBSTITUTE([.F58];&quot; Of &quot;;&quot; of &quot;)" office:value-type="string" office:string-value="Enchant Road" calcext:value-type="string">
            <text:p>Enchant Road</text:p>
          </table:table-cell>
          <table:table-cell table:formula="of:=SUBSTITUTE([.G58];&quot; To &quot;;&quot; to &quot;)" office:value-type="string" office:string-value="Enchant Road" calcext:value-type="string">
            <text:p>Enchant Road</text:p>
          </table:table-cell>
          <table:table-cell/>
        </table:table-row>
        <table:table-row table:style-name="ro3">
          <table:table-cell office:value-type="string" calcext:value-type="string">
            <text:p>Flight</text:p>
          </table:table-cell>
          <table:table-cell office:value-type="string" calcext:value-type="string">
            <text:p>spl_Fligh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59];&quot;_&quot;; &quot; &quot;)" office:value-type="string" office:string-value="Flight" calcext:value-type="string">
            <text:p>Flight</text:p>
          </table:table-cell>
          <table:table-cell table:formula="of:=SUBSTITUTE([.F59];&quot; Of &quot;;&quot; of &quot;)" office:value-type="string" office:string-value="Flight" calcext:value-type="string">
            <text:p>Flight</text:p>
          </table:table-cell>
          <table:table-cell table:formula="of:=SUBSTITUTE([.G59];&quot; To &quot;;&quot; to &quot;)" office:value-type="string" office:string-value="Flight" calcext:value-type="string">
            <text:p>Flight</text:p>
          </table:table-cell>
          <table:table-cell/>
        </table:table-row>
        <table:table-row table:style-name="ro3">
          <table:table-cell office:value-type="string" calcext:value-type="string">
            <text:p>Wind_Mastery</text:p>
          </table:table-cell>
          <table:table-cell office:value-type="string" calcext:value-type="string">
            <text:p>spl_Wind_Master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0];&quot;_&quot;; &quot; &quot;)" office:value-type="string" office:string-value="Wind Mastery" calcext:value-type="string">
            <text:p>Wind Mastery</text:p>
          </table:table-cell>
          <table:table-cell table:formula="of:=SUBSTITUTE([.F60];&quot; Of &quot;;&quot; of &quot;)" office:value-type="string" office:string-value="Wind Mastery" calcext:value-type="string">
            <text:p>Wind Mastery</text:p>
          </table:table-cell>
          <table:table-cell table:formula="of:=SUBSTITUTE([.G60];&quot; To &quot;;&quot; to &quot;)" office:value-type="string" office:string-value="Wind Mastery" calcext:value-type="string">
            <text:p>Wind Mastery</text:p>
          </table:table-cell>
          <table:table-cell/>
        </table:table-row>
        <table:table-row table:style-name="ro3">
          <table:table-cell office:value-type="string" calcext:value-type="string">
            <text:p>Spell_Blast</text:p>
          </table:table-cell>
          <table:table-cell office:value-type="string" calcext:value-type="string">
            <text:p>spl_Spell_Blast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1];&quot;_&quot;; &quot; &quot;)" office:value-type="string" office:string-value="Spell Blast" calcext:value-type="string">
            <text:p>Spell Blast</text:p>
          </table:table-cell>
          <table:table-cell table:formula="of:=SUBSTITUTE([.F61];&quot; Of &quot;;&quot; of &quot;)" office:value-type="string" office:string-value="Spell Blast" calcext:value-type="string">
            <text:p>Spell Blast</text:p>
          </table:table-cell>
          <table:table-cell table:formula="of:=SUBSTITUTE([.G61];&quot; To &quot;;&quot; to &quot;)" office:value-type="string" office:string-value="Spell Blast" calcext:value-type="string">
            <text:p>Spell Blast</text:p>
          </table:table-cell>
          <table:table-cell/>
        </table:table-row>
        <table:table-row table:style-name="ro3">
          <table:table-cell office:value-type="string" calcext:value-type="string">
            <text:p>Aura_Of_Majesty</text:p>
          </table:table-cell>
          <table:table-cell office:value-type="string" calcext:value-type="string">
            <text:p>spl_Aura_Of_Majest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2];&quot;_&quot;; &quot; &quot;)" office:value-type="string" office:string-value="Aura Of Majesty" calcext:value-type="string">
            <text:p>Aura Of Majesty</text:p>
          </table:table-cell>
          <table:table-cell table:formula="of:=SUBSTITUTE([.F62];&quot; Of &quot;;&quot; of &quot;)" office:value-type="string" office:string-value="Aura of Majesty" calcext:value-type="string">
            <text:p>Aura of Majesty</text:p>
          </table:table-cell>
          <table:table-cell table:formula="of:=SUBSTITUTE([.G62];&quot; To &quot;;&quot; to &quot;)" office:value-type="string" office:string-value="Aura of Majesty" calcext:value-type="string">
            <text:p>Aura of Majesty</text:p>
          </table:table-cell>
          <table:table-cell/>
        </table:table-row>
        <table:table-row table:style-name="ro3">
          <table:table-cell office:value-type="string" calcext:value-type="string">
            <text:p>Phantom_Beast</text:p>
          </table:table-cell>
          <table:table-cell office:value-type="string" calcext:value-type="string">
            <text:p>spl_Phantom_Beast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Uncommon</text:p>
          </table:table-cell>
          <table:table-cell table:formula="of:=SUBSTITUTE([.A63];&quot;_&quot;; &quot; &quot;)" office:value-type="string" office:string-value="Phantom Beast" calcext:value-type="string">
            <text:p>Phantom Beast</text:p>
          </table:table-cell>
          <table:table-cell table:formula="of:=SUBSTITUTE([.F63];&quot; Of &quot;;&quot; of &quot;)" office:value-type="string" office:string-value="Phantom Beast" calcext:value-type="string">
            <text:p>Phantom Beast</text:p>
          </table:table-cell>
          <table:table-cell table:formula="of:=SUBSTITUTE([.G63];&quot; To &quot;;&quot; to &quot;)" office:value-type="string" office:string-value="Phantom Beast" calcext:value-type="string">
            <text:p>Phantom Beast</text:p>
          </table:table-cell>
          <table:table-cell/>
        </table:table-row>
        <table:table-row table:style-name="ro3">
          <table:table-cell office:value-type="string" calcext:value-type="string">
            <text:p>Disjunction_True</text:p>
          </table:table-cell>
          <table:table-cell office:value-type="string" calcext:value-type="string">
            <text:p>spl_Disjunction_Tru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4];&quot;_&quot;; &quot; &quot;)" office:value-type="string" office:string-value="Disjunction True" calcext:value-type="string">
            <text:p>Disjunction True</text:p>
          </table:table-cell>
          <table:table-cell table:formula="of:=SUBSTITUTE([.F64];&quot; Of &quot;;&quot; of &quot;)" office:value-type="string" office:string-value="Disjunction True" calcext:value-type="string">
            <text:p>Disjunction True</text:p>
          </table:table-cell>
          <table:table-cell table:formula="of:=SUBSTITUTE([.G64];&quot; To &quot;;&quot; to &quot;)" office:value-type="string" office:string-value="Disjunction True" calcext:value-type="string">
            <text:p>Disjunction True</text:p>
          </table:table-cell>
          <table:table-cell/>
        </table:table-row>
        <table:table-row table:style-name="ro3">
          <table:table-cell office:value-type="string" calcext:value-type="string">
            <text:p>Invisibility</text:p>
          </table:table-cell>
          <table:table-cell office:value-type="string" calcext:value-type="string">
            <text:p>spl_Invisibility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5];&quot;_&quot;; &quot; &quot;)" office:value-type="string" office:string-value="Invisibility" calcext:value-type="string">
            <text:p>Invisibility</text:p>
          </table:table-cell>
          <table:table-cell table:formula="of:=SUBSTITUTE([.F65];&quot; Of &quot;;&quot; of &quot;)" office:value-type="string" office:string-value="Invisibility" calcext:value-type="string">
            <text:p>Invisibility</text:p>
          </table:table-cell>
          <table:table-cell table:formula="of:=SUBSTITUTE([.G65];&quot; To &quot;;&quot; to &quot;)" office:value-type="string" office:string-value="Invisibility" calcext:value-type="string">
            <text:p>Invisibility</text:p>
          </table:table-cell>
          <table:table-cell/>
        </table:table-row>
        <table:table-row table:style-name="ro3">
          <table:table-cell office:value-type="string" calcext:value-type="string">
            <text:p>Wind_Walking</text:p>
          </table:table-cell>
          <table:table-cell office:value-type="string" calcext:value-type="string">
            <text:p>spl_Wind_Walking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6];&quot;_&quot;; &quot; &quot;)" office:value-type="string" office:string-value="Wind Walking" calcext:value-type="string">
            <text:p>Wind Walking</text:p>
          </table:table-cell>
          <table:table-cell table:formula="of:=SUBSTITUTE([.F66];&quot; Of &quot;;&quot; of &quot;)" office:value-type="string" office:string-value="Wind Walking" calcext:value-type="string">
            <text:p>Wind Walking</text:p>
          </table:table-cell>
          <table:table-cell table:formula="of:=SUBSTITUTE([.G66];&quot; To &quot;;&quot; to &quot;)" office:value-type="string" office:string-value="Wind Walking" calcext:value-type="string">
            <text:p>Wind Walking</text:p>
          </table:table-cell>
          <table:table-cell/>
        </table:table-row>
        <table:table-row table:style-name="ro3">
          <table:table-cell office:value-type="string" calcext:value-type="string">
            <text:p>Banish</text:p>
          </table:table-cell>
          <table:table-cell office:value-type="string" calcext:value-type="string">
            <text:p>spl_Bani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7];&quot;_&quot;; &quot; &quot;)" office:value-type="string" office:string-value="Banish" calcext:value-type="string">
            <text:p>Banish</text:p>
          </table:table-cell>
          <table:table-cell table:formula="of:=SUBSTITUTE([.F67];&quot; Of &quot;;&quot; of &quot;)" office:value-type="string" office:string-value="Banish" calcext:value-type="string">
            <text:p>Banish</text:p>
          </table:table-cell>
          <table:table-cell table:formula="of:=SUBSTITUTE([.G67];&quot; To &quot;;&quot; to &quot;)" office:value-type="string" office:string-value="Banish" calcext:value-type="string">
            <text:p>Banish</text:p>
          </table:table-cell>
          <table:table-cell/>
        </table:table-row>
        <table:table-row table:style-name="ro3">
          <table:table-cell office:value-type="string" calcext:value-type="string">
            <text:p>Storm_Giant</text:p>
          </table:table-cell>
          <table:table-cell office:value-type="string" calcext:value-type="string">
            <text:p>spl_Storm_Giant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8];&quot;_&quot;; &quot; &quot;)" office:value-type="string" office:string-value="Storm Giant" calcext:value-type="string">
            <text:p>Storm Giant</text:p>
          </table:table-cell>
          <table:table-cell table:formula="of:=SUBSTITUTE([.F68];&quot; Of &quot;;&quot; of &quot;)" office:value-type="string" office:string-value="Storm Giant" calcext:value-type="string">
            <text:p>Storm Giant</text:p>
          </table:table-cell>
          <table:table-cell table:formula="of:=SUBSTITUTE([.G68];&quot; To &quot;;&quot; to &quot;)" office:value-type="string" office:string-value="Storm Giant" calcext:value-type="string">
            <text:p>Storm Giant</text:p>
          </table:table-cell>
          <table:table-cell/>
        </table:table-row>
        <table:table-row table:style-name="ro3">
          <table:table-cell office:value-type="string" calcext:value-type="string">
            <text:p>Air_Elemental</text:p>
          </table:table-cell>
          <table:table-cell office:value-type="string" calcext:value-type="string">
            <text:p>spl_Air_Element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69];&quot;_&quot;; &quot; &quot;)" office:value-type="string" office:string-value="Air Elemental" calcext:value-type="string">
            <text:p>Air Elemental</text:p>
          </table:table-cell>
          <table:table-cell table:formula="of:=SUBSTITUTE([.F69];&quot; Of &quot;;&quot; of &quot;)" office:value-type="string" office:string-value="Air Elemental" calcext:value-type="string">
            <text:p>Air Elemental</text:p>
          </table:table-cell>
          <table:table-cell table:formula="of:=SUBSTITUTE([.G69];&quot; To &quot;;&quot; to &quot;)" office:value-type="string" office:string-value="Air Elemental" calcext:value-type="string">
            <text:p>Air Elemental</text:p>
          </table:table-cell>
          <table:table-cell/>
        </table:table-row>
        <table:table-row table:style-name="ro3">
          <table:table-cell office:value-type="string" calcext:value-type="string">
            <text:p>Mind_Storm</text:p>
          </table:table-cell>
          <table:table-cell office:value-type="string" calcext:value-type="string">
            <text:p>spl_Mind_Stor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0];&quot;_&quot;; &quot; &quot;)" office:value-type="string" office:string-value="Mind Storm" calcext:value-type="string">
            <text:p>Mind Storm</text:p>
          </table:table-cell>
          <table:table-cell table:formula="of:=SUBSTITUTE([.F70];&quot; Of &quot;;&quot; of &quot;)" office:value-type="string" office:string-value="Mind Storm" calcext:value-type="string">
            <text:p>Mind Storm</text:p>
          </table:table-cell>
          <table:table-cell table:formula="of:=SUBSTITUTE([.G70];&quot; To &quot;;&quot; to &quot;)" office:value-type="string" office:string-value="Mind Storm" calcext:value-type="string">
            <text:p>Mind Storm</text:p>
          </table:table-cell>
          <table:table-cell/>
        </table:table-row>
        <table:table-row table:style-name="ro3">
          <table:table-cell office:value-type="string" calcext:value-type="string">
            <text:p>Stasis</text:p>
          </table:table-cell>
          <table:table-cell office:value-type="string" calcext:value-type="string">
            <text:p>spl_Stasi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1];&quot;_&quot;; &quot; &quot;)" office:value-type="string" office:string-value="Stasis" calcext:value-type="string">
            <text:p>Stasis</text:p>
          </table:table-cell>
          <table:table-cell table:formula="of:=SUBSTITUTE([.F71];&quot; Of &quot;;&quot; of &quot;)" office:value-type="string" office:string-value="Stasis" calcext:value-type="string">
            <text:p>Stasis</text:p>
          </table:table-cell>
          <table:table-cell table:formula="of:=SUBSTITUTE([.G71];&quot; To &quot;;&quot; to &quot;)" office:value-type="string" office:string-value="Stasis" calcext:value-type="string">
            <text:p>Stasis</text:p>
          </table:table-cell>
          <table:table-cell/>
        </table:table-row>
        <table:table-row table:style-name="ro3">
          <table:table-cell office:value-type="string" calcext:value-type="string">
            <text:p>Magic_Immunity</text:p>
          </table:table-cell>
          <table:table-cell office:value-type="string" calcext:value-type="string">
            <text:p>spl_Magic_Immunit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2];&quot;_&quot;; &quot; &quot;)" office:value-type="string" office:string-value="Magic Immunity" calcext:value-type="string">
            <text:p>Magic Immunity</text:p>
          </table:table-cell>
          <table:table-cell table:formula="of:=SUBSTITUTE([.F72];&quot; Of &quot;;&quot; of &quot;)" office:value-type="string" office:string-value="Magic Immunity" calcext:value-type="string">
            <text:p>Magic Immunity</text:p>
          </table:table-cell>
          <table:table-cell table:formula="of:=SUBSTITUTE([.G72];&quot; To &quot;;&quot; to &quot;)" office:value-type="string" office:string-value="Magic Immunity" calcext:value-type="string">
            <text:p>Magic Immunity</text:p>
          </table:table-cell>
          <table:table-cell/>
        </table:table-row>
        <table:table-row table:style-name="ro3">
          <table:table-cell office:value-type="string" calcext:value-type="string">
            <text:p>Haste</text:p>
          </table:table-cell>
          <table:table-cell office:value-type="string" calcext:value-type="string">
            <text:p>spl_Hast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Rare</text:p>
          </table:table-cell>
          <table:table-cell table:formula="of:=SUBSTITUTE([.A73];&quot;_&quot;; &quot; &quot;)" office:value-type="string" office:string-value="Haste" calcext:value-type="string">
            <text:p>Haste</text:p>
          </table:table-cell>
          <table:table-cell table:formula="of:=SUBSTITUTE([.F73];&quot; Of &quot;;&quot; of &quot;)" office:value-type="string" office:string-value="Haste" calcext:value-type="string">
            <text:p>Haste</text:p>
          </table:table-cell>
          <table:table-cell table:formula="of:=SUBSTITUTE([.G73];&quot; To &quot;;&quot; to &quot;)" office:value-type="string" office:string-value="Haste" calcext:value-type="string">
            <text:p>Haste</text:p>
          </table:table-cell>
          <table:table-cell/>
        </table:table-row>
        <table:table-row table:style-name="ro3">
          <table:table-cell office:value-type="string" calcext:value-type="string">
            <text:p>Djinn</text:p>
          </table:table-cell>
          <table:table-cell office:value-type="string" calcext:value-type="string">
            <text:p>spl_Djin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4];&quot;_&quot;; &quot; &quot;)" office:value-type="string" office:string-value="Djinn" calcext:value-type="string">
            <text:p>Djinn</text:p>
          </table:table-cell>
          <table:table-cell table:formula="of:=SUBSTITUTE([.F74];&quot; Of &quot;;&quot; of &quot;)" office:value-type="string" office:string-value="Djinn" calcext:value-type="string">
            <text:p>Djinn</text:p>
          </table:table-cell>
          <table:table-cell table:formula="of:=SUBSTITUTE([.G74];&quot; To &quot;;&quot; to &quot;)" office:value-type="string" office:string-value="Djinn" calcext:value-type="string">
            <text:p>Djinn</text:p>
          </table:table-cell>
          <table:table-cell/>
        </table:table-row>
        <table:table-row table:style-name="ro3">
          <table:table-cell office:value-type="string" calcext:value-type="string">
            <text:p>Spell_Ward</text:p>
          </table:table-cell>
          <table:table-cell office:value-type="string" calcext:value-type="string">
            <text:p>spl_Spell_Ward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5];&quot;_&quot;; &quot; &quot;)" office:value-type="string" office:string-value="Spell Ward" calcext:value-type="string">
            <text:p>Spell Ward</text:p>
          </table:table-cell>
          <table:table-cell table:formula="of:=SUBSTITUTE([.F75];&quot; Of &quot;;&quot; of &quot;)" office:value-type="string" office:string-value="Spell Ward" calcext:value-type="string">
            <text:p>Spell Ward</text:p>
          </table:table-cell>
          <table:table-cell table:formula="of:=SUBSTITUTE([.G75];&quot; To &quot;;&quot; to &quot;)" office:value-type="string" office:string-value="Spell Ward" calcext:value-type="string">
            <text:p>Spell Ward</text:p>
          </table:table-cell>
          <table:table-cell/>
        </table:table-row>
        <table:table-row table:style-name="ro3">
          <table:table-cell office:value-type="string" calcext:value-type="string">
            <text:p>Creature_Binding</text:p>
          </table:table-cell>
          <table:table-cell office:value-type="string" calcext:value-type="string">
            <text:p>spl_Creature_Binding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6];&quot;_&quot;; &quot; &quot;)" office:value-type="string" office:string-value="Creature Binding" calcext:value-type="string">
            <text:p>Creature Binding</text:p>
          </table:table-cell>
          <table:table-cell table:formula="of:=SUBSTITUTE([.F76];&quot; Of &quot;;&quot; of &quot;)" office:value-type="string" office:string-value="Creature Binding" calcext:value-type="string">
            <text:p>Creature Binding</text:p>
          </table:table-cell>
          <table:table-cell table:formula="of:=SUBSTITUTE([.G76];&quot; To &quot;;&quot; to &quot;)" office:value-type="string" office:string-value="Creature Binding" calcext:value-type="string">
            <text:p>Creature Binding</text:p>
          </table:table-cell>
          <table:table-cell/>
        </table:table-row>
        <table:table-row table:style-name="ro3">
          <table:table-cell office:value-type="string" calcext:value-type="string">
            <text:p>Mass_Invisibility</text:p>
          </table:table-cell>
          <table:table-cell office:value-type="string" calcext:value-type="string">
            <text:p>spl_Mass_Invisibility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7];&quot;_&quot;; &quot; &quot;)" office:value-type="string" office:string-value="Mass Invisibility" calcext:value-type="string">
            <text:p>Mass Invisibility</text:p>
          </table:table-cell>
          <table:table-cell table:formula="of:=SUBSTITUTE([.F77];&quot; Of &quot;;&quot; of &quot;)" office:value-type="string" office:string-value="Mass Invisibility" calcext:value-type="string">
            <text:p>Mass Invisibility</text:p>
          </table:table-cell>
          <table:table-cell table:formula="of:=SUBSTITUTE([.G77];&quot; To &quot;;&quot; to &quot;)" office:value-type="string" office:string-value="Mass Invisibility" calcext:value-type="string">
            <text:p>Mass Invisibility</text:p>
          </table:table-cell>
          <table:table-cell/>
        </table:table-row>
        <table:table-row table:style-name="ro3">
          <table:table-cell office:value-type="string" calcext:value-type="string">
            <text:p>Great_Unsummoning</text:p>
          </table:table-cell>
          <table:table-cell office:value-type="string" calcext:value-type="string">
            <text:p>spl_Great_Unsummoning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8];&quot;_&quot;; &quot; &quot;)" office:value-type="string" office:string-value="Great Unsummoning" calcext:value-type="string">
            <text:p>Great Unsummoning</text:p>
          </table:table-cell>
          <table:table-cell table:formula="of:=SUBSTITUTE([.F78];&quot; Of &quot;;&quot; of &quot;)" office:value-type="string" office:string-value="Great Unsummoning" calcext:value-type="string">
            <text:p>Great Unsummoning</text:p>
          </table:table-cell>
          <table:table-cell table:formula="of:=SUBSTITUTE([.G78];&quot; To &quot;;&quot; to &quot;)" office:value-type="string" office:string-value="Great Unsummoning" calcext:value-type="string">
            <text:p>Great Unsummoning</text:p>
          </table:table-cell>
          <table:table-cell/>
        </table:table-row>
        <table:table-row table:style-name="ro3">
          <table:table-cell office:value-type="string" calcext:value-type="string">
            <text:p>Spell_Binding</text:p>
          </table:table-cell>
          <table:table-cell office:value-type="string" calcext:value-type="string">
            <text:p>spl_Spell_Binding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79];&quot;_&quot;; &quot; &quot;)" office:value-type="string" office:string-value="Spell Binding" calcext:value-type="string">
            <text:p>Spell Binding</text:p>
          </table:table-cell>
          <table:table-cell table:formula="of:=SUBSTITUTE([.F79];&quot; Of &quot;;&quot; of &quot;)" office:value-type="string" office:string-value="Spell Binding" calcext:value-type="string">
            <text:p>Spell Binding</text:p>
          </table:table-cell>
          <table:table-cell table:formula="of:=SUBSTITUTE([.G79];&quot; To &quot;;&quot; to &quot;)" office:value-type="string" office:string-value="Spell Binding" calcext:value-type="string">
            <text:p>Spell Binding</text:p>
          </table:table-cell>
          <table:table-cell/>
        </table:table-row>
        <table:table-row table:style-name="ro3">
          <table:table-cell office:value-type="string" calcext:value-type="string">
            <text:p>Flying_Fortress</text:p>
          </table:table-cell>
          <table:table-cell office:value-type="string" calcext:value-type="string">
            <text:p>spl_Flying_Fortres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0];&quot;_&quot;; &quot; &quot;)" office:value-type="string" office:string-value="Flying Fortress" calcext:value-type="string">
            <text:p>Flying Fortress</text:p>
          </table:table-cell>
          <table:table-cell table:formula="of:=SUBSTITUTE([.F80];&quot; Of &quot;;&quot; of &quot;)" office:value-type="string" office:string-value="Flying Fortress" calcext:value-type="string">
            <text:p>Flying Fortress</text:p>
          </table:table-cell>
          <table:table-cell table:formula="of:=SUBSTITUTE([.G80];&quot; To &quot;;&quot; to &quot;)" office:value-type="string" office:string-value="Flying Fortress" calcext:value-type="string">
            <text:p>Flying Fortress</text:p>
          </table:table-cell>
          <table:table-cell/>
        </table:table-row>
        <table:table-row table:style-name="ro3">
          <table:table-cell office:value-type="string" calcext:value-type="string">
            <text:p>Sky_Drake</text:p>
          </table:table-cell>
          <table:table-cell office:value-type="string" calcext:value-type="string">
            <text:p>spl_Sky_Drak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1];&quot;_&quot;; &quot; &quot;)" office:value-type="string" office:string-value="Sky Drake" calcext:value-type="string">
            <text:p>Sky Drake</text:p>
          </table:table-cell>
          <table:table-cell table:formula="of:=SUBSTITUTE([.F81];&quot; Of &quot;;&quot; of &quot;)" office:value-type="string" office:string-value="Sky Drake" calcext:value-type="string">
            <text:p>Sky Drake</text:p>
          </table:table-cell>
          <table:table-cell table:formula="of:=SUBSTITUTE([.G81];&quot; To &quot;;&quot; to &quot;)" office:value-type="string" office:string-value="Sky Drake" calcext:value-type="string">
            <text:p>Sky Drake</text:p>
          </table:table-cell>
          <table:table-cell/>
        </table:table-row>
        <table:table-row table:style-name="ro3">
          <table:table-cell office:value-type="string" calcext:value-type="string">
            <text:p>Suppress_Magic</text:p>
          </table:table-cell>
          <table:table-cell office:value-type="string" calcext:value-type="string">
            <text:p>spl_Suppress_Magic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2];&quot;_&quot;; &quot; &quot;)" office:value-type="string" office:string-value="Suppress Magic" calcext:value-type="string">
            <text:p>Suppress Magic</text:p>
          </table:table-cell>
          <table:table-cell table:formula="of:=SUBSTITUTE([.F82];&quot; Of &quot;;&quot; of &quot;)" office:value-type="string" office:string-value="Suppress Magic" calcext:value-type="string">
            <text:p>Suppress Magic</text:p>
          </table:table-cell>
          <table:table-cell table:formula="of:=SUBSTITUTE([.G82];&quot; To &quot;;&quot; to &quot;)" office:value-type="string" office:string-value="Suppress Magic" calcext:value-type="string">
            <text:p>Suppress Magic</text:p>
          </table:table-cell>
          <table:table-cell/>
        </table:table-row>
        <table:table-row table:style-name="ro3">
          <table:table-cell office:value-type="string" calcext:value-type="string">
            <text:p>Time_Stop</text:p>
          </table:table-cell>
          <table:table-cell office:value-type="string" calcext:value-type="string">
            <text:p>spl_Time_Stop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br_Sorcery</text:p>
          </table:table-cell>
          <table:table-cell office:value-type="string" calcext:value-type="string">
            <text:p>Very Rare</text:p>
          </table:table-cell>
          <table:table-cell table:formula="of:=SUBSTITUTE([.A83];&quot;_&quot;; &quot; &quot;)" office:value-type="string" office:string-value="Time Stop" calcext:value-type="string">
            <text:p>Time Stop</text:p>
          </table:table-cell>
          <table:table-cell table:formula="of:=SUBSTITUTE([.F83];&quot; Of &quot;;&quot; of &quot;)" office:value-type="string" office:string-value="Time Stop" calcext:value-type="string">
            <text:p>Time Stop</text:p>
          </table:table-cell>
          <table:table-cell table:formula="of:=SUBSTITUTE([.G83];&quot; To &quot;;&quot; to &quot;)" office:value-type="string" office:string-value="Time Stop" calcext:value-type="string">
            <text:p>Time Stop</text:p>
          </table:table-cell>
          <table:table-cell/>
        </table:table-row>
        <table:table-row table:style-name="ro3">
          <table:table-cell office:value-type="string" calcext:value-type="string">
            <text:p>Warp_Wood</text:p>
          </table:table-cell>
          <table:table-cell office:value-type="string" calcext:value-type="string">
            <text:p>spl_Warp_Wood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4];&quot;_&quot;; &quot; &quot;)" office:value-type="string" office:string-value="Warp Wood" calcext:value-type="string">
            <text:p>Warp Wood</text:p>
          </table:table-cell>
          <table:table-cell table:formula="of:=SUBSTITUTE([.F84];&quot; Of &quot;;&quot; of &quot;)" office:value-type="string" office:string-value="Warp Wood" calcext:value-type="string">
            <text:p>Warp Wood</text:p>
          </table:table-cell>
          <table:table-cell table:formula="of:=SUBSTITUTE([.G84];&quot; To &quot;;&quot; to &quot;)" office:value-type="string" office:string-value="Warp Wood" calcext:value-type="string">
            <text:p>Warp Wood</text:p>
          </table:table-cell>
          <table:table-cell/>
        </table:table-row>
        <table:table-row table:style-name="ro3">
          <table:table-cell office:value-type="string" calcext:value-type="string">
            <text:p>Disrupt</text:p>
          </table:table-cell>
          <table:table-cell office:value-type="string" calcext:value-type="string">
            <text:p>spl_Disrupt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5];&quot;_&quot;; &quot; &quot;)" office:value-type="string" office:string-value="Disrupt" calcext:value-type="string">
            <text:p>Disrupt</text:p>
          </table:table-cell>
          <table:table-cell table:formula="of:=SUBSTITUTE([.F85];&quot; Of &quot;;&quot; of &quot;)" office:value-type="string" office:string-value="Disrupt" calcext:value-type="string">
            <text:p>Disrupt</text:p>
          </table:table-cell>
          <table:table-cell table:formula="of:=SUBSTITUTE([.G85];&quot; To &quot;;&quot; to &quot;)" office:value-type="string" office:string-value="Disrupt" calcext:value-type="string">
            <text:p>Disrupt</text:p>
          </table:table-cell>
          <table:table-cell/>
        </table:table-row>
        <table:table-row table:style-name="ro3">
          <table:table-cell office:value-type="string" calcext:value-type="string">
            <text:p>Fire_Bolt</text:p>
          </table:table-cell>
          <table:table-cell office:value-type="string" calcext:value-type="string">
            <text:p>spl_Fire_Bolt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6];&quot;_&quot;; &quot; &quot;)" office:value-type="string" office:string-value="Fire Bolt" calcext:value-type="string">
            <text:p>Fire Bolt</text:p>
          </table:table-cell>
          <table:table-cell table:formula="of:=SUBSTITUTE([.F86];&quot; Of &quot;;&quot; of &quot;)" office:value-type="string" office:string-value="Fire Bolt" calcext:value-type="string">
            <text:p>Fire Bolt</text:p>
          </table:table-cell>
          <table:table-cell table:formula="of:=SUBSTITUTE([.G86];&quot; To &quot;;&quot; to &quot;)" office:value-type="string" office:string-value="Fire Bolt" calcext:value-type="string">
            <text:p>Fire Bolt</text:p>
          </table:table-cell>
          <table:table-cell/>
        </table:table-row>
        <table:table-row table:style-name="ro3">
          <table:table-cell office:value-type="string" calcext:value-type="string">
            <text:p>Hell_Hounds</text:p>
          </table:table-cell>
          <table:table-cell office:value-type="string" calcext:value-type="string">
            <text:p>spl_Hell_Hound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7];&quot;_&quot;; &quot; &quot;)" office:value-type="string" office:string-value="Hell Hounds" calcext:value-type="string">
            <text:p>Hell Hounds</text:p>
          </table:table-cell>
          <table:table-cell table:formula="of:=SUBSTITUTE([.F87];&quot; Of &quot;;&quot; of &quot;)" office:value-type="string" office:string-value="Hell Hounds" calcext:value-type="string">
            <text:p>Hell Hounds</text:p>
          </table:table-cell>
          <table:table-cell table:formula="of:=SUBSTITUTE([.G87];&quot; To &quot;;&quot; to &quot;)" office:value-type="string" office:string-value="Hell Hounds" calcext:value-type="string">
            <text:p>Hell Hounds</text:p>
          </table:table-cell>
          <table:table-cell/>
        </table:table-row>
        <table:table-row table:style-name="ro3">
          <table:table-cell office:value-type="string" calcext:value-type="string">
            <text:p>Corruption</text:p>
          </table:table-cell>
          <table:table-cell office:value-type="string" calcext:value-type="string">
            <text:p>spl_Corruptio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8];&quot;_&quot;; &quot; &quot;)" office:value-type="string" office:string-value="Corruption" calcext:value-type="string">
            <text:p>Corruption</text:p>
          </table:table-cell>
          <table:table-cell table:formula="of:=SUBSTITUTE([.F88];&quot; Of &quot;;&quot; of &quot;)" office:value-type="string" office:string-value="Corruption" calcext:value-type="string">
            <text:p>Corruption</text:p>
          </table:table-cell>
          <table:table-cell table:formula="of:=SUBSTITUTE([.G88];&quot; To &quot;;&quot; to &quot;)" office:value-type="string" office:string-value="Corruption" calcext:value-type="string">
            <text:p>Corruption</text:p>
          </table:table-cell>
          <table:table-cell/>
        </table:table-row>
        <table:table-row table:style-name="ro3">
          <table:table-cell office:value-type="string" calcext:value-type="string">
            <text:p>Eldritch_Weapon</text:p>
          </table:table-cell>
          <table:table-cell office:value-type="string" calcext:value-type="string">
            <text:p>spl_Eldritch_Weapon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89];&quot;_&quot;; &quot; &quot;)" office:value-type="string" office:string-value="Eldritch Weapon" calcext:value-type="string">
            <text:p>Eldritch Weapon</text:p>
          </table:table-cell>
          <table:table-cell table:formula="of:=SUBSTITUTE([.F89];&quot; Of &quot;;&quot; of &quot;)" office:value-type="string" office:string-value="Eldritch Weapon" calcext:value-type="string">
            <text:p>Eldritch Weapon</text:p>
          </table:table-cell>
          <table:table-cell table:formula="of:=SUBSTITUTE([.G89];&quot; To &quot;;&quot; to &quot;)" office:value-type="string" office:string-value="Eldritch Weapon" calcext:value-type="string">
            <text:p>Eldritch Weapon</text:p>
          </table:table-cell>
          <table:table-cell/>
        </table:table-row>
        <table:table-row table:style-name="ro3">
          <table:table-cell office:value-type="string" calcext:value-type="string">
            <text:p>Wall_Of_Fire</text:p>
          </table:table-cell>
          <table:table-cell office:value-type="string" calcext:value-type="string">
            <text:p>spl_Wall_Of_Fire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0];&quot;_&quot;; &quot; &quot;)" office:value-type="string" office:string-value="Wall Of Fire" calcext:value-type="string">
            <text:p>Wall Of Fire</text:p>
          </table:table-cell>
          <table:table-cell table:formula="of:=SUBSTITUTE([.F90];&quot; Of &quot;;&quot; of &quot;)" office:value-type="string" office:string-value="Wall of Fire" calcext:value-type="string">
            <text:p>Wall of Fire</text:p>
          </table:table-cell>
          <table:table-cell table:formula="of:=SUBSTITUTE([.G90];&quot; To &quot;;&quot; to &quot;)" office:value-type="string" office:string-value="Wall of Fire" calcext:value-type="string">
            <text:p>Wall of Fire</text:p>
          </table:table-cell>
          <table:table-cell/>
        </table:table-row>
        <table:table-row table:style-name="ro3">
          <table:table-cell office:value-type="string" calcext:value-type="string">
            <text:p>Shatter</text:p>
          </table:table-cell>
          <table:table-cell office:value-type="string" calcext:value-type="string">
            <text:p>spl_Shatter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1];&quot;_&quot;; &quot; &quot;)" office:value-type="string" office:string-value="Shatter" calcext:value-type="string">
            <text:p>Shatter</text:p>
          </table:table-cell>
          <table:table-cell table:formula="of:=SUBSTITUTE([.F91];&quot; Of &quot;;&quot; of &quot;)" office:value-type="string" office:string-value="Shatter" calcext:value-type="string">
            <text:p>Shatter</text:p>
          </table:table-cell>
          <table:table-cell table:formula="of:=SUBSTITUTE([.G91];&quot; To &quot;;&quot; to &quot;)" office:value-type="string" office:string-value="Shatter" calcext:value-type="string">
            <text:p>Shatter</text:p>
          </table:table-cell>
          <table:table-cell/>
        </table:table-row>
        <table:table-row table:style-name="ro3">
          <table:table-cell office:value-type="string" calcext:value-type="string">
            <text:p>Warp_Creature</text:p>
          </table:table-cell>
          <table:table-cell office:value-type="string" calcext:value-type="string">
            <text:p>spl_Warp_Creature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2];&quot;_&quot;; &quot; &quot;)" office:value-type="string" office:string-value="Warp Creature" calcext:value-type="string">
            <text:p>Warp Creature</text:p>
          </table:table-cell>
          <table:table-cell table:formula="of:=SUBSTITUTE([.F92];&quot; Of &quot;;&quot; of &quot;)" office:value-type="string" office:string-value="Warp Creature" calcext:value-type="string">
            <text:p>Warp Creature</text:p>
          </table:table-cell>
          <table:table-cell table:formula="of:=SUBSTITUTE([.G92];&quot; To &quot;;&quot; to &quot;)" office:value-type="string" office:string-value="Warp Creature" calcext:value-type="string">
            <text:p>Warp Creature</text:p>
          </table:table-cell>
          <table:table-cell/>
        </table:table-row>
        <table:table-row table:style-name="ro3">
          <table:table-cell office:value-type="string" calcext:value-type="string">
            <text:p>Fire_Elemental</text:p>
          </table:table-cell>
          <table:table-cell office:value-type="string" calcext:value-type="string">
            <text:p>spl_Fire_Element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Common</text:p>
          </table:table-cell>
          <table:table-cell table:formula="of:=SUBSTITUTE([.A93];&quot;_&quot;; &quot; &quot;)" office:value-type="string" office:string-value="Fire Elemental" calcext:value-type="string">
            <text:p>Fire Elemental</text:p>
          </table:table-cell>
          <table:table-cell table:formula="of:=SUBSTITUTE([.F93];&quot; Of &quot;;&quot; of &quot;)" office:value-type="string" office:string-value="Fire Elemental" calcext:value-type="string">
            <text:p>Fire Elemental</text:p>
          </table:table-cell>
          <table:table-cell table:formula="of:=SUBSTITUTE([.G93];&quot; To &quot;;&quot; to &quot;)" office:value-type="string" office:string-value="Fire Elemental" calcext:value-type="string">
            <text:p>Fire Elemental</text:p>
          </table:table-cell>
          <table:table-cell/>
        </table:table-row>
        <table:table-row table:style-name="ro3">
          <table:table-cell office:value-type="string" calcext:value-type="string">
            <text:p>Lightning_Bolt</text:p>
          </table:table-cell>
          <table:table-cell office:value-type="string" calcext:value-type="string">
            <text:p>spl_Lightning_Bolt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4];&quot;_&quot;; &quot; &quot;)" office:value-type="string" office:string-value="Lightning Bolt" calcext:value-type="string">
            <text:p>Lightning Bolt</text:p>
          </table:table-cell>
          <table:table-cell table:formula="of:=SUBSTITUTE([.F94];&quot; Of &quot;;&quot; of &quot;)" office:value-type="string" office:string-value="Lightning Bolt" calcext:value-type="string">
            <text:p>Lightning Bolt</text:p>
          </table:table-cell>
          <table:table-cell table:formula="of:=SUBSTITUTE([.G94];&quot; To &quot;;&quot; to &quot;)" office:value-type="string" office:string-value="Lightning Bolt" calcext:value-type="string">
            <text:p>Lightning Bolt</text:p>
          </table:table-cell>
          <table:table-cell/>
        </table:table-row>
        <table:table-row table:style-name="ro3">
          <table:table-cell office:value-type="string" calcext:value-type="string">
            <text:p>Fire_Giant</text:p>
          </table:table-cell>
          <table:table-cell office:value-type="string" calcext:value-type="string">
            <text:p>spl_Fire_Giant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5];&quot;_&quot;; &quot; &quot;)" office:value-type="string" office:string-value="Fire Giant" calcext:value-type="string">
            <text:p>Fire Giant</text:p>
          </table:table-cell>
          <table:table-cell table:formula="of:=SUBSTITUTE([.F95];&quot; Of &quot;;&quot; of &quot;)" office:value-type="string" office:string-value="Fire Giant" calcext:value-type="string">
            <text:p>Fire Giant</text:p>
          </table:table-cell>
          <table:table-cell table:formula="of:=SUBSTITUTE([.G95];&quot; To &quot;;&quot; to &quot;)" office:value-type="string" office:string-value="Fire Giant" calcext:value-type="string">
            <text:p>Fire Giant</text:p>
          </table:table-cell>
          <table:table-cell/>
        </table:table-row>
        <table:table-row table:style-name="ro3">
          <table:table-cell office:value-type="string" calcext:value-type="string">
            <text:p>Chaos_Channels</text:p>
          </table:table-cell>
          <table:table-cell office:value-type="string" calcext:value-type="string">
            <text:p>spl_Chaos_Channels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6];&quot;_&quot;; &quot; &quot;)" office:value-type="string" office:string-value="Chaos Channels" calcext:value-type="string">
            <text:p>Chaos Channels</text:p>
          </table:table-cell>
          <table:table-cell table:formula="of:=SUBSTITUTE([.F96];&quot; Of &quot;;&quot; of &quot;)" office:value-type="string" office:string-value="Chaos Channels" calcext:value-type="string">
            <text:p>Chaos Channels</text:p>
          </table:table-cell>
          <table:table-cell table:formula="of:=SUBSTITUTE([.G96];&quot; To &quot;;&quot; to &quot;)" office:value-type="string" office:string-value="Chaos Channels" calcext:value-type="string">
            <text:p>Chaos Channels</text:p>
          </table:table-cell>
          <table:table-cell/>
        </table:table-row>
        <table:table-row table:style-name="ro3">
          <table:table-cell office:value-type="string" calcext:value-type="string">
            <text:p>Flame_Blade</text:p>
          </table:table-cell>
          <table:table-cell office:value-type="string" calcext:value-type="string">
            <text:p>spl_Flame_Blade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7];&quot;_&quot;; &quot; &quot;)" office:value-type="string" office:string-value="Flame Blade" calcext:value-type="string">
            <text:p>Flame Blade</text:p>
          </table:table-cell>
          <table:table-cell table:formula="of:=SUBSTITUTE([.F97];&quot; Of &quot;;&quot; of &quot;)" office:value-type="string" office:string-value="Flame Blade" calcext:value-type="string">
            <text:p>Flame Blade</text:p>
          </table:table-cell>
          <table:table-cell table:formula="of:=SUBSTITUTE([.G97];&quot; To &quot;;&quot; to &quot;)" office:value-type="string" office:string-value="Flame Blade" calcext:value-type="string">
            <text:p>Flame Blade</text:p>
          </table:table-cell>
          <table:table-cell/>
        </table:table-row>
        <table:table-row table:style-name="ro3">
          <table:table-cell office:value-type="string" calcext:value-type="string">
            <text:p>Gargoyles</text:p>
          </table:table-cell>
          <table:table-cell office:value-type="string" calcext:value-type="string">
            <text:p>spl_Gargoyl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8];&quot;_&quot;; &quot; &quot;)" office:value-type="string" office:string-value="Gargoyles" calcext:value-type="string">
            <text:p>Gargoyles</text:p>
          </table:table-cell>
          <table:table-cell table:formula="of:=SUBSTITUTE([.F98];&quot; Of &quot;;&quot; of &quot;)" office:value-type="string" office:string-value="Gargoyles" calcext:value-type="string">
            <text:p>Gargoyles</text:p>
          </table:table-cell>
          <table:table-cell table:formula="of:=SUBSTITUTE([.G98];&quot; To &quot;;&quot; to &quot;)" office:value-type="string" office:string-value="Gargoyles" calcext:value-type="string">
            <text:p>Gargoyles</text:p>
          </table:table-cell>
          <table:table-cell/>
        </table:table-row>
        <table:table-row table:style-name="ro3">
          <table:table-cell office:value-type="string" calcext:value-type="string">
            <text:p>Fireball</text:p>
          </table:table-cell>
          <table:table-cell office:value-type="string" calcext:value-type="string">
            <text:p>spl_Fireball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99];&quot;_&quot;; &quot; &quot;)" office:value-type="string" office:string-value="Fireball" calcext:value-type="string">
            <text:p>Fireball</text:p>
          </table:table-cell>
          <table:table-cell table:formula="of:=SUBSTITUTE([.F99];&quot; Of &quot;;&quot; of &quot;)" office:value-type="string" office:string-value="Fireball" calcext:value-type="string">
            <text:p>Fireball</text:p>
          </table:table-cell>
          <table:table-cell table:formula="of:=SUBSTITUTE([.G99];&quot; To &quot;;&quot; to &quot;)" office:value-type="string" office:string-value="Fireball" calcext:value-type="string">
            <text:p>Fireball</text:p>
          </table:table-cell>
          <table:table-cell/>
        </table:table-row>
        <table:table-row table:style-name="ro3">
          <table:table-cell office:value-type="string" calcext:value-type="string">
            <text:p>Doom_Bat</text:p>
          </table:table-cell>
          <table:table-cell office:value-type="string" calcext:value-type="string">
            <text:p>spl_Doom_Bat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0];&quot;_&quot;; &quot; &quot;)" office:value-type="string" office:string-value="Doom Bat" calcext:value-type="string">
            <text:p>Doom Bat</text:p>
          </table:table-cell>
          <table:table-cell table:formula="of:=SUBSTITUTE([.F100];&quot; Of &quot;;&quot; of &quot;)" office:value-type="string" office:string-value="Doom Bat" calcext:value-type="string">
            <text:p>Doom Bat</text:p>
          </table:table-cell>
          <table:table-cell table:formula="of:=SUBSTITUTE([.G100];&quot; To &quot;;&quot; to &quot;)" office:value-type="string" office:string-value="Doom Bat" calcext:value-type="string">
            <text:p>Doom Bat</text:p>
          </table:table-cell>
          <table:table-cell/>
        </table:table-row>
        <table:table-row table:style-name="ro3">
          <table:table-cell office:value-type="string" calcext:value-type="string">
            <text:p>Raise_Volcano</text:p>
          </table:table-cell>
          <table:table-cell office:value-type="string" calcext:value-type="string">
            <text:p>spl_Raise_Volca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1];&quot;_&quot;; &quot; &quot;)" office:value-type="string" office:string-value="Raise Volcano" calcext:value-type="string">
            <text:p>Raise Volcano</text:p>
          </table:table-cell>
          <table:table-cell table:formula="of:=SUBSTITUTE([.F101];&quot; Of &quot;;&quot; of &quot;)" office:value-type="string" office:string-value="Raise Volcano" calcext:value-type="string">
            <text:p>Raise Volcano</text:p>
          </table:table-cell>
          <table:table-cell table:formula="of:=SUBSTITUTE([.G101];&quot; To &quot;;&quot; to &quot;)" office:value-type="string" office:string-value="Raise Volcano" calcext:value-type="string">
            <text:p>Raise Volcano</text:p>
          </table:table-cell>
          <table:table-cell/>
        </table:table-row>
        <table:table-row table:style-name="ro3">
          <table:table-cell office:value-type="string" calcext:value-type="string">
            <text:p>Immolation</text:p>
          </table:table-cell>
          <table:table-cell office:value-type="string" calcext:value-type="string">
            <text:p>spl_Immolation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2];&quot;_&quot;; &quot; &quot;)" office:value-type="string" office:string-value="Immolation" calcext:value-type="string">
            <text:p>Immolation</text:p>
          </table:table-cell>
          <table:table-cell table:formula="of:=SUBSTITUTE([.F102];&quot; Of &quot;;&quot; of &quot;)" office:value-type="string" office:string-value="Immolation" calcext:value-type="string">
            <text:p>Immolation</text:p>
          </table:table-cell>
          <table:table-cell table:formula="of:=SUBSTITUTE([.G102];&quot; To &quot;;&quot; to &quot;)" office:value-type="string" office:string-value="Immolation" calcext:value-type="string">
            <text:p>Immolation</text:p>
          </table:table-cell>
          <table:table-cell/>
        </table:table-row>
        <table:table-row table:style-name="ro3">
          <table:table-cell office:value-type="string" calcext:value-type="string">
            <text:p>Chimeras</text:p>
          </table:table-cell>
          <table:table-cell office:value-type="string" calcext:value-type="string">
            <text:p>spl_Chimeras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Uncommon</text:p>
          </table:table-cell>
          <table:table-cell table:formula="of:=SUBSTITUTE([.A103];&quot;_&quot;; &quot; &quot;)" office:value-type="string" office:string-value="Chimeras" calcext:value-type="string">
            <text:p>Chimeras</text:p>
          </table:table-cell>
          <table:table-cell table:formula="of:=SUBSTITUTE([.F103];&quot; Of &quot;;&quot; of &quot;)" office:value-type="string" office:string-value="Chimeras" calcext:value-type="string">
            <text:p>Chimeras</text:p>
          </table:table-cell>
          <table:table-cell table:formula="of:=SUBSTITUTE([.G103];&quot; To &quot;;&quot; to &quot;)" office:value-type="string" office:string-value="Chimeras" calcext:value-type="string">
            <text:p>Chimeras</text:p>
          </table:table-cell>
          <table:table-cell/>
        </table:table-row>
        <table:table-row table:style-name="ro3">
          <table:table-cell office:value-type="string" calcext:value-type="string">
            <text:p>Warp_Lightning</text:p>
          </table:table-cell>
          <table:table-cell office:value-type="string" calcext:value-type="string">
            <text:p>spl_Warp_Lightning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4];&quot;_&quot;; &quot; &quot;)" office:value-type="string" office:string-value="Warp Lightning" calcext:value-type="string">
            <text:p>Warp Lightning</text:p>
          </table:table-cell>
          <table:table-cell table:formula="of:=SUBSTITUTE([.F104];&quot; Of &quot;;&quot; of &quot;)" office:value-type="string" office:string-value="Warp Lightning" calcext:value-type="string">
            <text:p>Warp Lightning</text:p>
          </table:table-cell>
          <table:table-cell table:formula="of:=SUBSTITUTE([.G104];&quot; To &quot;;&quot; to &quot;)" office:value-type="string" office:string-value="Warp Lightning" calcext:value-type="string">
            <text:p>Warp Lightning</text:p>
          </table:table-cell>
          <table:table-cell/>
        </table:table-row>
        <table:table-row table:style-name="ro3">
          <table:table-cell office:value-type="string" calcext:value-type="string">
            <text:p>Metal_Fires</text:p>
          </table:table-cell>
          <table:table-cell office:value-type="string" calcext:value-type="string">
            <text:p>spl_Metal_Fires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5];&quot;_&quot;; &quot; &quot;)" office:value-type="string" office:string-value="Metal Fires" calcext:value-type="string">
            <text:p>Metal Fires</text:p>
          </table:table-cell>
          <table:table-cell table:formula="of:=SUBSTITUTE([.F105];&quot; Of &quot;;&quot; of &quot;)" office:value-type="string" office:string-value="Metal Fires" calcext:value-type="string">
            <text:p>Metal Fires</text:p>
          </table:table-cell>
          <table:table-cell table:formula="of:=SUBSTITUTE([.G105];&quot; To &quot;;&quot; to &quot;)" office:value-type="string" office:string-value="Metal Fires" calcext:value-type="string">
            <text:p>Metal Fires</text:p>
          </table:table-cell>
          <table:table-cell/>
        </table:table-row>
        <table:table-row table:style-name="ro3">
          <table:table-cell office:value-type="string" calcext:value-type="string">
            <text:p>Chaos_Spawn</text:p>
          </table:table-cell>
          <table:table-cell office:value-type="string" calcext:value-type="string">
            <text:p>spl_Chaos_Spaw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6];&quot;_&quot;; &quot; &quot;)" office:value-type="string" office:string-value="Chaos Spawn" calcext:value-type="string">
            <text:p>Chaos Spawn</text:p>
          </table:table-cell>
          <table:table-cell table:formula="of:=SUBSTITUTE([.F106];&quot; Of &quot;;&quot; of &quot;)" office:value-type="string" office:string-value="Chaos Spawn" calcext:value-type="string">
            <text:p>Chaos Spawn</text:p>
          </table:table-cell>
          <table:table-cell table:formula="of:=SUBSTITUTE([.G106];&quot; To &quot;;&quot; to &quot;)" office:value-type="string" office:string-value="Chaos Spawn" calcext:value-type="string">
            <text:p>Chaos Spawn</text:p>
          </table:table-cell>
          <table:table-cell/>
        </table:table-row>
        <table:table-row table:style-name="ro3">
          <table:table-cell office:value-type="string" calcext:value-type="string">
            <text:p>Doom_Bolt</text:p>
          </table:table-cell>
          <table:table-cell office:value-type="string" calcext:value-type="string">
            <text:p>spl_Doom_Bolt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7];&quot;_&quot;; &quot; &quot;)" office:value-type="string" office:string-value="Doom Bolt" calcext:value-type="string">
            <text:p>Doom Bolt</text:p>
          </table:table-cell>
          <table:table-cell table:formula="of:=SUBSTITUTE([.F107];&quot; Of &quot;;&quot; of &quot;)" office:value-type="string" office:string-value="Doom Bolt" calcext:value-type="string">
            <text:p>Doom Bolt</text:p>
          </table:table-cell>
          <table:table-cell table:formula="of:=SUBSTITUTE([.G107];&quot; To &quot;;&quot; to &quot;)" office:value-type="string" office:string-value="Doom Bolt" calcext:value-type="string">
            <text:p>Doom Bolt</text:p>
          </table:table-cell>
          <table:table-cell/>
        </table:table-row>
        <table:table-row table:style-name="ro3">
          <table:table-cell office:value-type="string" calcext:value-type="string">
            <text:p>Magic_Vortex</text:p>
          </table:table-cell>
          <table:table-cell office:value-type="string" calcext:value-type="string">
            <text:p>spl_Magic_Vortex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8];&quot;_&quot;; &quot; &quot;)" office:value-type="string" office:string-value="Magic Vortex" calcext:value-type="string">
            <text:p>Magic Vortex</text:p>
          </table:table-cell>
          <table:table-cell table:formula="of:=SUBSTITUTE([.F108];&quot; Of &quot;;&quot; of &quot;)" office:value-type="string" office:string-value="Magic Vortex" calcext:value-type="string">
            <text:p>Magic Vortex</text:p>
          </table:table-cell>
          <table:table-cell table:formula="of:=SUBSTITUTE([.G108];&quot; To &quot;;&quot; to &quot;)" office:value-type="string" office:string-value="Magic Vortex" calcext:value-type="string">
            <text:p>Magic Vortex</text:p>
          </table:table-cell>
          <table:table-cell/>
        </table:table-row>
        <table:table-row table:style-name="ro3">
          <table:table-cell office:value-type="string" calcext:value-type="string">
            <text:p>Efreet</text:p>
          </table:table-cell>
          <table:table-cell office:value-type="string" calcext:value-type="string">
            <text:p>spl_Efreet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09];&quot;_&quot;; &quot; &quot;)" office:value-type="string" office:string-value="Efreet" calcext:value-type="string">
            <text:p>Efreet</text:p>
          </table:table-cell>
          <table:table-cell table:formula="of:=SUBSTITUTE([.F109];&quot; Of &quot;;&quot; of &quot;)" office:value-type="string" office:string-value="Efreet" calcext:value-type="string">
            <text:p>Efreet</text:p>
          </table:table-cell>
          <table:table-cell table:formula="of:=SUBSTITUTE([.G109];&quot; To &quot;;&quot; to &quot;)" office:value-type="string" office:string-value="Efreet" calcext:value-type="string">
            <text:p>Efreet</text:p>
          </table:table-cell>
          <table:table-cell/>
        </table:table-row>
        <table:table-row table:style-name="ro3">
          <table:table-cell office:value-type="string" calcext:value-type="string">
            <text:p>Fire_Storm</text:p>
          </table:table-cell>
          <table:table-cell office:value-type="string" calcext:value-type="string">
            <text:p>spl_Fire_Storm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0];&quot;_&quot;; &quot; &quot;)" office:value-type="string" office:string-value="Fire Storm" calcext:value-type="string">
            <text:p>Fire Storm</text:p>
          </table:table-cell>
          <table:table-cell table:formula="of:=SUBSTITUTE([.F110];&quot; Of &quot;;&quot; of &quot;)" office:value-type="string" office:string-value="Fire Storm" calcext:value-type="string">
            <text:p>Fire Storm</text:p>
          </table:table-cell>
          <table:table-cell table:formula="of:=SUBSTITUTE([.G110];&quot; To &quot;;&quot; to &quot;)" office:value-type="string" office:string-value="Fire Storm" calcext:value-type="string">
            <text:p>Fire Storm</text:p>
          </table:table-cell>
          <table:table-cell/>
        </table:table-row>
        <table:table-row table:style-name="ro3">
          <table:table-cell office:value-type="string" calcext:value-type="string">
            <text:p>Warp_Reality</text:p>
          </table:table-cell>
          <table:table-cell office:value-type="string" calcext:value-type="string">
            <text:p>spl_Warp_Reality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1];&quot;_&quot;; &quot; &quot;)" office:value-type="string" office:string-value="Warp Reality" calcext:value-type="string">
            <text:p>Warp Reality</text:p>
          </table:table-cell>
          <table:table-cell table:formula="of:=SUBSTITUTE([.F111];&quot; Of &quot;;&quot; of &quot;)" office:value-type="string" office:string-value="Warp Reality" calcext:value-type="string">
            <text:p>Warp Reality</text:p>
          </table:table-cell>
          <table:table-cell table:formula="of:=SUBSTITUTE([.G111];&quot; To &quot;;&quot; to &quot;)" office:value-type="string" office:string-value="Warp Reality" calcext:value-type="string">
            <text:p>Warp Reality</text:p>
          </table:table-cell>
          <table:table-cell/>
        </table:table-row>
        <table:table-row table:style-name="ro3">
          <table:table-cell office:value-type="string" calcext:value-type="string">
            <text:p>Flame_Strike</text:p>
          </table:table-cell>
          <table:table-cell office:value-type="string" calcext:value-type="string">
            <text:p>spl_Flame_Strike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2];&quot;_&quot;; &quot; &quot;)" office:value-type="string" office:string-value="Flame Strike" calcext:value-type="string">
            <text:p>Flame Strike</text:p>
          </table:table-cell>
          <table:table-cell table:formula="of:=SUBSTITUTE([.F112];&quot; Of &quot;;&quot; of &quot;)" office:value-type="string" office:string-value="Flame Strike" calcext:value-type="string">
            <text:p>Flame Strike</text:p>
          </table:table-cell>
          <table:table-cell table:formula="of:=SUBSTITUTE([.G112];&quot; To &quot;;&quot; to &quot;)" office:value-type="string" office:string-value="Flame Strike" calcext:value-type="string">
            <text:p>Flame Strike</text:p>
          </table:table-cell>
          <table:table-cell/>
        </table:table-row>
        <table:table-row table:style-name="ro3">
          <table:table-cell office:value-type="string" calcext:value-type="string">
            <text:p>Chaos_Rift</text:p>
          </table:table-cell>
          <table:table-cell office:value-type="string" calcext:value-type="string">
            <text:p>spl_Chaos_Rift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Rare</text:p>
          </table:table-cell>
          <table:table-cell table:formula="of:=SUBSTITUTE([.A113];&quot;_&quot;; &quot; &quot;)" office:value-type="string" office:string-value="Chaos Rift" calcext:value-type="string">
            <text:p>Chaos Rift</text:p>
          </table:table-cell>
          <table:table-cell table:formula="of:=SUBSTITUTE([.F113];&quot; Of &quot;;&quot; of &quot;)" office:value-type="string" office:string-value="Chaos Rift" calcext:value-type="string">
            <text:p>Chaos Rift</text:p>
          </table:table-cell>
          <table:table-cell table:formula="of:=SUBSTITUTE([.G113];&quot; To &quot;;&quot; to &quot;)" office:value-type="string" office:string-value="Chaos Rift" calcext:value-type="string">
            <text:p>Chaos Rift</text:p>
          </table:table-cell>
          <table:table-cell/>
        </table:table-row>
        <table:table-row table:style-name="ro3">
          <table:table-cell office:value-type="string" calcext:value-type="string">
            <text:p>Hydra</text:p>
          </table:table-cell>
          <table:table-cell office:value-type="string" calcext:value-type="string">
            <text:p>spl_Hydra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4];&quot;_&quot;; &quot; &quot;)" office:value-type="string" office:string-value="Hydra" calcext:value-type="string">
            <text:p>Hydra</text:p>
          </table:table-cell>
          <table:table-cell table:formula="of:=SUBSTITUTE([.F114];&quot; Of &quot;;&quot; of &quot;)" office:value-type="string" office:string-value="Hydra" calcext:value-type="string">
            <text:p>Hydra</text:p>
          </table:table-cell>
          <table:table-cell table:formula="of:=SUBSTITUTE([.G114];&quot; To &quot;;&quot; to &quot;)" office:value-type="string" office:string-value="Hydra" calcext:value-type="string">
            <text:p>Hydra</text:p>
          </table:table-cell>
          <table:table-cell/>
        </table:table-row>
        <table:table-row table:style-name="ro3">
          <table:table-cell office:value-type="string" calcext:value-type="string">
            <text:p>Disintegrate</text:p>
          </table:table-cell>
          <table:table-cell office:value-type="string" calcext:value-type="string">
            <text:p>spl_Disintegrate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5];&quot;_&quot;; &quot; &quot;)" office:value-type="string" office:string-value="Disintegrate" calcext:value-type="string">
            <text:p>Disintegrate</text:p>
          </table:table-cell>
          <table:table-cell table:formula="of:=SUBSTITUTE([.F115];&quot; Of &quot;;&quot; of &quot;)" office:value-type="string" office:string-value="Disintegrate" calcext:value-type="string">
            <text:p>Disintegrate</text:p>
          </table:table-cell>
          <table:table-cell table:formula="of:=SUBSTITUTE([.G115];&quot; To &quot;;&quot; to &quot;)" office:value-type="string" office:string-value="Disintegrate" calcext:value-type="string">
            <text:p>Disintegrate</text:p>
          </table:table-cell>
          <table:table-cell/>
        </table:table-row>
        <table:table-row table:style-name="ro3">
          <table:table-cell office:value-type="string" calcext:value-type="string">
            <text:p>Meteor_Storms</text:p>
          </table:table-cell>
          <table:table-cell office:value-type="string" calcext:value-type="string">
            <text:p>spl_Meteor_Storms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6];&quot;_&quot;; &quot; &quot;)" office:value-type="string" office:string-value="Meteor Storms" calcext:value-type="string">
            <text:p>Meteor Storms</text:p>
          </table:table-cell>
          <table:table-cell table:formula="of:=SUBSTITUTE([.F116];&quot; Of &quot;;&quot; of &quot;)" office:value-type="string" office:string-value="Meteor Storms" calcext:value-type="string">
            <text:p>Meteor Storms</text:p>
          </table:table-cell>
          <table:table-cell table:formula="of:=SUBSTITUTE([.G116];&quot; To &quot;;&quot; to &quot;)" office:value-type="string" office:string-value="Meteor Storms" calcext:value-type="string">
            <text:p>Meteor Storms</text:p>
          </table:table-cell>
          <table:table-cell/>
        </table:table-row>
        <table:table-row table:style-name="ro3">
          <table:table-cell office:value-type="string" calcext:value-type="string">
            <text:p>Great_Wasting</text:p>
          </table:table-cell>
          <table:table-cell office:value-type="string" calcext:value-type="string">
            <text:p>spl_Great_Wasting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7];&quot;_&quot;; &quot; &quot;)" office:value-type="string" office:string-value="Great Wasting" calcext:value-type="string">
            <text:p>Great Wasting</text:p>
          </table:table-cell>
          <table:table-cell table:formula="of:=SUBSTITUTE([.F117];&quot; Of &quot;;&quot; of &quot;)" office:value-type="string" office:string-value="Great Wasting" calcext:value-type="string">
            <text:p>Great Wasting</text:p>
          </table:table-cell>
          <table:table-cell table:formula="of:=SUBSTITUTE([.G117];&quot; To &quot;;&quot; to &quot;)" office:value-type="string" office:string-value="Great Wasting" calcext:value-type="string">
            <text:p>Great Wasting</text:p>
          </table:table-cell>
          <table:table-cell/>
        </table:table-row>
        <table:table-row table:style-name="ro3">
          <table:table-cell office:value-type="string" calcext:value-type="string">
            <text:p>Call_Chaos</text:p>
          </table:table-cell>
          <table:table-cell office:value-type="string" calcext:value-type="string">
            <text:p>spl_Call_Chaos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8];&quot;_&quot;; &quot; &quot;)" office:value-type="string" office:string-value="Call Chaos" calcext:value-type="string">
            <text:p>Call Chaos</text:p>
          </table:table-cell>
          <table:table-cell table:formula="of:=SUBSTITUTE([.F118];&quot; Of &quot;;&quot; of &quot;)" office:value-type="string" office:string-value="Call Chaos" calcext:value-type="string">
            <text:p>Call Chaos</text:p>
          </table:table-cell>
          <table:table-cell table:formula="of:=SUBSTITUTE([.G118];&quot; To &quot;;&quot; to &quot;)" office:value-type="string" office:string-value="Call Chaos" calcext:value-type="string">
            <text:p>Call Chaos</text:p>
          </table:table-cell>
          <table:table-cell/>
        </table:table-row>
        <table:table-row table:style-name="ro3">
          <table:table-cell office:value-type="string" calcext:value-type="string">
            <text:p>Chaos_Surge</text:p>
          </table:table-cell>
          <table:table-cell office:value-type="string" calcext:value-type="string">
            <text:p>spl_Chaos_Surge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19];&quot;_&quot;; &quot; &quot;)" office:value-type="string" office:string-value="Chaos Surge" calcext:value-type="string">
            <text:p>Chaos Surge</text:p>
          </table:table-cell>
          <table:table-cell table:formula="of:=SUBSTITUTE([.F119];&quot; Of &quot;;&quot; of &quot;)" office:value-type="string" office:string-value="Chaos Surge" calcext:value-type="string">
            <text:p>Chaos Surge</text:p>
          </table:table-cell>
          <table:table-cell table:formula="of:=SUBSTITUTE([.G119];&quot; To &quot;;&quot; to &quot;)" office:value-type="string" office:string-value="Chaos Surge" calcext:value-type="string">
            <text:p>Chaos Surge</text:p>
          </table:table-cell>
          <table:table-cell/>
        </table:table-row>
        <table:table-row table:style-name="ro3">
          <table:table-cell office:value-type="string" calcext:value-type="string">
            <text:p>Doom_Mastery</text:p>
          </table:table-cell>
          <table:table-cell office:value-type="string" calcext:value-type="string">
            <text:p>spl_Doom_Mastery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0];&quot;_&quot;; &quot; &quot;)" office:value-type="string" office:string-value="Doom Mastery" calcext:value-type="string">
            <text:p>Doom Mastery</text:p>
          </table:table-cell>
          <table:table-cell table:formula="of:=SUBSTITUTE([.F120];&quot; Of &quot;;&quot; of &quot;)" office:value-type="string" office:string-value="Doom Mastery" calcext:value-type="string">
            <text:p>Doom Mastery</text:p>
          </table:table-cell>
          <table:table-cell table:formula="of:=SUBSTITUTE([.G120];&quot; To &quot;;&quot; to &quot;)" office:value-type="string" office:string-value="Doom Mastery" calcext:value-type="string">
            <text:p>Doom Mastery</text:p>
          </table:table-cell>
          <table:table-cell/>
        </table:table-row>
        <table:table-row table:style-name="ro3">
          <table:table-cell office:value-type="string" calcext:value-type="string">
            <text:p>Great_Drake</text:p>
          </table:table-cell>
          <table:table-cell office:value-type="string" calcext:value-type="string">
            <text:p>spl_Great_Drake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1];&quot;_&quot;; &quot; &quot;)" office:value-type="string" office:string-value="Great Drake" calcext:value-type="string">
            <text:p>Great Drake</text:p>
          </table:table-cell>
          <table:table-cell table:formula="of:=SUBSTITUTE([.F121];&quot; Of &quot;;&quot; of &quot;)" office:value-type="string" office:string-value="Great Drake" calcext:value-type="string">
            <text:p>Great Drake</text:p>
          </table:table-cell>
          <table:table-cell table:formula="of:=SUBSTITUTE([.G121];&quot; To &quot;;&quot; to &quot;)" office:value-type="string" office:string-value="Great Drake" calcext:value-type="string">
            <text:p>Great Drake</text:p>
          </table:table-cell>
          <table:table-cell/>
        </table:table-row>
        <table:table-row table:style-name="ro3">
          <table:table-cell office:value-type="string" calcext:value-type="string">
            <text:p>Call_The_Void</text:p>
          </table:table-cell>
          <table:table-cell office:value-type="string" calcext:value-type="string">
            <text:p>spl_Call_The_Void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sbr_Chaos</text:p>
          </table:table-cell>
          <table:table-cell office:value-type="string" calcext:value-type="string">
            <text:p>Very Rare</text:p>
          </table:table-cell>
          <table:table-cell table:formula="of:=SUBSTITUTE([.A122];&quot;_&quot;; &quot; &quot;)" office:value-type="string" office:string-value="Call The Void" calcext:value-type="string">
            <text:p>Call The Void</text:p>
          </table:table-cell>
          <table:table-cell table:formula="of:=SUBSTITUTE([.F122];&quot; Of &quot;;&quot; of &quot;)" office:value-type="string" office:string-value="Call The Void" calcext:value-type="string">
            <text:p>Call The Void</text:p>
          </table:table-cell>
          <table:table-cell table:formula="of:=SUBSTITUTE([.G122];&quot; To &quot;;&quot; to &quot;)" office:value-type="string" office:string-value="Call The Void" calcext:value-type="string">
            <text:p>Call The Void</text:p>
          </table:table-cell>
          <table:table-cell/>
        </table:table-row>
        <table:table-row table:style-name="ro3">
          <table:table-cell office:value-type="string" calcext:value-type="string">
            <text:p>Armageddon</text:p>
          </table:table-cell>
          <table:table-cell office:value-type="string" calcext:value-type="string">
            <text:p>spl_Armageddon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23];&quot;_&quot;; &quot; &quot;)" office:value-type="string" office:string-value="Armageddon" calcext:value-type="string">
            <text:p>Armageddon</text:p>
          </table:table-cell>
          <table:table-cell table:formula="of:=SUBSTITUTE([.F123];&quot; Of &quot;;&quot; of &quot;)" office:value-type="string" office:string-value="Armageddon" calcext:value-type="string">
            <text:p>Armageddon</text:p>
          </table:table-cell>
          <table:table-cell table:formula="of:=SUBSTITUTE([.G123];&quot; To &quot;;&quot; to &quot;)" office:value-type="string" office:string-value="Armageddon" calcext:value-type="string">
            <text:p>Armageddon</text:p>
          </table:table-cell>
          <table:table-cell/>
        </table:table-row>
        <table:table-row table:style-name="ro3">
          <table:table-cell office:value-type="string" calcext:value-type="string">
            <text:p>Bless</text:p>
          </table:table-cell>
          <table:table-cell office:value-type="string" calcext:value-type="string">
            <text:p>spl_Bless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4];&quot;_&quot;; &quot; &quot;)" office:value-type="string" office:string-value="Bless" calcext:value-type="string">
            <text:p>Bless</text:p>
          </table:table-cell>
          <table:table-cell table:formula="of:=SUBSTITUTE([.F124];&quot; Of &quot;;&quot; of &quot;)" office:value-type="string" office:string-value="Bless" calcext:value-type="string">
            <text:p>Bless</text:p>
          </table:table-cell>
          <table:table-cell table:formula="of:=SUBSTITUTE([.G124];&quot; To &quot;;&quot; to &quot;)" office:value-type="string" office:string-value="Bless" calcext:value-type="string">
            <text:p>Bless</text:p>
          </table:table-cell>
          <table:table-cell/>
        </table:table-row>
        <table:table-row table:style-name="ro3">
          <table:table-cell office:value-type="string" calcext:value-type="string">
            <text:p>Star_Fires</text:p>
          </table:table-cell>
          <table:table-cell office:value-type="string" calcext:value-type="string">
            <text:p>spl_Star_Fires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5];&quot;_&quot;; &quot; &quot;)" office:value-type="string" office:string-value="Star Fires" calcext:value-type="string">
            <text:p>Star Fires</text:p>
          </table:table-cell>
          <table:table-cell table:formula="of:=SUBSTITUTE([.F125];&quot; Of &quot;;&quot; of &quot;)" office:value-type="string" office:string-value="Star Fires" calcext:value-type="string">
            <text:p>Star Fires</text:p>
          </table:table-cell>
          <table:table-cell table:formula="of:=SUBSTITUTE([.G125];&quot; To &quot;;&quot; to &quot;)" office:value-type="string" office:string-value="Star Fires" calcext:value-type="string">
            <text:p>Star Fires</text:p>
          </table:table-cell>
          <table:table-cell/>
        </table:table-row>
        <table:table-row table:style-name="ro3">
          <table:table-cell office:value-type="string" calcext:value-type="string">
            <text:p>Endurance</text:p>
          </table:table-cell>
          <table:table-cell office:value-type="string" calcext:value-type="string">
            <text:p>spl_Endurance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6];&quot;_&quot;; &quot; &quot;)" office:value-type="string" office:string-value="Endurance" calcext:value-type="string">
            <text:p>Endurance</text:p>
          </table:table-cell>
          <table:table-cell table:formula="of:=SUBSTITUTE([.F126];&quot; Of &quot;;&quot; of &quot;)" office:value-type="string" office:string-value="Endurance" calcext:value-type="string">
            <text:p>Endurance</text:p>
          </table:table-cell>
          <table:table-cell table:formula="of:=SUBSTITUTE([.G126];&quot; To &quot;;&quot; to &quot;)" office:value-type="string" office:string-value="Endurance" calcext:value-type="string">
            <text:p>Endurance</text:p>
          </table:table-cell>
          <table:table-cell/>
        </table:table-row>
        <table:table-row table:style-name="ro3">
          <table:table-cell office:value-type="string" calcext:value-type="string">
            <text:p>Holy_Weapon</text:p>
          </table:table-cell>
          <table:table-cell office:value-type="string" calcext:value-type="string">
            <text:p>spl_Holy_Weapon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7];&quot;_&quot;; &quot; &quot;)" office:value-type="string" office:string-value="Holy Weapon" calcext:value-type="string">
            <text:p>Holy Weapon</text:p>
          </table:table-cell>
          <table:table-cell table:formula="of:=SUBSTITUTE([.F127];&quot; Of &quot;;&quot; of &quot;)" office:value-type="string" office:string-value="Holy Weapon" calcext:value-type="string">
            <text:p>Holy Weapon</text:p>
          </table:table-cell>
          <table:table-cell table:formula="of:=SUBSTITUTE([.G127];&quot; To &quot;;&quot; to &quot;)" office:value-type="string" office:string-value="Holy Weapon" calcext:value-type="string">
            <text:p>Holy Weapon</text:p>
          </table:table-cell>
          <table:table-cell/>
        </table:table-row>
        <table:table-row table:style-name="ro3">
          <table:table-cell office:value-type="string" calcext:value-type="string">
            <text:p>Healing</text:p>
          </table:table-cell>
          <table:table-cell office:value-type="string" calcext:value-type="string">
            <text:p>spl_Healing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8];&quot;_&quot;; &quot; &quot;)" office:value-type="string" office:string-value="Healing" calcext:value-type="string">
            <text:p>Healing</text:p>
          </table:table-cell>
          <table:table-cell table:formula="of:=SUBSTITUTE([.F128];&quot; Of &quot;;&quot; of &quot;)" office:value-type="string" office:string-value="Healing" calcext:value-type="string">
            <text:p>Healing</text:p>
          </table:table-cell>
          <table:table-cell table:formula="of:=SUBSTITUTE([.G128];&quot; To &quot;;&quot; to &quot;)" office:value-type="string" office:string-value="Healing" calcext:value-type="string">
            <text:p>Healing</text:p>
          </table:table-cell>
          <table:table-cell/>
        </table:table-row>
        <table:table-row table:style-name="ro3">
          <table:table-cell office:value-type="string" calcext:value-type="string">
            <text:p>Holy_Armor</text:p>
          </table:table-cell>
          <table:table-cell office:value-type="string" calcext:value-type="string">
            <text:p>spl_Holy_Armor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29];&quot;_&quot;; &quot; &quot;)" office:value-type="string" office:string-value="Holy Armor" calcext:value-type="string">
            <text:p>Holy Armor</text:p>
          </table:table-cell>
          <table:table-cell table:formula="of:=SUBSTITUTE([.F129];&quot; Of &quot;;&quot; of &quot;)" office:value-type="string" office:string-value="Holy Armor" calcext:value-type="string">
            <text:p>Holy Armor</text:p>
          </table:table-cell>
          <table:table-cell table:formula="of:=SUBSTITUTE([.G129];&quot; To &quot;;&quot; to &quot;)" office:value-type="string" office:string-value="Holy Armor" calcext:value-type="string">
            <text:p>Holy Armor</text:p>
          </table:table-cell>
          <table:table-cell/>
        </table:table-row>
        <table:table-row table:style-name="ro3">
          <table:table-cell office:value-type="string" calcext:value-type="string">
            <text:p>Just_Cause</text:p>
          </table:table-cell>
          <table:table-cell office:value-type="string" calcext:value-type="string">
            <text:p>spl_Just_Cause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0];&quot;_&quot;; &quot; &quot;)" office:value-type="string" office:string-value="Just Cause" calcext:value-type="string">
            <text:p>Just Cause</text:p>
          </table:table-cell>
          <table:table-cell table:formula="of:=SUBSTITUTE([.F130];&quot; Of &quot;;&quot; of &quot;)" office:value-type="string" office:string-value="Just Cause" calcext:value-type="string">
            <text:p>Just Cause</text:p>
          </table:table-cell>
          <table:table-cell table:formula="of:=SUBSTITUTE([.G130];&quot; To &quot;;&quot; to &quot;)" office:value-type="string" office:string-value="Just Cause" calcext:value-type="string">
            <text:p>Just Cause</text:p>
          </table:table-cell>
          <table:table-cell/>
        </table:table-row>
        <table:table-row table:style-name="ro3">
          <table:table-cell office:value-type="string" calcext:value-type="string">
            <text:p>True_Light</text:p>
          </table:table-cell>
          <table:table-cell office:value-type="string" calcext:value-type="string">
            <text:p>spl_True_Ligh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1];&quot;_&quot;; &quot; &quot;)" office:value-type="string" office:string-value="True Light" calcext:value-type="string">
            <text:p>True Light</text:p>
          </table:table-cell>
          <table:table-cell table:formula="of:=SUBSTITUTE([.F131];&quot; Of &quot;;&quot; of &quot;)" office:value-type="string" office:string-value="True Light" calcext:value-type="string">
            <text:p>True Light</text:p>
          </table:table-cell>
          <table:table-cell table:formula="of:=SUBSTITUTE([.G131];&quot; To &quot;;&quot; to &quot;)" office:value-type="string" office:string-value="True Light" calcext:value-type="string">
            <text:p>True Light</text:p>
          </table:table-cell>
          <table:table-cell/>
        </table:table-row>
        <table:table-row table:style-name="ro3">
          <table:table-cell office:value-type="string" calcext:value-type="string">
            <text:p>Guardian_Spirit</text:p>
          </table:table-cell>
          <table:table-cell office:value-type="string" calcext:value-type="string">
            <text:p>spl_Guardian_Spirit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2];&quot;_&quot;; &quot; &quot;)" office:value-type="string" office:string-value="Guardian Spirit" calcext:value-type="string">
            <text:p>Guardian Spirit</text:p>
          </table:table-cell>
          <table:table-cell table:formula="of:=SUBSTITUTE([.F132];&quot; Of &quot;;&quot; of &quot;)" office:value-type="string" office:string-value="Guardian Spirit" calcext:value-type="string">
            <text:p>Guardian Spirit</text:p>
          </table:table-cell>
          <table:table-cell table:formula="of:=SUBSTITUTE([.G132];&quot; To &quot;;&quot; to &quot;)" office:value-type="string" office:string-value="Guardian Spirit" calcext:value-type="string">
            <text:p>Guardian Spirit</text:p>
          </table:table-cell>
          <table:table-cell/>
        </table:table-row>
        <table:table-row table:style-name="ro3">
          <table:table-cell office:value-type="string" calcext:value-type="string">
            <text:p>Heroism</text:p>
          </table:table-cell>
          <table:table-cell office:value-type="string" calcext:value-type="string">
            <text:p>spl_Heroism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Common</text:p>
          </table:table-cell>
          <table:table-cell table:formula="of:=SUBSTITUTE([.A133];&quot;_&quot;; &quot; &quot;)" office:value-type="string" office:string-value="Heroism" calcext:value-type="string">
            <text:p>Heroism</text:p>
          </table:table-cell>
          <table:table-cell table:formula="of:=SUBSTITUTE([.F133];&quot; Of &quot;;&quot; of &quot;)" office:value-type="string" office:string-value="Heroism" calcext:value-type="string">
            <text:p>Heroism</text:p>
          </table:table-cell>
          <table:table-cell table:formula="of:=SUBSTITUTE([.G133];&quot; To &quot;;&quot; to &quot;)" office:value-type="string" office:string-value="Heroism" calcext:value-type="string">
            <text:p>Heroism</text:p>
          </table:table-cell>
          <table:table-cell/>
        </table:table-row>
        <table:table-row table:style-name="ro3">
          <table:table-cell office:value-type="string" calcext:value-type="string">
            <text:p>True_Sight</text:p>
          </table:table-cell>
          <table:table-cell office:value-type="string" calcext:value-type="string">
            <text:p>spl_True_Sight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4];&quot;_&quot;; &quot; &quot;)" office:value-type="string" office:string-value="True Sight" calcext:value-type="string">
            <text:p>True Sight</text:p>
          </table:table-cell>
          <table:table-cell table:formula="of:=SUBSTITUTE([.F134];&quot; Of &quot;;&quot; of &quot;)" office:value-type="string" office:string-value="True Sight" calcext:value-type="string">
            <text:p>True Sight</text:p>
          </table:table-cell>
          <table:table-cell table:formula="of:=SUBSTITUTE([.G134];&quot; To &quot;;&quot; to &quot;)" office:value-type="string" office:string-value="True Sight" calcext:value-type="string">
            <text:p>True Sight</text:p>
          </table:table-cell>
          <table:table-cell/>
        </table:table-row>
        <table:table-row table:style-name="ro3">
          <table:table-cell office:value-type="string" calcext:value-type="string">
            <text:p>Plane_Shift</text:p>
          </table:table-cell>
          <table:table-cell office:value-type="string" calcext:value-type="string">
            <text:p>spl_Plane_Shift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5];&quot;_&quot;; &quot; &quot;)" office:value-type="string" office:string-value="Plane Shift" calcext:value-type="string">
            <text:p>Plane Shift</text:p>
          </table:table-cell>
          <table:table-cell table:formula="of:=SUBSTITUTE([.F135];&quot; Of &quot;;&quot; of &quot;)" office:value-type="string" office:string-value="Plane Shift" calcext:value-type="string">
            <text:p>Plane Shift</text:p>
          </table:table-cell>
          <table:table-cell table:formula="of:=SUBSTITUTE([.G135];&quot; To &quot;;&quot; to &quot;)" office:value-type="string" office:string-value="Plane Shift" calcext:value-type="string">
            <text:p>Plane Shift</text:p>
          </table:table-cell>
          <table:table-cell/>
        </table:table-row>
        <table:table-row table:style-name="ro3">
          <table:table-cell office:value-type="string" calcext:value-type="string">
            <text:p>Resurrection</text:p>
          </table:table-cell>
          <table:table-cell office:value-type="string" calcext:value-type="string">
            <text:p>spl_Resurrection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6];&quot;_&quot;; &quot; &quot;)" office:value-type="string" office:string-value="Resurrection" calcext:value-type="string">
            <text:p>Resurrection</text:p>
          </table:table-cell>
          <table:table-cell table:formula="of:=SUBSTITUTE([.F136];&quot; Of &quot;;&quot; of &quot;)" office:value-type="string" office:string-value="Resurrection" calcext:value-type="string">
            <text:p>Resurrection</text:p>
          </table:table-cell>
          <table:table-cell table:formula="of:=SUBSTITUTE([.G136];&quot; To &quot;;&quot; to &quot;)" office:value-type="string" office:string-value="Resurrection" calcext:value-type="string">
            <text:p>Resurrection</text:p>
          </table:table-cell>
          <table:table-cell/>
        </table:table-row>
        <table:table-row table:style-name="ro3">
          <table:table-cell office:value-type="string" calcext:value-type="string">
            <text:p>Dispel_Evil</text:p>
          </table:table-cell>
          <table:table-cell office:value-type="string" calcext:value-type="string">
            <text:p>spl_Dispel_Evil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7];&quot;_&quot;; &quot; &quot;)" office:value-type="string" office:string-value="Dispel Evil" calcext:value-type="string">
            <text:p>Dispel Evil</text:p>
          </table:table-cell>
          <table:table-cell table:formula="of:=SUBSTITUTE([.F137];&quot; Of &quot;;&quot; of &quot;)" office:value-type="string" office:string-value="Dispel Evil" calcext:value-type="string">
            <text:p>Dispel Evil</text:p>
          </table:table-cell>
          <table:table-cell table:formula="of:=SUBSTITUTE([.G137];&quot; To &quot;;&quot; to &quot;)" office:value-type="string" office:string-value="Dispel Evil" calcext:value-type="string">
            <text:p>Dispel Evil</text:p>
          </table:table-cell>
          <table:table-cell/>
        </table:table-row>
        <table:table-row table:style-name="ro3">
          <table:table-cell office:value-type="string" calcext:value-type="string">
            <text:p>Planar_Seal</text:p>
          </table:table-cell>
          <table:table-cell office:value-type="string" calcext:value-type="string">
            <text:p>spl_Planar_Seal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8];&quot;_&quot;; &quot; &quot;)" office:value-type="string" office:string-value="Planar Seal" calcext:value-type="string">
            <text:p>Planar Seal</text:p>
          </table:table-cell>
          <table:table-cell table:formula="of:=SUBSTITUTE([.F138];&quot; Of &quot;;&quot; of &quot;)" office:value-type="string" office:string-value="Planar Seal" calcext:value-type="string">
            <text:p>Planar Seal</text:p>
          </table:table-cell>
          <table:table-cell table:formula="of:=SUBSTITUTE([.G138];&quot; To &quot;;&quot; to &quot;)" office:value-type="string" office:string-value="Planar Seal" calcext:value-type="string">
            <text:p>Planar Seal</text:p>
          </table:table-cell>
          <table:table-cell/>
        </table:table-row>
        <table:table-row table:style-name="ro3">
          <table:table-cell office:value-type="string" calcext:value-type="string">
            <text:p>Unicorns</text:p>
          </table:table-cell>
          <table:table-cell office:value-type="string" calcext:value-type="string">
            <text:p>spl_Unicorns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39];&quot;_&quot;; &quot; &quot;)" office:value-type="string" office:string-value="Unicorns" calcext:value-type="string">
            <text:p>Unicorns</text:p>
          </table:table-cell>
          <table:table-cell table:formula="of:=SUBSTITUTE([.F139];&quot; Of &quot;;&quot; of &quot;)" office:value-type="string" office:string-value="Unicorns" calcext:value-type="string">
            <text:p>Unicorns</text:p>
          </table:table-cell>
          <table:table-cell table:formula="of:=SUBSTITUTE([.G139];&quot; To &quot;;&quot; to &quot;)" office:value-type="string" office:string-value="Unicorns" calcext:value-type="string">
            <text:p>Unicorns</text:p>
          </table:table-cell>
          <table:table-cell/>
        </table:table-row>
        <table:table-row table:style-name="ro3">
          <table:table-cell office:value-type="string" calcext:value-type="string">
            <text:p>Raise_Dead</text:p>
          </table:table-cell>
          <table:table-cell office:value-type="string" calcext:value-type="string">
            <text:p>spl_Raise_Dead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0];&quot;_&quot;; &quot; &quot;)" office:value-type="string" office:string-value="Raise Dead" calcext:value-type="string">
            <text:p>Raise Dead</text:p>
          </table:table-cell>
          <table:table-cell table:formula="of:=SUBSTITUTE([.F140];&quot; Of &quot;;&quot; of &quot;)" office:value-type="string" office:string-value="Raise Dead" calcext:value-type="string">
            <text:p>Raise Dead</text:p>
          </table:table-cell>
          <table:table-cell table:formula="of:=SUBSTITUTE([.G140];&quot; To &quot;;&quot; to &quot;)" office:value-type="string" office:string-value="Raise Dead" calcext:value-type="string">
            <text:p>Raise Dead</text:p>
          </table:table-cell>
          <table:table-cell/>
        </table:table-row>
        <table:table-row table:style-name="ro3">
          <table:table-cell office:value-type="string" calcext:value-type="string">
            <text:p>Planar_Travel</text:p>
          </table:table-cell>
          <table:table-cell office:value-type="string" calcext:value-type="string">
            <text:p>spl_Planar_Travel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1];&quot;_&quot;; &quot; &quot;)" office:value-type="string" office:string-value="Planar Travel" calcext:value-type="string">
            <text:p>Planar Travel</text:p>
          </table:table-cell>
          <table:table-cell table:formula="of:=SUBSTITUTE([.F141];&quot; Of &quot;;&quot; of &quot;)" office:value-type="string" office:string-value="Planar Travel" calcext:value-type="string">
            <text:p>Planar Travel</text:p>
          </table:table-cell>
          <table:table-cell table:formula="of:=SUBSTITUTE([.G141];&quot; To &quot;;&quot; to &quot;)" office:value-type="string" office:string-value="Planar Travel" calcext:value-type="string">
            <text:p>Planar Travel</text:p>
          </table:table-cell>
          <table:table-cell/>
        </table:table-row>
        <table:table-row table:style-name="ro3">
          <table:table-cell office:value-type="string" calcext:value-type="string">
            <text:p>Heavenly_Light</text:p>
          </table:table-cell>
          <table:table-cell office:value-type="string" calcext:value-type="string">
            <text:p>spl_Heavenly_Light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2];&quot;_&quot;; &quot; &quot;)" office:value-type="string" office:string-value="Heavenly Light" calcext:value-type="string">
            <text:p>Heavenly Light</text:p>
          </table:table-cell>
          <table:table-cell table:formula="of:=SUBSTITUTE([.F142];&quot; Of &quot;;&quot; of &quot;)" office:value-type="string" office:string-value="Heavenly Light" calcext:value-type="string">
            <text:p>Heavenly Light</text:p>
          </table:table-cell>
          <table:table-cell table:formula="of:=SUBSTITUTE([.G142];&quot; To &quot;;&quot; to &quot;)" office:value-type="string" office:string-value="Heavenly Light" calcext:value-type="string">
            <text:p>Heavenly Light</text:p>
          </table:table-cell>
          <table:table-cell/>
        </table:table-row>
        <table:table-row table:style-name="ro3">
          <table:table-cell office:value-type="string" calcext:value-type="string">
            <text:p>Prayer</text:p>
          </table:table-cell>
          <table:table-cell office:value-type="string" calcext:value-type="string">
            <text:p>spl_Prayer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Uncommon</text:p>
          </table:table-cell>
          <table:table-cell table:formula="of:=SUBSTITUTE([.A143];&quot;_&quot;; &quot; &quot;)" office:value-type="string" office:string-value="Prayer" calcext:value-type="string">
            <text:p>Prayer</text:p>
          </table:table-cell>
          <table:table-cell table:formula="of:=SUBSTITUTE([.F143];&quot; Of &quot;;&quot; of &quot;)" office:value-type="string" office:string-value="Prayer" calcext:value-type="string">
            <text:p>Prayer</text:p>
          </table:table-cell>
          <table:table-cell table:formula="of:=SUBSTITUTE([.G143];&quot; To &quot;;&quot; to &quot;)" office:value-type="string" office:string-value="Prayer" calcext:value-type="string">
            <text:p>Prayer</text:p>
          </table:table-cell>
          <table:table-cell/>
        </table:table-row>
        <table:table-row table:style-name="ro3">
          <table:table-cell office:value-type="string" calcext:value-type="string">
            <text:p>Lionheart</text:p>
          </table:table-cell>
          <table:table-cell office:value-type="string" calcext:value-type="string">
            <text:p>spl_Lionheart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4];&quot;_&quot;; &quot; &quot;)" office:value-type="string" office:string-value="Lionheart" calcext:value-type="string">
            <text:p>Lionheart</text:p>
          </table:table-cell>
          <table:table-cell table:formula="of:=SUBSTITUTE([.F144];&quot; Of &quot;;&quot; of &quot;)" office:value-type="string" office:string-value="Lionheart" calcext:value-type="string">
            <text:p>Lionheart</text:p>
          </table:table-cell>
          <table:table-cell table:formula="of:=SUBSTITUTE([.G144];&quot; To &quot;;&quot; to &quot;)" office:value-type="string" office:string-value="Lionheart" calcext:value-type="string">
            <text:p>Lionheart</text:p>
          </table:table-cell>
          <table:table-cell/>
        </table:table-row>
        <table:table-row table:style-name="ro3">
          <table:table-cell office:value-type="string" calcext:value-type="string">
            <text:p>Incarnation</text:p>
          </table:table-cell>
          <table:table-cell office:value-type="string" calcext:value-type="string">
            <text:p>spl_Incarnation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5];&quot;_&quot;; &quot; &quot;)" office:value-type="string" office:string-value="Incarnation" calcext:value-type="string">
            <text:p>Incarnation</text:p>
          </table:table-cell>
          <table:table-cell table:formula="of:=SUBSTITUTE([.F145];&quot; Of &quot;;&quot; of &quot;)" office:value-type="string" office:string-value="Incarnation" calcext:value-type="string">
            <text:p>Incarnation</text:p>
          </table:table-cell>
          <table:table-cell table:formula="of:=SUBSTITUTE([.G145];&quot; To &quot;;&quot; to &quot;)" office:value-type="string" office:string-value="Incarnation" calcext:value-type="string">
            <text:p>Incarnation</text:p>
          </table:table-cell>
          <table:table-cell/>
        </table:table-row>
        <table:table-row table:style-name="ro3">
          <table:table-cell office:value-type="string" calcext:value-type="string">
            <text:p>Invulnerability</text:p>
          </table:table-cell>
          <table:table-cell office:value-type="string" calcext:value-type="string">
            <text:p>spl_Invulnerability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6];&quot;_&quot;; &quot; &quot;)" office:value-type="string" office:string-value="Invulnerability" calcext:value-type="string">
            <text:p>Invulnerability</text:p>
          </table:table-cell>
          <table:table-cell table:formula="of:=SUBSTITUTE([.F146];&quot; Of &quot;;&quot; of &quot;)" office:value-type="string" office:string-value="Invulnerability" calcext:value-type="string">
            <text:p>Invulnerability</text:p>
          </table:table-cell>
          <table:table-cell table:formula="of:=SUBSTITUTE([.G146];&quot; To &quot;;&quot; to &quot;)" office:value-type="string" office:string-value="Invulnerability" calcext:value-type="string">
            <text:p>Invulnerability</text:p>
          </table:table-cell>
          <table:table-cell/>
        </table:table-row>
        <table:table-row table:style-name="ro3">
          <table:table-cell office:value-type="string" calcext:value-type="string">
            <text:p>Righteousness</text:p>
          </table:table-cell>
          <table:table-cell office:value-type="string" calcext:value-type="string">
            <text:p>spl_Righteousness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7];&quot;_&quot;; &quot; &quot;)" office:value-type="string" office:string-value="Righteousness" calcext:value-type="string">
            <text:p>Righteousness</text:p>
          </table:table-cell>
          <table:table-cell table:formula="of:=SUBSTITUTE([.F147];&quot; Of &quot;;&quot; of &quot;)" office:value-type="string" office:string-value="Righteousness" calcext:value-type="string">
            <text:p>Righteousness</text:p>
          </table:table-cell>
          <table:table-cell table:formula="of:=SUBSTITUTE([.G147];&quot; To &quot;;&quot; to &quot;)" office:value-type="string" office:string-value="Righteousness" calcext:value-type="string">
            <text:p>Righteousness</text:p>
          </table:table-cell>
          <table:table-cell/>
        </table:table-row>
        <table:table-row table:style-name="ro3">
          <table:table-cell office:value-type="string" calcext:value-type="string">
            <text:p>Prosperity</text:p>
          </table:table-cell>
          <table:table-cell office:value-type="string" calcext:value-type="string">
            <text:p>spl_Prosperity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8];&quot;_&quot;; &quot; &quot;)" office:value-type="string" office:string-value="Prosperity" calcext:value-type="string">
            <text:p>Prosperity</text:p>
          </table:table-cell>
          <table:table-cell table:formula="of:=SUBSTITUTE([.F148];&quot; Of &quot;;&quot; of &quot;)" office:value-type="string" office:string-value="Prosperity" calcext:value-type="string">
            <text:p>Prosperity</text:p>
          </table:table-cell>
          <table:table-cell table:formula="of:=SUBSTITUTE([.G148];&quot; To &quot;;&quot; to &quot;)" office:value-type="string" office:string-value="Prosperity" calcext:value-type="string">
            <text:p>Prosperity</text:p>
          </table:table-cell>
          <table:table-cell/>
        </table:table-row>
        <table:table-row table:style-name="ro3">
          <table:table-cell office:value-type="string" calcext:value-type="string">
            <text:p>Altar_Of_Battle</text:p>
          </table:table-cell>
          <table:table-cell office:value-type="string" calcext:value-type="string">
            <text:p>spl_Altar_Of_Battle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49];&quot;_&quot;; &quot; &quot;)" office:value-type="string" office:string-value="Altar Of Battle" calcext:value-type="string">
            <text:p>Altar Of Battle</text:p>
          </table:table-cell>
          <table:table-cell table:formula="of:=SUBSTITUTE([.F149];&quot; Of &quot;;&quot; of &quot;)" office:value-type="string" office:string-value="Altar of Battle" calcext:value-type="string">
            <text:p>Altar of Battle</text:p>
          </table:table-cell>
          <table:table-cell table:formula="of:=SUBSTITUTE([.G149];&quot; To &quot;;&quot; to &quot;)" office:value-type="string" office:string-value="Altar of Battle" calcext:value-type="string">
            <text:p>Altar of Battle</text:p>
          </table:table-cell>
          <table:table-cell/>
        </table:table-row>
        <table:table-row table:style-name="ro3">
          <table:table-cell office:value-type="string" calcext:value-type="string">
            <text:p>Angel</text:p>
          </table:table-cell>
          <table:table-cell office:value-type="string" calcext:value-type="string">
            <text:p>spl_Angel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0];&quot;_&quot;; &quot; &quot;)" office:value-type="string" office:string-value="Angel" calcext:value-type="string">
            <text:p>Angel</text:p>
          </table:table-cell>
          <table:table-cell table:formula="of:=SUBSTITUTE([.F150];&quot; Of &quot;;&quot; of &quot;)" office:value-type="string" office:string-value="Angel" calcext:value-type="string">
            <text:p>Angel</text:p>
          </table:table-cell>
          <table:table-cell table:formula="of:=SUBSTITUTE([.G150];&quot; To &quot;;&quot; to &quot;)" office:value-type="string" office:string-value="Angel" calcext:value-type="string">
            <text:p>Angel</text:p>
          </table:table-cell>
          <table:table-cell/>
        </table:table-row>
        <table:table-row table:style-name="ro3">
          <table:table-cell office:value-type="string" calcext:value-type="string">
            <text:p>Stream_Of_Life</text:p>
          </table:table-cell>
          <table:table-cell office:value-type="string" calcext:value-type="string">
            <text:p>spl_Stream_Of_Life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1];&quot;_&quot;; &quot; &quot;)" office:value-type="string" office:string-value="Stream Of Life" calcext:value-type="string">
            <text:p>Stream Of Life</text:p>
          </table:table-cell>
          <table:table-cell table:formula="of:=SUBSTITUTE([.F151];&quot; Of &quot;;&quot; of &quot;)" office:value-type="string" office:string-value="Stream of Life" calcext:value-type="string">
            <text:p>Stream of Life</text:p>
          </table:table-cell>
          <table:table-cell table:formula="of:=SUBSTITUTE([.G151];&quot; To &quot;;&quot; to &quot;)" office:value-type="string" office:string-value="Stream of Life" calcext:value-type="string">
            <text:p>Stream of Life</text:p>
          </table:table-cell>
          <table:table-cell/>
        </table:table-row>
        <table:table-row table:style-name="ro3">
          <table:table-cell office:value-type="string" calcext:value-type="string">
            <text:p>Mass_Healing</text:p>
          </table:table-cell>
          <table:table-cell office:value-type="string" calcext:value-type="string">
            <text:p>spl_Mass_Healing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2];&quot;_&quot;; &quot; &quot;)" office:value-type="string" office:string-value="Mass Healing" calcext:value-type="string">
            <text:p>Mass Healing</text:p>
          </table:table-cell>
          <table:table-cell table:formula="of:=SUBSTITUTE([.F152];&quot; Of &quot;;&quot; of &quot;)" office:value-type="string" office:string-value="Mass Healing" calcext:value-type="string">
            <text:p>Mass Healing</text:p>
          </table:table-cell>
          <table:table-cell table:formula="of:=SUBSTITUTE([.G152];&quot; To &quot;;&quot; to &quot;)" office:value-type="string" office:string-value="Mass Healing" calcext:value-type="string">
            <text:p>Mass Healing</text:p>
          </table:table-cell>
          <table:table-cell/>
        </table:table-row>
        <table:table-row table:style-name="ro3">
          <table:table-cell office:value-type="string" calcext:value-type="string">
            <text:p>Holy_Word</text:p>
          </table:table-cell>
          <table:table-cell office:value-type="string" calcext:value-type="string">
            <text:p>spl_Holy_Word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Rare</text:p>
          </table:table-cell>
          <table:table-cell table:formula="of:=SUBSTITUTE([.A153];&quot;_&quot;; &quot; &quot;)" office:value-type="string" office:string-value="Holy Word" calcext:value-type="string">
            <text:p>Holy Word</text:p>
          </table:table-cell>
          <table:table-cell table:formula="of:=SUBSTITUTE([.F153];&quot; Of &quot;;&quot; of &quot;)" office:value-type="string" office:string-value="Holy Word" calcext:value-type="string">
            <text:p>Holy Word</text:p>
          </table:table-cell>
          <table:table-cell table:formula="of:=SUBSTITUTE([.G153];&quot; To &quot;;&quot; to &quot;)" office:value-type="string" office:string-value="Holy Word" calcext:value-type="string">
            <text:p>Holy Word</text:p>
          </table:table-cell>
          <table:table-cell/>
        </table:table-row>
        <table:table-row table:style-name="ro3">
          <table:table-cell office:value-type="string" calcext:value-type="string">
            <text:p>High_Prayer</text:p>
          </table:table-cell>
          <table:table-cell office:value-type="string" calcext:value-type="string">
            <text:p>spl_High_Prayer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4];&quot;_&quot;; &quot; &quot;)" office:value-type="string" office:string-value="High Prayer" calcext:value-type="string">
            <text:p>High Prayer</text:p>
          </table:table-cell>
          <table:table-cell table:formula="of:=SUBSTITUTE([.F154];&quot; Of &quot;;&quot; of &quot;)" office:value-type="string" office:string-value="High Prayer" calcext:value-type="string">
            <text:p>High Prayer</text:p>
          </table:table-cell>
          <table:table-cell table:formula="of:=SUBSTITUTE([.G154];&quot; To &quot;;&quot; to &quot;)" office:value-type="string" office:string-value="High Prayer" calcext:value-type="string">
            <text:p>High Prayer</text:p>
          </table:table-cell>
          <table:table-cell/>
        </table:table-row>
        <table:table-row table:style-name="ro3">
          <table:table-cell office:value-type="string" calcext:value-type="string">
            <text:p>Inspirations</text:p>
          </table:table-cell>
          <table:table-cell office:value-type="string" calcext:value-type="string">
            <text:p>spl_Inspirations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5];&quot;_&quot;; &quot; &quot;)" office:value-type="string" office:string-value="Inspirations" calcext:value-type="string">
            <text:p>Inspirations</text:p>
          </table:table-cell>
          <table:table-cell table:formula="of:=SUBSTITUTE([.F155];&quot; Of &quot;;&quot; of &quot;)" office:value-type="string" office:string-value="Inspirations" calcext:value-type="string">
            <text:p>Inspirations</text:p>
          </table:table-cell>
          <table:table-cell table:formula="of:=SUBSTITUTE([.G155];&quot; To &quot;;&quot; to &quot;)" office:value-type="string" office:string-value="Inspirations" calcext:value-type="string">
            <text:p>Inspirations</text:p>
          </table:table-cell>
          <table:table-cell/>
        </table:table-row>
        <table:table-row table:style-name="ro3">
          <table:table-cell office:value-type="string" calcext:value-type="string">
            <text:p>Astral_Gate</text:p>
          </table:table-cell>
          <table:table-cell office:value-type="string" calcext:value-type="string">
            <text:p>spl_Astral_Gate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6];&quot;_&quot;; &quot; &quot;)" office:value-type="string" office:string-value="Astral Gate" calcext:value-type="string">
            <text:p>Astral Gate</text:p>
          </table:table-cell>
          <table:table-cell table:formula="of:=SUBSTITUTE([.F156];&quot; Of &quot;;&quot; of &quot;)" office:value-type="string" office:string-value="Astral Gate" calcext:value-type="string">
            <text:p>Astral Gate</text:p>
          </table:table-cell>
          <table:table-cell table:formula="of:=SUBSTITUTE([.G156];&quot; To &quot;;&quot; to &quot;)" office:value-type="string" office:string-value="Astral Gate" calcext:value-type="string">
            <text:p>Astral Gate</text:p>
          </table:table-cell>
          <table:table-cell/>
        </table:table-row>
        <table:table-row table:style-name="ro3">
          <table:table-cell office:value-type="string" calcext:value-type="string">
            <text:p>Holy_Arms</text:p>
          </table:table-cell>
          <table:table-cell office:value-type="string" calcext:value-type="string">
            <text:p>spl_Holy_Arms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7];&quot;_&quot;; &quot; &quot;)" office:value-type="string" office:string-value="Holy Arms" calcext:value-type="string">
            <text:p>Holy Arms</text:p>
          </table:table-cell>
          <table:table-cell table:formula="of:=SUBSTITUTE([.F157];&quot; Of &quot;;&quot; of &quot;)" office:value-type="string" office:string-value="Holy Arms" calcext:value-type="string">
            <text:p>Holy Arms</text:p>
          </table:table-cell>
          <table:table-cell table:formula="of:=SUBSTITUTE([.G157];&quot; To &quot;;&quot; to &quot;)" office:value-type="string" office:string-value="Holy Arms" calcext:value-type="string">
            <text:p>Holy Arms</text:p>
          </table:table-cell>
          <table:table-cell/>
        </table:table-row>
        <table:table-row table:style-name="ro3">
          <table:table-cell office:value-type="string" calcext:value-type="string">
            <text:p>Consecration</text:p>
          </table:table-cell>
          <table:table-cell office:value-type="string" calcext:value-type="string">
            <text:p>spl_Consecration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8];&quot;_&quot;; &quot; &quot;)" office:value-type="string" office:string-value="Consecration" calcext:value-type="string">
            <text:p>Consecration</text:p>
          </table:table-cell>
          <table:table-cell table:formula="of:=SUBSTITUTE([.F158];&quot; Of &quot;;&quot; of &quot;)" office:value-type="string" office:string-value="Consecration" calcext:value-type="string">
            <text:p>Consecration</text:p>
          </table:table-cell>
          <table:table-cell table:formula="of:=SUBSTITUTE([.G158];&quot; To &quot;;&quot; to &quot;)" office:value-type="string" office:string-value="Consecration" calcext:value-type="string">
            <text:p>Consecration</text:p>
          </table:table-cell>
          <table:table-cell/>
        </table:table-row>
        <table:table-row table:style-name="ro3">
          <table:table-cell office:value-type="string" calcext:value-type="string">
            <text:p>Life_Force</text:p>
          </table:table-cell>
          <table:table-cell office:value-type="string" calcext:value-type="string">
            <text:p>spl_Life_Force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59];&quot;_&quot;; &quot; &quot;)" office:value-type="string" office:string-value="Life Force" calcext:value-type="string">
            <text:p>Life Force</text:p>
          </table:table-cell>
          <table:table-cell table:formula="of:=SUBSTITUTE([.F159];&quot; Of &quot;;&quot; of &quot;)" office:value-type="string" office:string-value="Life Force" calcext:value-type="string">
            <text:p>Life Force</text:p>
          </table:table-cell>
          <table:table-cell table:formula="of:=SUBSTITUTE([.G159];&quot; To &quot;;&quot; to &quot;)" office:value-type="string" office:string-value="Life Force" calcext:value-type="string">
            <text:p>Life Force</text:p>
          </table:table-cell>
          <table:table-cell/>
        </table:table-row>
        <table:table-row table:style-name="ro3">
          <table:table-cell office:value-type="string" calcext:value-type="string">
            <text:p>Tranquility</text:p>
          </table:table-cell>
          <table:table-cell office:value-type="string" calcext:value-type="string">
            <text:p>spl_Tranquility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0];&quot;_&quot;; &quot; &quot;)" office:value-type="string" office:string-value="Tranquility" calcext:value-type="string">
            <text:p>Tranquility</text:p>
          </table:table-cell>
          <table:table-cell table:formula="of:=SUBSTITUTE([.F160];&quot; Of &quot;;&quot; of &quot;)" office:value-type="string" office:string-value="Tranquility" calcext:value-type="string">
            <text:p>Tranquility</text:p>
          </table:table-cell>
          <table:table-cell table:formula="of:=SUBSTITUTE([.G160];&quot; To &quot;;&quot; to &quot;)" office:value-type="string" office:string-value="Tranquility" calcext:value-type="string">
            <text:p>Tranquility</text:p>
          </table:table-cell>
          <table:table-cell/>
        </table:table-row>
        <table:table-row table:style-name="ro3">
          <table:table-cell office:value-type="string" calcext:value-type="string">
            <text:p>Crusade</text:p>
          </table:table-cell>
          <table:table-cell office:value-type="string" calcext:value-type="string">
            <text:p>spl_Crusade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1];&quot;_&quot;; &quot; &quot;)" office:value-type="string" office:string-value="Crusade" calcext:value-type="string">
            <text:p>Crusade</text:p>
          </table:table-cell>
          <table:table-cell table:formula="of:=SUBSTITUTE([.F161];&quot; Of &quot;;&quot; of &quot;)" office:value-type="string" office:string-value="Crusade" calcext:value-type="string">
            <text:p>Crusade</text:p>
          </table:table-cell>
          <table:table-cell table:formula="of:=SUBSTITUTE([.G161];&quot; To &quot;;&quot; to &quot;)" office:value-type="string" office:string-value="Crusade" calcext:value-type="string">
            <text:p>Crusade</text:p>
          </table:table-cell>
          <table:table-cell/>
        </table:table-row>
        <table:table-row table:style-name="ro3">
          <table:table-cell office:value-type="string" calcext:value-type="string">
            <text:p>Arch_Angel</text:p>
          </table:table-cell>
          <table:table-cell office:value-type="string" calcext:value-type="string">
            <text:p>spl_Arch_Angel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2];&quot;_&quot;; &quot; &quot;)" office:value-type="string" office:string-value="Arch Angel" calcext:value-type="string">
            <text:p>Arch Angel</text:p>
          </table:table-cell>
          <table:table-cell table:formula="of:=SUBSTITUTE([.F162];&quot; Of &quot;;&quot; of &quot;)" office:value-type="string" office:string-value="Arch Angel" calcext:value-type="string">
            <text:p>Arch Angel</text:p>
          </table:table-cell>
          <table:table-cell table:formula="of:=SUBSTITUTE([.G162];&quot; To &quot;;&quot; to &quot;)" office:value-type="string" office:string-value="Arch Angel" calcext:value-type="string">
            <text:p>Arch Angel</text:p>
          </table:table-cell>
          <table:table-cell/>
        </table:table-row>
        <table:table-row table:style-name="ro3">
          <table:table-cell office:value-type="string" calcext:value-type="string">
            <text:p>Charm_Of_Life</text:p>
          </table:table-cell>
          <table:table-cell office:value-type="string" calcext:value-type="string">
            <text:p>spl_Charm_Of_Lif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sbr_Life</text:p>
          </table:table-cell>
          <table:table-cell office:value-type="string" calcext:value-type="string">
            <text:p>Very Rare</text:p>
          </table:table-cell>
          <table:table-cell table:formula="of:=SUBSTITUTE([.A163];&quot;_&quot;; &quot; &quot;)" office:value-type="string" office:string-value="Charm Of Life" calcext:value-type="string">
            <text:p>Charm Of Life</text:p>
          </table:table-cell>
          <table:table-cell table:formula="of:=SUBSTITUTE([.F163];&quot; Of &quot;;&quot; of &quot;)" office:value-type="string" office:string-value="Charm of Life" calcext:value-type="string">
            <text:p>Charm of Life</text:p>
          </table:table-cell>
          <table:table-cell table:formula="of:=SUBSTITUTE([.G163];&quot; To &quot;;&quot; to &quot;)" office:value-type="string" office:string-value="Charm of Life" calcext:value-type="string">
            <text:p>Charm of Life</text:p>
          </table:table-cell>
          <table:table-cell/>
        </table:table-row>
        <table:table-row table:style-name="ro3">
          <table:table-cell office:value-type="string" calcext:value-type="string">
            <text:p>Skeletons</text:p>
          </table:table-cell>
          <table:table-cell office:value-type="string" calcext:value-type="string">
            <text:p>spl_Skeletons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4];&quot;_&quot;; &quot; &quot;)" office:value-type="string" office:string-value="Skeletons" calcext:value-type="string">
            <text:p>Skeletons</text:p>
          </table:table-cell>
          <table:table-cell table:formula="of:=SUBSTITUTE([.F164];&quot; Of &quot;;&quot; of &quot;)" office:value-type="string" office:string-value="Skeletons" calcext:value-type="string">
            <text:p>Skeletons</text:p>
          </table:table-cell>
          <table:table-cell table:formula="of:=SUBSTITUTE([.G164];&quot; To &quot;;&quot; to &quot;)" office:value-type="string" office:string-value="Skeletons" calcext:value-type="string">
            <text:p>Skeletons</text:p>
          </table:table-cell>
          <table:table-cell/>
        </table:table-row>
        <table:table-row table:style-name="ro3">
          <table:table-cell office:value-type="string" calcext:value-type="string">
            <text:p>Weakness</text:p>
          </table:table-cell>
          <table:table-cell office:value-type="string" calcext:value-type="string">
            <text:p>spl_Weakness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5];&quot;_&quot;; &quot; &quot;)" office:value-type="string" office:string-value="Weakness" calcext:value-type="string">
            <text:p>Weakness</text:p>
          </table:table-cell>
          <table:table-cell table:formula="of:=SUBSTITUTE([.F165];&quot; Of &quot;;&quot; of &quot;)" office:value-type="string" office:string-value="Weakness" calcext:value-type="string">
            <text:p>Weakness</text:p>
          </table:table-cell>
          <table:table-cell table:formula="of:=SUBSTITUTE([.G165];&quot; To &quot;;&quot; to &quot;)" office:value-type="string" office:string-value="Weakness" calcext:value-type="string">
            <text:p>Weakness</text:p>
          </table:table-cell>
          <table:table-cell/>
        </table:table-row>
        <table:table-row table:style-name="ro3">
          <table:table-cell office:value-type="string" calcext:value-type="string">
            <text:p>Dark_Rituals</text:p>
          </table:table-cell>
          <table:table-cell office:value-type="string" calcext:value-type="string">
            <text:p>spl_Dark_Rituals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6];&quot;_&quot;; &quot; &quot;)" office:value-type="string" office:string-value="Dark Rituals" calcext:value-type="string">
            <text:p>Dark Rituals</text:p>
          </table:table-cell>
          <table:table-cell table:formula="of:=SUBSTITUTE([.F166];&quot; Of &quot;;&quot; of &quot;)" office:value-type="string" office:string-value="Dark Rituals" calcext:value-type="string">
            <text:p>Dark Rituals</text:p>
          </table:table-cell>
          <table:table-cell table:formula="of:=SUBSTITUTE([.G166];&quot; To &quot;;&quot; to &quot;)" office:value-type="string" office:string-value="Dark Rituals" calcext:value-type="string">
            <text:p>Dark Rituals</text:p>
          </table:table-cell>
          <table:table-cell/>
        </table:table-row>
        <table:table-row table:style-name="ro3">
          <table:table-cell office:value-type="string" calcext:value-type="string">
            <text:p>Cloak_Of_Fear</text:p>
          </table:table-cell>
          <table:table-cell office:value-type="string" calcext:value-type="string">
            <text:p>spl_Cloak_Of_Fear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7];&quot;_&quot;; &quot; &quot;)" office:value-type="string" office:string-value="Cloak Of Fear" calcext:value-type="string">
            <text:p>Cloak Of Fear</text:p>
          </table:table-cell>
          <table:table-cell table:formula="of:=SUBSTITUTE([.F167];&quot; Of &quot;;&quot; of &quot;)" office:value-type="string" office:string-value="Cloak of Fear" calcext:value-type="string">
            <text:p>Cloak of Fear</text:p>
          </table:table-cell>
          <table:table-cell table:formula="of:=SUBSTITUTE([.G167];&quot; To &quot;;&quot; to &quot;)" office:value-type="string" office:string-value="Cloak of Fear" calcext:value-type="string">
            <text:p>Cloak of Fear</text:p>
          </table:table-cell>
          <table:table-cell/>
        </table:table-row>
        <table:table-row table:style-name="ro3">
          <table:table-cell office:value-type="string" calcext:value-type="string">
            <text:p>Black_Sleep</text:p>
          </table:table-cell>
          <table:table-cell office:value-type="string" calcext:value-type="string">
            <text:p>spl_Black_Sleep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8];&quot;_&quot;; &quot; &quot;)" office:value-type="string" office:string-value="Black Sleep" calcext:value-type="string">
            <text:p>Black Sleep</text:p>
          </table:table-cell>
          <table:table-cell table:formula="of:=SUBSTITUTE([.F168];&quot; Of &quot;;&quot; of &quot;)" office:value-type="string" office:string-value="Black Sleep" calcext:value-type="string">
            <text:p>Black Sleep</text:p>
          </table:table-cell>
          <table:table-cell table:formula="of:=SUBSTITUTE([.G168];&quot; To &quot;;&quot; to &quot;)" office:value-type="string" office:string-value="Black Sleep" calcext:value-type="string">
            <text:p>Black Sleep</text:p>
          </table:table-cell>
          <table:table-cell/>
        </table:table-row>
        <table:table-row table:style-name="ro3">
          <table:table-cell office:value-type="string" calcext:value-type="string">
            <text:p>Ghouls</text:p>
          </table:table-cell>
          <table:table-cell office:value-type="string" calcext:value-type="string">
            <text:p>spl_Ghouls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69];&quot;_&quot;; &quot; &quot;)" office:value-type="string" office:string-value="Ghouls" calcext:value-type="string">
            <text:p>Ghouls</text:p>
          </table:table-cell>
          <table:table-cell table:formula="of:=SUBSTITUTE([.F169];&quot; Of &quot;;&quot; of &quot;)" office:value-type="string" office:string-value="Ghouls" calcext:value-type="string">
            <text:p>Ghouls</text:p>
          </table:table-cell>
          <table:table-cell table:formula="of:=SUBSTITUTE([.G169];&quot; To &quot;;&quot; to &quot;)" office:value-type="string" office:string-value="Ghouls" calcext:value-type="string">
            <text:p>Ghouls</text:p>
          </table:table-cell>
          <table:table-cell/>
        </table:table-row>
        <table:table-row table:style-name="ro3">
          <table:table-cell office:value-type="string" calcext:value-type="string">
            <text:p>Life_Drain</text:p>
          </table:table-cell>
          <table:table-cell office:value-type="string" calcext:value-type="string">
            <text:p>spl_Life_Drain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0];&quot;_&quot;; &quot; &quot;)" office:value-type="string" office:string-value="Life Drain" calcext:value-type="string">
            <text:p>Life Drain</text:p>
          </table:table-cell>
          <table:table-cell table:formula="of:=SUBSTITUTE([.F170];&quot; Of &quot;;&quot; of &quot;)" office:value-type="string" office:string-value="Life Drain" calcext:value-type="string">
            <text:p>Life Drain</text:p>
          </table:table-cell>
          <table:table-cell table:formula="of:=SUBSTITUTE([.G170];&quot; To &quot;;&quot; to &quot;)" office:value-type="string" office:string-value="Life Drain" calcext:value-type="string">
            <text:p>Life Drain</text:p>
          </table:table-cell>
          <table:table-cell/>
        </table:table-row>
        <table:table-row table:style-name="ro3">
          <table:table-cell office:value-type="string" calcext:value-type="string">
            <text:p>Terror</text:p>
          </table:table-cell>
          <table:table-cell office:value-type="string" calcext:value-type="string">
            <text:p>spl_Terror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1];&quot;_&quot;; &quot; &quot;)" office:value-type="string" office:string-value="Terror" calcext:value-type="string">
            <text:p>Terror</text:p>
          </table:table-cell>
          <table:table-cell table:formula="of:=SUBSTITUTE([.F171];&quot; Of &quot;;&quot; of &quot;)" office:value-type="string" office:string-value="Terror" calcext:value-type="string">
            <text:p>Terror</text:p>
          </table:table-cell>
          <table:table-cell table:formula="of:=SUBSTITUTE([.G171];&quot; To &quot;;&quot; to &quot;)" office:value-type="string" office:string-value="Terror" calcext:value-type="string">
            <text:p>Terror</text:p>
          </table:table-cell>
          <table:table-cell/>
        </table:table-row>
        <table:table-row table:style-name="ro3">
          <table:table-cell office:value-type="string" calcext:value-type="string">
            <text:p>Darkness</text:p>
          </table:table-cell>
          <table:table-cell office:value-type="string" calcext:value-type="string">
            <text:p>spl_Darkness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2];&quot;_&quot;; &quot; &quot;)" office:value-type="string" office:string-value="Darkness" calcext:value-type="string">
            <text:p>Darkness</text:p>
          </table:table-cell>
          <table:table-cell table:formula="of:=SUBSTITUTE([.F172];&quot; Of &quot;;&quot; of &quot;)" office:value-type="string" office:string-value="Darkness" calcext:value-type="string">
            <text:p>Darkness</text:p>
          </table:table-cell>
          <table:table-cell table:formula="of:=SUBSTITUTE([.G172];&quot; To &quot;;&quot; to &quot;)" office:value-type="string" office:string-value="Darkness" calcext:value-type="string">
            <text:p>Darkness</text:p>
          </table:table-cell>
          <table:table-cell/>
        </table:table-row>
        <table:table-row table:style-name="ro3">
          <table:table-cell office:value-type="string" calcext:value-type="string">
            <text:p>Mana_Leak</text:p>
          </table:table-cell>
          <table:table-cell office:value-type="string" calcext:value-type="string">
            <text:p>spl_Mana_Leak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Common</text:p>
          </table:table-cell>
          <table:table-cell table:formula="of:=SUBSTITUTE([.A173];&quot;_&quot;; &quot; &quot;)" office:value-type="string" office:string-value="Mana Leak" calcext:value-type="string">
            <text:p>Mana Leak</text:p>
          </table:table-cell>
          <table:table-cell table:formula="of:=SUBSTITUTE([.F173];&quot; Of &quot;;&quot; of &quot;)" office:value-type="string" office:string-value="Mana Leak" calcext:value-type="string">
            <text:p>Mana Leak</text:p>
          </table:table-cell>
          <table:table-cell table:formula="of:=SUBSTITUTE([.G173];&quot; To &quot;;&quot; to &quot;)" office:value-type="string" office:string-value="Mana Leak" calcext:value-type="string">
            <text:p>Mana Leak</text:p>
          </table:table-cell>
          <table:table-cell/>
        </table:table-row>
        <table:table-row table:style-name="ro3">
          <table:table-cell office:value-type="string" calcext:value-type="string">
            <text:p>Drain_Power</text:p>
          </table:table-cell>
          <table:table-cell office:value-type="string" calcext:value-type="string">
            <text:p>spl_Drain_Power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4];&quot;_&quot;; &quot; &quot;)" office:value-type="string" office:string-value="Drain Power" calcext:value-type="string">
            <text:p>Drain Power</text:p>
          </table:table-cell>
          <table:table-cell table:formula="of:=SUBSTITUTE([.F174];&quot; Of &quot;;&quot; of &quot;)" office:value-type="string" office:string-value="Drain Power" calcext:value-type="string">
            <text:p>Drain Power</text:p>
          </table:table-cell>
          <table:table-cell table:formula="of:=SUBSTITUTE([.G174];&quot; To &quot;;&quot; to &quot;)" office:value-type="string" office:string-value="Drain Power" calcext:value-type="string">
            <text:p>Drain Power</text:p>
          </table:table-cell>
          <table:table-cell/>
        </table:table-row>
        <table:table-row table:style-name="ro3">
          <table:table-cell office:value-type="string" calcext:value-type="string">
            <text:p>Possession</text:p>
          </table:table-cell>
          <table:table-cell office:value-type="string" calcext:value-type="string">
            <text:p>spl_Possession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5];&quot;_&quot;; &quot; &quot;)" office:value-type="string" office:string-value="Possession" calcext:value-type="string">
            <text:p>Possession</text:p>
          </table:table-cell>
          <table:table-cell table:formula="of:=SUBSTITUTE([.F175];&quot; Of &quot;;&quot; of &quot;)" office:value-type="string" office:string-value="Possession" calcext:value-type="string">
            <text:p>Possession</text:p>
          </table:table-cell>
          <table:table-cell table:formula="of:=SUBSTITUTE([.G175];&quot; To &quot;;&quot; to &quot;)" office:value-type="string" office:string-value="Possession" calcext:value-type="string">
            <text:p>Possession</text:p>
          </table:table-cell>
          <table:table-cell/>
        </table:table-row>
        <table:table-row table:style-name="ro3">
          <table:table-cell office:value-type="string" calcext:value-type="string">
            <text:p>Lycanthropy</text:p>
          </table:table-cell>
          <table:table-cell office:value-type="string" calcext:value-type="string">
            <text:p>spl_Lycantrophy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6];&quot;_&quot;; &quot; &quot;)" office:value-type="string" office:string-value="Lycanthropy" calcext:value-type="string">
            <text:p>Lycanthropy</text:p>
          </table:table-cell>
          <table:table-cell table:formula="of:=SUBSTITUTE([.F176];&quot; Of &quot;;&quot; of &quot;)" office:value-type="string" office:string-value="Lycanthropy" calcext:value-type="string">
            <text:p>Lycanthropy</text:p>
          </table:table-cell>
          <table:table-cell table:formula="of:=SUBSTITUTE([.G176];&quot; To &quot;;&quot; to &quot;)" office:value-type="string" office:string-value="Lycanthropy" calcext:value-type="string">
            <text:p>Lycanthropy</text:p>
          </table:table-cell>
          <table:table-cell/>
        </table:table-row>
        <table:table-row table:style-name="ro3">
          <table:table-cell office:value-type="string" calcext:value-type="string">
            <text:p>Black_Prayer</text:p>
          </table:table-cell>
          <table:table-cell office:value-type="string" calcext:value-type="string">
            <text:p>spl_Black_Prayer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7];&quot;_&quot;; &quot; &quot;)" office:value-type="string" office:string-value="Black Prayer" calcext:value-type="string">
            <text:p>Black Prayer</text:p>
          </table:table-cell>
          <table:table-cell table:formula="of:=SUBSTITUTE([.F177];&quot; Of &quot;;&quot; of &quot;)" office:value-type="string" office:string-value="Black Prayer" calcext:value-type="string">
            <text:p>Black Prayer</text:p>
          </table:table-cell>
          <table:table-cell table:formula="of:=SUBSTITUTE([.G177];&quot; To &quot;;&quot; to &quot;)" office:value-type="string" office:string-value="Black Prayer" calcext:value-type="string">
            <text:p>Black Prayer</text:p>
          </table:table-cell>
          <table:table-cell/>
        </table:table-row>
        <table:table-row table:style-name="ro3">
          <table:table-cell office:value-type="string" calcext:value-type="string">
            <text:p>Black_Channels</text:p>
          </table:table-cell>
          <table:table-cell office:value-type="string" calcext:value-type="string">
            <text:p>spl_Black_Channel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8];&quot;_&quot;; &quot; &quot;)" office:value-type="string" office:string-value="Black Channels" calcext:value-type="string">
            <text:p>Black Channels</text:p>
          </table:table-cell>
          <table:table-cell table:formula="of:=SUBSTITUTE([.F178];&quot; Of &quot;;&quot; of &quot;)" office:value-type="string" office:string-value="Black Channels" calcext:value-type="string">
            <text:p>Black Channels</text:p>
          </table:table-cell>
          <table:table-cell table:formula="of:=SUBSTITUTE([.G178];&quot; To &quot;;&quot; to &quot;)" office:value-type="string" office:string-value="Black Channels" calcext:value-type="string">
            <text:p>Black Channels</text:p>
          </table:table-cell>
          <table:table-cell/>
        </table:table-row>
        <table:table-row table:style-name="ro3">
          <table:table-cell office:value-type="string" calcext:value-type="string">
            <text:p>Night_Stalker</text:p>
          </table:table-cell>
          <table:table-cell office:value-type="string" calcext:value-type="string">
            <text:p>spl_Night_Stalker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79];&quot;_&quot;; &quot; &quot;)" office:value-type="string" office:string-value="Night Stalker" calcext:value-type="string">
            <text:p>Night Stalker</text:p>
          </table:table-cell>
          <table:table-cell table:formula="of:=SUBSTITUTE([.F179];&quot; Of &quot;;&quot; of &quot;)" office:value-type="string" office:string-value="Night Stalker" calcext:value-type="string">
            <text:p>Night Stalker</text:p>
          </table:table-cell>
          <table:table-cell table:formula="of:=SUBSTITUTE([.G179];&quot; To &quot;;&quot; to &quot;)" office:value-type="string" office:string-value="Night Stalker" calcext:value-type="string">
            <text:p>Night Stalker</text:p>
          </table:table-cell>
          <table:table-cell/>
        </table:table-row>
        <table:table-row table:style-name="ro3">
          <table:table-cell office:value-type="string" calcext:value-type="string">
            <text:p>Subversion</text:p>
          </table:table-cell>
          <table:table-cell office:value-type="string" calcext:value-type="string">
            <text:p>spl_Subversion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0];&quot;_&quot;; &quot; &quot;)" office:value-type="string" office:string-value="Subversion" calcext:value-type="string">
            <text:p>Subversion</text:p>
          </table:table-cell>
          <table:table-cell table:formula="of:=SUBSTITUTE([.F180];&quot; Of &quot;;&quot; of &quot;)" office:value-type="string" office:string-value="Subversion" calcext:value-type="string">
            <text:p>Subversion</text:p>
          </table:table-cell>
          <table:table-cell table:formula="of:=SUBSTITUTE([.G180];&quot; To &quot;;&quot; to &quot;)" office:value-type="string" office:string-value="Subversion" calcext:value-type="string">
            <text:p>Subversion</text:p>
          </table:table-cell>
          <table:table-cell/>
        </table:table-row>
        <table:table-row table:style-name="ro3">
          <table:table-cell office:value-type="string" calcext:value-type="string">
            <text:p>Wall_Of_Darkness</text:p>
          </table:table-cell>
          <table:table-cell office:value-type="string" calcext:value-type="string">
            <text:p>spl_Wall_Of_Darknes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1];&quot;_&quot;; &quot; &quot;)" office:value-type="string" office:string-value="Wall Of Darkness" calcext:value-type="string">
            <text:p>Wall Of Darkness</text:p>
          </table:table-cell>
          <table:table-cell table:formula="of:=SUBSTITUTE([.F181];&quot; Of &quot;;&quot; of &quot;)" office:value-type="string" office:string-value="Wall of Darkness" calcext:value-type="string">
            <text:p>Wall of Darkness</text:p>
          </table:table-cell>
          <table:table-cell table:formula="of:=SUBSTITUTE([.G181];&quot; To &quot;;&quot; to &quot;)" office:value-type="string" office:string-value="Wall of Darkness" calcext:value-type="string">
            <text:p>Wall of Darkness</text:p>
          </table:table-cell>
          <table:table-cell/>
        </table:table-row>
        <table:table-row table:style-name="ro3">
          <table:table-cell office:value-type="string" calcext:value-type="string">
            <text:p>Berserk</text:p>
          </table:table-cell>
          <table:table-cell office:value-type="string" calcext:value-type="string">
            <text:p>spl_Berserk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2];&quot;_&quot;; &quot; &quot;)" office:value-type="string" office:string-value="Berserk" calcext:value-type="string">
            <text:p>Berserk</text:p>
          </table:table-cell>
          <table:table-cell table:formula="of:=SUBSTITUTE([.F182];&quot; Of &quot;;&quot; of &quot;)" office:value-type="string" office:string-value="Berserk" calcext:value-type="string">
            <text:p>Berserk</text:p>
          </table:table-cell>
          <table:table-cell table:formula="of:=SUBSTITUTE([.G182];&quot; To &quot;;&quot; to &quot;)" office:value-type="string" office:string-value="Berserk" calcext:value-type="string">
            <text:p>Berserk</text:p>
          </table:table-cell>
          <table:table-cell/>
        </table:table-row>
        <table:table-row table:style-name="ro3">
          <table:table-cell office:value-type="string" calcext:value-type="string">
            <text:p>Shadow_Demons</text:p>
          </table:table-cell>
          <table:table-cell office:value-type="string" calcext:value-type="string">
            <text:p>spl_Shadow_Dem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Uncommon</text:p>
          </table:table-cell>
          <table:table-cell table:formula="of:=SUBSTITUTE([.A183];&quot;_&quot;; &quot; &quot;)" office:value-type="string" office:string-value="Shadow Demons" calcext:value-type="string">
            <text:p>Shadow Demons</text:p>
          </table:table-cell>
          <table:table-cell table:formula="of:=SUBSTITUTE([.F183];&quot; Of &quot;;&quot; of &quot;)" office:value-type="string" office:string-value="Shadow Demons" calcext:value-type="string">
            <text:p>Shadow Demons</text:p>
          </table:table-cell>
          <table:table-cell table:formula="of:=SUBSTITUTE([.G183];&quot; To &quot;;&quot; to &quot;)" office:value-type="string" office:string-value="Shadow Demons" calcext:value-type="string">
            <text:p>Shadow Demons</text:p>
          </table:table-cell>
          <table:table-cell/>
        </table:table-row>
        <table:table-row table:style-name="ro3">
          <table:table-cell office:value-type="string" calcext:value-type="string">
            <text:p>Wraith_Form</text:p>
          </table:table-cell>
          <table:table-cell office:value-type="string" calcext:value-type="string">
            <text:p>spl_Wraith_Form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4];&quot;_&quot;; &quot; &quot;)" office:value-type="string" office:string-value="Wraith Form" calcext:value-type="string">
            <text:p>Wraith Form</text:p>
          </table:table-cell>
          <table:table-cell table:formula="of:=SUBSTITUTE([.F184];&quot; Of &quot;;&quot; of &quot;)" office:value-type="string" office:string-value="Wraith Form" calcext:value-type="string">
            <text:p>Wraith Form</text:p>
          </table:table-cell>
          <table:table-cell table:formula="of:=SUBSTITUTE([.G184];&quot; To &quot;;&quot; to &quot;)" office:value-type="string" office:string-value="Wraith Form" calcext:value-type="string">
            <text:p>Wraith Form</text:p>
          </table:table-cell>
          <table:table-cell/>
        </table:table-row>
        <table:table-row table:style-name="ro3">
          <table:table-cell office:value-type="string" calcext:value-type="string">
            <text:p>Wrack</text:p>
          </table:table-cell>
          <table:table-cell office:value-type="string" calcext:value-type="string">
            <text:p>spl_Wrack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5];&quot;_&quot;; &quot; &quot;)" office:value-type="string" office:string-value="Wrack" calcext:value-type="string">
            <text:p>Wrack</text:p>
          </table:table-cell>
          <table:table-cell table:formula="of:=SUBSTITUTE([.F185];&quot; Of &quot;;&quot; of &quot;)" office:value-type="string" office:string-value="Wrack" calcext:value-type="string">
            <text:p>Wrack</text:p>
          </table:table-cell>
          <table:table-cell table:formula="of:=SUBSTITUTE([.G185];&quot; To &quot;;&quot; to &quot;)" office:value-type="string" office:string-value="Wrack" calcext:value-type="string">
            <text:p>Wrack</text:p>
          </table:table-cell>
          <table:table-cell/>
        </table:table-row>
        <table:table-row table:style-name="ro3">
          <table:table-cell office:value-type="string" calcext:value-type="string">
            <text:p>Evil_Presence</text:p>
          </table:table-cell>
          <table:table-cell office:value-type="string" calcext:value-type="string">
            <text:p>spl_Evil_Presence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6];&quot;_&quot;; &quot; &quot;)" office:value-type="string" office:string-value="Evil Presence" calcext:value-type="string">
            <text:p>Evil Presence</text:p>
          </table:table-cell>
          <table:table-cell table:formula="of:=SUBSTITUTE([.F186];&quot; Of &quot;;&quot; of &quot;)" office:value-type="string" office:string-value="Evil Presence" calcext:value-type="string">
            <text:p>Evil Presence</text:p>
          </table:table-cell>
          <table:table-cell table:formula="of:=SUBSTITUTE([.G186];&quot; To &quot;;&quot; to &quot;)" office:value-type="string" office:string-value="Evil Presence" calcext:value-type="string">
            <text:p>Evil Presence</text:p>
          </table:table-cell>
          <table:table-cell/>
        </table:table-row>
        <table:table-row table:style-name="ro3">
          <table:table-cell office:value-type="string" calcext:value-type="string">
            <text:p>Wraiths</text:p>
          </table:table-cell>
          <table:table-cell office:value-type="string" calcext:value-type="string">
            <text:p>spl_Wraiths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7];&quot;_&quot;; &quot; &quot;)" office:value-type="string" office:string-value="Wraiths" calcext:value-type="string">
            <text:p>Wraiths</text:p>
          </table:table-cell>
          <table:table-cell table:formula="of:=SUBSTITUTE([.F187];&quot; Of &quot;;&quot; of &quot;)" office:value-type="string" office:string-value="Wraiths" calcext:value-type="string">
            <text:p>Wraiths</text:p>
          </table:table-cell>
          <table:table-cell table:formula="of:=SUBSTITUTE([.G187];&quot; To &quot;;&quot; to &quot;)" office:value-type="string" office:string-value="Wraiths" calcext:value-type="string">
            <text:p>Wraiths</text:p>
          </table:table-cell>
          <table:table-cell/>
        </table:table-row>
        <table:table-row table:style-name="ro3">
          <table:table-cell office:value-type="string" calcext:value-type="string">
            <text:p>Cloud_Of_Shadow</text:p>
          </table:table-cell>
          <table:table-cell office:value-type="string" calcext:value-type="string">
            <text:p>spl_Cloud_Of_Shadow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8];&quot;_&quot;; &quot; &quot;)" office:value-type="string" office:string-value="Cloud Of Shadow" calcext:value-type="string">
            <text:p>Cloud Of Shadow</text:p>
          </table:table-cell>
          <table:table-cell table:formula="of:=SUBSTITUTE([.F188];&quot; Of &quot;;&quot; of &quot;)" office:value-type="string" office:string-value="Cloud of Shadow" calcext:value-type="string">
            <text:p>Cloud of Shadow</text:p>
          </table:table-cell>
          <table:table-cell table:formula="of:=SUBSTITUTE([.G188];&quot; To &quot;;&quot; to &quot;)" office:value-type="string" office:string-value="Cloud of Shadow" calcext:value-type="string">
            <text:p>Cloud of Shadow</text:p>
          </table:table-cell>
          <table:table-cell/>
        </table:table-row>
        <table:table-row table:style-name="ro3">
          <table:table-cell office:value-type="string" calcext:value-type="string">
            <text:p>Warp_Node</text:p>
          </table:table-cell>
          <table:table-cell office:value-type="string" calcext:value-type="string">
            <text:p>spl_Warp_Node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89];&quot;_&quot;; &quot; &quot;)" office:value-type="string" office:string-value="Warp Node" calcext:value-type="string">
            <text:p>Warp Node</text:p>
          </table:table-cell>
          <table:table-cell table:formula="of:=SUBSTITUTE([.F189];&quot; Of &quot;;&quot; of &quot;)" office:value-type="string" office:string-value="Warp Node" calcext:value-type="string">
            <text:p>Warp Node</text:p>
          </table:table-cell>
          <table:table-cell table:formula="of:=SUBSTITUTE([.G189];&quot; To &quot;;&quot; to &quot;)" office:value-type="string" office:string-value="Warp Node" calcext:value-type="string">
            <text:p>Warp Node</text:p>
          </table:table-cell>
          <table:table-cell/>
        </table:table-row>
        <table:table-row table:style-name="ro3">
          <table:table-cell office:value-type="string" calcext:value-type="string">
            <text:p>Black_Wind</text:p>
          </table:table-cell>
          <table:table-cell office:value-type="string" calcext:value-type="string">
            <text:p>spl_Black_Wind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0];&quot;_&quot;; &quot; &quot;)" office:value-type="string" office:string-value="Black Wind" calcext:value-type="string">
            <text:p>Black Wind</text:p>
          </table:table-cell>
          <table:table-cell table:formula="of:=SUBSTITUTE([.F190];&quot; Of &quot;;&quot; of &quot;)" office:value-type="string" office:string-value="Black Wind" calcext:value-type="string">
            <text:p>Black Wind</text:p>
          </table:table-cell>
          <table:table-cell table:formula="of:=SUBSTITUTE([.G190];&quot; To &quot;;&quot; to &quot;)" office:value-type="string" office:string-value="Black Wind" calcext:value-type="string">
            <text:p>Black Wind</text:p>
          </table:table-cell>
          <table:table-cell/>
        </table:table-row>
        <table:table-row table:style-name="ro3">
          <table:table-cell office:value-type="string" calcext:value-type="string">
            <text:p>Zombie_Mastery</text:p>
          </table:table-cell>
          <table:table-cell office:value-type="string" calcext:value-type="string">
            <text:p>spl_Zombie_Mastery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1];&quot;_&quot;; &quot; &quot;)" office:value-type="string" office:string-value="Zombie Mastery" calcext:value-type="string">
            <text:p>Zombie Mastery</text:p>
          </table:table-cell>
          <table:table-cell table:formula="of:=SUBSTITUTE([.F191];&quot; Of &quot;;&quot; of &quot;)" office:value-type="string" office:string-value="Zombie Mastery" calcext:value-type="string">
            <text:p>Zombie Mastery</text:p>
          </table:table-cell>
          <table:table-cell table:formula="of:=SUBSTITUTE([.G191];&quot; To &quot;;&quot; to &quot;)" office:value-type="string" office:string-value="Zombie Mastery" calcext:value-type="string">
            <text:p>Zombie Mastery</text:p>
          </table:table-cell>
          <table:table-cell/>
        </table:table-row>
        <table:table-row table:style-name="ro3">
          <table:table-cell office:value-type="string" calcext:value-type="string">
            <text:p>Famine</text:p>
          </table:table-cell>
          <table:table-cell office:value-type="string" calcext:value-type="string">
            <text:p>spl_Famine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2];&quot;_&quot;; &quot; &quot;)" office:value-type="string" office:string-value="Famine" calcext:value-type="string">
            <text:p>Famine</text:p>
          </table:table-cell>
          <table:table-cell table:formula="of:=SUBSTITUTE([.F192];&quot; Of &quot;;&quot; of &quot;)" office:value-type="string" office:string-value="Famine" calcext:value-type="string">
            <text:p>Famine</text:p>
          </table:table-cell>
          <table:table-cell table:formula="of:=SUBSTITUTE([.G192];&quot; To &quot;;&quot; to &quot;)" office:value-type="string" office:string-value="Famine" calcext:value-type="string">
            <text:p>Famine</text:p>
          </table:table-cell>
          <table:table-cell/>
        </table:table-row>
        <table:table-row table:style-name="ro3">
          <table:table-cell office:value-type="string" calcext:value-type="string">
            <text:p>Cursed_Lands</text:p>
          </table:table-cell>
          <table:table-cell office:value-type="string" calcext:value-type="string">
            <text:p>spl_Cursed_Lands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Rare</text:p>
          </table:table-cell>
          <table:table-cell table:formula="of:=SUBSTITUTE([.A193];&quot;_&quot;; &quot; &quot;)" office:value-type="string" office:string-value="Cursed Lands" calcext:value-type="string">
            <text:p>Cursed Lands</text:p>
          </table:table-cell>
          <table:table-cell table:formula="of:=SUBSTITUTE([.F193];&quot; Of &quot;;&quot; of &quot;)" office:value-type="string" office:string-value="Cursed Lands" calcext:value-type="string">
            <text:p>Cursed Lands</text:p>
          </table:table-cell>
          <table:table-cell table:formula="of:=SUBSTITUTE([.G193];&quot; To &quot;;&quot; to &quot;)" office:value-type="string" office:string-value="Cursed Lands" calcext:value-type="string">
            <text:p>Cursed Lands</text:p>
          </table:table-cell>
          <table:table-cell/>
        </table:table-row>
        <table:table-row table:style-name="ro3">
          <table:table-cell office:value-type="string" calcext:value-type="string">
            <text:p>Cruel_Unminding</text:p>
          </table:table-cell>
          <table:table-cell office:value-type="string" calcext:value-type="string">
            <text:p>spl_Cruel_Unminding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4];&quot;_&quot;; &quot; &quot;)" office:value-type="string" office:string-value="Cruel Unminding" calcext:value-type="string">
            <text:p>Cruel Unminding</text:p>
          </table:table-cell>
          <table:table-cell table:formula="of:=SUBSTITUTE([.F194];&quot; Of &quot;;&quot; of &quot;)" office:value-type="string" office:string-value="Cruel Unminding" calcext:value-type="string">
            <text:p>Cruel Unminding</text:p>
          </table:table-cell>
          <table:table-cell table:formula="of:=SUBSTITUTE([.G194];&quot; To &quot;;&quot; to &quot;)" office:value-type="string" office:string-value="Cruel Unminding" calcext:value-type="string">
            <text:p>Cruel Unminding</text:p>
          </table:table-cell>
          <table:table-cell/>
        </table:table-row>
        <table:table-row table:style-name="ro3">
          <table:table-cell office:value-type="string" calcext:value-type="string">
            <text:p>Word_Of_Death</text:p>
          </table:table-cell>
          <table:table-cell office:value-type="string" calcext:value-type="string">
            <text:p>spl_Word_Of_Deat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5];&quot;_&quot;; &quot; &quot;)" office:value-type="string" office:string-value="Word Of Death" calcext:value-type="string">
            <text:p>Word Of Death</text:p>
          </table:table-cell>
          <table:table-cell table:formula="of:=SUBSTITUTE([.F195];&quot; Of &quot;;&quot; of &quot;)" office:value-type="string" office:string-value="Word of Death" calcext:value-type="string">
            <text:p>Word of Death</text:p>
          </table:table-cell>
          <table:table-cell table:formula="of:=SUBSTITUTE([.G195];&quot; To &quot;;&quot; to &quot;)" office:value-type="string" office:string-value="Word of Death" calcext:value-type="string">
            <text:p>Word of Death</text:p>
          </table:table-cell>
          <table:table-cell/>
        </table:table-row>
        <table:table-row table:style-name="ro3">
          <table:table-cell office:value-type="string" calcext:value-type="string">
            <text:p>Death_Knights</text:p>
          </table:table-cell>
          <table:table-cell office:value-type="string" calcext:value-type="string">
            <text:p>spl_Death_Knights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6];&quot;_&quot;; &quot; &quot;)" office:value-type="string" office:string-value="Death Knights" calcext:value-type="string">
            <text:p>Death Knights</text:p>
          </table:table-cell>
          <table:table-cell table:formula="of:=SUBSTITUTE([.F196];&quot; Of &quot;;&quot; of &quot;)" office:value-type="string" office:string-value="Death Knights" calcext:value-type="string">
            <text:p>Death Knights</text:p>
          </table:table-cell>
          <table:table-cell table:formula="of:=SUBSTITUTE([.G196];&quot; To &quot;;&quot; to &quot;)" office:value-type="string" office:string-value="Death Knights" calcext:value-type="string">
            <text:p>Death Knights</text:p>
          </table:table-cell>
          <table:table-cell/>
        </table:table-row>
        <table:table-row table:style-name="ro3">
          <table:table-cell office:value-type="string" calcext:value-type="string">
            <text:p>Death_Spell</text:p>
          </table:table-cell>
          <table:table-cell office:value-type="string" calcext:value-type="string">
            <text:p>spl_Death_Spell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7];&quot;_&quot;; &quot; &quot;)" office:value-type="string" office:string-value="Death Spell" calcext:value-type="string">
            <text:p>Death Spell</text:p>
          </table:table-cell>
          <table:table-cell table:formula="of:=SUBSTITUTE([.F197];&quot; Of &quot;;&quot; of &quot;)" office:value-type="string" office:string-value="Death Spell" calcext:value-type="string">
            <text:p>Death Spell</text:p>
          </table:table-cell>
          <table:table-cell table:formula="of:=SUBSTITUTE([.G197];&quot; To &quot;;&quot; to &quot;)" office:value-type="string" office:string-value="Death Spell" calcext:value-type="string">
            <text:p>Death Spell</text:p>
          </table:table-cell>
          <table:table-cell/>
        </table:table-row>
        <table:table-row table:style-name="ro3">
          <table:table-cell office:value-type="string" calcext:value-type="string">
            <text:p>Animate_Dead</text:p>
          </table:table-cell>
          <table:table-cell office:value-type="string" calcext:value-type="string">
            <text:p>spl_Animate_Dead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8];&quot;_&quot;; &quot; &quot;)" office:value-type="string" office:string-value="Animate Dead" calcext:value-type="string">
            <text:p>Animate Dead</text:p>
          </table:table-cell>
          <table:table-cell table:formula="of:=SUBSTITUTE([.F198];&quot; Of &quot;;&quot; of &quot;)" office:value-type="string" office:string-value="Animate Dead" calcext:value-type="string">
            <text:p>Animate Dead</text:p>
          </table:table-cell>
          <table:table-cell table:formula="of:=SUBSTITUTE([.G198];&quot; To &quot;;&quot; to &quot;)" office:value-type="string" office:string-value="Animate Dead" calcext:value-type="string">
            <text:p>Animate Dead</text:p>
          </table:table-cell>
          <table:table-cell/>
        </table:table-row>
        <table:table-row table:style-name="ro3">
          <table:table-cell office:value-type="string" calcext:value-type="string">
            <text:p>Pestilence</text:p>
          </table:table-cell>
          <table:table-cell office:value-type="string" calcext:value-type="string">
            <text:p>spl_Pestilence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199];&quot;_&quot;; &quot; &quot;)" office:value-type="string" office:string-value="Pestilence" calcext:value-type="string">
            <text:p>Pestilence</text:p>
          </table:table-cell>
          <table:table-cell table:formula="of:=SUBSTITUTE([.F199];&quot; Of &quot;;&quot; of &quot;)" office:value-type="string" office:string-value="Pestilence" calcext:value-type="string">
            <text:p>Pestilence</text:p>
          </table:table-cell>
          <table:table-cell table:formula="of:=SUBSTITUTE([.G199];&quot; To &quot;;&quot; to &quot;)" office:value-type="string" office:string-value="Pestilence" calcext:value-type="string">
            <text:p>Pestilence</text:p>
          </table:table-cell>
          <table:table-cell/>
        </table:table-row>
        <table:table-row table:style-name="ro3">
          <table:table-cell office:value-type="string" calcext:value-type="string">
            <text:p>Eternal_Night</text:p>
          </table:table-cell>
          <table:table-cell office:value-type="string" calcext:value-type="string">
            <text:p>spl_Eternal_Night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0];&quot;_&quot;; &quot; &quot;)" office:value-type="string" office:string-value="Eternal Night" calcext:value-type="string">
            <text:p>Eternal Night</text:p>
          </table:table-cell>
          <table:table-cell table:formula="of:=SUBSTITUTE([.F200];&quot; Of &quot;;&quot; of &quot;)" office:value-type="string" office:string-value="Eternal Night" calcext:value-type="string">
            <text:p>Eternal Night</text:p>
          </table:table-cell>
          <table:table-cell table:formula="of:=SUBSTITUTE([.G200];&quot; To &quot;;&quot; to &quot;)" office:value-type="string" office:string-value="Eternal Night" calcext:value-type="string">
            <text:p>Eternal Night</text:p>
          </table:table-cell>
          <table:table-cell/>
        </table:table-row>
        <table:table-row table:style-name="ro3">
          <table:table-cell office:value-type="string" calcext:value-type="string">
            <text:p>Evil_Omens</text:p>
          </table:table-cell>
          <table:table-cell office:value-type="string" calcext:value-type="string">
            <text:p>spl_Evil_Omens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1];&quot;_&quot;; &quot; &quot;)" office:value-type="string" office:string-value="Evil Omens" calcext:value-type="string">
            <text:p>Evil Omens</text:p>
          </table:table-cell>
          <table:table-cell table:formula="of:=SUBSTITUTE([.F201];&quot; Of &quot;;&quot; of &quot;)" office:value-type="string" office:string-value="Evil Omens" calcext:value-type="string">
            <text:p>Evil Omens</text:p>
          </table:table-cell>
          <table:table-cell table:formula="of:=SUBSTITUTE([.G201];&quot; To &quot;;&quot; to &quot;)" office:value-type="string" office:string-value="Evil Omens" calcext:value-type="string">
            <text:p>Evil Omens</text:p>
          </table:table-cell>
          <table:table-cell/>
        </table:table-row>
        <table:table-row table:style-name="ro3">
          <table:table-cell office:value-type="string" calcext:value-type="string">
            <text:p>Death_Wish</text:p>
          </table:table-cell>
          <table:table-cell office:value-type="string" calcext:value-type="string">
            <text:p>spl_Death_Wi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2];&quot;_&quot;; &quot; &quot;)" office:value-type="string" office:string-value="Death Wish" calcext:value-type="string">
            <text:p>Death Wish</text:p>
          </table:table-cell>
          <table:table-cell table:formula="of:=SUBSTITUTE([.F202];&quot; Of &quot;;&quot; of &quot;)" office:value-type="string" office:string-value="Death Wish" calcext:value-type="string">
            <text:p>Death Wish</text:p>
          </table:table-cell>
          <table:table-cell table:formula="of:=SUBSTITUTE([.G202];&quot; To &quot;;&quot; to &quot;)" office:value-type="string" office:string-value="Death Wish" calcext:value-type="string">
            <text:p>Death Wish</text:p>
          </table:table-cell>
          <table:table-cell/>
        </table:table-row>
        <table:table-row table:style-name="ro3">
          <table:table-cell office:value-type="string" calcext:value-type="string">
            <text:p>Demon_Lord</text:p>
          </table:table-cell>
          <table:table-cell office:value-type="string" calcext:value-type="string">
            <text:p>spl_Demon_Lord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sbr_Death</text:p>
          </table:table-cell>
          <table:table-cell office:value-type="string" calcext:value-type="string">
            <text:p>Very Rare</text:p>
          </table:table-cell>
          <table:table-cell table:formula="of:=SUBSTITUTE([.A203];&quot;_&quot;; &quot; &quot;)" office:value-type="string" office:string-value="Demon Lord" calcext:value-type="string">
            <text:p>Demon Lord</text:p>
          </table:table-cell>
          <table:table-cell table:formula="of:=SUBSTITUTE([.F203];&quot; Of &quot;;&quot; of &quot;)" office:value-type="string" office:string-value="Demon Lord" calcext:value-type="string">
            <text:p>Demon Lord</text:p>
          </table:table-cell>
          <table:table-cell table:formula="of:=SUBSTITUTE([.G203];&quot; To &quot;;&quot; to &quot;)" office:value-type="string" office:string-value="Demon Lord" calcext:value-type="string">
            <text:p>Demon Lord</text:p>
          </table:table-cell>
          <table:table-cell/>
        </table:table-row>
        <table:table-row table:style-name="ro3">
          <table:table-cell office:value-type="string" calcext:value-type="string">
            <text:p>Magic_Spirit</text:p>
          </table:table-cell>
          <table:table-cell office:value-type="string" calcext:value-type="string">
            <text:p>spl_Magic_Spirit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4];&quot;_&quot;; &quot; &quot;)" office:value-type="string" office:string-value="Magic Spirit" calcext:value-type="string">
            <text:p>Magic Spirit</text:p>
          </table:table-cell>
          <table:table-cell table:formula="of:=SUBSTITUTE([.F204];&quot; Of &quot;;&quot; of &quot;)" office:value-type="string" office:string-value="Magic Spirit" calcext:value-type="string">
            <text:p>Magic Spirit</text:p>
          </table:table-cell>
          <table:table-cell table:formula="of:=SUBSTITUTE([.G204];&quot; To &quot;;&quot; to &quot;)" office:value-type="string" office:string-value="Magic Spirit" calcext:value-type="string">
            <text:p>Magic Spirit</text:p>
          </table:table-cell>
          <table:table-cell/>
        </table:table-row>
        <table:table-row table:style-name="ro3">
          <table:table-cell office:value-type="string" calcext:value-type="string">
            <text:p>Dispel_Magic</text:p>
          </table:table-cell>
          <table:table-cell office:value-type="string" calcext:value-type="string">
            <text:p>spl_Dispel_Magic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5];&quot;_&quot;; &quot; &quot;)" office:value-type="string" office:string-value="Dispel Magic" calcext:value-type="string">
            <text:p>Dispel Magic</text:p>
          </table:table-cell>
          <table:table-cell table:formula="of:=SUBSTITUTE([.F205];&quot; Of &quot;;&quot; of &quot;)" office:value-type="string" office:string-value="Dispel Magic" calcext:value-type="string">
            <text:p>Dispel Magic</text:p>
          </table:table-cell>
          <table:table-cell table:formula="of:=SUBSTITUTE([.G205];&quot; To &quot;;&quot; to &quot;)" office:value-type="string" office:string-value="Dispel Magic" calcext:value-type="string">
            <text:p>Dispel Magic</text:p>
          </table:table-cell>
          <table:table-cell/>
        </table:table-row>
        <table:table-row table:style-name="ro3">
          <table:table-cell office:value-type="string" calcext:value-type="string">
            <text:p>Summoning_Circle</text:p>
          </table:table-cell>
          <table:table-cell office:value-type="string" calcext:value-type="string">
            <text:p>spl_Summoning_Circle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6];&quot;_&quot;; &quot; &quot;)" office:value-type="string" office:string-value="Summoning Circle" calcext:value-type="string">
            <text:p>Summoning Circle</text:p>
          </table:table-cell>
          <table:table-cell table:formula="of:=SUBSTITUTE([.F206];&quot; Of &quot;;&quot; of &quot;)" office:value-type="string" office:string-value="Summoning Circle" calcext:value-type="string">
            <text:p>Summoning Circle</text:p>
          </table:table-cell>
          <table:table-cell table:formula="of:=SUBSTITUTE([.G206];&quot; To &quot;;&quot; to &quot;)" office:value-type="string" office:string-value="Summoning Circle" calcext:value-type="string">
            <text:p>Summoning Circle</text:p>
          </table:table-cell>
          <table:table-cell/>
        </table:table-row>
        <table:table-row table:style-name="ro3">
          <table:table-cell office:value-type="string" calcext:value-type="string">
            <text:p>Disenchant_Area</text:p>
          </table:table-cell>
          <table:table-cell office:value-type="string" calcext:value-type="string">
            <text:p>spl_Disenchant_Area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7];&quot;_&quot;; &quot; &quot;)" office:value-type="string" office:string-value="Disenchant Area" calcext:value-type="string">
            <text:p>Disenchant Area</text:p>
          </table:table-cell>
          <table:table-cell table:formula="of:=SUBSTITUTE([.F207];&quot; Of &quot;;&quot; of &quot;)" office:value-type="string" office:string-value="Disenchant Area" calcext:value-type="string">
            <text:p>Disenchant Area</text:p>
          </table:table-cell>
          <table:table-cell table:formula="of:=SUBSTITUTE([.G207];&quot; To &quot;;&quot; to &quot;)" office:value-type="string" office:string-value="Disenchant Area" calcext:value-type="string">
            <text:p>Disenchant Area</text:p>
          </table:table-cell>
          <table:table-cell/>
        </table:table-row>
        <table:table-row table:style-name="ro3">
          <table:table-cell office:value-type="string" calcext:value-type="string">
            <text:p>Recall_Hero</text:p>
          </table:table-cell>
          <table:table-cell office:value-type="string" calcext:value-type="string">
            <text:p>spl_Recall_Hero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Common</text:p>
          </table:table-cell>
          <table:table-cell table:formula="of:=SUBSTITUTE([.A208];&quot;_&quot;; &quot; &quot;)" office:value-type="string" office:string-value="Recall Hero" calcext:value-type="string">
            <text:p>Recall Hero</text:p>
          </table:table-cell>
          <table:table-cell table:formula="of:=SUBSTITUTE([.F208];&quot; Of &quot;;&quot; of &quot;)" office:value-type="string" office:string-value="Recall Hero" calcext:value-type="string">
            <text:p>Recall Hero</text:p>
          </table:table-cell>
          <table:table-cell table:formula="of:=SUBSTITUTE([.G208];&quot; To &quot;;&quot; to &quot;)" office:value-type="string" office:string-value="Recall Hero" calcext:value-type="string">
            <text:p>Recall Hero</text:p>
          </table:table-cell>
          <table:table-cell/>
        </table:table-row>
        <table:table-row table:style-name="ro3">
          <table:table-cell office:value-type="string" calcext:value-type="string">
            <text:p>Detect_Magic</text:p>
          </table:table-cell>
          <table:table-cell office:value-type="string" calcext:value-type="string">
            <text:p>spl_Detect_Magic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09];&quot;_&quot;; &quot; &quot;)" office:value-type="string" office:string-value="Detect Magic" calcext:value-type="string">
            <text:p>Detect Magic</text:p>
          </table:table-cell>
          <table:table-cell table:formula="of:=SUBSTITUTE([.F209];&quot; Of &quot;;&quot; of &quot;)" office:value-type="string" office:string-value="Detect Magic" calcext:value-type="string">
            <text:p>Detect Magic</text:p>
          </table:table-cell>
          <table:table-cell table:formula="of:=SUBSTITUTE([.G209];&quot; To &quot;;&quot; to &quot;)" office:value-type="string" office:string-value="Detect Magic" calcext:value-type="string">
            <text:p>Detect Magic</text:p>
          </table:table-cell>
          <table:table-cell/>
        </table:table-row>
        <table:table-row table:style-name="ro3">
          <table:table-cell office:value-type="string" calcext:value-type="string">
            <text:p>Enchant_Item</text:p>
          </table:table-cell>
          <table:table-cell office:value-type="string" calcext:value-type="string">
            <text:p>spl_Enchant_Item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0];&quot;_&quot;; &quot; &quot;)" office:value-type="string" office:string-value="Enchant Item" calcext:value-type="string">
            <text:p>Enchant Item</text:p>
          </table:table-cell>
          <table:table-cell table:formula="of:=SUBSTITUTE([.F210];&quot; Of &quot;;&quot; of &quot;)" office:value-type="string" office:string-value="Enchant Item" calcext:value-type="string">
            <text:p>Enchant Item</text:p>
          </table:table-cell>
          <table:table-cell table:formula="of:=SUBSTITUTE([.G210];&quot; To &quot;;&quot; to &quot;)" office:value-type="string" office:string-value="Enchant Item" calcext:value-type="string">
            <text:p>Enchant Item</text:p>
          </table:table-cell>
          <table:table-cell/>
        </table:table-row>
        <table:table-row table:style-name="ro3">
          <table:table-cell office:value-type="string" calcext:value-type="string">
            <text:p>Summon_Hero</text:p>
          </table:table-cell>
          <table:table-cell office:value-type="string" calcext:value-type="string">
            <text:p>spl_Summon_Hero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Uncommon</text:p>
          </table:table-cell>
          <table:table-cell table:formula="of:=SUBSTITUTE([.A211];&quot;_&quot;; &quot; &quot;)" office:value-type="string" office:string-value="Summon Hero" calcext:value-type="string">
            <text:p>Summon Hero</text:p>
          </table:table-cell>
          <table:table-cell table:formula="of:=SUBSTITUTE([.F211];&quot; Of &quot;;&quot; of &quot;)" office:value-type="string" office:string-value="Summon Hero" calcext:value-type="string">
            <text:p>Summon Hero</text:p>
          </table:table-cell>
          <table:table-cell table:formula="of:=SUBSTITUTE([.G211];&quot; To &quot;;&quot; to &quot;)" office:value-type="string" office:string-value="Summon Hero" calcext:value-type="string">
            <text:p>Summon Hero</text:p>
          </table:table-cell>
          <table:table-cell/>
        </table:table-row>
        <table:table-row table:style-name="ro3">
          <table:table-cell office:value-type="string" calcext:value-type="string">
            <text:p>Awareness</text:p>
          </table:table-cell>
          <table:table-cell office:value-type="string" calcext:value-type="string">
            <text:p>spl_Awarenes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2];&quot;_&quot;; &quot; &quot;)" office:value-type="string" office:string-value="Awareness" calcext:value-type="string">
            <text:p>Awareness</text:p>
          </table:table-cell>
          <table:table-cell table:formula="of:=SUBSTITUTE([.F212];&quot; Of &quot;;&quot; of &quot;)" office:value-type="string" office:string-value="Awareness" calcext:value-type="string">
            <text:p>Awareness</text:p>
          </table:table-cell>
          <table:table-cell table:formula="of:=SUBSTITUTE([.G212];&quot; To &quot;;&quot; to &quot;)" office:value-type="string" office:string-value="Awareness" calcext:value-type="string">
            <text:p>Awareness</text:p>
          </table:table-cell>
          <table:table-cell/>
        </table:table-row>
        <table:table-row table:style-name="ro3">
          <table:table-cell office:value-type="string" calcext:value-type="string">
            <text:p>Disjunction</text:p>
          </table:table-cell>
          <table:table-cell office:value-type="string" calcext:value-type="string">
            <text:p>spl_Disjunction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3];&quot;_&quot;; &quot; &quot;)" office:value-type="string" office:string-value="Disjunction" calcext:value-type="string">
            <text:p>Disjunction</text:p>
          </table:table-cell>
          <table:table-cell table:formula="of:=SUBSTITUTE([.F213];&quot; Of &quot;;&quot; of &quot;)" office:value-type="string" office:string-value="Disjunction" calcext:value-type="string">
            <text:p>Disjunction</text:p>
          </table:table-cell>
          <table:table-cell table:formula="of:=SUBSTITUTE([.G213];&quot; To &quot;;&quot; to &quot;)" office:value-type="string" office:string-value="Disjunction" calcext:value-type="string">
            <text:p>Disjunction</text:p>
          </table:table-cell>
          <table:table-cell/>
        </table:table-row>
        <table:table-row table:style-name="ro3">
          <table:table-cell office:value-type="string" calcext:value-type="string">
            <text:p>Create_Artifact</text:p>
          </table:table-cell>
          <table:table-cell office:value-type="string" calcext:value-type="string">
            <text:p>spl_Create_Artifact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4];&quot;_&quot;; &quot; &quot;)" office:value-type="string" office:string-value="Create Artifact" calcext:value-type="string">
            <text:p>Create Artifact</text:p>
          </table:table-cell>
          <table:table-cell table:formula="of:=SUBSTITUTE([.F214];&quot; Of &quot;;&quot; of &quot;)" office:value-type="string" office:string-value="Create Artifact" calcext:value-type="string">
            <text:p>Create Artifact</text:p>
          </table:table-cell>
          <table:table-cell table:formula="of:=SUBSTITUTE([.G214];&quot; To &quot;;&quot; to &quot;)" office:value-type="string" office:string-value="Create Artifact" calcext:value-type="string">
            <text:p>Create Artifact</text:p>
          </table:table-cell>
          <table:table-cell/>
        </table:table-row>
        <table:table-row table:style-name="ro3">
          <table:table-cell office:value-type="string" calcext:value-type="string">
            <text:p>Summon_Champion</text:p>
          </table:table-cell>
          <table:table-cell office:value-type="string" calcext:value-type="string">
            <text:p>spl_Summon_Champion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Rare</text:p>
          </table:table-cell>
          <table:table-cell table:formula="of:=SUBSTITUTE([.A215];&quot;_&quot;; &quot; &quot;)" office:value-type="string" office:string-value="Summon Champion" calcext:value-type="string">
            <text:p>Summon Champion</text:p>
          </table:table-cell>
          <table:table-cell table:formula="of:=SUBSTITUTE([.F215];&quot; Of &quot;;&quot; of &quot;)" office:value-type="string" office:string-value="Summon Champion" calcext:value-type="string">
            <text:p>Summon Champion</text:p>
          </table:table-cell>
          <table:table-cell table:formula="of:=SUBSTITUTE([.G215];&quot; To &quot;;&quot; to &quot;)" office:value-type="string" office:string-value="Summon Champion" calcext:value-type="string">
            <text:p>Summon Champion</text:p>
          </table:table-cell>
          <table:table-cell/>
        </table:table-row>
        <table:table-row table:style-name="ro3">
          <table:table-cell office:value-type="string" calcext:value-type="string">
            <text:p>Spell_Of_Mastery</text:p>
          </table:table-cell>
          <table:table-cell office:value-type="string" calcext:value-type="string">
            <text:p>spl_Spell_Of_Mastery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Very Rare</text:p>
          </table:table-cell>
          <table:table-cell table:formula="of:=SUBSTITUTE([.A216];&quot;_&quot;; &quot; &quot;)" office:value-type="string" office:string-value="Spell Of Mastery" calcext:value-type="string">
            <text:p>Spell Of Mastery</text:p>
          </table:table-cell>
          <table:table-cell table:formula="of:=SUBSTITUTE([.F216];&quot; Of &quot;;&quot; of &quot;)" office:value-type="string" office:string-value="Spell of Mastery" calcext:value-type="string">
            <text:p>Spell of Mastery</text:p>
          </table:table-cell>
          <table:table-cell table:formula="of:=SUBSTITUTE([.G216];&quot; To &quot;;&quot; to &quot;)" office:value-type="string" office:string-value="Spell of Mastery" calcext:value-type="string">
            <text:p>Spell of Mastery</text:p>
          </table:table-cell>
          <table:table-cell/>
        </table:table-row>
        <table:table-row table:style-name="ro3">
          <table:table-cell office:value-type="string" calcext:value-type="string">
            <text:p>Spell_Of_Return</text:p>
          </table:table-cell>
          <table:table-cell office:value-type="string" calcext:value-type="string">
            <text:p>spl_Spell_Of_Return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br_Arcane</text:p>
          </table:table-cell>
          <table:table-cell office:value-type="string" calcext:value-type="string">
            <text:p>N/A</text:p>
          </table:table-cell>
          <table:table-cell table:formula="of:=SUBSTITUTE([.A217];&quot;_&quot;; &quot; &quot;)" office:value-type="string" office:string-value="Spell Of Return" calcext:value-type="string">
            <text:p>Spell Of Return</text:p>
          </table:table-cell>
          <table:table-cell table:formula="of:=SUBSTITUTE([.F217];&quot; Of &quot;;&quot; of &quot;)" office:value-type="string" office:string-value="Spell of Return" calcext:value-type="string">
            <text:p>Spell of Return</text:p>
          </table:table-cell>
          <table:table-cell table:formula="of:=SUBSTITUTE([.G217];&quot; To &quot;;&quot; to &quot;)" office:value-type="string" office:string-value="Spell of Return" calcext:value-type="string">
            <text:p>Spell of Return</text:p>
          </table:table-cell>
          <table:table-cell/>
        </table:table-row>
      </table:table>
      <table:named-expressions/>
      <table:database-ranges>
        <table:database-range table:name="__Anonymous_Sheet_DB__0" table:target-range-address="Spells.A1:Spells.P21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4T14:53:27.058000000</meta:creation-date>
    <meta:generator>LibreOffice/7.4.3.2$Windows_X86_64 LibreOffice_project/1048a8393ae2eeec98dff31b5c133c5f1d08b890</meta:generator>
    <dc:date>2025-06-13T21:47:19.936000000</dc:date>
    <meta:editing-duration>P19DT18H56M37S</meta:editing-duration>
    <meta:editing-cycles>78</meta:editing-cycles>
    <meta:document-statistic meta:table-count="7" meta:cell-count="3868" meta:object-count="0"/>
  </office:meta>
</office:document-meta>
</file>